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Verdana" svg:font-family="Verdana"/>
    <style:font-face style:name="pCharter" svg:font-family="pCharter"/>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cm" fo:border="non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style:style>
    <style:style style:name="Table11.A" style:family="table-column">
      <style:table-column-properties style:column-width="17cm"/>
    </style:style>
    <style:style style:name="Table11.A1" style:family="table-cell">
      <style:table-cell-properties style:vertical-align="middle" fo:padding="0cm" fo:border="none"/>
    </style:style>
    <style:style style:name="Table12" style:family="table">
      <style:table-properties style:width="17cm" table:align="left"/>
    </style:style>
    <style:style style:name="Table12.A" style:family="table-column">
      <style:table-column-properties style:column-width="17cm"/>
    </style:style>
    <style:style style:name="Table12.A1" style:family="table-cell">
      <style:table-cell-properties style:vertical-align="middle" fo:padding="0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17cm"/>
    </style:style>
    <style:style style:name="Table14.A1" style:family="table-cell">
      <style:table-cell-properties style:vertical-align="middle" fo:padding="0cm" fo:border="none"/>
    </style:style>
    <style:style style:name="Table15" style:family="table">
      <style:table-properties style:width="17cm" table:align="left"/>
    </style:style>
    <style:style style:name="Table15.A" style:family="table-column">
      <style:table-column-properties style:column-width="17cm"/>
    </style:style>
    <style:style style:name="Table15.A1" style:family="table-cell">
      <style:table-cell-properties style:vertical-align="middle" fo:padding="0cm" fo:border="non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0cm" fo:border="none"/>
    </style:style>
    <style:style style:name="Table17" style:family="table">
      <style:table-properties style:width="17cm" table:align="left"/>
    </style:style>
    <style:style style:name="Table17.A" style:family="table-column">
      <style:table-column-properties style:column-width="17cm"/>
    </style:style>
    <style:style style:name="Table17.A1" style:family="table-cell">
      <style:table-cell-properties style:vertical-align="middle" fo:padding="0cm" fo:border="none"/>
    </style:style>
    <style:style style:name="Table18" style:family="table">
      <style:table-properties style:width="17cm" table:align="left"/>
    </style:style>
    <style:style style:name="Table18.A" style:family="table-column">
      <style:table-column-properties style:column-width="17cm"/>
    </style:style>
    <style:style style:name="Table18.A1" style:family="table-cell">
      <style:table-cell-properties style:vertical-align="middle" fo:padding="0cm" fo:border="none"/>
    </style:style>
    <style:style style:name="Table19" style:family="table">
      <style:table-properties style:width="17cm" table:align="left"/>
    </style:style>
    <style:style style:name="Table19.A" style:family="table-column">
      <style:table-column-properties style:column-width="17cm"/>
    </style:style>
    <style:style style:name="Table19.A1" style:family="table-cell">
      <style:table-cell-properties style:vertical-align="middle" fo:padding="0cm" fo:border="none"/>
    </style:style>
    <style:style style:name="Table20" style:family="table">
      <style:table-properties style:width="17cm" table:align="left"/>
    </style:style>
    <style:style style:name="Table20.A" style:family="table-column">
      <style:table-column-properties style:column-width="17cm"/>
    </style:style>
    <style:style style:name="Table20.A1" style:family="table-cell">
      <style:table-cell-properties style:vertical-align="middle" fo:padding="0cm" fo:border="none"/>
    </style:style>
    <style:style style:name="Table21" style:family="table">
      <style:table-properties style:width="17cm" table:align="left"/>
    </style:style>
    <style:style style:name="Table21.A" style:family="table-column">
      <style:table-column-properties style:column-width="17cm"/>
    </style:style>
    <style:style style:name="Table21.A1" style:family="table-cell">
      <style:table-cell-properties style:vertical-align="middle" fo:padding="0cm" fo:border="none"/>
    </style:style>
    <style:style style:name="Table22" style:family="table">
      <style:table-properties style:width="17cm" table:align="left"/>
    </style:style>
    <style:style style:name="Table22.A" style:family="table-column">
      <style:table-column-properties style:column-width="17cm"/>
    </style:style>
    <style:style style:name="Table22.A1" style:family="table-cell">
      <style:table-cell-properties style:vertical-align="middle" fo:padding="0cm" fo:border="none"/>
    </style:style>
    <style:style style:name="Table23" style:family="table">
      <style:table-properties style:width="17cm" table:align="left"/>
    </style:style>
    <style:style style:name="Table23.A" style:family="table-column">
      <style:table-column-properties style:column-width="17cm"/>
    </style:style>
    <style:style style:name="Table23.A1" style:family="table-cell">
      <style:table-cell-properties style:vertical-align="middle" fo:padding="0cm" fo:border="none"/>
    </style:style>
    <style:style style:name="Table24" style:family="table">
      <style:table-properties style:width="17cm" table:align="left"/>
    </style:style>
    <style:style style:name="Table24.A" style:family="table-column">
      <style:table-column-properties style:column-width="17cm"/>
    </style:style>
    <style:style style:name="Table24.A1" style:family="table-cell">
      <style:table-cell-properties style:vertical-align="middle" fo:padding="0cm" fo:border="non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fo:padding="0cm" fo:border="none"/>
    </style:style>
    <style:style style:name="Table26" style:family="table">
      <style:table-properties style:width="17cm" table:align="left"/>
    </style:style>
    <style:style style:name="Table26.A" style:family="table-column">
      <style:table-column-properties style:column-width="17cm"/>
    </style:style>
    <style:style style:name="Table26.A1" style:family="table-cell">
      <style:table-cell-properties style:vertical-align="middle" fo:padding="0cm" fo:border="non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fo:padding="0cm" fo:border="none"/>
    </style:style>
    <style:style style:name="Table28" style:family="table">
      <style:table-properties style:width="17cm" table:align="left"/>
    </style:style>
    <style:style style:name="Table28.A" style:family="table-column">
      <style:table-column-properties style:column-width="17cm"/>
    </style:style>
    <style:style style:name="Table28.A1" style:family="table-cell">
      <style:table-cell-properties style:vertical-align="middle" fo:padding="0cm" fo:border="none"/>
    </style:style>
    <style:style style:name="Table29" style:family="table">
      <style:table-properties style:width="17cm" table:align="left"/>
    </style:style>
    <style:style style:name="Table29.A" style:family="table-column">
      <style:table-column-properties style:column-width="17cm"/>
    </style:style>
    <style:style style:name="Table29.A1" style:family="table-cell">
      <style:table-cell-properties style:vertical-align="middle" fo:padding="0cm" fo:border="none"/>
    </style:style>
    <style:style style:name="Table30" style:family="table">
      <style:table-properties style:width="17cm" table:align="left"/>
    </style:style>
    <style:style style:name="Table30.A" style:family="table-column">
      <style:table-column-properties style:column-width="17cm"/>
    </style:style>
    <style:style style:name="Table30.A1" style:family="table-cell">
      <style:table-cell-properties style:vertical-align="middle" fo:padding="0cm" fo:border="none"/>
    </style:style>
    <style:style style:name="Table31" style:family="table">
      <style:table-properties style:width="17cm" table:align="left"/>
    </style:style>
    <style:style style:name="Table31.A" style:family="table-column">
      <style:table-column-properties style:column-width="17cm"/>
    </style:style>
    <style:style style:name="Table31.A1" style:family="table-cell">
      <style:table-cell-properties style:vertical-align="middle" fo:padding="0cm" fo:border="none"/>
    </style:style>
    <style:style style:name="Table32" style:family="table">
      <style:table-properties style:width="17cm" table:align="left"/>
    </style:style>
    <style:style style:name="Table32.A" style:family="table-column">
      <style:table-column-properties style:column-width="17cm"/>
    </style:style>
    <style:style style:name="Table32.A1" style:family="table-cell">
      <style:table-cell-properties style:vertical-align="middle" fo:padding="0cm" fo:border="none"/>
    </style:style>
    <style:style style:name="Table33" style:family="table">
      <style:table-properties style:width="17cm" table:align="left"/>
    </style:style>
    <style:style style:name="Table33.A" style:family="table-column">
      <style:table-column-properties style:column-width="17cm"/>
    </style:style>
    <style:style style:name="Table33.A1" style:family="table-cell">
      <style:table-cell-properties style:vertical-align="middle" fo:padding="0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cm" fo:border="none"/>
    </style:style>
    <style:style style:name="Table35" style:family="table">
      <style:table-properties style:width="17cm" table:align="left"/>
    </style:style>
    <style:style style:name="Table35.A" style:family="table-column">
      <style:table-column-properties style:column-width="17cm"/>
    </style:style>
    <style:style style:name="Table35.A1" style:family="table-cell">
      <style:table-cell-properties style:vertical-align="middle" fo:padding="0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cm" fo:border="none"/>
    </style:style>
    <style:style style:name="Table37" style:family="table">
      <style:table-properties style:width="17cm" table:align="left"/>
    </style:style>
    <style:style style:name="Table37.A" style:family="table-column">
      <style:table-column-properties style:column-width="17cm"/>
    </style:style>
    <style:style style:name="Table37.A1" style:family="table-cell">
      <style:table-cell-properties style:vertical-align="middle" fo:padding="0cm" fo:border="none"/>
    </style:style>
    <style:style style:name="Table38" style:family="table">
      <style:table-properties style:width="17cm" table:align="left"/>
    </style:style>
    <style:style style:name="Table38.A" style:family="table-column">
      <style:table-column-properties style:column-width="17cm"/>
    </style:style>
    <style:style style:name="Table38.A1" style:family="table-cell">
      <style:table-cell-properties style:vertical-align="middle" fo:padding="0cm" fo:border="none"/>
    </style:style>
    <style:style style:name="Table39" style:family="table">
      <style:table-properties style:width="17cm" table:align="left"/>
    </style:style>
    <style:style style:name="Table39.A" style:family="table-column">
      <style:table-column-properties style:column-width="17cm"/>
    </style:style>
    <style:style style:name="Table39.A1" style:family="table-cell">
      <style:table-cell-properties style:vertical-align="middle" fo:padding="0cm" fo:border="none"/>
    </style:style>
    <style:style style:name="Table40" style:family="table">
      <style:table-properties style:width="17cm" table:align="left"/>
    </style:style>
    <style:style style:name="Table40.A" style:family="table-column">
      <style:table-column-properties style:column-width="17cm"/>
    </style:style>
    <style:style style:name="Table40.A1" style:family="table-cell">
      <style:table-cell-properties style:vertical-align="middle" fo:padding="0cm" fo:border="none"/>
    </style:style>
    <style:style style:name="Table41" style:family="table">
      <style:table-properties style:width="17cm" table:align="left"/>
    </style:style>
    <style:style style:name="Table41.A" style:family="table-column">
      <style:table-column-properties style:column-width="17cm"/>
    </style:style>
    <style:style style:name="Table41.A1" style:family="table-cell">
      <style:table-cell-properties style:vertical-align="middle" fo:padding="0cm" fo:border="none"/>
    </style:style>
    <style:style style:name="Table42" style:family="table">
      <style:table-properties style:width="17cm" table:align="left"/>
    </style:style>
    <style:style style:name="Table42.A" style:family="table-column">
      <style:table-column-properties style:column-width="17cm"/>
    </style:style>
    <style:style style:name="Table42.A1" style:family="table-cell">
      <style:table-cell-properties style:vertical-align="middle" fo:padding="0cm" fo:border="none"/>
    </style:style>
    <style:style style:name="Table43" style:family="table">
      <style:table-properties style:width="17cm" table:align="left"/>
    </style:style>
    <style:style style:name="Table43.A" style:family="table-column">
      <style:table-column-properties style:column-width="17cm"/>
    </style:style>
    <style:style style:name="Table43.A1" style:family="table-cell">
      <style:table-cell-properties style:vertical-align="middle" fo:padding="0cm" fo:border="none"/>
    </style:style>
    <style:style style:name="Table44" style:family="table">
      <style:table-properties style:width="17cm" table:align="left"/>
    </style:style>
    <style:style style:name="Table44.A" style:family="table-column">
      <style:table-column-properties style:column-width="17cm"/>
    </style:style>
    <style:style style:name="Table44.A1" style:family="table-cell">
      <style:table-cell-properties style:vertical-align="middle" fo:padding="0cm" fo:border="none"/>
    </style:style>
    <style:style style:name="Table45" style:family="table">
      <style:table-properties style:width="17cm" table:align="left"/>
    </style:style>
    <style:style style:name="Table45.A" style:family="table-column">
      <style:table-column-properties style:column-width="17cm"/>
    </style:style>
    <style:style style:name="Table45.A1" style:family="table-cell">
      <style:table-cell-properties style:vertical-align="middle" fo:padding="0cm" fo:border="none"/>
    </style:style>
    <style:style style:name="Table46" style:family="table">
      <style:table-properties style:width="17cm" table:align="left"/>
    </style:style>
    <style:style style:name="Table46.A" style:family="table-column">
      <style:table-column-properties style:column-width="17cm"/>
    </style:style>
    <style:style style:name="Table46.A1" style:family="table-cell">
      <style:table-cell-properties style:vertical-align="middle" fo:padding="0cm" fo:border="none"/>
    </style:style>
    <style:style style:name="Table47" style:family="table">
      <style:table-properties style:width="17cm" table:align="left"/>
    </style:style>
    <style:style style:name="Table47.A" style:family="table-column">
      <style:table-column-properties style:column-width="17cm"/>
    </style:style>
    <style:style style:name="Table47.A1" style:family="table-cell">
      <style:table-cell-properties style:vertical-align="middle" fo:padding="0cm" fo:border="none"/>
    </style:style>
    <style:style style:name="Table48" style:family="table">
      <style:table-properties style:width="17cm" table:align="left"/>
    </style:style>
    <style:style style:name="Table48.A" style:family="table-column">
      <style:table-column-properties style:column-width="17cm"/>
    </style:style>
    <style:style style:name="Table48.A1" style:family="table-cell">
      <style:table-cell-properties style:vertical-align="middle" fo:padding="0cm" fo:border="none"/>
    </style:style>
    <style:style style:name="Table49" style:family="table">
      <style:table-properties style:width="17cm" table:align="left"/>
    </style:style>
    <style:style style:name="Table49.A" style:family="table-column">
      <style:table-column-properties style:column-width="17cm"/>
    </style:style>
    <style:style style:name="Table49.A1" style:family="table-cell">
      <style:table-cell-properties style:vertical-align="middle" fo:padding="0cm" fo:border="none"/>
    </style:style>
    <style:style style:name="Table50" style:family="table">
      <style:table-properties style:width="17cm" table:align="left"/>
    </style:style>
    <style:style style:name="Table50.A" style:family="table-column">
      <style:table-column-properties style:column-width="17cm"/>
    </style:style>
    <style:style style:name="Table50.A1" style:family="table-cell">
      <style:table-cell-properties style:vertical-align="middle" fo:padding="0cm" fo:border="none"/>
    </style:style>
    <style:style style:name="Table51" style:family="table">
      <style:table-properties style:width="17cm" table:align="left"/>
    </style:style>
    <style:style style:name="Table51.A" style:family="table-column">
      <style:table-column-properties style:column-width="17cm"/>
    </style:style>
    <style:style style:name="Table51.A1" style:family="table-cell">
      <style:table-cell-properties style:vertical-align="middle" fo:padding="0cm" fo:border="none"/>
    </style:style>
    <style:style style:name="Table52" style:family="table">
      <style:table-properties style:width="17cm" table:align="left"/>
    </style:style>
    <style:style style:name="Table52.A" style:family="table-column">
      <style:table-column-properties style:column-width="17cm"/>
    </style:style>
    <style:style style:name="Table52.A1" style:family="table-cell">
      <style:table-cell-properties style:vertical-align="middle" fo:padding="0cm" fo:border="none"/>
    </style:style>
    <style:style style:name="Table53" style:family="table">
      <style:table-properties style:width="17cm" table:align="left"/>
    </style:style>
    <style:style style:name="Table53.A" style:family="table-column">
      <style:table-column-properties style:column-width="17cm"/>
    </style:style>
    <style:style style:name="Table53.A1" style:family="table-cell">
      <style:table-cell-properties style:vertical-align="middle" fo:padding="0cm" fo:border="none"/>
    </style:style>
    <style:style style:name="Table54" style:family="table">
      <style:table-properties style:width="17cm" table:align="left"/>
    </style:style>
    <style:style style:name="Table54.A" style:family="table-column">
      <style:table-column-properties style:column-width="17cm"/>
    </style:style>
    <style:style style:name="Table54.A1" style:family="table-cell">
      <style:table-cell-properties style:vertical-align="middle" fo:padding="0cm" fo:border="none"/>
    </style:style>
    <style:style style:name="Table55" style:family="table">
      <style:table-properties style:width="17cm" table:align="left"/>
    </style:style>
    <style:style style:name="Table55.A" style:family="table-column">
      <style:table-column-properties style:column-width="17cm"/>
    </style:style>
    <style:style style:name="Table55.A1" style:family="table-cell">
      <style:table-cell-properties style:vertical-align="middle" fo:padding="0cm" fo:border="none"/>
    </style:style>
    <style:style style:name="Table56" style:family="table">
      <style:table-properties style:width="17cm" table:align="left"/>
    </style:style>
    <style:style style:name="Table56.A" style:family="table-column">
      <style:table-column-properties style:column-width="17cm"/>
    </style:style>
    <style:style style:name="Table56.A1" style:family="table-cell">
      <style:table-cell-properties style:vertical-align="middle" fo:padding="0cm" fo:border="none"/>
    </style:style>
    <style:style style:name="Table57" style:family="table">
      <style:table-properties style:width="17cm" table:align="left"/>
    </style:style>
    <style:style style:name="Table57.A" style:family="table-column">
      <style:table-column-properties style:column-width="17cm"/>
    </style:style>
    <style:style style:name="Table57.A1" style:family="table-cell">
      <style:table-cell-properties style:vertical-align="middle" fo:padding="0cm" fo:border="none"/>
    </style:style>
    <style:style style:name="Table58" style:family="table">
      <style:table-properties style:width="17cm" table:align="left"/>
    </style:style>
    <style:style style:name="Table58.A" style:family="table-column">
      <style:table-column-properties style:column-width="17cm"/>
    </style:style>
    <style:style style:name="Table58.A1" style:family="table-cell">
      <style:table-cell-properties style:vertical-align="middle" fo:padding="0cm" fo:border="none"/>
    </style:style>
    <style:style style:name="Table59" style:family="table">
      <style:table-properties style:width="17cm" table:align="left"/>
    </style:style>
    <style:style style:name="Table59.A" style:family="table-column">
      <style:table-column-properties style:column-width="17cm"/>
    </style:style>
    <style:style style:name="Table59.A1" style:family="table-cell">
      <style:table-cell-properties style:vertical-align="middle" fo:padding="0cm" fo:border="none"/>
    </style:style>
    <style:style style:name="Table60" style:family="table">
      <style:table-properties style:width="17cm" table:align="left"/>
    </style:style>
    <style:style style:name="Table60.A" style:family="table-column">
      <style:table-column-properties style:column-width="17cm"/>
    </style:style>
    <style:style style:name="Table60.A1" style:family="table-cell">
      <style:table-cell-properties style:vertical-align="middle" fo:padding="0cm" fo:border="none"/>
    </style:style>
    <style:style style:name="Table61" style:family="table">
      <style:table-properties style:width="17cm" table:align="left"/>
    </style:style>
    <style:style style:name="Table61.A" style:family="table-column">
      <style:table-column-properties style:column-width="17cm"/>
    </style:style>
    <style:style style:name="Table61.A1" style:family="table-cell">
      <style:table-cell-properties style:vertical-align="middle" fo:padding="0cm" fo:border="none"/>
    </style:style>
    <style:style style:name="Table62" style:family="table">
      <style:table-properties style:width="17cm" table:align="left"/>
    </style:style>
    <style:style style:name="Table62.A" style:family="table-column">
      <style:table-column-properties style:column-width="17cm"/>
    </style:style>
    <style:style style:name="Table62.A1" style:family="table-cell">
      <style:table-cell-properties style:vertical-align="middle" fo:padding="0cm" fo:border="none"/>
    </style:style>
    <style:style style:name="Table63" style:family="table">
      <style:table-properties style:width="17cm" table:align="left"/>
    </style:style>
    <style:style style:name="Table63.A" style:family="table-column">
      <style:table-column-properties style:column-width="17cm"/>
    </style:style>
    <style:style style:name="Table63.A1" style:family="table-cell">
      <style:table-cell-properties style:vertical-align="middle" fo:padding="0cm" fo:border="none"/>
    </style:style>
    <style:style style:name="Table64" style:family="table">
      <style:table-properties style:width="17cm" table:align="left"/>
    </style:style>
    <style:style style:name="Table64.A" style:family="table-column">
      <style:table-column-properties style:column-width="17cm"/>
    </style:style>
    <style:style style:name="Table64.A1" style:family="table-cell">
      <style:table-cell-properties style:vertical-align="middle" fo:padding="0cm" fo:border="none"/>
    </style:style>
    <style:style style:name="Table65" style:family="table">
      <style:table-properties style:width="17cm" table:align="left"/>
    </style:style>
    <style:style style:name="Table65.A" style:family="table-column">
      <style:table-column-properties style:column-width="17cm"/>
    </style:style>
    <style:style style:name="Table65.A1" style:family="table-cell">
      <style:table-cell-properties style:vertical-align="middle" fo:padding="0cm" fo:border="none"/>
    </style:style>
    <style:style style:name="Table66" style:family="table">
      <style:table-properties style:width="17cm" table:align="left"/>
    </style:style>
    <style:style style:name="Table66.A" style:family="table-column">
      <style:table-column-properties style:column-width="17cm"/>
    </style:style>
    <style:style style:name="Table66.A1" style:family="table-cell">
      <style:table-cell-properties style:vertical-align="middle" fo:padding="0cm" fo:border="none"/>
    </style:style>
    <style:style style:name="Table67" style:family="table">
      <style:table-properties style:width="17cm" table:align="left"/>
    </style:style>
    <style:style style:name="Table67.A" style:family="table-column">
      <style:table-column-properties style:column-width="17cm"/>
    </style:style>
    <style:style style:name="Table67.A1" style:family="table-cell">
      <style:table-cell-properties style:vertical-align="middle" fo:padding="0cm" fo:border="none"/>
    </style:style>
    <style:style style:name="Table68" style:family="table">
      <style:table-properties style:width="17cm" table:align="left"/>
    </style:style>
    <style:style style:name="Table68.A" style:family="table-column">
      <style:table-column-properties style:column-width="17cm"/>
    </style:style>
    <style:style style:name="Table68.A1" style:family="table-cell">
      <style:table-cell-properties style:vertical-align="middle" fo:padding="0cm" fo:border="none"/>
    </style:style>
    <style:style style:name="Table69" style:family="table">
      <style:table-properties style:width="17cm" table:align="left"/>
    </style:style>
    <style:style style:name="Table69.A" style:family="table-column">
      <style:table-column-properties style:column-width="17cm"/>
    </style:style>
    <style:style style:name="Table69.A1" style:family="table-cell">
      <style:table-cell-properties style:vertical-align="middle" fo:padding="0cm" fo:border="none"/>
    </style:style>
    <style:style style:name="Table70" style:family="table">
      <style:table-properties style:width="17cm" table:align="left"/>
    </style:style>
    <style:style style:name="Table70.A" style:family="table-column">
      <style:table-column-properties style:column-width="17cm"/>
    </style:style>
    <style:style style:name="Table70.A1" style:family="table-cell">
      <style:table-cell-properties style:vertical-align="middle" fo:padding="0cm" fo:border="none"/>
    </style:style>
    <style:style style:name="Table71" style:family="table">
      <style:table-properties style:width="17cm" table:align="left"/>
    </style:style>
    <style:style style:name="Table71.A" style:family="table-column">
      <style:table-column-properties style:column-width="17cm"/>
    </style:style>
    <style:style style:name="Table71.A1" style:family="table-cell">
      <style:table-cell-properties style:vertical-align="middle" fo:padding="0cm" fo:border="none"/>
    </style:style>
    <style:style style:name="Table72" style:family="table">
      <style:table-properties style:width="17cm" table:align="left"/>
    </style:style>
    <style:style style:name="Table72.A" style:family="table-column">
      <style:table-column-properties style:column-width="17cm"/>
    </style:style>
    <style:style style:name="Table72.A1" style:family="table-cell">
      <style:table-cell-properties style:vertical-align="middle" fo:padding="0cm" fo:border="none"/>
    </style:style>
    <style:style style:name="Table73" style:family="table">
      <style:table-properties style:width="17cm" table:align="left"/>
    </style:style>
    <style:style style:name="Table73.A" style:family="table-column">
      <style:table-column-properties style:column-width="17cm"/>
    </style:style>
    <style:style style:name="Table73.A1" style:family="table-cell">
      <style:table-cell-properties style:vertical-align="middle" fo:padding="0cm" fo:border="none"/>
    </style:style>
    <style:style style:name="Table74" style:family="table">
      <style:table-properties style:width="17cm" table:align="left"/>
    </style:style>
    <style:style style:name="Table74.A" style:family="table-column">
      <style:table-column-properties style:column-width="17cm"/>
    </style:style>
    <style:style style:name="Table74.A1" style:family="table-cell">
      <style:table-cell-properties style:vertical-align="middle" fo:padding="0cm" fo:border="none"/>
    </style:style>
    <style:style style:name="Table75" style:family="table">
      <style:table-properties style:width="17cm" table:align="left"/>
    </style:style>
    <style:style style:name="Table75.A" style:family="table-column">
      <style:table-column-properties style:column-width="17cm"/>
    </style:style>
    <style:style style:name="Table75.A1" style:family="table-cell">
      <style:table-cell-properties style:vertical-align="middle" fo:padding="0cm" fo:border="none"/>
    </style:style>
    <style:style style:name="Table76" style:family="table">
      <style:table-properties style:width="17cm" table:align="left"/>
    </style:style>
    <style:style style:name="Table76.A" style:family="table-column">
      <style:table-column-properties style:column-width="17cm"/>
    </style:style>
    <style:style style:name="Table76.A1" style:family="table-cell">
      <style:table-cell-properties style:vertical-align="middle" fo:padding="0cm" fo:border="none"/>
    </style:style>
    <style:style style:name="Table77" style:family="table">
      <style:table-properties style:width="17cm" table:align="left"/>
    </style:style>
    <style:style style:name="Table77.A" style:family="table-column">
      <style:table-column-properties style:column-width="17cm"/>
    </style:style>
    <style:style style:name="Table77.A1" style:family="table-cell">
      <style:table-cell-properties style:vertical-align="middle" fo:padding="0cm" fo:border="none"/>
    </style:style>
    <style:style style:name="Table78" style:family="table">
      <style:table-properties style:width="17cm" table:align="left"/>
    </style:style>
    <style:style style:name="Table78.A" style:family="table-column">
      <style:table-column-properties style:column-width="17cm"/>
    </style:style>
    <style:style style:name="Table78.A1" style:family="table-cell">
      <style:table-cell-properties style:vertical-align="middle" fo:padding="0cm" fo:border="none"/>
    </style:style>
    <style:style style:name="Table79" style:family="table">
      <style:table-properties style:width="17cm" table:align="left"/>
    </style:style>
    <style:style style:name="Table79.A" style:family="table-column">
      <style:table-column-properties style:column-width="17cm"/>
    </style:style>
    <style:style style:name="Table79.A1" style:family="table-cell">
      <style:table-cell-properties style:vertical-align="middle" fo:padding="0cm" fo:border="none"/>
    </style:style>
    <style:style style:name="Table80" style:family="table">
      <style:table-properties style:width="17cm" table:align="left"/>
    </style:style>
    <style:style style:name="Table80.A" style:family="table-column">
      <style:table-column-properties style:column-width="17cm"/>
    </style:style>
    <style:style style:name="Table80.A1" style:family="table-cell">
      <style:table-cell-properties style:vertical-align="middle" fo:padding="0cm" fo:border="none"/>
    </style:style>
    <style:style style:name="Table81" style:family="table">
      <style:table-properties style:width="17cm" table:align="left"/>
    </style:style>
    <style:style style:name="Table81.A" style:family="table-column">
      <style:table-column-properties style:column-width="17cm"/>
    </style:style>
    <style:style style:name="Table81.A1" style:family="table-cell">
      <style:table-cell-properties style:vertical-align="middle" fo:padding="0cm" fo:border="none"/>
    </style:style>
    <style:style style:name="Table82" style:family="table">
      <style:table-properties style:width="17cm" table:align="left"/>
    </style:style>
    <style:style style:name="Table82.A" style:family="table-column">
      <style:table-column-properties style:column-width="17cm"/>
    </style:style>
    <style:style style:name="Table82.A1" style:family="table-cell">
      <style:table-cell-properties style:vertical-align="middle" fo:padding="0cm" fo:border="none"/>
    </style:style>
    <style:style style:name="Table83" style:family="table">
      <style:table-properties style:width="17cm" table:align="left"/>
    </style:style>
    <style:style style:name="Table83.A" style:family="table-column">
      <style:table-column-properties style:column-width="17cm"/>
    </style:style>
    <style:style style:name="Table83.A1" style:family="table-cell">
      <style:table-cell-properties style:vertical-align="middle" fo:padding="0cm" fo:border="none"/>
    </style:style>
    <style:style style:name="Table84" style:family="table">
      <style:table-properties style:width="17cm" table:align="left"/>
    </style:style>
    <style:style style:name="Table84.A" style:family="table-column">
      <style:table-column-properties style:column-width="17cm"/>
    </style:style>
    <style:style style:name="Table84.A1" style:family="table-cell">
      <style:table-cell-properties style:vertical-align="middle" fo:padding="0cm" fo:border="none"/>
    </style:style>
    <style:style style:name="Table85" style:family="table">
      <style:table-properties style:width="17cm" table:align="left"/>
    </style:style>
    <style:style style:name="Table85.A" style:family="table-column">
      <style:table-column-properties style:column-width="17cm"/>
    </style:style>
    <style:style style:name="Table85.A1" style:family="table-cell">
      <style:table-cell-properties style:vertical-align="middle" fo:padding="0cm" fo:border="none"/>
    </style:style>
    <style:style style:name="Table86" style:family="table">
      <style:table-properties style:width="17cm" table:align="left"/>
    </style:style>
    <style:style style:name="Table86.A" style:family="table-column">
      <style:table-column-properties style:column-width="17cm"/>
    </style:style>
    <style:style style:name="Table86.A1" style:family="table-cell">
      <style:table-cell-properties style:vertical-align="middle" fo:padding="0cm" fo:border="none"/>
    </style:style>
    <style:style style:name="Table87" style:family="table">
      <style:table-properties style:width="17cm" table:align="left"/>
    </style:style>
    <style:style style:name="Table87.A" style:family="table-column">
      <style:table-column-properties style:column-width="17cm"/>
    </style:style>
    <style:style style:name="Table87.A1" style:family="table-cell">
      <style:table-cell-properties style:vertical-align="middle" fo:padding="0cm" fo:border="none"/>
    </style:style>
    <style:style style:name="Table88" style:family="table">
      <style:table-properties style:width="17cm" table:align="left"/>
    </style:style>
    <style:style style:name="Table88.A" style:family="table-column">
      <style:table-column-properties style:column-width="17cm"/>
    </style:style>
    <style:style style:name="Table88.A1" style:family="table-cell">
      <style:table-cell-properties style:vertical-align="middle" fo:padding="0cm" fo:border="none"/>
    </style:style>
    <style:style style:name="Table89" style:family="table">
      <style:table-properties style:width="17cm" table:align="left"/>
    </style:style>
    <style:style style:name="Table89.A" style:family="table-column">
      <style:table-column-properties style:column-width="17cm"/>
    </style:style>
    <style:style style:name="Table89.A1" style:family="table-cell">
      <style:table-cell-properties style:vertical-align="middle" fo:padding="0cm" fo:border="none"/>
    </style:style>
    <style:style style:name="Table90" style:family="table">
      <style:table-properties style:width="17cm" table:align="left"/>
    </style:style>
    <style:style style:name="Table90.A" style:family="table-column">
      <style:table-column-properties style:column-width="17cm"/>
    </style:style>
    <style:style style:name="Table90.A1" style:family="table-cell">
      <style:table-cell-properties style:vertical-align="middle" fo:padding="0cm" fo:border="none"/>
    </style:style>
    <style:style style:name="Table91" style:family="table">
      <style:table-properties style:width="17cm" table:align="left"/>
    </style:style>
    <style:style style:name="Table91.A" style:family="table-column">
      <style:table-column-properties style:column-width="17cm"/>
    </style:style>
    <style:style style:name="Table91.A1" style:family="table-cell">
      <style:table-cell-properties style:vertical-align="middle" fo:padding="0cm" fo:border="none"/>
    </style:style>
    <style:style style:name="Table92" style:family="table">
      <style:table-properties style:width="17cm" table:align="left"/>
    </style:style>
    <style:style style:name="Table92.A" style:family="table-column">
      <style:table-column-properties style:column-width="17cm"/>
    </style:style>
    <style:style style:name="Table92.A1" style:family="table-cell">
      <style:table-cell-properties style:vertical-align="middle" fo:padding="0cm" fo:border="none"/>
    </style:style>
    <style:style style:name="Table93" style:family="table">
      <style:table-properties style:width="17cm" table:align="left"/>
    </style:style>
    <style:style style:name="Table93.A" style:family="table-column">
      <style:table-column-properties style:column-width="17cm"/>
    </style:style>
    <style:style style:name="Table93.A1" style:family="table-cell">
      <style:table-cell-properties style:vertical-align="middle" fo:padding="0cm" fo:border="none"/>
    </style:style>
    <style:style style:name="Table94" style:family="table">
      <style:table-properties style:width="17cm" table:align="left"/>
    </style:style>
    <style:style style:name="Table94.A" style:family="table-column">
      <style:table-column-properties style:column-width="17cm"/>
    </style:style>
    <style:style style:name="Table94.A1" style:family="table-cell">
      <style:table-cell-properties style:vertical-align="middle" fo:padding="0cm" fo:border="none"/>
    </style:style>
    <style:style style:name="Table95" style:family="table">
      <style:table-properties style:width="17cm" table:align="left"/>
    </style:style>
    <style:style style:name="Table95.A" style:family="table-column">
      <style:table-column-properties style:column-width="17cm"/>
    </style:style>
    <style:style style:name="Table95.A1" style:family="table-cell">
      <style:table-cell-properties style:vertical-align="middle" fo:padding="0cm" fo:border="none"/>
    </style:style>
    <style:style style:name="Table96" style:family="table">
      <style:table-properties style:width="17cm" table:align="left"/>
    </style:style>
    <style:style style:name="Table96.A" style:family="table-column">
      <style:table-column-properties style:column-width="17cm"/>
    </style:style>
    <style:style style:name="Table96.A1" style:family="table-cell">
      <style:table-cell-properties style:vertical-align="middle" fo:padding="0cm" fo:border="none"/>
    </style:style>
    <style:style style:name="Table97" style:family="table">
      <style:table-properties style:width="17cm" table:align="left"/>
    </style:style>
    <style:style style:name="Table97.A" style:family="table-column">
      <style:table-column-properties style:column-width="17cm"/>
    </style:style>
    <style:style style:name="Table97.A1" style:family="table-cell">
      <style:table-cell-properties style:vertical-align="middle" fo:padding="0cm" fo:border="none"/>
    </style:style>
    <style:style style:name="Table98" style:family="table">
      <style:table-properties style:width="17cm" table:align="left"/>
    </style:style>
    <style:style style:name="Table98.A" style:family="table-column">
      <style:table-column-properties style:column-width="17cm"/>
    </style:style>
    <style:style style:name="Table98.A1" style:family="table-cell">
      <style:table-cell-properties style:vertical-align="middle" fo:padding="0cm" fo:border="none"/>
    </style:style>
    <style:style style:name="Table99" style:family="table">
      <style:table-properties style:width="17cm" table:align="left"/>
    </style:style>
    <style:style style:name="Table99.A" style:family="table-column">
      <style:table-column-properties style:column-width="17cm"/>
    </style:style>
    <style:style style:name="Table99.A1" style:family="table-cell">
      <style:table-cell-properties style:vertical-align="middle" fo:padding="0cm" fo:border="none"/>
    </style:style>
    <style:style style:name="Table100" style:family="table">
      <style:table-properties style:width="17cm" table:align="left"/>
    </style:style>
    <style:style style:name="Table100.A" style:family="table-column">
      <style:table-column-properties style:column-width="17cm"/>
    </style:style>
    <style:style style:name="Table100.A1" style:family="table-cell">
      <style:table-cell-properties style:vertical-align="middle" fo:padding="0cm" fo:border="none"/>
    </style:style>
    <style:style style:name="Table101" style:family="table">
      <style:table-properties style:width="17cm" table:align="left"/>
    </style:style>
    <style:style style:name="Table101.A" style:family="table-column">
      <style:table-column-properties style:column-width="17cm"/>
    </style:style>
    <style:style style:name="Table101.A1" style:family="table-cell">
      <style:table-cell-properties style:vertical-align="middle" fo:padding="0cm" fo:border="none"/>
    </style:style>
    <style:style style:name="Table102" style:family="table">
      <style:table-properties style:width="17cm" table:align="left"/>
    </style:style>
    <style:style style:name="Table102.A" style:family="table-column">
      <style:table-column-properties style:column-width="17cm"/>
    </style:style>
    <style:style style:name="Table102.A1" style:family="table-cell">
      <style:table-cell-properties style:vertical-align="middle" fo:padding="0cm" fo:border="none"/>
    </style:style>
    <style:style style:name="Table103" style:family="table">
      <style:table-properties style:width="17cm" table:align="left"/>
    </style:style>
    <style:style style:name="Table103.A" style:family="table-column">
      <style:table-column-properties style:column-width="17cm"/>
    </style:style>
    <style:style style:name="Table103.A1" style:family="table-cell">
      <style:table-cell-properties style:vertical-align="middle" fo:padding="0cm" fo:border="none"/>
    </style:style>
    <style:style style:name="Table104" style:family="table">
      <style:table-properties style:width="17cm" table:align="left"/>
    </style:style>
    <style:style style:name="Table104.A" style:family="table-column">
      <style:table-column-properties style:column-width="17cm"/>
    </style:style>
    <style:style style:name="Table104.A1" style:family="table-cell">
      <style:table-cell-properties style:vertical-align="middle" fo:padding="0cm" fo:border="none"/>
    </style:style>
    <style:style style:name="Table105" style:family="table">
      <style:table-properties style:width="17cm" table:align="left"/>
    </style:style>
    <style:style style:name="Table105.A" style:family="table-column">
      <style:table-column-properties style:column-width="17cm"/>
    </style:style>
    <style:style style:name="Table105.A1" style:family="table-cell">
      <style:table-cell-properties style:vertical-align="middle" fo:padding="0cm" fo:border="none"/>
    </style:style>
    <style:style style:name="Table106" style:family="table">
      <style:table-properties style:width="17cm" table:align="left"/>
    </style:style>
    <style:style style:name="Table106.A" style:family="table-column">
      <style:table-column-properties style:column-width="17cm"/>
    </style:style>
    <style:style style:name="Table106.A1" style:family="table-cell">
      <style:table-cell-properties style:vertical-align="middle" fo:padding="0cm" fo:border="none"/>
    </style:style>
    <style:style style:name="Table107" style:family="table">
      <style:table-properties style:width="17cm" table:align="left"/>
    </style:style>
    <style:style style:name="Table107.A" style:family="table-column">
      <style:table-column-properties style:column-width="17cm"/>
    </style:style>
    <style:style style:name="Table107.A1" style:family="table-cell">
      <style:table-cell-properties style:vertical-align="middle" fo:padding="0cm" fo:border="none"/>
    </style:style>
    <style:style style:name="Table108" style:family="table">
      <style:table-properties style:width="17cm" table:align="left"/>
    </style:style>
    <style:style style:name="Table108.A" style:family="table-column">
      <style:table-column-properties style:column-width="17cm"/>
    </style:style>
    <style:style style:name="Table108.A1" style:family="table-cell">
      <style:table-cell-properties style:vertical-align="middle" fo:padding="0cm" fo:border="none"/>
    </style:style>
    <style:style style:name="Table109" style:family="table">
      <style:table-properties style:width="17cm" table:align="left"/>
    </style:style>
    <style:style style:name="Table109.A" style:family="table-column">
      <style:table-column-properties style:column-width="17cm"/>
    </style:style>
    <style:style style:name="Table109.A1" style:family="table-cell">
      <style:table-cell-properties style:vertical-align="middle" fo:padding="0cm" fo:border="none"/>
    </style:style>
    <style:style style:name="Table110" style:family="table">
      <style:table-properties style:width="17cm" table:align="left"/>
    </style:style>
    <style:style style:name="Table110.A" style:family="table-column">
      <style:table-column-properties style:column-width="17cm"/>
    </style:style>
    <style:style style:name="Table110.A1" style:family="table-cell">
      <style:table-cell-properties style:vertical-align="middle" fo:padding="0cm" fo:border="none"/>
    </style:style>
    <style:style style:name="Table111" style:family="table">
      <style:table-properties style:width="17cm" table:align="left"/>
    </style:style>
    <style:style style:name="Table111.A" style:family="table-column">
      <style:table-column-properties style:column-width="17cm"/>
    </style:style>
    <style:style style:name="Table111.A1" style:family="table-cell">
      <style:table-cell-properties style:vertical-align="middle" fo:padding="0cm" fo:border="none"/>
    </style:style>
    <style:style style:name="Table112" style:family="table">
      <style:table-properties style:width="17cm" table:align="left"/>
    </style:style>
    <style:style style:name="Table112.A" style:family="table-column">
      <style:table-column-properties style:column-width="17cm"/>
    </style:style>
    <style:style style:name="Table112.A1" style:family="table-cell">
      <style:table-cell-properties style:vertical-align="middle" fo:padding="0cm" fo:border="none"/>
    </style:style>
    <style:style style:name="Table113" style:family="table">
      <style:table-properties style:width="17cm" table:align="left"/>
    </style:style>
    <style:style style:name="Table113.A" style:family="table-column">
      <style:table-column-properties style:column-width="17cm"/>
    </style:style>
    <style:style style:name="Table113.A1" style:family="table-cell">
      <style:table-cell-properties style:vertical-align="middle" fo:padding="0cm" fo:border="none"/>
    </style:style>
    <style:style style:name="Table114" style:family="table">
      <style:table-properties style:width="17cm" table:align="left"/>
    </style:style>
    <style:style style:name="Table114.A" style:family="table-column">
      <style:table-column-properties style:column-width="17cm"/>
    </style:style>
    <style:style style:name="Table114.A1" style:family="table-cell">
      <style:table-cell-properties style:vertical-align="middle" fo:padding="0cm" fo:border="none"/>
    </style:style>
    <style:style style:name="Table115" style:family="table">
      <style:table-properties style:width="17cm" table:align="left"/>
    </style:style>
    <style:style style:name="Table115.A" style:family="table-column">
      <style:table-column-properties style:column-width="17cm"/>
    </style:style>
    <style:style style:name="Table115.A1" style:family="table-cell">
      <style:table-cell-properties style:vertical-align="middle" fo:padding="0cm" fo:border="none"/>
    </style:style>
    <style:style style:name="Table116" style:family="table">
      <style:table-properties style:width="17cm" table:align="left"/>
    </style:style>
    <style:style style:name="Table116.A" style:family="table-column">
      <style:table-column-properties style:column-width="17cm"/>
    </style:style>
    <style:style style:name="Table116.A1" style:family="table-cell">
      <style:table-cell-properties style:vertical-align="middle" fo:padding="0cm" fo:border="none"/>
    </style:style>
    <style:style style:name="Table117" style:family="table">
      <style:table-properties style:width="17cm" table:align="left"/>
    </style:style>
    <style:style style:name="Table117.A" style:family="table-column">
      <style:table-column-properties style:column-width="17cm"/>
    </style:style>
    <style:style style:name="Table117.A1" style:family="table-cell">
      <style:table-cell-properties style:vertical-align="middle" fo:padding="0cm" fo:border="none"/>
    </style:style>
    <style:style style:name="Table118" style:family="table">
      <style:table-properties style:width="17cm" table:align="left"/>
    </style:style>
    <style:style style:name="Table118.A" style:family="table-column">
      <style:table-column-properties style:column-width="17cm"/>
    </style:style>
    <style:style style:name="Table118.A1" style:family="table-cell">
      <style:table-cell-properties style:vertical-align="middle" fo:padding="0cm" fo:border="none"/>
    </style:style>
    <style:style style:name="Table119" style:family="table">
      <style:table-properties style:width="17cm" table:align="left"/>
    </style:style>
    <style:style style:name="Table119.A" style:family="table-column">
      <style:table-column-properties style:column-width="17cm"/>
    </style:style>
    <style:style style:name="Table119.A1" style:family="table-cell">
      <style:table-cell-properties style:vertical-align="middle" fo:padding="0cm" fo:border="none"/>
    </style:style>
    <style:style style:name="Table120" style:family="table">
      <style:table-properties style:width="17cm" table:align="left"/>
    </style:style>
    <style:style style:name="Table120.A" style:family="table-column">
      <style:table-column-properties style:column-width="17cm"/>
    </style:style>
    <style:style style:name="Table120.A1" style:family="table-cell">
      <style:table-cell-properties style:vertical-align="middle" fo:padding="0cm" fo:border="none"/>
    </style:style>
    <style:style style:name="Table121" style:family="table">
      <style:table-properties style:width="17cm" table:align="left"/>
    </style:style>
    <style:style style:name="Table121.A" style:family="table-column">
      <style:table-column-properties style:column-width="17cm"/>
    </style:style>
    <style:style style:name="Table121.A1" style:family="table-cell">
      <style:table-cell-properties style:vertical-align="middle" fo:padding="0cm" fo:border="none"/>
    </style:style>
    <style:style style:name="Table122" style:family="table">
      <style:table-properties style:width="17cm" table:align="left"/>
    </style:style>
    <style:style style:name="Table122.A" style:family="table-column">
      <style:table-column-properties style:column-width="17cm"/>
    </style:style>
    <style:style style:name="Table122.A1" style:family="table-cell">
      <style:table-cell-properties style:vertical-align="middle" fo:padding="0cm" fo:border="none"/>
    </style:style>
    <style:style style:name="Table123" style:family="table">
      <style:table-properties style:width="17cm" table:align="left"/>
    </style:style>
    <style:style style:name="Table123.A" style:family="table-column">
      <style:table-column-properties style:column-width="17cm"/>
    </style:style>
    <style:style style:name="Table123.A1" style:family="table-cell">
      <style:table-cell-properties style:vertical-align="middle" fo:padding="0cm" fo:border="none"/>
    </style:style>
    <style:style style:name="Table124" style:family="table">
      <style:table-properties style:width="17cm" table:align="left"/>
    </style:style>
    <style:style style:name="Table124.A" style:family="table-column">
      <style:table-column-properties style:column-width="17cm"/>
    </style:style>
    <style:style style:name="Table124.A1" style:family="table-cell">
      <style:table-cell-properties style:vertical-align="middle" fo:padding="0cm" fo:border="none"/>
    </style:style>
    <style:style style:name="Table125" style:family="table">
      <style:table-properties style:width="17cm" table:align="left"/>
    </style:style>
    <style:style style:name="Table125.A" style:family="table-column">
      <style:table-column-properties style:column-width="17cm"/>
    </style:style>
    <style:style style:name="Table125.A1" style:family="table-cell">
      <style:table-cell-properties style:vertical-align="middle" fo:padding="0cm" fo:border="none"/>
    </style:style>
    <style:style style:name="Table126" style:family="table">
      <style:table-properties style:width="17cm" table:align="left"/>
    </style:style>
    <style:style style:name="Table126.A" style:family="table-column">
      <style:table-column-properties style:column-width="17cm"/>
    </style:style>
    <style:style style:name="Table126.A1" style:family="table-cell">
      <style:table-cell-properties style:vertical-align="middle" fo:padding="0cm" fo:border="none"/>
    </style:style>
    <style:style style:name="Table127" style:family="table">
      <style:table-properties style:width="17cm" table:align="left"/>
    </style:style>
    <style:style style:name="Table127.A" style:family="table-column">
      <style:table-column-properties style:column-width="17cm"/>
    </style:style>
    <style:style style:name="Table127.A1" style:family="table-cell">
      <style:table-cell-properties style:vertical-align="middle" fo:padding="0cm" fo:border="none"/>
    </style:style>
    <style:style style:name="Table128" style:family="table">
      <style:table-properties style:width="17cm" table:align="left"/>
    </style:style>
    <style:style style:name="Table128.A" style:family="table-column">
      <style:table-column-properties style:column-width="17cm"/>
    </style:style>
    <style:style style:name="Table128.A1" style:family="table-cell">
      <style:table-cell-properties style:vertical-align="middle" fo:padding="0cm" fo:border="none"/>
    </style:style>
    <style:style style:name="Table129" style:family="table">
      <style:table-properties style:width="17cm" table:align="left"/>
    </style:style>
    <style:style style:name="Table129.A" style:family="table-column">
      <style:table-column-properties style:column-width="17cm"/>
    </style:style>
    <style:style style:name="Table129.A1" style:family="table-cell">
      <style:table-cell-properties style:vertical-align="middle" fo:padding="0cm" fo:border="none"/>
    </style:style>
    <style:style style:name="Table130" style:family="table">
      <style:table-properties style:width="17cm" table:align="left"/>
    </style:style>
    <style:style style:name="Table130.A" style:family="table-column">
      <style:table-column-properties style:column-width="17cm"/>
    </style:style>
    <style:style style:name="Table130.A1" style:family="table-cell">
      <style:table-cell-properties style:vertical-align="middle" fo:padding="0cm" fo:border="none"/>
    </style:style>
    <style:style style:name="Table131" style:family="table">
      <style:table-properties style:width="17cm" table:align="left"/>
    </style:style>
    <style:style style:name="Table131.A" style:family="table-column">
      <style:table-column-properties style:column-width="17cm"/>
    </style:style>
    <style:style style:name="Table131.A1" style:family="table-cell">
      <style:table-cell-properties style:vertical-align="middle" fo:padding="0cm" fo:border="none"/>
    </style:style>
    <style:style style:name="Table132" style:family="table">
      <style:table-properties style:width="17cm" table:align="left"/>
    </style:style>
    <style:style style:name="Table132.A" style:family="table-column">
      <style:table-column-properties style:column-width="17cm"/>
    </style:style>
    <style:style style:name="Table132.A1" style:family="table-cell">
      <style:table-cell-properties style:vertical-align="middle" fo:padding="0cm" fo:border="none"/>
    </style:style>
    <style:style style:name="Table133" style:family="table">
      <style:table-properties style:width="17cm" table:align="left"/>
    </style:style>
    <style:style style:name="Table133.A" style:family="table-column">
      <style:table-column-properties style:column-width="17cm"/>
    </style:style>
    <style:style style:name="Table133.A1" style:family="table-cell">
      <style:table-cell-properties style:vertical-align="middle" fo:padding="0cm" fo:border="none"/>
    </style:style>
    <style:style style:name="Table134" style:family="table">
      <style:table-properties style:width="17cm" table:align="left"/>
    </style:style>
    <style:style style:name="Table134.A" style:family="table-column">
      <style:table-column-properties style:column-width="17cm"/>
    </style:style>
    <style:style style:name="Table134.A1" style:family="table-cell">
      <style:table-cell-properties style:vertical-align="middle" fo:padding="0cm" fo:border="none"/>
    </style:style>
    <style:style style:name="Table135" style:family="table">
      <style:table-properties style:width="17cm" table:align="left"/>
    </style:style>
    <style:style style:name="Table135.A" style:family="table-column">
      <style:table-column-properties style:column-width="17cm"/>
    </style:style>
    <style:style style:name="Table135.A1" style:family="table-cell">
      <style:table-cell-properties style:vertical-align="middle" fo:padding="0cm" fo:border="none"/>
    </style:style>
    <style:style style:name="Table136" style:family="table">
      <style:table-properties style:width="17cm" table:align="left"/>
    </style:style>
    <style:style style:name="Table136.A" style:family="table-column">
      <style:table-column-properties style:column-width="17cm"/>
    </style:style>
    <style:style style:name="Table136.A1" style:family="table-cell">
      <style:table-cell-properties style:vertical-align="middle" fo:padding="0cm" fo:border="none"/>
    </style:style>
    <style:style style:name="Table137" style:family="table">
      <style:table-properties style:width="17cm" table:align="left"/>
    </style:style>
    <style:style style:name="Table137.A" style:family="table-column">
      <style:table-column-properties style:column-width="17cm"/>
    </style:style>
    <style:style style:name="Table137.A1" style:family="table-cell">
      <style:table-cell-properties style:vertical-align="middle" fo:padding="0cm" fo:border="none"/>
    </style:style>
    <style:style style:name="Table138" style:family="table">
      <style:table-properties style:width="17cm" table:align="left"/>
    </style:style>
    <style:style style:name="Table138.A" style:family="table-column">
      <style:table-column-properties style:column-width="17cm"/>
    </style:style>
    <style:style style:name="Table138.A1" style:family="table-cell">
      <style:table-cell-properties style:vertical-align="middle" fo:padding="0cm" fo:border="none"/>
    </style:style>
    <style:style style:name="Table139" style:family="table">
      <style:table-properties style:width="17cm" table:align="left"/>
    </style:style>
    <style:style style:name="Table139.A" style:family="table-column">
      <style:table-column-properties style:column-width="17cm"/>
    </style:style>
    <style:style style:name="Table139.A1" style:family="table-cell">
      <style:table-cell-properties style:vertical-align="middle" fo:padding="0cm" fo:border="none"/>
    </style:style>
    <style:style style:name="Table140" style:family="table">
      <style:table-properties style:width="17cm" table:align="left"/>
    </style:style>
    <style:style style:name="Table140.A" style:family="table-column">
      <style:table-column-properties style:column-width="17cm"/>
    </style:style>
    <style:style style:name="Table140.A1" style:family="table-cell">
      <style:table-cell-properties style:vertical-align="middle" fo:padding="0cm" fo:border="none"/>
    </style:style>
    <style:style style:name="Table141" style:family="table">
      <style:table-properties style:width="17cm" table:align="left"/>
    </style:style>
    <style:style style:name="Table141.A" style:family="table-column">
      <style:table-column-properties style:column-width="17cm"/>
    </style:style>
    <style:style style:name="Table141.A1" style:family="table-cell">
      <style:table-cell-properties style:vertical-align="middle" fo:padding="0cm" fo:border="none"/>
    </style:style>
    <style:style style:name="Table142" style:family="table">
      <style:table-properties style:width="17cm" table:align="left"/>
    </style:style>
    <style:style style:name="Table142.A" style:family="table-column">
      <style:table-column-properties style:column-width="17cm"/>
    </style:style>
    <style:style style:name="Table142.A1" style:family="table-cell">
      <style:table-cell-properties style:vertical-align="middle" fo:padding="0cm" fo:border="none"/>
    </style:style>
    <style:style style:name="Table143" style:family="table">
      <style:table-properties style:width="17cm" table:align="left"/>
    </style:style>
    <style:style style:name="Table143.A" style:family="table-column">
      <style:table-column-properties style:column-width="17cm"/>
    </style:style>
    <style:style style:name="Table143.A1" style:family="table-cell">
      <style:table-cell-properties style:vertical-align="middle" fo:padding="0cm" fo:border="none"/>
    </style:style>
    <style:style style:name="Table144" style:family="table">
      <style:table-properties style:width="17cm" table:align="left"/>
    </style:style>
    <style:style style:name="Table144.A" style:family="table-column">
      <style:table-column-properties style:column-width="17cm"/>
    </style:style>
    <style:style style:name="Table144.A1" style:family="table-cell">
      <style:table-cell-properties style:vertical-align="middle" fo:padding="0cm" fo:border="none"/>
    </style:style>
    <style:style style:name="Table145" style:family="table">
      <style:table-properties style:width="17cm" table:align="left"/>
    </style:style>
    <style:style style:name="Table145.A" style:family="table-column">
      <style:table-column-properties style:column-width="17cm"/>
    </style:style>
    <style:style style:name="Table145.A1" style:family="table-cell">
      <style:table-cell-properties style:vertical-align="middle" fo:padding="0cm" fo:border="none"/>
    </style:style>
    <style:style style:name="Table146" style:family="table">
      <style:table-properties style:width="17cm" table:align="left"/>
    </style:style>
    <style:style style:name="Table146.A" style:family="table-column">
      <style:table-column-properties style:column-width="17cm"/>
    </style:style>
    <style:style style:name="Table146.A1" style:family="table-cell">
      <style:table-cell-properties style:vertical-align="middle" fo:padding="0cm" fo:border="none"/>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paragraph-rsid="000f8851"/>
    </style:style>
    <style:style style:name="P3" style:family="paragraph" style:parent-style-name="Table_20_Contents">
      <style:text-properties officeooo:rsid="001166e9" officeooo:paragraph-rsid="001166e9"/>
    </style:style>
    <style:style style:name="P4" style:family="paragraph" style:parent-style-name="Table_20_Contents">
      <style:text-properties style:font-name="pCharter"/>
    </style:style>
    <style:style style:name="P5" style:family="paragraph" style:parent-style-name="Table_20_Contents">
      <style:text-properties style:font-name="pCharter" fo:font-size="9.60000038146973pt"/>
    </style:style>
    <style:style style:name="P6" style:family="paragraph" style:parent-style-name="Table_20_Contents">
      <style:text-properties style:font-name="pCharter" fo:font-size="9.60000038146973pt" officeooo:rsid="002b2a29" officeooo:paragraph-rsid="002b2a29"/>
    </style:style>
    <style:style style:name="P7" style:family="paragraph" style:parent-style-name="Table_20_Contents">
      <style:text-properties style:font-name="pCharter" fo:font-size="10.1999998092651pt"/>
    </style:style>
    <style:style style:name="P8" style:family="paragraph" style:parent-style-name="Table_20_Contents">
      <style:text-properties style:font-name="pCharter" fo:font-size="9pt"/>
    </style:style>
    <style:style style:name="P9" style:family="paragraph" style:parent-style-name="Table_20_Contents">
      <style:text-properties style:font-name="pCharter" fo:font-size="10.8000001907349pt"/>
    </style:style>
    <style:style style:name="P10" style:family="paragraph" style:parent-style-name="Table_20_Contents">
      <style:text-properties style:font-name="Verdana" fo:font-size="9.60000038146973pt"/>
    </style:style>
    <style:style style:name="P11" style:family="paragraph" style:parent-style-name="Table_20_Contents">
      <style:text-properties fo:font-size="9.60000038146973pt"/>
    </style:style>
    <style:style style:name="P12" style:family="paragraph" style:parent-style-name="Standard">
      <style:paragraph-properties fo:text-align="end" style:justify-single-word="false"/>
    </style:style>
    <style:style style:name="P13" style:family="paragraph" style:parent-style-name="Standard">
      <style:text-properties style:font-name="pCharter" fo:font-size="10.1999998092651pt"/>
    </style:style>
    <style:style style:name="P14" style:family="paragraph" style:parent-style-name="Standard">
      <style:text-properties style:font-name="pCharter" fo:font-size="9.60000038146973pt"/>
    </style:style>
    <style:style style:name="P15" style:family="paragraph" style:parent-style-name="Standard">
      <style:text-properties officeooo:rsid="007817c7" officeooo:paragraph-rsid="007817c7"/>
    </style:style>
    <style:style style:name="P16" style:family="paragraph" style:parent-style-name="Standard">
      <style:paragraph-properties fo:margin-top="0cm" fo:margin-bottom="0.499cm" style:contextual-spacing="false"/>
    </style:style>
    <style:style style:name="P17" style:family="paragraph" style:parent-style-name="Table_20_Contents">
      <style:paragraph-properties fo:margin-top="0cm" fo:margin-bottom="0.499cm" style:contextual-spacing="false"/>
    </style:style>
    <style:style style:name="P18" style:family="paragraph" style:parent-style-name="Table_20_Contents">
      <style:paragraph-properties fo:margin-top="0cm" fo:margin-bottom="0.499cm" style:contextual-spacing="false"/>
      <style:text-properties style:font-name="pCharter" fo:font-size="9.60000038146973pt"/>
    </style:style>
    <style:style style:name="P19" style:family="paragraph" style:parent-style-name="Table_20_Contents">
      <style:paragraph-properties fo:margin-top="0cm" fo:margin-bottom="0.499cm" style:contextual-spacing="false"/>
      <style:text-properties style:font-name="pCharter" fo:font-size="10.1999998092651pt"/>
    </style:style>
    <style:style style:name="P20" style:family="paragraph" style:parent-style-name="Table_20_Contents">
      <style:paragraph-properties fo:margin-top="0cm" fo:margin-bottom="0cm" style:contextual-spacing="false"/>
    </style:style>
    <style:style style:name="P21" style:family="paragraph" style:parent-style-name="Table_20_Contents">
      <style:paragraph-properties fo:margin-top="0cm" fo:margin-bottom="0cm" style:contextual-spacing="false"/>
      <style:text-properties fo:font-size="2pt" style:font-size-asian="2pt" style:font-size-complex="2pt"/>
    </style:style>
    <style:style style:name="P22" style:family="paragraph" style:parent-style-name="Heading_20_4">
      <style:paragraph-properties fo:margin-top="0cm" fo:margin-bottom="0cm" style:contextual-spacing="false"/>
      <style:text-properties fo:font-style="italic"/>
    </style:style>
    <style:style style:name="P23" style:family="paragraph" style:parent-style-name="Text_20_body">
      <style:paragraph-properties fo:margin-top="0cm" fo:margin-bottom="0cm" style:contextual-spacing="false"/>
    </style:style>
    <style:style style:name="P24" style:family="paragraph" style:parent-style-name="Text_20_body">
      <style:paragraph-properties fo:margin-top="0cm" fo:margin-bottom="0cm" style:contextual-spacing="false" fo:text-align="end" style:justify-single-word="false"/>
    </style:style>
    <style:style style:name="P25" style:family="paragraph" style:parent-style-name="Text_20_body">
      <style:paragraph-properties fo:margin-top="0cm" fo:margin-bottom="0cm" style:contextual-spacing="false"/>
      <style:text-properties style:font-name="pCharter" fo:font-size="9.60000038146973pt"/>
    </style:style>
    <style:style style:name="P26" style:family="paragraph" style:parent-style-name="Text_20_body">
      <style:paragraph-properties fo:margin-top="0cm" fo:margin-bottom="0cm" style:contextual-spacing="false"/>
      <style:text-properties style:font-name="pCharter" fo:font-size="9.60000038146973pt" officeooo:paragraph-rsid="0082baa0"/>
    </style:style>
    <style:style style:name="P27" style:family="paragraph" style:parent-style-name="Text_20_body">
      <style:paragraph-properties fo:margin-top="0cm" fo:margin-bottom="0cm" style:contextual-spacing="false"/>
      <style:text-properties fo:font-style="italic"/>
    </style:style>
    <style:style style:name="P28" style:family="paragraph" style:parent-style-name="Standard">
      <style:paragraph-properties fo:margin-top="0cm" fo:margin-bottom="0cm" style:contextual-spacing="false"/>
      <style:text-properties style:font-name="pCharter" fo:font-size="9.60000038146973pt" fo:font-style="italic"/>
    </style:style>
    <style:style style:name="P29" style:family="paragraph" style:parent-style-name="Table_20_Contents">
      <style:paragraph-properties fo:margin-left="0cm" fo:margin-right="0cm" fo:margin-top="0cm" fo:margin-bottom="0cm" style:contextual-spacing="false" fo:text-indent="0cm" style:auto-text-indent="false"/>
    </style:style>
    <style:style style:name="P30" style:family="paragraph" style:parent-style-name="Table_20_Contents">
      <style:paragraph-properties fo:margin-left="0cm" fo:margin-right="0cm" fo:margin-top="0cm" fo:margin-bottom="0cm" style:contextual-spacing="false" fo:text-indent="0cm" style:auto-text-indent="false"/>
      <style:text-properties loext:padding="0cm" loext:border="none"/>
    </style:style>
    <style:style style:name="P31" style:family="paragraph" style:parent-style-name="Heading_20_4">
      <style:paragraph-properties fo:margin-left="0cm" fo:margin-right="0cm" fo:margin-top="0cm" fo:margin-bottom="0cm" style:contextual-spacing="false" fo:text-indent="0cm" style:auto-text-indent="false"/>
      <style:text-properties loext:padding="0cm" loext:border="none"/>
    </style:style>
    <style:style style:name="P32" style:family="paragraph" style:parent-style-name="Heading_20_4">
      <style:text-properties officeooo:rsid="007817c7" officeooo:paragraph-rsid="007817c7"/>
    </style:style>
    <style:style style:name="P33" style:family="paragraph" style:parent-style-name="Heading_20_4">
      <style:text-properties officeooo:paragraph-rsid="007a1784"/>
    </style:style>
    <style:style style:name="P34" style:family="paragraph" style:parent-style-name="Heading_20_4">
      <style:paragraph-properties fo:margin-left="0cm" fo:margin-right="0cm" fo:margin-top="0cm" fo:margin-bottom="0cm" style:contextual-spacing="false" fo:text-indent="0cm" style:auto-text-indent="false"/>
      <style:text-properties loext:padding="0cm" loext:border="none"/>
    </style:style>
    <style:style style:name="P35" style:family="paragraph" style:parent-style-name="Heading_20_4">
      <style:text-properties officeooo:rsid="007817c7" officeooo:paragraph-rsid="007817c7"/>
    </style:style>
    <style:style style:name="P36" style:family="paragraph" style:parent-style-name="Standard">
      <style:text-properties style:font-name="pCharter" fo:font-size="9.60000038146973pt"/>
    </style:style>
    <style:style style:name="P37" style:family="paragraph" style:parent-style-name="Standard">
      <style:text-properties officeooo:rsid="007817c7" officeooo:paragraph-rsid="007817c7"/>
    </style:style>
    <style:style style:name="P38" style:family="paragraph" style:parent-style-name="Table_20_Contents">
      <style:paragraph-properties fo:margin-left="0cm" fo:margin-right="0cm" fo:margin-top="0cm" fo:margin-bottom="0cm" style:contextual-spacing="false" fo:text-indent="0cm" style:auto-text-indent="false"/>
      <style:text-properties loext:padding="0cm" loext:border="none"/>
    </style:style>
    <style:style style:name="P39" style:family="paragraph" style:parent-style-name="Table_20_Contents">
      <style:paragraph-properties fo:margin-top="0cm" fo:margin-bottom="0.499cm" style:contextual-spacing="false"/>
    </style:style>
    <style:style style:name="P40" style:family="paragraph" style:parent-style-name="Table_20_Contents">
      <style:paragraph-properties fo:margin-top="0cm" fo:margin-bottom="0.499cm" style:contextual-spacing="false"/>
      <style:text-properties style:font-name="pCharter" fo:font-size="9.60000038146973pt"/>
    </style:style>
    <style:style style:name="P41" style:family="paragraph" style:parent-style-name="Table_20_Contents">
      <style:paragraph-properties fo:text-align="end" style:justify-single-word="false"/>
    </style:style>
    <style:style style:name="P42" style:family="paragraph" style:parent-style-name="Table_20_Contents">
      <style:text-properties style:font-name="pCharter" fo:font-size="9.60000038146973pt"/>
    </style:style>
    <style:style style:name="P43" style:family="paragraph" style:parent-style-name="Text_20_body" style:list-style-name="L1"/>
    <style:style style:name="P44" style:family="paragraph" style:parent-style-name="Text_20_body">
      <style:text-properties officeooo:rsid="007817c7" officeooo:paragraph-rsid="007817c7"/>
    </style:style>
    <style:style style:name="P45" style:family="paragraph" style:parent-style-name="Text_20_body" style:list-style-name="L1">
      <style:paragraph-properties fo:margin-top="0cm" fo:margin-bottom="0cm" style:contextual-spacing="false"/>
    </style:style>
    <style:style style:name="P46" style:family="paragraph" style:parent-style-name="Text_20_body" style:list-style-name="L2">
      <style:paragraph-properties fo:margin-top="0cm" fo:margin-bottom="0cm" style:contextual-spacing="false"/>
      <style:text-properties fo:font-style="italic"/>
    </style:style>
    <style:style style:name="P4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ize="10pt"/>
    </style:style>
    <style:style style:name="T2" style:family="text">
      <style:text-properties fo:font-style="italic"/>
    </style:style>
    <style:style style:name="T3" style:family="text">
      <style:text-properties style:font-name="pCharter"/>
    </style:style>
    <style:style style:name="T4" style:family="text">
      <style:text-properties style:font-name="pCharter" fo:font-size="9.60000038146973pt"/>
    </style:style>
    <style:style style:name="T5" style:family="text">
      <style:text-properties style:font-name="pCharter" fo:font-size="9.60000038146973pt" officeooo:rsid="0026aeaf"/>
    </style:style>
    <style:style style:name="T6" style:family="text">
      <style:text-properties style:font-name="pCharter" fo:font-size="9.60000038146973pt" officeooo:rsid="00795b68"/>
    </style:style>
    <style:style style:name="T7" style:family="text">
      <style:text-properties style:font-name="pCharter" fo:font-size="9pt"/>
    </style:style>
    <style:style style:name="T8" style:family="text">
      <style:text-properties style:font-name="pCharter" fo:font-size="10.8000001907349pt"/>
    </style:style>
    <style:style style:name="T9" style:family="text">
      <style:text-properties style:font-name="pCharter" fo:font-size="10.1999998092651pt"/>
    </style:style>
    <style:style style:name="T10" style:family="text">
      <style:text-properties loext:padding="0cm" loext:border="none"/>
    </style:style>
    <style:style style:name="T11" style:family="text">
      <style:text-properties style:font-name="Verdana"/>
    </style:style>
    <style:style style:name="T12" style:family="text">
      <style:text-properties style:font-name="Verdana" fo:font-size="8.39999961853027pt"/>
    </style:style>
    <style:style style:name="T13" style:family="text">
      <style:text-properties fo:font-size="9.60000038146973pt"/>
    </style:style>
    <style:style style:name="T14" style:family="text">
      <style:text-properties fo:font-size="8.39999961853027pt"/>
    </style:style>
    <style:style style:name="T15" style:family="text">
      <style:text-properties fo:font-size="10.8000001907349pt"/>
    </style:style>
    <style:style style:name="T16"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xlink:href="https://groups.io/g/dsg/messages" xlink:type="simple">
          <form:properties>
            <form:property form:property-name="PropertyChangeNotificationEnabled" office:value-type="boolean" office:boolean-value="true"/>
          </form:properties>
        </form:form>
        <form:form form:name="unnamed1" form:apply-filter="true" form:control-implementation="ooo:com.sun.star.form.component.Form" xlink:href="https://groups.io/g/dsg/messages" xlink:type="simple">
          <form:properties>
            <form:property form:property-name="PropertyChangeNotificationEnabled" office:value-type="boolean" office:boolean-value="true"/>
          </form:properties>
          <form:text form:name="msgnum" form:control-implementation="ooo:com.sun.star.form.component.TextField" xml:id="control1" form:id="control1"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2"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form:form form:name="unnamed3" form:apply-filter="true" form:method="post" form:control-implementation="ooo:com.sun.star.form.component.Form" xlink:href="https://groups.io/g/dsg/editmessage"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xlink:href="https://groups.io/g/dsg/repostmessage" xlink:type="simple">
          <form:properties>
            <form:property form:property-name="PropertyChangeNotificationEnabled" office:value-type="boolean" office:boolean-value="true"/>
          </form:properties>
        </form:form>
        <form:form form:name="unnamed5"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form:form form:name="unnamed6" form:apply-filter="true" form:method="post" form:control-implementation="ooo:com.sun.star.form.component.Form" xlink:href="https://groups.io/g/dsg/editmessage"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xlink:href="https://groups.io/g/dsg/repostmessage" xlink:type="simple">
          <form:properties>
            <form:property form:property-name="PropertyChangeNotificationEnabled" office:value-type="boolean" office:boolean-value="true"/>
          </form:properties>
        </form:form>
        <form:form form:name="unnamed8"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form:form form:name="unnamed9" form:apply-filter="true" form:method="post" form:control-implementation="ooo:com.sun.star.form.component.Form" xlink:href="https://groups.io/g/dsg/editmessage"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xlink:href="https://groups.io/g/dsg/repostmess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Saturday discussion XXXI, 6 </text:h>
      <table:table table:name="Table1" table:style-name="Table1">
        <table:table-column table:style-name="Table1.A"/>
        <table:table-row table:style-name="TableLine3204329806288">
          <table:table-cell table:style-name="Table1.A1" office:value-type="string">
            <text:p text:style-name="Horizontal_20_Line"/>
            <text:p text:style-name="Table_20_Contents"><text:bookmark text:name="msg167577"/>nina </text:p>
            <text:p text:style-name="P1"><text:span text:style-name="T1">05/01/21 </text:span>  <text:a xlink:type="simple" xlink:href="https://groups.io/g/dsg/message/167577" text:style-name="Internet_20_link" text:visited-style-name="Visited_20_Internet_20_Link">#167577   </text:a></text:p>
            <text:p text:style-name="Table_20_Contents"/>
            <text:section text:style-name="Sect1" text:name="msgbody185471351">
              <text:p text:style-name="P2">Dear friends,<text:line-break/><text:line-break/>Sarah: Each moment of seeing or hearing is conditioned. No self that can change the nature of that condition. What is it, Jotika, that makes a choice?<text:line-break/><text:line-break/>Jotika:The will.<text:line-break/><text:line-break/>Sarah: That is thinking. There are just different cittas and cetasikas. Each citta is conditioned, no “I” who makes decisions.<text:line-break/><text:line-break/>Akhil: I always think of concepts, why do I not remember the present moment?<text:line-break/><text:line-break/>Sarah: For how long are you used to the conventional world? “I” is a fantasy, because there is no “I”. No person there. That is why we come back to discussing seeing at this moment. Who can stop seeing arising now? <text:line-break/><text:line-break/>Understanding leads to less clinging to the idea of “I can do something” or “I should be able to do something”. Have you heard about ditthi, wrong view? The idea of “I can do, I should have more awarene now”. Acharn mentioned: “if there is no me would there be any trouble?”<text:line-break/><text:line-break/>Acharn: The second noble Truth is lobha. If there is no seeing of it as it is, it cannot be eradicated. <text:line-break/>That is why we learn to understand each reality in life, at any moment. <text:line-break/>When pañña develops on and on the Path is easy because there is no lobha. Never mind for how long there is no direct awaresss but when it is there there is understanding. No one can make it arise. Understanding what is appearing now is the only way. <text:line-break/>There is seeing and we think about other things. What about understanding that seeing sees only that which impinges on the eyesense? <text:line-break/>When there is more hearing (Dhamma), more understanding, there are conditions for not forgetting what is there, (understanding it) as it is. Each moment of understanding is a condition for more understanding. <text:line-break/>—————- <text:line-break/>Nina</text:p>
            </text:section>
          </table:table-cell>
        </table:table-row>
      </table:table>
      <text:p text:style-name="Standard"/>
      <text:h text:style-name="Heading_20_4" text:outline-level="4">Saturday discussion, XXXIX, 7 </text:h>
      <table:table table:name="Table2" table:style-name="Table2">
        <table:table-column table:style-name="Table2.A"/>
        <table:table-row table:style-name="TableLine3204329807376">
          <table:table-cell table:style-name="Table2.A1" office:value-type="string">
            <text:p text:style-name="Horizontal_20_Line"/>
            <text:p text:style-name="Table_20_Contents"><text:bookmark text:name="msg167589"/>nina </text:p>
            <text:p text:style-name="P1"><text:span text:style-name="T1">05/02/21 </text:span>  <text:a xlink:type="simple" xlink:href="https://groups.io/g/dsg/message/167589" text:style-name="Internet_20_link" text:visited-style-name="Visited_20_Internet_20_Link">#167589   </text:a></text:p>
            <text:p text:style-name="Table_20_Contents"/>
            <text:section text:style-name="Sect1" text:name="msgbody185516442">
              <text:p text:style-name="Table_20_Contents">Dear friends,<text:line-break/><text:line-break/>Acharn: Dhamma is not known until pañña develops. There is seeing, but seeing is not known as it is. Whatever arises is conditioned and all conditioned realities arise and fall away instantly. So long <text:soft-page-break/>as it is only thinking, considering the words, it is not wise considering, letting go. Attachment is there because of not understanding the truth. Whatever is there is “something”. Only understanding can let go the idea of “something”. <text:line-break/>Right understanding stemming from intellectual understanding is sufficient to begin to study,to begin to understand the truth that which is the object of seeing or touching is not that which experiences. But the characteristic of that which experiences begins to show up little by little. Understanding begins to understand the characteristic which experiences. <text:line-break/>What the Buddha taught is daily life, any time, any moment. <text:line-break/><text:line-break/>——————-<text:line-break/>Nina.</text:p>
            </text:section>
          </table:table-cell>
        </table:table-row>
      </table:table>
      <text:h text:style-name="Heading_20_4" text:outline-level="4">Saturday discussion XXXIX, 8 and XXXX, 1. </text:h>
      <table:table table:name="Table3" table:style-name="Table3">
        <table:table-column table:style-name="Table3.A"/>
        <table:table-row table:style-name="TableLine3204329814176">
          <table:table-cell table:style-name="Table3.A1" office:value-type="string">
            <text:p text:style-name="Horizontal_20_Line"/>
            <text:p text:style-name="Table_20_Contents"><text:bookmark text:name="msg167624"/>nina </text:p>
            <text:p text:style-name="P1"><text:span text:style-name="T1">05/04/21 </text:span>  <text:a xlink:type="simple" xlink:href="https://groups.io/g/dsg/message/167624" text:style-name="Internet_20_link" text:visited-style-name="Visited_20_Internet_20_Link">#167624   </text:a></text:p>
            <text:p text:style-name="Table_20_Contents"/>
            <text:section text:style-name="Sect1" text:name="msgbody185628361">
              <text:p text:style-name="Table_20_Contents">Dear friends,<text:line-break/><text:line-break/>XXXIX, 8<text:line-break/><text:line-break/>Maeve: The Buddha said to Angulimala: “I have stopped”. What is the nature of stopping? <text:line-break/><text:line-break/>Sarah: Stopping of the round of samsara. It is the end of defilements, no more becoming. No one can stop, but pañña can develop. The gradual development of pañña leads to the gradual removing of defilements. It begins with pañña now.<text:line-break/><text:line-break/>Acharn: <text:line-break/>The best thing in life is understanding the truth of what is now appearing, as taught by the Enlightened Ones. It cannot be taken for anything because it is not there anymore. Even at the moment of touching right now it seems there is hardness, but even that arises and falls away very rapidly and it is very tiny. It is the world of nothing. So very tiny, so very short. If it is not understood as it is there cannot be the pañña that let go the idea of self, stage by stage. <text:line-break/>This life is so very valuable when there is time to understand what is there. The best moment in life is listening carefully and pañña develops by itself.<text:line-break/><text:line-break/>——————-<text:line-break/>XXXX, 1<text:line-break/>Nina: We forget the experiencing and take it for self.<text:line-break/><text:line-break/>Sarah: Understand the truth that actually there is no one. Just to be experienced and never to be there at all. <text:line-break/><text:line-break/>Jonothan: Every citta has the characteristic of experiencing an object.<text:line-break/><text:line-break/>Sarah: There is just clinging to one story after another, instead of understanding of what appears at this very moment. Life is just now, not at any other time. What is experienced now just depends on what phassa (contact cetasika) contacts. <text:line-break/><text:line-break/>Nina: thinking about my fall, lying on the floor. So much thinking of a situation.<text:line-break/><text:soft-page-break/><text:line-break/>————<text:line-break/>Nina</text:p>
            </text:section>
          </table:table-cell>
        </table:table-row>
      </table:table>
      <text:h text:style-name="Heading_20_4" text:outline-level="4">Saturday discussion XXXX, 3 </text:h>
      <table:table table:name="Table4" table:style-name="Table4">
        <table:table-column table:style-name="Table4.A"/>
        <table:table-row table:style-name="TableLine3204329824784">
          <table:table-cell table:style-name="Table4.A1" office:value-type="string">
            <text:p text:style-name="Horizontal_20_Line"/>
            <text:p text:style-name="Table_20_Contents"><text:bookmark text:name="msg167677"/>nina </text:p>
            <text:p text:style-name="P1"><text:span text:style-name="T1">05/09/21 </text:span>  <text:a xlink:type="simple" xlink:href="https://groups.io/g/dsg/message/167677" text:style-name="Internet_20_link" text:visited-style-name="Visited_20_Internet_20_Link">#167677   </text:a></text:p>
            <text:p text:style-name="Table_20_Contents"/>
            <text:section text:style-name="Sect1" text:name="msgbody185894030">
              <text:p text:style-name="Table_20_Contents">Dear friends,<text:line-break/><text:line-break/>XXXX,3<text:line-break/>Acharn:Although the rupa has fallen away, memory still clings and takes it for permanent. Each moment is so short, beyond expectation. Realities arise and fall away unknown and it goes on as something permanent. When one is fast asleep the world does not appear. Whenever there is seeing, the world appears, when there is hearing, the world appears. There are six worlds but they arise alternately, so fast that they come together as something, as something permanent. <text:line-break/>It takes a long, long time to become detached from clinging and that should be eliminated until it is completely eradicated. If one clings to a result, the “I” wanting to experience or to have pañña, it hinders, it closes the door to the Path to enlightenment. Even right now who knows the arising and falling away of realities? Those who have developed right understanding until attachment to the object is less and less and less. Nothing can hinder understanding of the true nature of the arising and falling away of realities right now.<text:line-break/>So it is the matter of understanding from hearing, considering and understanding what dhamma is. Most people think that it is in the book, they just talk about the four noble Truths, the dependent origination, the ayatanas (realities that associate). But ayatana is this moment. Eyesense is the inner ayatana and visible object is the outer ayatana. <text:line-break/>No one can condition seeing. Even seeing is conditioned by many conditioning factors. Without the previous moment there can never be seeing. When the object is pleasant, kusala kamma conditions seeing to experience that <text:line-break/>One learns to understand the wisdom of the Buddha and his compassion to teach others to understand realities like him. By accumulation of confidence (saddha) and pañña one sees the value of understanding the teachings.<text:line-break/><text:line-break/>—————<text:line-break/>Nina</text:p>
            </text:section>
          </table:table-cell>
        </table:table-row>
      </table:table>
      <text:h text:style-name="Heading_20_4" text:outline-level="4">Saturday discussion XXXX, 4 </text:h>
      <table:table table:name="Table5" table:style-name="Table5">
        <table:table-column table:style-name="Table5.A"/>
        <table:table-row table:style-name="TableLine3204329823424">
          <table:table-cell table:style-name="Table5.A1" office:value-type="string">
            <text:p text:style-name="Horizontal_20_Line"/>
            <text:p text:style-name="Table_20_Contents"><text:bookmark text:name="msg167699"/>nina </text:p>
            <text:p text:style-name="P1"><text:span text:style-name="T1">05/10/21 </text:span>  <text:a xlink:type="simple" xlink:href="https://groups.io/g/dsg/message/167699" text:style-name="Internet_20_link" text:visited-style-name="Visited_20_Internet_20_Link">#167699   </text:a></text:p>
            <text:p text:style-name="Table_20_Contents"/>
            <text:section text:style-name="Sect1" text:name="msgbody185951754">
              <text:p text:style-name="Table_20_Contents">Dear friends,<text:line-break/><text:line-break/>Acharn: There is attachment, unknown, it is so fast. Rupa lasts 17 moments of citta and before rupa has fallen away there is attachment already. Only the Buddha’s teachings can help people to understand one’s clinging to what arises and falls away.<text:line-break/>When one has the opportunity to hear Dhamma it is not pure luck, it comes from accumulations. By having such confidence we keep on developing understanding. People do not know that pariyatti <text:soft-page-break/>(intellectual understanding of the present moment) is the foundation of understanding. Usually one moves away from understanding seeing to thinking about what is seen, about the story of it. At the moment of hearing there is no sati, no confidence, no attention to understand hearing as a reality which hears, no one at all. One turns away from hearing and thinks a lot about what is heard. <text:line-break/>The Buddha taught to help people to see the value of having less and less attachment. Otherwise there can never be the experience of Nibbåna. The idea of “I will develop, I will do something to attain Nibbåna” is useless. <text:line-break/>It is so precious to understand the depth of the teachings. One really sees the Buddha when understanding the teachings, otherwise there is just a statue. When one understands what dhamma is, one does not need to go anywhere. Any moment is dhamma. So it depends on understanding from hearing and considering, from pariyatti which can condition patipatti, meaning that which reaches reality with right understanding from pariyatti. Without hearing and considering there are no conditions for direct awareness to begin to understand reality which is so very deep. <text:line-break/><text:line-break/>—————- <text:line-break/>Nina</text:p>
            </text:section>
          </table:table-cell>
        </table:table-row>
      </table:table>
      <text:h text:style-name="Heading_20_4" text:outline-level="4">Saturday discussion, XXXX, 5 </text:h>
      <table:table table:name="Table6" table:style-name="Table6">
        <table:table-column table:style-name="Table6.A"/>
        <table:table-row table:style-name="TableLine3204329827232">
          <table:table-cell table:style-name="Table6.A1" office:value-type="string">
            <text:p text:style-name="Horizontal_20_Line"/>
            <text:p text:style-name="Table_20_Contents"><text:bookmark text:name="msg167723"/>nina </text:p>
            <text:p text:style-name="P1"><text:span text:style-name="T1">05/11/21 </text:span>  <text:a xlink:type="simple" xlink:href="https://groups.io/g/dsg/message/167723" text:style-name="Internet_20_link" text:visited-style-name="Visited_20_Internet_20_Link">#167723   </text:a></text:p>
            <text:p text:style-name="Table_20_Contents"/>
            <text:section text:style-name="Sect1" text:name="msgbody186010759">
              <text:p text:style-name="Table_20_Contents">Dear friends,<text:line-break/><text:line-break/>Acharn: Citta, cetasika and rupa, they are all conditions for just a moment of seeing which arises and falls away. In the Tipitaka the nimittas of the five khandhas are spoken of. It shows that there cannot be understanding of one characteristic of reality at a time. Right now who can discern the moment of seeing before the moment of like or dislike of the reality that appears. <text:line-break/><text:line-break/>Sarah: When one thinks of pain or one’s siuation, the dosa is very harsh. When there is kindness, understanding, appreciation of the neighbours’ good deeds the citta is soft and gentle. None of it belongs to me, it is not my result, or “I” who is suffering. Just conditioned dhmmas, they cannot be any other way. <text:line-break/>We were listenig to an old recorder. Nina had an accident and there was a good reminder about dosa when the citta is so coarse, whereas it is light and soft when there is understanding. <text:line-break/><text:line-break/>Acharn: Even when there is no pain now it is good to think about the truth.<text:line-break/><text:line-break/>Nina: I find one sentence so precious when you said that so long as there is only thinking about the words and not letting go, attachment is there. It hinders the understanding of what arises and falls away. Only a few words, and nobody else reminds us that the dhamma is so near, that the present moment is not far away. You said that the characteristics of that which experiences begins to show up little by little. Usually we are thinking of this table, that chair and we forget that there is an experiencing, which we take for self. <text:line-break/><text:line-break/>Acharn: Nobody can force understanding to arise. It depends on understanding deeper and deeper. <text:line-break/><text:line-break/>—————<text:line-break/>Nina</text:p>
            </text:section>
          </table:table-cell>
        </table:table-row>
      </table:table>
      <text:h text:style-name="Heading_20_4" text:outline-level="4"><text:soft-page-break/>Saturday discussion, XXXX, 6 </text:h>
      <table:table table:name="Table7" table:style-name="Table7">
        <table:table-column table:style-name="Table7.A"/>
        <table:table-row table:style-name="TableLine3204329815536">
          <table:table-cell table:style-name="Table7.A1" office:value-type="string">
            <text:p text:style-name="Horizontal_20_Line"/>
            <text:p text:style-name="Table_20_Contents"><text:bookmark text:name="msg167737"/>nina </text:p>
            <text:p text:style-name="P1"><text:span text:style-name="T1">05/12/21 </text:span>  <text:a xlink:type="simple" xlink:href="https://groups.io/g/dsg/message/167737" text:style-name="Internet_20_link" text:visited-style-name="Visited_20_Internet_20_Link">#167737   </text:a></text:p>
            <text:p text:style-name="Table_20_Contents"/>
            <text:section text:style-name="Sect1" text:name="msgbody186069310">
              <text:p text:style-name="Table_20_Contents">Dear friends,<text:line-break/><text:line-break/>Sarah: Each reality in life arises by different conditions. It is just a fantasy that there is an “I” that can decide, control or choose anything.<text:line-break/>Jonothan: David, is concentration wholesome, unwholesome or what?<text:line-break/><text:line-break/>David: Wholesome.<text:line-break/><text:line-break/>Jonothan: Why?<text:line-break/><text:line-break/>David: It is useful in lfe to maintain concentration for a long time on something. <text:line-break/><text:line-break/>Jonothan: How does one know when concentration is wholesome or unwholesome? There is only wholesome concentration when consciousness is wholesome. There can be a kind of practice of concentration on what is appearing now but that is not awareness and understanding according to the Buddha’s teachings. <text:line-break/><text:line-break/>Nina: We have to distinguish between concentration in the absolute sense and the conventional idea of concentration, when you think: “I concentrate on this or that”. <text:line-break/><text:line-break/>David: Do you think that anapana sati (mindfulness of breath) is not very useful?<text:line-break/><text:line-break/>Nina: It is a very difficult subject. We have to have right understanding of what is breath. The Buddha said that this is a subject for people who are very advanced. People can say in general “O, I concentrate on my breath”, but that is more in conventional sense. <text:line-break/><text:line-break/>Jonothan: Anapana sati has to arise naturally, not by selection. The Buddha’s teaching is to understand the reality at the present moment. Any reality can be the object of awareness and understanding.<text:line-break/><text:line-break/>————</text:p>
              <text:p text:style-name="P3">Nina</text:p>
            </text:section>
          </table:table-cell>
        </table:table-row>
      </table:table>
      <text:h text:style-name="Heading_20_4" text:outline-level="4">Saturday discussion XXXX, 7 </text:h>
      <table:table table:name="Table8" table:style-name="Table8">
        <table:table-column table:style-name="Table8.A"/>
        <table:table-row table:style-name="TableLine3204329821520">
          <table:table-cell table:style-name="Table8.A1" office:value-type="string">
            <text:p text:style-name="Horizontal_20_Line"/>
            <text:p text:style-name="Table_20_Contents"><text:bookmark text:name="msg167742"/>nina </text:p>
            <text:p text:style-name="P1"><text:span text:style-name="T1">05/13/21 </text:span>  <text:a xlink:type="simple" xlink:href="https://groups.io/g/dsg/message/167742" text:style-name="Internet_20_link" text:visited-style-name="Visited_20_Internet_20_Link">#167742   </text:a></text:p>
            <text:p text:style-name="Table_20_Contents"/>
            <text:section text:style-name="Sect1" text:name="msgbody186124714">
              <text:p text:style-name="Table_20_Contents">Dear friends,<text:line-break/><text:line-break/>Acharn: What is concentration? If there is no understanding now, how can there be more? What is seen is gone. We keep on thinking that it is still there, like my leg, my hand, my friend, my home. Even while we are talking now there is seeing, we cannot make it arise or choose it. We are talking and thinking about other things but there are conditions for seeing to arise and fall away instantly, <text:soft-page-break/>unknown. The point is to understand life as it is, to understand whatever is appearing now. Without the words of the Enlightened One no one can know what is there at all. It is so very deep, so very subtle. Seeing is subtle, hearing is subtle, everything is so subtle because it is now and no one knows about it. <text:line-break/>Is there concentration at this moment? There must be right understanding, otherwise it is wrong concentration. Of what use is wrong concentration with the idea of self, with the idea of “I try, I can make it arise”. <text:line-break/>Even one has concentration and calm to the degree of jhana, the Buddha said that this is not the right Path, because there is no understanding of this moment as it is. What is the use, because it has gone. Even concentration cannot last. Whenever it arises it has to fall away in split seconds.<text:line-break/>—————<text:line-break/><text:line-break/>Nina</text:p>
            </text:section>
          </table:table-cell>
        </table:table-row>
      </table:table>
      <text:h text:style-name="Heading_20_4" text:outline-level="4">Saturday discussion XXXX,9 </text:h>
      <table:table table:name="Table9" table:style-name="Table9">
        <table:table-column table:style-name="Table9.A"/>
        <table:table-row table:style-name="TableLine3204329825328">
          <table:table-cell table:style-name="Table9.A1" office:value-type="string">
            <text:p text:style-name="Horizontal_20_Line"/>
            <text:p text:style-name="Table_20_Contents"><text:bookmark text:name="msg167778"/>nina </text:p>
            <text:p text:style-name="P1"><text:span text:style-name="T1">05/16/21 </text:span>  <text:a xlink:type="simple" xlink:href="https://groups.io/g/dsg/message/167778" text:style-name="Internet_20_link" text:visited-style-name="Visited_20_Internet_20_Link">#167778   </text:a></text:p>
            <text:p text:style-name="Table_20_Contents"/>
            <text:section text:style-name="Sect1" text:name="msgbody186270281">
              <text:p text:style-name="Table_20_Contents">Dear friends,<text:line-break/><text:line-break/>David: Some people have to face difficult realities, like disease and death, or they have come to the end of life. Is there for those who do not know anything about Buddhism a helpful suggestion or meditation?<text:line-break/><text:line-break/>Jonothan: Everyone is different by accumulation, knowledge or experience. What is helpful for one may not be helpful for another. Life in the cycle involves pain, illness and death.<text:line-break/><text:line-break/>Sarah: Painful feeling and aversion are two different arrows. The second arrow is mental disturbance and anguish. Whatever arises in life does not last. Life goes on from moment to moment, and there is death at each moment. What is gone is gone. All the disturbances of yesterday are completely gone. What has not come has not come. What about understanding this moment? Just a moment of consciousness, not “I” who can control anything. As understanding develops there is more and more letting go of the burden of the wrong idea that “I” can control.<text:line-break/><text:line-break/>Nina: The Abidhamma is so helpful, it teaches us about the different processes of cittas. We learn that vipaka, result, is just one short moment and then there are several kusala cittas or akusala cittas in that same process. We attach so much importance to pleasant feeling and painful feeling. That makes life so difficult. There is so much disturbance when we think for a long time about our feelings and unpleasant experiences. <text:line-break/><text:line-break/>Acharn: The best way is to be an understanding person. You cannot change anything at all. We can be a good friend and help that person. No one can force anything to arise. It all depends on the situation and circumstances.<text:line-break/>Be a good friend not just in that situation, but any time, any moment.<text:line-break/><text:line-break/>——————<text:line-break/>Nina.</text:p>
            </text:section>
          </table:table-cell>
        </table:table-row>
      </table:table>
      <text:p text:style-name="P16"><draw:control text:anchor-type="as-char" draw:z-index="0" draw:name="Shape1" draw:style-name="gr1" draw:text-style-name="P47" svg:width="1.863cm" svg:height="0.742cm" draw:control="control1"/><text:s/></text:p>
      <text:list xml:id="list2591128311" text:style-name="L1">
        <text:list-item>
          <text:p text:style-name="P45"><text:soft-page-break/><text:a xlink:type="simple" xlink:href="https://groups.io/g/dsg/message/167787" text:style-name="Internet_20_link" text:visited-style-name="Visited_20_Internet_20_Link"><text:span text:style-name="T2">previous page </text:span></text:a></text:p>
        </text:list-item>
        <text:list-item>
          <text:p text:style-name="P45"><text:a xlink:type="simple" xlink:href="javascript:void(0)" text:style-name="Internet_20_link" text:visited-style-name="Visited_20_Internet_20_Link">#167788 </text:a></text:p>
        </text:list-item>
        <text:list-item>
          <text:p text:style-name="P43"><text:a xlink:type="simple" xlink:href="https://groups.io/g/dsg/message/167789" text:style-name="Internet_20_link" text:visited-style-name="Visited_20_Internet_20_Link"><text:span text:style-name="T2">next page </text:span></text:a></text:p>
        </text:list-item>
      </text:list>
      <text:h text:style-name="Heading_20_4" text:outline-level="4">Saturday discussion XXXX,10 </text:h>
      <table:table table:name="Table10" table:style-name="Table10">
        <table:table-column table:style-name="Table10.A"/>
        <table:table-row table:style-name="TableLine3204329820432">
          <table:table-cell table:style-name="Table10.A1" office:value-type="string">
            <text:p text:style-name="Horizontal_20_Line"/>
            <text:p text:style-name="Table_20_Contents"><text:bookmark text:name="msg167788"/>nina </text:p>
            <text:p text:style-name="P1"><text:span text:style-name="T1">05/17/21 </text:span>  <text:a xlink:type="simple" xlink:href="https://groups.io/g/dsg/message/167788" text:style-name="Internet_20_link" text:visited-style-name="Visited_20_Internet_20_Link">#167788   </text:a></text:p>
            <text:p text:style-name="Table_20_Contents"/>
            <text:section text:style-name="Sect1" text:name="msgbody186321814">
              <text:p text:style-name="Table_20_Contents">Dear friends,</text:p>
              <text:p text:style-name="Table_20_Contents"/>
              <text:p text:style-name="Table_20_Contents">Acharn: Usually we think about the others but what about the understanding of what we take for one’s own. When there is more understanding of what we take for “I” we can help others more to understand that. </text:p>
              <text:p text:style-name="Table_20_Contents"/>
              <text:p text:style-name="Table_20_Contents">An Le: For those who never heard the Dhamma it is easy to have wrong concentration, lobha is always there. Right understanding is very rare. </text:p>
              <text:p text:style-name="Table_20_Contents"/>
              <text:p text:style-name="Table_20_Contents">Sarah: That is why the Buddha spoke about the right Path and the wrong Path. The right Path is very subtle, very difficult and it has to begin with dhammas that are anatta. </text:p>
              <text:p text:style-name="Table_20_Contents">When playing chess, swimming, cooking, there is concentration with ordinary lobha. But it is different from focusing on an object with an idea that it will lead to more goodness, calm and understanding. This is the kind of concentration which is dangerous, leading to the wrong Path, further away from the right Path. </text:p>
              <text:p text:style-name="Table_20_Contents"/>
              <text:p text:style-name="Table_20_Contents">Alan: The first stage of vipassana ñana is the understanding of nama and rupa. How can that be gradual?</text:p>
              <text:p text:style-name="Table_20_Contents"/>
              <text:p text:style-name="Table_20_Contents">Sarah: If there is no beginning of understanding of different realities as not self how can there ever be the direct understanding which is satipatthana, the very clear understanding which is vipassana ñana. </text:p>
              <text:p text:style-name="Table_20_Contents">It has to begin now to understand different nama and rupa as not self, otherwise there can never be the gradual development of direct understanding. </text:p>
              <text:p text:style-name="Table_20_Contents"/>
              <text:p text:style-name="Table_20_Contents">Alan: The gradual development of understanding is pariyatti? So, the direct understanding of nama as distinct from rupa is patipatti?</text:p>
              <text:p text:style-name="Table_20_Contents"/>
              <text:p text:style-name="Table_20_Contents">Sarah: And then pativedha, when there is vipassana ñana. It has to begin now with pariyatti, the correct intellectual understanding of different realities.</text:p>
              <text:p text:style-name="Table_20_Contents"/>
              <text:p text:style-name="Table_20_Contents">Alan: What is the meaning of patipatti?</text:p>
              <text:p text:style-name="Table_20_Contents"/>
              <text:p text:style-name="Table_20_Contents">Sarah: The approach (patti) of a particular object of understanding <text:span text:style-name="T3">(paìi, particular). </text:span></text:p>
              <text:p text:style-name="P4"/>
              <text:p text:style-name="Table_20_Contents">—————</text:p>
              <text:p text:style-name="P4">Nina</text:p>
            </text:section>
          </table:table-cell>
        </table:table-row>
      </table:table>
      <text:h text:style-name="Heading_20_4" text:outline-level="4"><text:soft-page-break/>Saturday discussion XXXXI, 2 </text:h>
      <table:table table:name="Table11" table:style-name="Table11">
        <table:table-column table:style-name="Table11.A"/>
        <table:table-row table:style-name="TableLine3204329820160">
          <table:table-cell table:style-name="Table11.A1" office:value-type="string">
            <text:p text:style-name="Horizontal_20_Line"/>
            <text:p text:style-name="Table_20_Contents"><text:bookmark text:name="msg167801"/>nina </text:p>
            <text:p text:style-name="P1"><text:span text:style-name="T1">05/19/21 </text:span>  <text:a xlink:type="simple" xlink:href="https://groups.io/g/dsg/message/167801" text:style-name="Internet_20_link" text:visited-style-name="Visited_20_Internet_20_Link">#167801   </text:a></text:p>
            <text:p text:style-name="Table_20_Contents"/>
            <text:section text:style-name="Sect1" text:name="msgbody186444018">
              <text:p text:style-name="Table_20_Contents">Dear friends,<text:line-break/><text:line-break/>Nina: a question about concept: the step from nimitta to concept.<text:line-break/><text:line-break/>Acharn: If you do not think about the word concept, is there any reality? Whatever is real has its characteristic which appears as it is. When there is seeing or hearing the whole body from head to toe does not appear. When there is touching there cannot be touching of the whole body at once. When there is seeing, there is not one moment of seeing, there are many moments of seeing arising and falling away, but it is not known. There can be understanding of the nimitta of seeing. One moment of seeing cannot be the object of understanding. There are many processes and that is the nimitta of seeing. In the Tipitaka there are the words rupa-nimitta, vedana-nimitta, etc, for each of the five khandhas. Everything appears as nimitta, just one reality cannot be the object of understanding. <text:line-break/>Hardness appears at the moment of touching. It is the object that impinged on the bodysense. It appears as something hard, it is the nimitta of hardness. When it is “something” it is paññatti, concept. <text:line-break/><text:line-break/>—————<text:line-break/>Nina</text:p>
            </text:section>
          </table:table-cell>
        </table:table-row>
      </table:table>
      <text:p text:style-name="Standard">nina </text:p>
      <text:p text:style-name="P12"><text:span text:style-name="T1">05/20/21 </text:span>  <text:a xlink:type="simple" xlink:href="https://groups.io/g/dsg/message/167805" text:style-name="Internet_20_link" text:visited-style-name="Visited_20_Internet_20_Link">#167805  </text:a></text:p>
      <text:p text:style-name="Standard"/>
      <text:p text:style-name="Standard">Dear friends,<text:line-break/><text:line-break/>Acharn: There can be the understanding of nama, no shape, no form… Different moments of experiencing, no one there at all.<text:line-break/>This is the beginning to let go the idea of self. Seeing is seeing, it is conditioned, without conditions it cannot arise. If we do not think of the word it is there. It must be a reality, but the arising and falling away cannot be known (yet)… Considering the truth is not the moment when it begins to understand the characteristic of not self.<text:line-break/><text:line-break/>Nina: We listen, but we have to consider again and again.<text:line-break/><text:line-break/>Acharn: It is still you or me. We have to begin to let go. Life is so very short. <text:line-break/><text:line-break/>Sarah: Acharn mentioned that one speck of dust cannot be seen but if there is enough dust there is an impression of dust. I find this analogy helpful. There can be thinking about the dust in the room. Just now there is some noise outside our window . Sound is heard, there are many moments of experiencing that sound, there is an impression of it. Because of memory there is thinking about the kind of sound. It is actually just thinking. It is only sound, but without many sounds being heard there would not be that impression, and there would not be the memory and thinking about that kind of sound. <text:line-break/>Nina spoke about painful feeling that seems to last. There are countless moments of painful feeling and other experiences in between. Since there are many moments it gives that impression and there <text:soft-page-break/>is thinking of pain in my body because of that memory. It is just painful feeling.<text:line-break/><text:line-break/>Jonothan: Even a single moment of seeing cannot be understood, but the characteristic of seeing can be understood. It appears as continuous because of the nimitta. <text:line-break/><text:line-break/>Sarah: it is just now, no matter what word is used.<text:line-break/><text:line-break/>—————-<text:line-break/>Nina. </text:p>
      <text:h text:style-name="Heading_20_4" text:outline-level="4">Saturday discussion XXXXI, 4 </text:h>
      <table:table table:name="Table12" table:style-name="Table12">
        <table:table-column table:style-name="Table12.A"/>
        <table:table-row table:style-name="TableLine3204329821248">
          <table:table-cell table:style-name="Table12.A1" office:value-type="string">
            <text:p text:style-name="Horizontal_20_Line"/>
            <text:p text:style-name="Table_20_Contents"><text:bookmark text:name="msg167815"/>nina </text:p>
            <text:p text:style-name="P1"><text:span text:style-name="T1">05/21/21 </text:span>  <text:a xlink:type="simple" xlink:href="https://groups.io/g/dsg/message/167815" text:style-name="Internet_20_link" text:visited-style-name="Visited_20_Internet_20_Link">#167815   </text:a></text:p>
            <text:p text:style-name="Table_20_Contents"/>
            <text:section text:style-name="Sect1" text:name="msgbody186559013">
              <text:p text:style-name="Table_20_Contents">Dear friends,<text:line-break/><text:line-break/>Sarah: Taking (pain) for my arm, my body, is just natural. It has to be like that because ignorance and wrong understanding have been accumulated for so long. It can be understood, it is just a moment of a passing dhamma,, it is a moment of thinking like that.<text:line-break/><text:line-break/>Nina: We listen now and then we forget.<text:line-break/><text:line-break/>Sarah: It is not “my difficulty”.<text:line-break/><text:line-break/>Acharn: Otherwise we cannot have any knowledge of the Buddha’s pañña. How great it is to realize the Truth, much more than we can expect. Impossible to understand the Truth as he understood. We begin to see the virtues of the Buddha. <text:line-break/>We can begin to consider how much ignorance is there, from moment to moment, even right now. <text:line-break/>It needs more understanding little by little. That is the development of understanding, to let go ignorance and neglecting to think about it as that which now experiences. It is not under anyone’s control, just by conditions.<text:line-break/><text:line-break/>—————<text:line-break/>Nina</text:p>
            </text:section>
          </table:table-cell>
        </table:table-row>
      </table:table>
      <text:h text:style-name="Heading_20_4" text:outline-level="4">aturday discussion XXXXI, 5 </text:h>
      <table:table table:name="Table13" table:style-name="Table13">
        <table:table-column table:style-name="Table13.A"/>
        <table:table-row table:style-name="TableLine3204329822064">
          <table:table-cell table:style-name="Table13.A1" office:value-type="string">
            <text:p text:style-name="Horizontal_20_Line"/>
            <text:p text:style-name="Table_20_Contents"><text:bookmark text:name="msg167826"/>nina </text:p>
            <text:p text:style-name="P1"><text:span text:style-name="T1">05/22/21 </text:span>  <text:a xlink:type="simple" xlink:href="https://groups.io/g/dsg/message/167826" text:style-name="Internet_20_link" text:visited-style-name="Visited_20_Internet_20_Link">#167826   </text:a></text:p>
            <text:p text:style-name="Table_20_Contents"/>
            <text:section text:style-name="Sect1" text:name="msgbody186604294">
              <text:p text:style-name="Table_20_Contents">Dear friends,<text:line-break/><text:line-break/>Sarah: had a dialogue with An Le about concentration.<text:line-break/>Sarah: What is right concentration?<text:line-break/><text:line-break/>An Le:Only when there are conditions for it. If there is right understanding, maybe there is right concentration. <text:line-break/><text:line-break/><text:soft-page-break/>Sarah: What kind of concentration is there now, kusala or akusala? <text:line-break/><text:line-break/>An Le: Difficult to tell, mostly akusala. It depends on motivation. If there is understanding of realities, the concentration is kusala. But we mostly think of concepts. <text:line-break/><text:line-break/>Sarah: Even now, while discussing dhammas, there are moments of kusala citta and wise reflection, and many moments of unwise reflection, thinking of the noise outside, or thinking of what is seen on the computer screen. There are kusala concentration and akusala concentration. <text:line-break/>Different kinds of concentration, each one lasting for an instant and then gone with the citta, all day long. The wholesome cetasikas condition each other, and citta which is the leader in experiencing the object is conditioned by the accompanying cetasikas. <text:line-break/>Without sati there could not be any kusala. There can be wholesome concentration without understading. How can it be known? Impossible. Without understanding it cannot be known what is wholesome and what unwholesome. The main point is that there are just dhammas arising and falling away. There is nothing that anyone can do. No one can practise concentration. Each reality is conditioned.<text:line-break/><text:line-break/>Harji: Even when the Buddha said practise concentration, or do this or that. <text:line-break/><text:line-break/>Sarah: That is just a description of realities.<text:line-break/><text:line-break/>——————— <text:line-break/>Nina.</text:p>
            </text:section>
          </table:table-cell>
        </table:table-row>
      </table:table>
      <text:h text:style-name="Heading_20_4" text:outline-level="4">Saturday discussion XXXXI, 6. </text:h>
      <table:table table:name="Table14" table:style-name="Table14">
        <table:table-column table:style-name="Table14.A"/>
        <table:table-row table:style-name="TableLine3204329822608">
          <table:table-cell table:style-name="Table14.A1" office:value-type="string">
            <text:p text:style-name="Horizontal_20_Line"/>
            <text:p text:style-name="Table_20_Contents"><text:bookmark text:name="msg167854"/>nina </text:p>
            <text:p text:style-name="P1"><text:span text:style-name="T1">05/24/21 </text:span>  <text:a xlink:type="simple" xlink:href="https://groups.io/g/dsg/message/167854" text:style-name="Internet_20_link" text:visited-style-name="Visited_20_Internet_20_Link">#167854   </text:a></text:p>
            <text:p text:style-name="Table_20_Contents"/>
            <text:section text:style-name="Sect1" text:name="msgbody186702884">
              <text:p text:style-name="Table_20_Contents">Dear friends,<text:line-break/><text:line-break/>Maeve: Not a single moment can be known, just a characteristic. How do we define a characteristic, is it a concept? Being aware of a characteristic is being aware of nama?<text:line-break/><text:line-break/>Jonothan: Characteristic can refer to the unique characteristic of a reality( N: seeing being different from hearing) or to the three (general) characteristics of impermanence, dukkha and anatta. <text:line-break/>These two kinds of characteristics are not separate from the reality itself.<text:line-break/><text:line-break/>Understanding does not know a single moment. Understanding takes the nimitta (sign) of a reality. The reality is a single moment but not appearing as such, it appears as having a duration. <text:line-break/><text:line-break/>Acharn: If (a reality) can be known soon, it is not profound and subtle. It arises and falls away in splitseconds, and where is the world? How short it is, arising and falling away. Never to be found again, never to arise again, never the same. But at the moment of looking at it, it seems the same. <text:line-break/>Whenever there is a reality which experiences, there must be the object which is experienced. Arammana (object) is that which is known, no matter it is that which is seen, smelt, tasted, touched. It arises and falls away. The citta is the chief of experiencing. It cannot like or dislike, it just arises to experience. <text:line-break/>Whenever there is direct understanding of the object which arises and falls away by conditions, it is the patthana (foundation) of sati which conditions pañña to begin to understand it until it is known <text:soft-page-break/>as not self. Whenever there is patthana it is the object of development. When it is not the foundation for the development of understanding, it is not patthana, no awareness, and pañña is not there, conditioned by previous intellectual understanding.<text:line-break/><text:line-break/>————- <text:line-break/>Nina</text:p>
            </text:section>
          </table:table-cell>
        </table:table-row>
      </table:table>
      <text:h text:style-name="Heading_20_4" text:outline-level="4">Saturday discussion, XXXXI, 7 </text:h>
      <table:table table:name="Table15" table:style-name="Table15">
        <table:table-column table:style-name="Table15.A"/>
        <table:table-row table:style-name="TableLine3204329825056">
          <table:table-cell table:style-name="Table15.A1" office:value-type="string">
            <text:p text:style-name="Horizontal_20_Line"/>
            <text:p text:style-name="Table_20_Contents"><text:bookmark text:name="msg167875"/>nina </text:p>
            <text:p text:style-name="P1"><text:span text:style-name="T1">05/26/21 </text:span>  <text:a xlink:type="simple" xlink:href="https://groups.io/g/dsg/message/167875" text:style-name="Internet_20_link" text:visited-style-name="Visited_20_Internet_20_Link">#167875   </text:a></text:p>
            <text:p text:style-name="Table_20_Contents"/>
            <text:section text:style-name="Sect1" text:name="msgbody186816432">
              <text:p text:style-name="Table_20_Contents">Dear friends,</text:p>
              <text:p text:style-name="Table_20_Contents"/>
              <text:p text:style-name="P5">Sarah: In order for there to be direct understanding there has to be a lot of listening, wise considering and reflection about the dhamma that can experience and the rupa that cannot experience anything. The idea of self is so strong There is perversion of sañña (remembrance), taking reality for something or someone. The wise considering at this moment is the beginning of understanding of what life is at this very moment. Not just remembering names and terms but beginning to understand that it is just visible object that is seen now.That is the world at this moment, nothing else is seen. </text:p>
              <text:p text:style-name="P5">Through the wise considering understanding develops until we can directly understand what appears now, what life is at this moment. That is paìipatti. Paìipatti is the same a satipatthana. Just seeing dhamma as dhamma, no one there, no one who can do anything, who can practise, no one who can select an object. </text:p>
              <text:p text:style-name="Table_20_Contents"> <text:span text:style-name="T4">Acharn: It has to be the pañña that can attain or approach (patta) the truth of that object. Not just from intellectual understanding. Now there is seeing and the object that is seen. Paìi means the actual one, that one, not the other. Patti is reaching, approaching, attaining of that object, only one object. </text:span></text:p>
              <text:p text:style-name="P5">There is hardness now. Does anyone approach the truth of it? It arises and falls away. It can be paìi (particular) when there is more intellectual understanding which can be the instant condition. Uncontrollable.</text:p>
              <text:p text:style-name="P5"/>
              <text:p text:style-name="P5">_______</text:p>
              <text:p text:style-name="P5"/>
              <text:p text:style-name="P5">Nina.</text:p>
            </text:section>
          </table:table-cell>
        </table:table-row>
      </table:table>
      <text:h text:style-name="Heading_20_4" text:outline-level="4">Saturday discussion XXXXI, 8. </text:h>
      <table:table table:name="Table16" table:style-name="Table16">
        <table:table-column table:style-name="Table16.A"/>
        <table:table-row table:style-name="TableLine3204329810368">
          <table:table-cell table:style-name="Table16.A1" office:value-type="string">
            <text:p text:style-name="Horizontal_20_Line"/>
            <text:p text:style-name="Table_20_Contents"><text:bookmark text:name="msg167895"/>nina </text:p>
            <text:p text:style-name="P1"><text:span text:style-name="T1">05/28/21 </text:span>  <text:a xlink:type="simple" xlink:href="https://groups.io/g/dsg/message/167895" text:style-name="Internet_20_link" text:visited-style-name="Visited_20_Internet_20_Link">#167895   </text:a></text:p>
            <text:p text:style-name="Table_20_Contents"/>
            <text:section text:style-name="Sect1" text:name="msgbody186930428">
              <text:p text:style-name="Table_20_Contents">Dear friends,</text:p>
              <text:p text:style-name="Table_20_Contents"/>
              <text:p text:style-name="P5">Sarah had a discussion with Dr. David. When the treatment does not work he feels sad. Expectation leads to sadness. </text:p>
              <text:p text:style-name="P5">Sarah: What happens depends on many different conditions: the patient’s kamma, the citta, temperature and nutriment. Nothing is in anyone’s control. </text:p>
              <text:p text:style-name="P5"/>
              <text:p text:style-name="P5">Acharn: What about a very pleasant moment , but no understanding of that moment? Or pain? There can be understanding of the truth as it is. </text:p>
              <text:p text:style-name="P5"/>
              <text:p text:style-name="P5">David: You are not alone with your pain. There are other people who can help you and you can be very useful to other people who feel the same pain.</text:p>
              <text:p text:style-name="P5"/>
              <text:p text:style-name="P5">Sarah (to Lukasz): If you think that there is depression all the time, it is just a moment that arises <text:soft-page-break/>and falls away. At the mometn of dosa, there cannot be understanding, but understanding can pop in any time. There can be understanding that it is just a dhamma that falls away instantly. There was a comment by Acharn that one becomes preoccupied with unpleasant feeling because no one likes unpleasant feeling but one does not see that lobha is there all the time because it does not appear. </text:p>
              <text:p text:style-name="P5">In order to be so much aversion there has to be a lot of attachment, clinging to the way you would like things. Sometimes it seems that it is just dosa, but what about attachment, like even now. There can be attachment to what is seen, to what is heard, there are different realities all te time. </text:p>
              <text:p text:style-name="P5"/>
              <text:p text:style-name="Table_20_Contents">—————</text:p>
              <text:p text:style-name="P5">Nina.</text:p>
            </text:section>
          </table:table-cell>
        </table:table-row>
      </table:table>
      <text:h text:style-name="Heading_20_4" text:outline-level="4">Saturday discussion XXXXI, 10 </text:h>
      <table:table table:name="Table17" table:style-name="Table17">
        <table:table-column table:style-name="Table17.A"/>
        <table:table-row table:style-name="TableLine3204329823152">
          <table:table-cell table:style-name="Table17.A1" office:value-type="string">
            <text:p text:style-name="Horizontal_20_Line"/>
            <text:p text:style-name="Table_20_Contents"><text:bookmark text:name="msg167908"/>nina </text:p>
            <text:p text:style-name="P1"><text:span text:style-name="T1">05/30/21 </text:span>  <text:a xlink:type="simple" xlink:href="https://groups.io/g/dsg/message/167908" text:style-name="Internet_20_link" text:visited-style-name="Visited_20_Internet_20_Link">#167908   </text:a></text:p>
            <text:p text:style-name="Table_20_Contents"/>
            <text:section text:style-name="Sect1" text:name="msgbody187015240">
              <text:p text:style-name="Table_20_Contents">Dear friends,</text:p>
              <text:p text:style-name="Table_20_Contents"/>
              <text:p text:style-name="Table_20_Contents">Acharn: So, the best thing in life is to understand the truth. We try so hard to get it, but it cannot belong to anyone because it is conditioned. There must be the wise consideration of the truth, considering whether it is true or not. This is the beginning. It is not permanent. Each moment arises and falls away.This is the beginning of the development of letting go, by understanding, not by anyone at all. </text:p>
              <text:p text:style-name="Table_20_Contents">Have more confidence , life is just the way it is by accumulation and conditions. There is only one moment (appearing) which is very short and then gone. Ignorance is there from life to life.</text:p>
              <text:p text:style-name="Table_20_Contents">It is dhamma and it is gone instantly. Thinking is not the moment of seeing, hearing or smelling. Instead of thinking of other things there can be accumulation (of understanding) stemming from hearing and considering, to find the truth of this moment. There can be thinking about it in the beginning and later on there can be a moment of understanding of what appears, little by little. This means that there is direct understanding and awareness. Even it is so weak, it is understandig of no me, no world. Realities can be clearer and clearer.</text:p>
              <text:p text:style-name="Table_20_Contents"/>
              <text:p text:style-name="Table_20_Contents">—————-</text:p>
              <text:p text:style-name="P4">Nina</text:p>
            </text:section>
          </table:table-cell>
        </table:table-row>
      </table:table>
      <text:h text:style-name="Heading_20_4" text:outline-level="4">Saturday discussion XXXXI, 11. </text:h>
      <table:table table:name="Table18" table:style-name="Table18">
        <table:table-column table:style-name="Table18.A"/>
        <table:table-row table:style-name="TableLine3204329823696">
          <table:table-cell table:style-name="Table18.A1" office:value-type="string">
            <text:p text:style-name="Horizontal_20_Line"/>
            <text:p text:style-name="Table_20_Contents"><text:bookmark text:name="msg167921"/>nina </text:p>
            <text:p text:style-name="P1"><text:span text:style-name="T1">06/02/21 </text:span>  <text:a xlink:type="simple" xlink:href="https://groups.io/g/dsg/message/167921" text:style-name="Internet_20_link" text:visited-style-name="Visited_20_Internet_20_Link">#167921   </text:a></text:p>
            <text:p text:style-name="Table_20_Contents"/>
            <text:section text:style-name="Sect1" text:name="msgbody187168980">
              <text:p text:style-name="Table_20_Contents">Dear friends,</text:p>
              <text:p text:style-name="Table_20_Contents"/>
              <text:p text:style-name="P7">Acharn: Life is this: no one. It only goes on by conditions from moment to moment. This is the way to let go. It is the deep and subtle Path: letting go the idea of self. There is clinging to what is there as something, ignorance is there. So long as paññå is not sufficient it cannot let go absolutely the idea of self. That is why the development of paññå begins from hearing, considering, pariyatti. When pariyatti is well enough it can be sacca ñåùa of the noble Truth. It is now, no need to go anywhere and no need to think so much about it to understand the characteristic which is now appearing as it is. Seeing sees, hearing does not see, it hears. At this moment of hearing there is not only citta, there is phassa cetasika (contact) arising together with citta and the other cetasikas. It depends on conditions what citta arises. By conditions, and that is the understanding of khanti parami (the perfection of patience), sacca <text:soft-page-break/>parami (truthfulness), because it is so true, nekhamma parami (renunciation), adiììhåna parami(resolution). Have confidence in the Path, this is the only way, at the moment of understanding what is there now, little by little.</text:p>
              <text:p text:style-name="P7">The moment of understanding is the beginning of not being forgetful that what appears is only what impinges on the eyebase.</text:p>
              <text:p text:style-name="Table_20_Contents"/>
              <text:p text:style-name="Table_20_Contents">————</text:p>
              <text:p text:style-name="Table_20_Contents">Nina</text:p>
            </text:section>
          </table:table-cell>
        </table:table-row>
      </table:table>
      <text:h text:style-name="Heading_20_4" text:outline-level="4">Saturday discussion XXXXII ,1 </text:h>
      <table:table table:name="Table19" table:style-name="Table19">
        <table:table-column table:style-name="Table19.A"/>
        <table:table-row table:style-name="TableLine3204329825600">
          <table:table-cell table:style-name="Table19.A1" office:value-type="string">
            <text:p text:style-name="Horizontal_20_Line"/>
            <text:p text:style-name="Table_20_Contents"><text:bookmark text:name="msg167937"/>nina </text:p>
            <text:p text:style-name="P1"><text:span text:style-name="T1">06/04/21 </text:span>  <text:a xlink:type="simple" xlink:href="https://groups.io/g/dsg/message/167937" text:style-name="Internet_20_link" text:visited-style-name="Visited_20_Internet_20_Link">#167937   </text:a></text:p>
            <text:p text:style-name="Table_20_Contents"/>
            <text:section text:style-name="Sect1" text:name="msgbody187290070">
              <text:p text:style-name="Table_20_Contents">Dear friends,<text:line-break/><text:line-break/>Nina: Taking attachment for self, it is hard to understand. How to explain “no self” to others?<text:line-break/><text:line-break/>Acharn: If I say “it is not self” what does it mean? It is not enough. What about this moment, what is there? Who made it arise? No one at all.<text:line-break/>Every word should be investigated, to consider the truth, whether it is real. There is thinking about what is seen but what about this moment of seeing? A person cannot be seen, what can be seen is only what impinges on the eyebase. What is eyebase? That quality which is different from other things. It is there to be a conditon for seeing to arise. Where is the “I”? And what can be taken for “I’”? Without considering it there may be the idea that it is already there. There must be conditions for whatever arises, otherwise it cannot arise and appear. Just learn to understand what is now appearing. It is gone, unknown. <text:line-break/>What is meant by no one and nothing is the truth of what is now apparing as it is. That which is seen cannot see. What about the seeing, can it be seen? Where is it and how can it be just in a moment and then gone. Can we say:”do not arise, do not be such”? The truth is: life is but birth until deathb, that is all.<text:line-break/><text:line-break/>————<text:line-break/>Nina</text:p>
            </text:section>
          </table:table-cell>
        </table:table-row>
      </table:table>
      <text:h text:style-name="Heading_20_4" text:outline-level="4">Saturday discussion, XXXXII, 2 </text:h>
      <table:table table:name="Table20" table:style-name="Table20">
        <table:table-column table:style-name="Table20.A"/>
        <table:table-row table:style-name="TableLine3204329811184">
          <table:table-cell table:style-name="Table20.A1" office:value-type="string">
            <text:p text:style-name="Horizontal_20_Line"/>
            <text:p text:style-name="Table_20_Contents"><text:bookmark text:name="msg167947"/>nina </text:p>
            <text:p text:style-name="P1"><text:span text:style-name="T1">06/05/21 </text:span>  <text:a xlink:type="simple" xlink:href="https://groups.io/g/dsg/message/167947" text:style-name="Internet_20_link" text:visited-style-name="Visited_20_Internet_20_Link">#167947   </text:a></text:p>
            <text:p text:style-name="Table_20_Contents"/>
            <text:section text:style-name="Sect1" text:name="msgbody187337812">
              <text:p text:style-name="Table_20_Contents">Dear friends,</text:p>
              <text:p text:style-name="Table_20_Contents"/>
              <text:p text:style-name="Table_20_Contents">Nina: The Buddha said: practise concentration. Why?</text:p>
              <text:p text:style-name="Table_20_Contents"/>
              <text:p text:style-name="Table_20_Contents">Acharn: We have to investigate or carefully understand the words of the Buddha, teaching us to do or to  have one’s own understanding? To understand or to do? Otherwise we are mistaken as to the truth, thinking that the Buddha taught us to do this or that. </text:p>
              <text:p text:style-name="Table_20_Contents">We are talking about seeing right now but no understanding of seeing yet. Just knowing that it is there is not enough, because it is there and then gone. It arises and falls away unknown. That is why the Buddha taught to everyone to study, to understand the truth. And there is no one, because he <text:soft-page-break/>said that all dhammas are a<text:span text:style-name="T7">nattå</text:span>, no thing, no self. </text:p>
              <text:p text:style-name="Table_20_Contents">Reaities are different by conditions and each one arises by its proper conditions, and then it falls away, never to return. So, what can be done, what can we do? Impossible. </text:p>
              <text:p text:style-name="Table_20_Contents">But there can be the development of understanding the truth, and this is the moment of letting go wrong understanding and ignorance, which conditions clinging to the idea that it (reality) is there all the time, thinking, “It is still there, it is me”. It takes time to understand only one reality and it can appear as only one. When there is more understanding it conditions direct awareness, but it must be together with understanding. Otherwise it cannot be <text:span text:style-name="T4">sammå-sati or right awareness. So, what is the use of having awareness without understanding?</text:span></text:p>
              <text:p text:style-name="P5"/>
              <text:p text:style-name="Table_20_Contents">—————</text:p>
              <text:p text:style-name="P5">Nina</text:p>
            </text:section>
          </table:table-cell>
        </table:table-row>
      </table:table>
      <text:h text:style-name="Heading_20_4" text:outline-level="4">Saturday discussion XXXXII, 3 </text:h>
      <table:table table:name="Table21" table:style-name="Table21">
        <table:table-column table:style-name="Table21.A"/>
        <table:table-row table:style-name="TableLine3204329817984">
          <table:table-cell table:style-name="Table21.A1" office:value-type="string">
            <text:p text:style-name="Horizontal_20_Line"/>
            <text:p text:style-name="Table_20_Contents"><text:bookmark text:name="msg167966"/>nina </text:p>
            <text:p text:style-name="P1"><text:span text:style-name="T1">06/07/21 </text:span>  <text:a xlink:type="simple" xlink:href="https://groups.io/g/dsg/message/167966" text:style-name="Internet_20_link" text:visited-style-name="Visited_20_Internet_20_Link">#167966   </text:a></text:p>
            <text:p text:style-name="Table_20_Contents"/>
            <text:section text:style-name="Sect1" text:name="msgbody187431874">
              <text:p text:style-name="Table_20_Contents">Dear friends,</text:p>
              <text:p text:style-name="Table_20_Contents"/>
              <text:p text:style-name="P5">Acharn: To do something (N: like practising concntration) is not the teaching of the Buddha, because he said that all dhammas are anattå, no one. He taught us to understand the truth of realities which arise and perform their functions together as citta and cetasikas. Just talk about what is there now, little by little. One word at a time. From moning until night there must be the reality which experiences. Actually there is nothing but that which is conditioned to arise and fall away all the time. The first noble    Truth. </text:p>
              <text:p text:style-name="P5"/>
              <text:p text:style-name="P5">Sarah: I think it is so important to consider the seeing, the hearing. No one who sees, who hears. There is just visible object or sound now. If there is not enough careful consideration there will always be the idea of “I can do something, I can practise or I should consider more”. So there is not any letting go or any realisation of dhamma as anattå. </text:p>
              <text:p text:style-name="P18">You, Nina, mentioned in the beginning that is so hard, but it is not for “me” that it is so hard, it is just the nature of ignorance and clinging. Consideration is so important when wishing to have more consideration or regret about not considering. It is actually just the idea of self, wanting to have more understanding. It is not the understanding of seeing as not self, visible object as not self, understanding as not self, concentration as not self. They are just passing dhammas, not belonging to any one. So the Path has to be about letting go and about what appears right now.</text:p>
              <text:p text:style-name="P17"> </text:p>
              <text:p text:style-name="P5">Question of Sundara about the use of knowing details.</text:p>
              <text:p text:style-name="P5"/>
              <text:p text:style-name="P5">Acharn: I think that we can understand only as much as we are able to. To understand that seeing is real at this moment is not enough. But seeing is there to be object of study with awareness little by little and one can develop the understanding of the nature of that which can experience. The benefit of understanding (for example) tadalambana, receiving-consciousness, is having more confidence that there is no “I” at all. </text:p>
              <text:p text:style-name="P5">The details in the Tipitaka from page to page  are so very subtle and deep. If there is no understanding yet of what appears we loose time, we think about other things while there can be more conditions for understanding of what is appearing.</text:p>
              <text:p text:style-name="P5"/>
              <text:p text:style-name="Table_20_Contents">—————</text:p>
              <text:p text:style-name="P5"/>
              <text:p text:style-name="P5">Nina</text:p>
            </text:section>
            <text:p text:style-name="P30"><text:bookmark text:name="likebutton187431874"/></text:p>
          </table:table-cell>
        </table:table-row>
      </table:table>
      <text:h text:style-name="Heading_20_4" text:outline-level="4"><text:soft-page-break/>Saturday discussion XXXXIII, 4 </text:h>
      <table:table table:name="Table22" table:style-name="Table22">
        <table:table-column table:style-name="Table22.A"/>
        <table:table-row table:style-name="TableLine3204329813088">
          <table:table-cell table:style-name="Table22.A1" office:value-type="string">
            <text:p text:style-name="Horizontal_20_Line"/>
            <text:p text:style-name="Table_20_Contents"><text:bookmark text:name="msg167976"/>nina </text:p>
            <text:p text:style-name="P1"><text:span text:style-name="T1">06/08/21 </text:span>  <text:a xlink:type="simple" xlink:href="https://groups.io/g/dsg/message/167976" text:style-name="Internet_20_link" text:visited-style-name="Visited_20_Internet_20_Link">#167976   </text:a></text:p>
            <text:p text:style-name="Table_20_Contents"/>
            <text:section text:style-name="Sect1" text:name="msgbody187487195">
              <text:p text:style-name="Table_20_Contents">Der friends,</text:p>
              <text:p text:style-name="Table_20_Contents"/>
              <text:p text:style-name="P5">Acharn: At the moment of understanding, no words, no thought about it, no saññå (remembrance) of the words but understanding of that characteristic which appears as it is, as that which experiences. </text:p>
              <text:p text:style-name="P5">There are so many things around, it is impossible to understand just one reality a little clearer. One reality can be the object of consideration again and again. Not just the word but the characteristic of that which is now appearing. While in the time of the Buddha anyone was listening to the teachings, there could be direct awareness and understanding of the nature, of the real characteristic of that which is not “I”, because it experiences, no thought about words like satírana, sampaticchana. What we heard as intellectual understanding can support the confidence in no self at all, no clinging to that. </text:p>
              <text:p text:style-name="P5">Can one see the benefit of understanding the details more clearly, just to develop the understanding of no self? Not to cling more to the story of the details of it, which cannot be known. There is not the understanding of seeing which appears, so how can there be clear understanding of that? The point of listening to the teachings is to understand what is there now which is not known yet. </text:p>
              <text:p text:style-name="P5"/>
              <text:p text:style-name="Table_20_Contents">————</text:p>
              <text:p text:style-name="P5">Nina</text:p>
            </text:section>
          </table:table-cell>
        </table:table-row>
      </table:table>
      <text:h text:style-name="Heading_20_4" text:outline-level="4">Saturday discussion XXXXII, 5 </text:h>
      <table:table table:name="Table23" table:style-name="Table23">
        <table:table-column table:style-name="Table23.A"/>
        <table:table-row table:style-name="TableLine3204329814448">
          <table:table-cell table:style-name="Table23.A1" office:value-type="string">
            <text:p text:style-name="Horizontal_20_Line"/>
            <text:p text:style-name="Table_20_Contents"><text:bookmark text:name="msg167978"/>nina </text:p>
            <text:p text:style-name="P1"><text:span text:style-name="T1">06/09/21 </text:span>  <text:a xlink:type="simple" xlink:href="https://groups.io/g/dsg/message/167978" text:style-name="Internet_20_link" text:visited-style-name="Visited_20_Internet_20_Link">#167978   </text:a></text:p>
            <text:p text:style-name="Table_20_Contents"/>
            <text:section text:style-name="Sect1" text:name="msgbody187544766">
              <text:p text:style-name="Table_20_Contents">Dear friends,</text:p>
              <text:p text:style-name="Table_20_Contents"/>
              <text:p text:style-name="P5">Acharn: There is no one at the moment of seeing. Little by little there can be letting go instead of lobha which clings to everything except lokuttara dhammas. Each person has different accumulations. </text:p>
              <text:p text:style-name="P5"/>
              <text:p text:style-name="P5">Sarah: The point is not setting a rule whether or not one discusses tadårammaùa (registering-consciousness), the reality is at this moment. Seeing is now, thinking is now, considering is now, wisely or unwisely. Otherwise we are thinking about the situation, about the story of dhamma again instead of just understanding the reality right now. </text:p>
              <text:p text:style-name="P5"/>
              <text:p text:style-name="P5">Acharn: When there is no paññå it has to be ignorance and attachment when there is wanting to know or learn, lobha is always there. Lobha has to be gradually eliminated, letting go. The only way to have less clinging to the idea of self is beginning to understand the truth of this moment by way of intellectual understanding, and later on by direct understanding and again later on by the direct experience of the truth. </text:p>
              <text:p text:style-name="P5">Only one reality at a time can be known. Now there are so many things around, why do they not appear well? Because there is no right understanding.</text:p>
              <text:p text:style-name="P5"/>
              <text:p text:style-name="P5">Question: What is direct understanding?</text:p>
              <text:p text:style-name="P5"/>
              <text:p text:style-name="P5">Acharn: Is there any direct awareness? Is there lobha somewhere? If it is not seen it cannot be eradicated.</text:p>
              <text:p text:style-name="P5"/>
              <text:p text:style-name="Table_20_Contents">————<text:span text:style-name="T4">-</text:span></text:p>
              <text:p text:style-name="Table_20_Contents"><text:soft-page-break/>Nina.</text:p>
            </text:section>
          </table:table-cell>
        </table:table-row>
      </table:table>
      <text:h text:style-name="Heading_20_4" text:outline-level="4">Saturday discussion XXXXII, 7 </text:h>
      <table:table table:name="Table24" table:style-name="Table24">
        <table:table-column table:style-name="Table24.A"/>
        <table:table-row table:style-name="TableLine3204329830496">
          <table:table-cell table:style-name="Table24.A1" office:value-type="string">
            <text:p text:style-name="Horizontal_20_Line"/>
            <text:p text:style-name="Table_20_Contents"><text:bookmark text:name="msg168003"/>nina </text:p>
            <text:p text:style-name="P1"><text:span text:style-name="T1">06/12/21 </text:span>  <text:a xlink:type="simple" xlink:href="https://groups.io/g/dsg/message/168003" text:style-name="Internet_20_link" text:visited-style-name="Visited_20_Internet_20_Link">#168003   </text:a></text:p>
            <text:p text:style-name="Table_20_Contents"/>
            <text:section text:style-name="Sect1" text:name="msgbody187708911">
              <text:p text:style-name="Table_20_Contents">Dear friends,</text:p>
              <text:p text:style-name="Table_20_Contents"/>
              <text:p text:style-name="P5">Sarah: Betty, when there is paìipatti we know it is the beginning of understanding realities directly, the beginning of satipaììhåna, the beginning of understanding of the characteristic of visible object. There is doubt and clinging as usual, understanding is not firm enough. But when there is paìivedha the understanding is very clear. There is the clear understanding of nåma and rúpa as anattå. The understanding is much stronger, letting go the idea of self.</text:p>
              <text:p text:style-name="P5"/>
              <text:p text:style-name="P5">Nina: it is very precious to be reminded all the time that paññå is so short, that there is no one. I have not heard it anywhere else, that there is no one, nothing, about anattå, about now.</text:p>
              <text:p text:style-name="P5"/>
              <text:p text:style-name="P5">Sarah: It always has to be this moment. It does not matter whatever the circumstances or the situation, it is always the present moment, always realities appearing like now. That is why confidence develops with understanding at this moment. </text:p>
              <text:p text:style-name="P5"/>
              <text:p text:style-name="P5">Nina: Letting go. It is very human to think that I can let go. </text:p>
              <text:p text:style-name="P5"/>
              <text:p text:style-name="P5">Acharn: We talk about seeing as that which experiences. It experiences what is seen. No one there at all. When there is more understanding where is the whole picture? Like a person who is walking and       standing?</text:p>
              <text:p text:style-name="P5">To understand the truth is to understand only one reality at a time. Just consider the truth which appears all the time. Understanding develops and performs its function of letting go the wrong idea and   clinging to that as “I” from life to life.</text:p>
              <text:p text:style-name="P5">Each life ends up when there are conditions to end this life. But there must be seeing again, hearing again, birth again as this life, as last life and next life. This is the truth of what is there and what is   now appearing.</text:p>
              <text:p text:style-name="P5"/>
              <text:p text:style-name="Table_20_Contents">————</text:p>
              <text:p text:style-name="P5">Nina.</text:p>
            </text:section>
          </table:table-cell>
        </table:table-row>
      </table:table>
      <text:h text:style-name="Heading_20_4" text:outline-level="4">Saturday discussion, XXXXII,8 </text:h>
      <table:table table:name="Table25" table:style-name="Table25">
        <table:table-column table:style-name="Table25.A"/>
        <table:table-row table:style-name="TableLine3204329832400">
          <table:table-cell table:style-name="Table25.A1" office:value-type="string">
            <text:p text:style-name="Horizontal_20_Line"/>
            <text:p text:style-name="Table_20_Contents"><text:bookmark text:name="msg168018"/>nina </text:p>
            <text:p text:style-name="P1"><text:span text:style-name="T1">06/13/21 </text:span>  <text:a xlink:type="simple" xlink:href="https://groups.io/g/dsg/message/168018" text:style-name="Internet_20_link" text:visited-style-name="Visited_20_Internet_20_Link">#168018   </text:a></text:p>
            <text:p text:style-name="Table_20_Contents"/>
            <text:section text:style-name="Sect1" text:name="msgbody187751764">
              <text:p text:style-name="Table_20_Contents">Dear friends,</text:p>
              <text:p text:style-name="Table_20_Contents"/>
              <text:p text:style-name="P5">Acharn: Whatever is there now is conditioned, it appears, thus it arises, but no understanding. It is so true, but no thought about it, we just keep on thinking about other things and also about the words about the truth. When we talk about seeing it has to be this moment. If there is no understanding of the characteristic of what is there, as different realities, there must be the idea of “some thing”. They appear together.</text:p>
              <text:p text:style-name="P5"/>
              <text:p text:style-name="P5">Jonothan: The Buddha’s teachings cover many aspects of the realities that are appearing, such as conditions, kamma and vipåka. Any aspect of the teaching can be carefully considered. If one’s reflection is motivated by the idea of having more awareness now, perhaps it can be a hindrance. As Acharn said, just talk about the truth. That includes the truth of what is appearing now. We do not have to do anything.</text:p>
              <text:p text:style-name="P5"/>
              <text:p text:style-name="P5">Sarah: when there is the idea that I should be able to do anything, I should be able to affect or <text:soft-page-break/>change the conditions, it is not the understanding of he truth, not the understanding of realities. There is seeing now, no one can change it or can do anything about it, because it is conditioned to be the way it is. Understanding when it arises now is conditioned by the accumulation of understanding, by reflecting wisely about the truth that it is not “I” who can make it arise, that “I” can do anything. That clinging leads to more and more difficulties and it takes one further away from understanding the truth now.</text:p>
              <text:p text:style-name="P5"/>
              <text:p text:style-name="Table_20_Contents">————<text:span text:style-name="T4">-</text:span></text:p>
              <text:p text:style-name="P5">Nina</text:p>
            </text:section>
          </table:table-cell>
        </table:table-row>
      </table:table>
      <text:h text:style-name="Heading_20_4" text:outline-level="4">Saturday discussion XXXXII, 12 </text:h>
      <table:table table:name="Table26" table:style-name="Table26">
        <table:table-column table:style-name="Table26.A"/>
        <table:table-row table:style-name="TableLine3204329829952">
          <table:table-cell table:style-name="Table26.A1" office:value-type="string">
            <text:p text:style-name="Horizontal_20_Line"/>
            <text:p text:style-name="Table_20_Contents"><text:bookmark text:name="msg168165"/>nina </text:p>
            <text:p text:style-name="P1"><text:span text:style-name="T1">06/20/21 </text:span>  <text:a xlink:type="simple" xlink:href="https://groups.io/g/dsg/message/168165" text:style-name="Internet_20_link" text:visited-style-name="Visited_20_Internet_20_Link">#168165   </text:a></text:p>
            <text:p text:style-name="Table_20_Contents"/>
            <text:section text:style-name="Sect1" text:name="msgbody188119812">
              <text:p text:style-name="Table_20_Contents">Dear friends,</text:p>
              <text:p text:style-name="Table_20_Contents"/>
              <text:p text:style-name="P5">Acharn:</text:p>
              <text:p text:style-name="P5">Only some words cannot eliminate the idea of self. If the characteristic of only one reality at a time does not appear how can there be confidence in the truth? Paññå knows that when only one object does not appear it is impossible to understand that object as no self… </text:p>
              <text:p text:style-name="P5">When there is understanding from hearing, right understanding knows that is not the direct understanding of one reality yet…</text:p>
              <text:p text:style-name="P5">The truth is that there must be one object at a time. What is meant by one at a time? Whatever appears to paññå, no matter of what level, arises and falls away so very rapidly. What appears is just the nimitta of one reality.</text:p>
              <text:p text:style-name="P5">There are seeing, hearing, thinking all the time To understand the truth of “no one” you do not have to try so hard to think about it. It is the nimitta before there is the shape and form of a bird, a house.That is paññå: no one at all. But paññå has to be developed on and on to let go the idea of self and doubt, and very subtle defilements, the latent tendencies. </text:p>
              <text:p text:style-name="Table_20_Contents">———</text:p>
              <text:p text:style-name="Table_20_Contents">Nina. </text:p>
            </text:section>
          </table:table-cell>
        </table:table-row>
      </table:table>
      <text:h text:style-name="Heading_20_4" text:outline-level="4">Saturday discussion XXXXII, 13. </text:h>
      <table:table table:name="Table27" table:style-name="Table27">
        <table:table-column table:style-name="Table27.A"/>
        <table:table-row table:style-name="TableLine3204329835120">
          <table:table-cell table:style-name="Table27.A1" office:value-type="string">
            <text:p text:style-name="Horizontal_20_Line"/>
            <text:p text:style-name="Table_20_Contents"><text:bookmark text:name="msg168178"/>nina </text:p>
            <text:p text:style-name="P1"><text:span text:style-name="T1">06/21/21 </text:span>  <text:a xlink:type="simple" xlink:href="https://groups.io/g/dsg/message/168178" text:style-name="Internet_20_link" text:visited-style-name="Visited_20_Internet_20_Link">#168178   </text:a></text:p>
            <text:p text:style-name="Table_20_Contents"/>
            <text:section text:style-name="Sect1" text:name="msgbody188172523">
              <text:p text:style-name="Table_20_Contents">Dear friends,</text:p>
              <text:p text:style-name="Table_20_Contents"/>
              <text:p text:style-name="P5">Anattå and suññattå are not just words, but reality. Anattå means: not under anyone’s control. Nothing can be changed into something else. It is gone.</text:p>
              <text:p text:style-name="P5"/>
              <text:p text:style-name="P5">Sukin: The object of direct understanding is the nimitta. You speak of the nimitta of many realities, not of one?</text:p>
              <text:p text:style-name="P5"/>
              <text:p text:style-name="P5">Acharn: There is not only one reality. We are talking about seeing, seeing is appearing. Not one reality, one (moment of) seeing. </text:p>
              <text:p text:style-name="P5"/>
              <text:p text:style-name="P5">Sukin: So, it is the same as now: it is the nimitta of many moments of seeing. </text:p>
              <text:p text:style-name="P5"/>
              <text:p text:style-name="P5">Acharn: That is why in the Tipiìaka there is refrence to rúpa-nimitta, vedanå-nimitta, to the nimitta of the five khandhas. It means that all appear as nimitta of a reality.</text:p>
              <text:p text:style-name="P5">That which arises falls away, never to arise again. But it conditions the next moment and this again the next moment, by contiguity condition (anantara paccaya) and immediacy-condition (samanantara-paccaya, in the right order). </text:p>
              <text:p text:style-name="P5">The Buddha was so kind to teach others, otherwise saósåra (the cycle of birth and death) is so very <text:soft-page-break/>dark.</text:p>
              <text:p text:style-name="Table_20_Contents">———</text:p>
              <text:p text:style-name="Table_20_Contents">Nina</text:p>
            </text:section>
          </table:table-cell>
        </table:table-row>
      </table:table>
      <text:h text:style-name="Heading_20_4" text:outline-level="4">Saturday discussion XXXXII, 15 </text:h>
      <table:table table:name="Table28" table:style-name="Table28">
        <table:table-column table:style-name="Table28.A"/>
        <table:table-row table:style-name="TableLine3204329833216">
          <table:table-cell table:style-name="Table28.A1" office:value-type="string">
            <text:p text:style-name="Horizontal_20_Line"/>
            <text:p text:style-name="Table_20_Contents"><text:bookmark text:name="msg168185"/>nina </text:p>
            <text:p text:style-name="P1"><text:span text:style-name="T1">06/22/21 </text:span>  <text:a xlink:type="simple" xlink:href="https://groups.io/g/dsg/message/168185" text:style-name="Internet_20_link" text:visited-style-name="Visited_20_Internet_20_Link">#168185   </text:a></text:p>
            <text:p text:style-name="Table_20_Contents"/>
            <text:section text:style-name="Sect1" text:name="msgbody188215501">
              <text:p text:style-name="Table_20_Contents">Dear friends,</text:p>
              <text:p text:style-name="Table_20_Contents"/>
              <text:p text:style-name="P5">Acharn: Can anyone imagine the moment when only one reality appears? Only one nimitta.</text:p>
              <text:p text:style-name="P5"/>
              <text:p text:style-name="P5">Sukin: There would not be the idea  of many if the Budha did not talk about one moment. No idea about reality and the difference between reality and concept. Without understanding the meaning of “one dhamma” there would not be the development of any understanding.</text:p>
              <text:p text:style-name="P5"/>
              <text:p text:style-name="P5">Acharn: This is the way to understand the truth little by little, until it is so firm and it shows up as it is, only too the higher developed paññå. It is keen enough to let go the other things. Now there is no letting go of seeing, thinking, like, the shape and form of what appears. How can there be right understanding of a characteristic which appears as only one at a time? Because they come together, a long story about it. It is the moment of letting go the idea of the next (reality). </text:p>
              <text:p text:style-name="P5">For example, a moment of hardness appears but there is not enough understanding. When it is the right time only that which paññå understands with awareness appears and there is no doubt what awareness is. </text:p>
              <text:p text:style-name="P5">We have used the word awareness but it does not show up if there are no conditions for its arising. There must be understanding, otherwise no right awareness or direct awareness. In the beginning it is not clear yet, but the characteristic of awareness and understanding is there. It is very short, very weak, but the difference is there (N: the difference with no awareness) while we are talking right now. There can be a moment of understanding of what is appearing, unexpectedly. That is just the beginning. Without conditions it is impossible, no matter one tries so hard, in the forest. It is just paññå which lets go the idea of self with regard to such or such object. The understanding of anattå becomes firmer and there is more confidence.</text:p>
              <text:p text:style-name="P5"/>
              <text:p text:style-name="Table_20_Contents">—————</text:p>
              <text:p text:style-name="P5">Nina.</text:p>
            </text:section>
          </table:table-cell>
        </table:table-row>
      </table:table>
      <text:p text:style-name="Standard"/>
      <text:section text:style-name="Sect1" text:name="maincontent">
        <text:section text:style-name="Sect1" text:name="maincontent-refresh">
          <text:p text:style-name="Standard"/>
          <text:section text:style-name="Sect1" text:name="maincontent-column">
            <text:h text:style-name="Heading_20_4" text:outline-level="4"><text:soft-page-break/>Saturday discussion,XXXXII, 15 </text:h>
            <table:table table:name="Table29" table:style-name="Table29">
              <table:table-column table:style-name="Table29.A"/>
              <table:table-row table:style-name="TableLine3204329832944">
                <table:table-cell table:style-name="Table29.A1" office:value-type="string">
                  <text:p text:style-name="Horizontal_20_Line"/>
                  <text:p text:style-name="Table_20_Contents"><text:bookmark text:name="msg168207"/>nina </text:p>
                  <text:p text:style-name="P1"><text:span text:style-name="T1">06/24/21 </text:span>  <text:a xlink:type="simple" xlink:href="https://groups.io/g/dsg/message/168207" text:style-name="Internet_20_link" text:visited-style-name="Visited_20_Internet_20_Link">#168207   </text:a></text:p>
                  <text:p text:style-name="Table_20_Contents"/>
                  <text:section text:style-name="Sect1" text:name="msgbody188342951">
                    <text:p text:style-name="Table_20_Contents">Dear friends,</text:p>
                    <text:p text:style-name="Table_20_Contents"/>
                    <text:p text:style-name="P5">Acharn: We talk about conditions from moment to moment to have more confidence in the truth that no one can make anything arise and that there cannot be anyone at all. That is the meaning of dhamma. What is real is conditioned to arise and appear. Arising and falling away, never to return, to have less clinging to the idea of self. Without such understanding how can there be letting go? Accumulation of the idea of self is so great, enormous, from life to life, from aeons to aeons. </text:p>
                    <text:p text:style-name="P5">When we try to have more conditions for the arising of understanding that is not letting go. Attachment is there, the second noble Truth. </text:p>
                    <text:p text:style-name="P5"/>
                    <text:p text:style-name="P5">Sarah (to Jotika): If someone says that a self can have more metta, and can do more good deeds, that understanding can develop from meditation or by following a practice, is this true, is it correct?</text:p>
                    <text:p text:style-name="P5"/>
                    <text:p text:style-name="P5">Jotika: I think it is helpful for people but not the truth. There is the development of calm and good behaviour. </text:p>
                    <text:p text:style-name="P5"/>
                    <text:p text:style-name="P5">Sarah: What is calm?   </text:p>
                    <text:p text:style-name="P5"/>
                    <text:p text:style-name="P5">Sundara: We have accumulated a lot of akusala, mostly. Often people think of a long moment of calmness, but this is wholly unlikely. It is important to know what calm is. </text:p>
                    <text:p text:style-name="P5"/>
                    <text:p text:style-name="P5">Sarah: At the moment of wishing to have more kusala, trying to have more mettå, or feeling very peaceful in a quiet place, is that calmness?</text:p>
                    <text:p text:style-name="P5"/>
                    <text:p text:style-name="P5">Jotika: People feel better, live better, being with the Dhamma.</text:p>
                    <text:p text:style-name="P5"/>
                    <text:p text:style-name="P5">Sarah: Most of the time it is attachment. When someone feels friendly or happy to be with people or sitting quitly, it is just for oneself. It is not the letting go of the idea of self. It is not easy to talk about Dhamma with different people, according to their accumulations and understanding. Clinging to self is so strong. People like to have their own practices and their own development of what they think is calmness. </text:p>
                    <text:p text:style-name="P5"/>
                    <text:p text:style-name="P17">—————</text:p>
                    <text:p text:style-name="P17"><text:span text:style-name="T4">Nin</text:span><text:span text:style-name="T5">a</text:span></text:p>
                  </text:section>
                  <text:p text:style-name="P29"><text:bookmark text:name="moredrop-188342951"/><text:bookmark text:name="likebutton188342951"/><text:a xlink:type="simple" xlink:href="https://groups.io/g/dsg/message/168207?p=%2C%2C%2C20%2C0%2C0%2C0%3A%3Arecentpostdate%2Fsticky%2C%2CSaturday+discussion%2C20%2C2%2C360%2C83766428#window-188342951" text:style-name="Internet_20_link" text:visited-style-name="Visited_20_Internet_20_Link"><text:span text:style-name="T10"/></text:a></text:p>
                  <text:section text:style-name="Sect1" text:name="likestats188342951">
                    <text:p text:style-name="P21"><text:bookmark text:name="likestats188342951"/></text:p>
                  </text:section>
                </table:table-cell>
              </table:table-row>
            </table:table>
            <text:h text:style-name="P22" text:outline-level="4"><text:soft-page-break/>Saturday discussion XXXXII, 17 </text:h>
            <table:table table:name="Table30" table:style-name="Table30">
              <table:table-column table:style-name="Table30.A"/>
              <table:table-row table:style-name="TableLine3204329834848">
                <table:table-cell table:style-name="Table30.A1" office:value-type="string">
                  <text:p text:style-name="Horizontal_20_Line"/>
                  <text:p text:style-name="Table_20_Contents"><text:bookmark text:name="msg168215"/>nina </text:p>
                  <text:p text:style-name="P1"><text:span text:style-name="T1">06/25/21 </text:span>  <text:a xlink:type="simple" xlink:href="https://groups.io/g/dsg/message/168215" text:style-name="Internet_20_link" text:visited-style-name="Visited_20_Internet_20_Link">#168215   </text:a></text:p>
                  <text:p text:style-name="Table_20_Contents"/>
                  <text:section text:style-name="Sect1" text:name="msgbody188395428">
                    <text:p text:style-name="Table_20_Contents">Dear friends,</text:p>
                    <text:p text:style-name="Table_20_Contents"/>
                    <text:p text:style-name="P5">Sarah: Calmness can only arise with wholesome moments. At the moment of just feeling pleasant and relaxed there is just clinging to one’s own pleasant feeling.</text:p>
                    <text:p text:style-name="P5"/>
                    <text:p text:style-name="P5">Jotika: Is it really possible to see the tiniest moment of impinging, to experience it?</text:p>
                    <text:p text:style-name="P5"/>
                    <text:p text:style-name="P5">Sarah:There is always confusion between awareness and thinking. Sati is quite different from the ordinary usual meaning of awareness. Just begin to be more familiar with what the nature of realities is and more familiar with the fact that each reality is conditioned.</text:p>
                    <text:p text:style-name="P5">If you are lookimg for tiny parts (in the case of impingement) or trying to catch this moment of calm, there is “I” again. It is the wrong Path, not the natural development. It is not a matter of trying to catch it, to find it. </text:p>
                    <text:p text:style-name="P5"/>
                    <text:p text:style-name="P5">Jonothan: People think that being calm in behaviour is more wholesome than reacting and being emotional. Akusala tendencies cannot be changed by behaviour. It can be an unproductive way of thinking that one’s behaviour has to change. </text:p>
                    <text:p text:style-name="P5"/>
                    <text:p text:style-name="P5">Sarah: Jotika, is it true that there is seeing now that arises by conditions, not by “I” doing anything?</text:p>
                    <text:p text:style-name="P5"/>
                    <text:p text:style-name="P5">Jotika: I think so.</text:p>
                    <text:p text:style-name="P5"/>
                    <text:p text:style-name="P5">Sarah: At the moment of reflecting about the nature of feeling there is calm, not “I” who is trying to be calm. The next moment of feeling agitated there is no calm. Calm, fear or any reality just arise from conditions and then they are gone instantly. </text:p>
                    <text:p text:style-name="P5"/>
                    <text:p text:style-name="P5">Jotika: There is some understanding, not enough to talk about it. </text:p>
                    <text:p text:style-name="P5"/>
                    <text:p text:style-name="P5">Sarah: It does not matter. Just consider and listen. Beginning to reflect wisely is the condition that slowly one becomes more used to the idea that it is just seeing that sees now and then gone immediately. No one can change it or make anything different.</text:p>
                    <text:p text:style-name="P5"/>
                    <text:p text:style-name="Table_20_Contents">—————</text:p>
                    <text:p text:style-name="P5">Nina</text:p>
                    <text:p text:style-name="Table_20_Contents"/>
                  </text:section>
                </table:table-cell>
              </table:table-row>
            </table:table>
            <text:h text:style-name="Heading_20_4" text:outline-level="4"><text:soft-page-break/>Saturday discussion XXXXII, 17 </text:h>
            <table:table table:name="Table31" table:style-name="Table31">
              <table:table-column table:style-name="Table31.A"/>
              <table:table-row table:style-name="TableLine3204329833488">
                <table:table-cell table:style-name="Table31.A1" office:value-type="string">
                  <text:p text:style-name="Horizontal_20_Line"/>
                  <text:p text:style-name="Table_20_Contents"><text:bookmark text:name="msg168293"/>nina </text:p>
                  <text:p text:style-name="P1"><text:span text:style-name="T1">07/02/21 </text:span>  <text:a xlink:type="simple" xlink:href="https://groups.io/g/dsg/message/168293" text:style-name="Internet_20_link" text:visited-style-name="Visited_20_Internet_20_Link">#168293   </text:a></text:p>
                  <text:p text:style-name="Table_20_Contents"/>
                  <text:section text:style-name="Sect1" text:name="msgbody188762247">
                    <text:p text:style-name="Table_20_Contents"/>
                    <text:p text:style-name="Table_20_Contents">Dear friends,</text:p>
                    <text:p text:style-name="Table_20_Contents"/>
                    <text:p text:style-name="P5">Jotika:When there is understanding, there is accepting</text:p>
                    <text:p text:style-name="P5"/>
                    <text:p text:style-name="P5">Sarah: What is accepting?</text:p>
                    <text:p text:style-name="P5"/>
                    <text:p text:style-name="P5">Jotika: Accepting things as they are coming.</text:p>
                    <text:p text:style-name="P5"/>
                    <text:p text:style-name="P5">Sarah: Is it I who is accepting or is it a reality?</text:p>
                    <text:p text:style-name="P5"/>
                    <text:p text:style-name="P5">Jotika: It is I, I think.</text:p>
                    <text:p text:style-name="P5"/>
                    <text:p text:style-name="P5">Jonothan: It is an idea of behaving in a certain way. All realities are conditioned. One can begin to appreciate more and more that what we take for the present world are just conditioned realities. </text:p>
                    <text:p text:style-name="P5"/>
                    <text:p text:style-name="P5">Sarah: Understanding of realities is the opposite of I being in a certain way.</text:p>
                    <text:p text:style-name="P5"/>
                    <text:p text:style-name="P5">Acharn: We use many words. What about understanding each one as it is? If understanding is not enough, there cannot be satipaììhåna. </text:p>
                    <text:p text:style-name="P5">We talked about calm. Is what we call calm real? If there is no understanding of any reality right now, can there be understanding of calm? Is it there now? </text:p>
                    <text:p text:style-name="P5"/>
                    <text:p text:style-name="P5">Nina: What we take for calm is not really calm according to the Buddha’s teaching. With each kusala citta there is calm. It is difficult to know when the citta is kusala and when there is clinging and already akusala. Realities last so short and follow so closely. </text:p>
                    <text:p text:style-name="P5"/>
                    <text:p text:style-name="P5">Acharn: From the beginning there should be understanding that there are so many different realities. Calm is one reality, one characteristic. We learn to understand that there is no one, no self. The understanding of each different characteristic can condition the letting go of the idea of self. </text:p>
                    <text:p text:style-name="P5">There is an idea about calm when it does not show up. When it shows up no word is needed about it. Calm is a characteristic which shows up when it is time to be the object of paññå. </text:p>
                    <text:p text:style-name="P5"/>
                    <text:p text:style-name="Table_20_Contents">—————</text:p>
                    <text:p text:style-name="Table_20_Contents"/>
                    <text:p text:style-name="Table_20_Contents">Nina</text:p>
                  </text:section>
                </table:table-cell>
              </table:table-row>
            </table:table>
            <text:h text:style-name="Heading_20_4" text:outline-level="4"><text:soft-page-break/>Saturday discussion XXXXII, 18 </text:h>
            <table:table table:name="Table32" table:style-name="Table32">
              <table:table-column table:style-name="Table32.A"/>
              <table:table-row table:style-name="TableLine3204329834304">
                <table:table-cell table:style-name="Table32.A1" office:value-type="string">
                  <text:p text:style-name="Horizontal_20_Line"/>
                  <text:p text:style-name="Table_20_Contents"><text:bookmark text:name="msg168305"/>nina </text:p>
                  <text:p text:style-name="P1"><text:span text:style-name="T1">07/03/21 </text:span>  <text:a xlink:type="simple" xlink:href="https://groups.io/g/dsg/message/168305" text:style-name="Internet_20_link" text:visited-style-name="Visited_20_Internet_20_Link">#168305   </text:a></text:p>
                  <text:p text:style-name="Table_20_Contents"/>
                  <text:section text:style-name="Sect1" text:name="msgbody188806982">
                    <text:p text:style-name="Table_20_Contents">Dear friends,</text:p>
                    <text:p text:style-name="Table_20_Contents"/>
                    <text:p text:style-name="P5">Acharn: If there is no understanding of the truth, of the characteristic which is now appearing, can there be understanding of satipaììhåna? Impossible. Without understanding from the beginning and more and more letting go there cannot be conditions for satipaììhåna. It has to arise with paññå, to understand directly what the object is sati is aware of, by conditions. We do not know beforehand what would be the object of sati and there should not be just trying to concentrate on breath. It is just like now, who would know what would be the next moment? So it all shows the truth of anattaness. While one is thinking there are no conditions for satipaììhåna. </text:p>
                    <text:p text:style-name="P5">The truth is the truth about no one, conditioned realities arising and falling away. When there is more letting go there can be awareness of an object by conditions. </text:p>
                    <text:p text:style-name="P5">Calm is a wholesome cetasika arising with each wholesome citta. Without understanding it is the “I” who thinks that it is calm. It is not calm, citta at that moment is akusala. Even when there is kusala without paññå calm does not show up as object, there cannot be the understanding of calm.</text:p>
                    <text:p text:style-name="P5"/>
                    <text:p text:style-name="Table_20_Contents">————<text:span text:style-name="T4">-</text:span></text:p>
                    <text:p text:style-name="Table_20_Contents">Nina</text:p>
                  </text:section>
                </table:table-cell>
              </table:table-row>
            </table:table>
            <text:h text:style-name="Heading_20_4" text:outline-level="4"><text:soft-page-break/>Saturday discussion, XXXXII, 19. </text:h>
            <table:table table:name="Table33" table:style-name="Table33">
              <table:table-column table:style-name="Table33.A"/>
              <table:table-row table:style-name="TableLine3204329835936">
                <table:table-cell table:style-name="Table33.A1" office:value-type="string">
                  <text:p text:style-name="Horizontal_20_Line"/>
                  <text:p text:style-name="Table_20_Contents"><text:bookmark text:name="msg168323"/>nina </text:p>
                  <text:p text:style-name="P1"><text:span text:style-name="T1">07/05/21 </text:span>  <text:a xlink:type="simple" xlink:href="https://groups.io/g/dsg/message/168323" text:style-name="Internet_20_link" text:visited-style-name="Visited_20_Internet_20_Link">#168323   </text:a></text:p>
                  <text:p text:style-name="Table_20_Contents"/>
                  <text:section text:style-name="Sect1" text:name="msgbody188894801">
                    <text:p text:style-name="Table_20_Contents">Dear friends,</text:p>
                    <text:p text:style-name="Table_20_Contents"/>
                    <text:p text:style-name="P5">XXXXII, 19</text:p>
                    <text:p text:style-name="P5"/>
                    <text:p text:style-name="P5">Sarah: When someone thinks that he is developing satipaììhåna and he would like its arising, it shows that there is no understanding of the reality which experiences, nåma, and the reality which is experienced; it is the story about “I”. There has to be understanding of the basics, of seeing, hearing, thinking, attachment, the realitythat can experience, not “I”, and the reality that does not experience anything, the rúpa such as visible object that is seen,  or the sound that is heard. While there is the idea of “I” who is practising or following satipaììhåna is is useless to study and learn about all the details. That is why the understanding has to come back to this moment: the understanding  of dhammas that experience and dhammas that do not experience. </text:p>
                    <text:p text:style-name="P5"/>
                    <text:p text:style-name="P18">Alberto: had a question about letting go of reality. </text:p>
                    <text:p text:style-name="P17"> </text:p>
                    <text:p text:style-name="P5">Acharn: At the moment of understanding is there any ignorance? At the moment of understanding reality can there be ignorance as before?</text:p>
                    <text:p text:style-name="P5"/>
                    <text:p text:style-name="P5">Alberto: No </text:p>
                    <text:p text:style-name="P5"/>
                    <text:p text:style-name="P5">Acharn: Paññå lets go of ignorance and attachment, but so very little, it is unknown. It is like holding the knifehandle until it wears away. When we hold it the first time, nothing happens at all. How long will it be when the knifehandle appears as worn out? Little by little. </text:p>
                    <text:p text:style-name="P5"/>
                    <text:p text:style-name="P5">Jonothan: The reason of clinging to dhamma is because dhammas are not seen as they truly are. When there is a moment of paññå they are seen as transitory, unsatisfactory, uncontrollable. That is a condition for less clinging, a degree of letting go.</text:p>
                    <text:p text:style-name="P5"/>
                    <text:p text:style-name="Table_20_Contents">—————</text:p>
                    <text:p text:style-name="Table_20_Contents">Nina</text:p>
                  </text:section>
                </table:table-cell>
              </table:table-row>
            </table:table>
            <text:h text:style-name="Heading_20_4" text:outline-level="4"><text:soft-page-break/>Saturday discussion, XXXXIII, 1 </text:h>
            <table:table table:name="Table34" table:style-name="Table34">
              <table:table-column table:style-name="Table34.A"/>
              <table:table-row table:style-name="TableLine3204329708912">
                <table:table-cell table:style-name="Table34.A1" office:value-type="string">
                  <text:p text:style-name="Horizontal_20_Line"/>
                  <text:p text:style-name="Table_20_Contents"><text:bookmark text:name="msg168340"/>nina </text:p>
                  <text:p text:style-name="P1"><text:span text:style-name="T1">07/07/21 </text:span>  <text:a xlink:type="simple" xlink:href="https://groups.io/g/dsg/message/168340" text:style-name="Internet_20_link" text:visited-style-name="Visited_20_Internet_20_Link">#168340   </text:a></text:p>
                  <text:p text:style-name="Table_20_Contents"/>
                  <text:section text:style-name="Sect1" text:name="msgbody189002641">
                    <text:p text:style-name="Table_20_Contents">Dear friends,</text:p>
                    <text:p text:style-name="Table_20_Contents"/>
                    <text:p text:style-name="P5">Sarah: The point is not finding the meaning of the word, but the understanding of what appears now. Jotika said she would like to discuss about mettå, meditation and calm. As to mettå, for example, it does not matter what word it is, there has to be understanding of the quality of mettå. As Betty said, the function of understanding is letting go of clinging to the idea of self, to the idea of :my mettå.</text:p>
                    <text:p text:style-name="P5"/>
                    <text:p text:style-name="P5">Acharn: We think of having more and more mettå, but what about daily life, being kind, friendly to whatever human being, in any situation That is the real development of mettå. But it is not the understanding of mettå. We just want to have metta. Why do we want to have it. We just have an object of attachment, without any understanding. Real mettå must be with understanding, at different levels. Mettå is a reality, it does not belong to me. We cannot make it arise, it depends on conditions, how short or how long it will be. But attachment is there for everything.</text:p>
                    <text:p text:style-name="P17">————</text:p>
                    <text:p text:style-name="P17"/>
                    <text:p text:style-name="P5">Nina</text:p>
                  </text:section>
                </table:table-cell>
              </table:table-row>
            </table:table>
            <text:h text:style-name="Heading_20_4" text:outline-level="4"><text:soft-page-break/>Saturday discussion XXXXIII, 3. </text:h>
            <table:table table:name="Table35" table:style-name="Table35">
              <table:table-column table:style-name="Table35.A"/>
              <table:table-row table:style-name="TableLine3204329712176">
                <table:table-cell table:style-name="Table35.A1" office:value-type="string">
                  <text:p text:style-name="Horizontal_20_Line"/>
                  <text:p text:style-name="Table_20_Contents"><text:bookmark text:name="msg168360"/>nina </text:p>
                  <text:p text:style-name="P1"><text:span text:style-name="T1">07/10/21 </text:span>  <text:a xlink:type="simple" xlink:href="https://groups.io/g/dsg/message/168360" text:style-name="Internet_20_link" text:visited-style-name="Visited_20_Internet_20_Link">#168360   </text:a></text:p>
                  <text:p text:style-name="Table_20_Contents"/>
                  <text:section text:style-name="Sect1" text:name="msgbody189160353">
                    <text:p text:style-name="Table_20_Contents">Dear friends,</text:p>
                    <text:p text:style-name="Table_20_Contents"/>
                    <text:p text:style-name="P5">Paññå experiences more and more the anattaness of whatever is now appearing. Otherwise there is only the understanding of the word, not the truth, the reality. Like knowing the theory about mettå, not understadning the truth about mettå. </text:p>
                    <text:p text:style-name="P5"/>
                    <text:p text:style-name="P5">Jotika: Understanding the truth and then everything will follow.</text:p>
                    <text:p text:style-name="P5"/>
                    <text:p text:style-name="P5">Sarah: When we talk about the truth it means the truth of any reality, no matter seeing, hearing, mettå or anger. It arises and falls away, no self. No “I” who can make anything arise by willing or wishing. Whatever arises is conditioned. The condition for the development of mettå is understanding. We talk about the characteristic of mettå, otherwise we cling to ourselves, trying to have mettå. </text:p>
                    <text:p text:style-name="P5"/>
                    <text:p text:style-name="P5">Harji: The more paññå develops, the more difficult it becomes.</text:p>
                    <text:p text:style-name="P5">Acharn: Without listening and considering can there be any understanding?  Without hearing  and considering can there be the understanding of the word that represents reality? For example the nåma that experiences? What is that? It is so true that it can experience, otherwise nothing can arise. </text:p>
                    <text:p text:style-name="P5"/>
                    <text:p text:style-name="P5">Harji: had a question about profundity and subtlety of dhammas.</text:p>
                    <text:p text:style-name="P5"/>
                    <text:p text:style-name="P5">Acharn: Seeing is now, hearing is now, the profundity and subtlety of their nature is not known, even it is there. It is so hard to penetrate the arising and falling away. The point is understanding how much ignorance is there, since aeons and aeons ago. Right understanding is the light that can understand what is right and what is wrong, what is wholesome and what is unwholesome. </text:p>
                    <text:p text:style-name="P5"/>
                    <text:p text:style-name="P5">Sarah: The more undestanding (has been developed), the more ignorance and wrong view are revealed. The more understanding is developed, the more subtle the Path. It is very subtle, the meaning of dhamma as anattå, and more and more defilements are to be known as anattå. </text:p>
                    <text:p text:style-name="P5"/>
                    <text:p text:style-name="P5">Jotika: Is kamma the same as condition?</text:p>
                    <text:p text:style-name="P5"/>
                    <text:p text:style-name="P5">Sarah: Kamma is one condition. When seeing arises kamma is one condition. Vipåka is the result of kamma and vipåka is another condition. There are many different conditions. Attachment arises because of the accumulation of attachment. Mettå arises because of the accumulaion of mettå. </text:p>
                    <text:p text:style-name="P5"/>
                    <text:p text:style-name="P5">Jonothan: Cetasikas arise with citta. Some cetasikas are wholesome some are unwholesome. They arise together with citta and are accumulated. </text:p>
                    <text:p text:style-name="P5"/>
                    <text:p text:style-name="P5">Sarah: Lobha has fallen away but the sign, nimitta, of lobha appears and is the object of right understanding.  </text:p>
                    <text:p text:style-name="Table_20_Contents"> </text:p>
                    <text:p text:style-name="P5">Jonothan: Every reality has a particular characteristic. The characteristic of lobha is grasping or attachment. The characteristic of aversion is pushing away. Awareness and understanding can see that characteristic.</text:p>
                    <text:p text:style-name="P5"/>
                    <text:p text:style-name="Table_20_Contents">—————<text:span text:style-name="T4">-</text:span></text:p>
                    <text:p text:style-name="P6">Nina</text:p>
                  </text:section>
                </table:table-cell>
              </table:table-row>
            </table:table>
            <text:h text:style-name="Heading_20_4" text:outline-level="4"><text:soft-page-break/>Saturday discussion XXXXIII, 6. </text:h>
            <table:table table:name="Table36" table:style-name="Table36">
              <table:table-column table:style-name="Table36.A"/>
              <table:table-row table:style-name="TableLine3204329710544">
                <table:table-cell table:style-name="Table36.A1" office:value-type="string">
                  <text:p text:style-name="Horizontal_20_Line"/>
                  <text:p text:style-name="Table_20_Contents"><text:bookmark text:name="msg168378"/>nina </text:p>
                  <text:p text:style-name="P1"><text:span text:style-name="T1">07/13/21 </text:span>  <text:a xlink:type="simple" xlink:href="https://groups.io/g/dsg/message/168378" text:style-name="Internet_20_link" text:visited-style-name="Visited_20_Internet_20_Link">#168378   </text:a></text:p>
                  <text:p text:style-name="Table_20_Contents"/>
                  <text:section text:style-name="Sect1" text:name="msgbody189310481">
                    <text:p text:style-name="Table_20_Contents">Dear friends,</text:p>
                    <text:p text:style-name="Table_20_Contents"/>
                    <text:p text:style-name="P5">Acharn: What is the meaning of that which experiences? We only remember the word, but what about the nature of that which arises and experiences. We can begin to learn that it has no shape or form. What about that which has nothing, it is only that which experiences and it does not appear. What appears is only that which is experienced. The experiencing itself is arising and falling away all the time, unknown.</text:p>
                    <text:p text:style-name="P5">We are used to the word, the meaning, but what about the nature which just arises to experience, at every moment in life, from the moment of birth. Even at the moment of death it experiences the object which is the object of rebirth-consciousness (of that life), unknown.  </text:p>
                    <text:p text:style-name="P5">When it arises it experiences only that. What is meant by “only that”? At the moment of experiencing visible object it is only that, no one and nothing. When thinking about it it is not that which sees, it arises to think. We learn to understand the nature which experiences.</text:p>
                    <text:p text:style-name="P5"/>
                    <text:p text:style-name="P5">Nina.</text:p>
                  </text:section>
                </table:table-cell>
              </table:table-row>
            </table:table>
            <text:h text:style-name="Heading_20_4" text:outline-level="4">Saturday discussion XXXXIII,7 </text:h>
            <table:table table:name="Table37" table:style-name="Table37">
              <table:table-column table:style-name="Table37.A"/>
              <table:table-row table:style-name="TableLine3204329720336">
                <table:table-cell table:style-name="Table37.A1" office:value-type="string">
                  <text:p text:style-name="Horizontal_20_Line"/>
                  <text:p text:style-name="Table_20_Contents"><text:bookmark text:name="msg168394"/>nina </text:p>
                  <text:p text:style-name="P1"><text:span text:style-name="T1">07/15/21 </text:span>  <text:a xlink:type="simple" xlink:href="https://groups.io/g/dsg/message/168394" text:style-name="Internet_20_link" text:visited-style-name="Visited_20_Internet_20_Link">#168394   </text:a></text:p>
                  <text:p text:style-name="Table_20_Contents"/>
                  <text:section text:style-name="Sect1" text:name="msgbody189420693">
                    <text:p text:style-name="Table_20_Contents">Dear friends,</text:p>
                    <text:p text:style-name="Table_20_Contents"/>
                    <text:p text:style-name="P5"/>
                    <text:p text:style-name="Table_20_Contents"> <text:span text:style-name="T4">Acharn: Understand what is there as no one and nothing. From hearing there can be the beginning of attending to what is now appearing by conditions. It does not mean that we can experience it in his life, it depends on conditions. It may not be because there are not enough conditions. The point is to understand it enough so that it shows or appears well at the moment when it is there, exactly the same as usual. The point is to understand whatever is there as no one and no thing. To understand the characteristic which is conditioned to arise and fall away, no matter what is there now. Hiri (shame of akusala) is there, memory is there, feeling is there, intention is there which coordinates other realities, but they are unknown. That is why we lean little by little to understand each reality as it is.</text:span></text:p>
                    <text:p text:style-name="P5">Even right now there are seeing, hearing, thinking, from moment to moment. It seems that they are together. This is impossible. There can be the beginning to understand when time comes, any moment when it is there. Even anger can be understood. If there is no understanding at the moment of anger and no hearing about it there is no way to understand it that it is not me. When time comes for its arising who can stop its arising? So it is the object of study, of understanding. There can be a beginning to develop understanding of it as no one. From thinking and then more than that, little by little. Otherwise there is no considering of anyhing that is now appearing. Then it would be only memory, remembering the word about it. But what about the truth? </text:p>
                    <text:p text:style-name="P5">What is the world? The world of nothing that is permanent. It is not there anymore but saññå (remembrance) marks and remembers and it seems that is still there, as permament, never gone away. Wrong understanding is there so long as there are not enough conditions for right understanding. It appears well at the moment of direct understanding with direct awareness.</text:p>
                    <text:p text:style-name="P5"/>
                    <text:p text:style-name="Table_20_Contents">—————<text:span text:style-name="T4">- </text:span></text:p>
                    <text:p text:style-name="P5">Nina </text:p>
                  </text:section>
                </table:table-cell>
              </table:table-row>
            </table:table>
            <text:h text:style-name="Heading_20_4" text:outline-level="4"><text:soft-page-break/>Saturday Discussion, XXXXIII, 8 </text:h>
            <table:table table:name="Table38" table:style-name="Table38">
              <table:table-column table:style-name="Table38.A"/>
              <table:table-row table:style-name="TableLine3204329713536">
                <table:table-cell table:style-name="Table38.A1" office:value-type="string">
                  <text:p text:style-name="Horizontal_20_Line"/>
                  <text:p text:style-name="Table_20_Contents"><text:bookmark text:name="msg168401"/>nina </text:p>
                  <text:p text:style-name="P1"><text:span text:style-name="T1">07/16/21 </text:span>  <text:a xlink:type="simple" xlink:href="https://groups.io/g/dsg/message/168401" text:style-name="Internet_20_link" text:visited-style-name="Visited_20_Internet_20_Link">#168401   </text:a></text:p>
                  <text:p text:style-name="Table_20_Contents"/>
                  <text:section text:style-name="Sect1" text:name="msgbody189472726">
                    <text:p text:style-name="Table_20_Contents">Dear friends,</text:p>
                    <text:p text:style-name="Table_20_Contents"/>
                    <text:p text:style-name="P5">Acharn: We are now beginning to be interested in he nature of the reality which experiences, from moment to moment. There are conditions for understanding, letting go little by little. It is very, very short, very weak in the beginning. It does not appear as arising and falling away. There is touching many times even right now, but no understanding, no attention, no awareness. When it is there, it is there by conditions. That which experiences at that moment is not hardness which is touched. See the distinction between what arises and experiences and that which arises and does not experience. This is what the world is, the absolute reality, no one there at all, only different realities which have their own characteristic and their own function. It appears, but to ignorance. When it appears to understanding the object is exactly the same. When (the object is) the reality which experiences, there is no thought about the object, but about that which experiences. There is direct awareness and understanding of that which experiences. </text:p>
                    <text:p text:style-name="P5"/>
                    <text:p text:style-name="P5">Nina: When hardness is experienced it seems that it is directly experienced, but in fact there is just ignorance. To get your point is not easy.</text:p>
                    <text:p text:style-name="P5"/>
                    <text:p text:style-name="P5">Acharn: There can be right understanding how much ignornce is there from aeons ago, and in his life en next life, on and on. The Dependent Origination starts with ignorance. From the moment of birth (there is ignorance) again and again. It will go on by conditions. But learn to understand to have less ignorance. There can be moments of listening carefully, to each word. That which now appears has to arise by conditions. The conditions are not known and the characteristic which appears is not self. It is only an element, dhåtu, a reality no one can stop from arising because there are conditions for its arising, unknown, until he enlightenment of the Buddha.</text:p>
                    <text:p text:style-name="P5"/>
                    <text:p text:style-name="Table_20_Contents">————</text:p>
                    <text:p text:style-name="P5">Nina.</text:p>
                  </text:section>
                </table:table-cell>
              </table:table-row>
            </table:table>
            <text:h text:style-name="Heading_20_4" text:outline-level="4"><text:soft-page-break/>Saturday discussion XXXXIII, 9 </text:h>
            <table:table table:name="Table39" table:style-name="Table39">
              <table:table-column table:style-name="Table39.A"/>
              <table:table-row table:style-name="TableLine3204329716528">
                <table:table-cell table:style-name="Table39.A1" office:value-type="string">
                  <text:p text:style-name="Horizontal_20_Line"/>
                  <text:p text:style-name="Table_20_Contents"><text:bookmark text:name="msg168418"/>nina </text:p>
                  <text:p text:style-name="P1"><text:span text:style-name="T1">07/18/21 </text:span>  <text:a xlink:type="simple" xlink:href="https://groups.io/g/dsg/message/168418" text:style-name="Internet_20_link" text:visited-style-name="Visited_20_Internet_20_Link">#168418   </text:a></text:p>
                  <text:p text:style-name="Table_20_Contents"/>
                  <text:section text:style-name="Sect1" text:name="msgbody189563582">
                    <text:p text:style-name="Table_20_Contents">Dear friends, </text:p>
                    <text:p text:style-name="Table_20_Contents"/>
                    <text:p text:style-name="Table_20_Contents"/>
                    <text:p text:style-name="P5">Acharn: What conditions attachment? Not understanding the arising and falling away of realities. It appears as something permanent and there is clinging to that object instantly. </text:p>
                    <text:p text:style-name="P5"/>
                    <text:p text:style-name="P5">Jonothan: There is nothing to be done to have a better understanding of hardness. But it is good to know that what we take for the appearance of hardness is just noticing hardness, thinking about hardness, not the reality (of hardness). </text:p>
                    <text:p text:style-name="P5"/>
                    <text:p text:style-name="P5">Sarah: It does not matter whether there is understanding now or no understanding. They are conditioned dhammas that pass instantly. It seems to matter because of self. The clinging to the idea that it is my understanding or my hardness is a real hindrance to letting awareness and understanding develop naturally. </text:p>
                    <text:p text:style-name="P5"/>
                    <text:p text:style-name="P5">Nina: We do not realize the briefness of realities. They seem to last when their arising and falling away is not realized yet.</text:p>
                    <text:p text:style-name="P5"/>
                    <text:p text:style-name="P5">Sarah: When a reality is understood at that moment there is no thinking about how brief it is. It is just  a characteristic that appears for a moment and then it is gone. </text:p>
                    <text:p text:style-name="P5"/>
                    <text:p text:style-name="P5">Sukinder: The idea of briefness can be a reminder that a reality has already fallen away. Even intellectually there can be appreciation that what appears now has already fallen away. </text:p>
                    <text:p text:style-name="P5"/>
                    <text:p text:style-name="P5">Sarah: It can also be a hindrance when thinking that nothing can be known, that hardness cannot be known. The nimitta of a reality can be known, it does not mater how brief it is. </text:p>
                    <text:p text:style-name="P5"/>
                    <text:p text:style-name="P5">Acharn: When there is more understanding of Dhamma there is more undestanding of the subtlety of realities that arise beyond expectation. What can be known is only the moment when the object shows up to the highly developed understanding that lets go of dhammas and of atachment to what is now appearing, little by little, very naturally. It is known that nothing can be done. A moment of understanding conditions another moment, little by little, on and on and on. How can there be such understanding at the level of the path-consciousness of the sotåpanna? It is unexpected. (Såriputta did not know that he would attain enlightenment after hearing the words of Asajji, it was unexpected.)</text:p>
                    <text:p text:style-name="P5"/>
                    <text:p text:style-name="Table_20_Contents">————<text:span text:style-name="T4">-</text:span></text:p>
                    <text:p text:style-name="P5"/>
                    <text:p text:style-name="P5">Nina.</text:p>
                  </text:section>
                </table:table-cell>
              </table:table-row>
            </table:table>
            <text:h text:style-name="Heading_20_4" text:outline-level="4"><text:soft-page-break/>Saturday discussion XXXXIII,10 </text:h>
            <table:table table:name="Table40" table:style-name="Table40">
              <table:table-column table:style-name="Table40.A"/>
              <table:table-row table:style-name="TableLine3204329721152">
                <table:table-cell table:style-name="Table40.A1" office:value-type="string">
                  <text:p text:style-name="Horizontal_20_Line"/>
                  <text:p text:style-name="Table_20_Contents"><text:bookmark text:name="msg168427"/>nina </text:p>
                  <text:p text:style-name="P1"><text:span text:style-name="T1">07/19/21 </text:span>  <text:a xlink:type="simple" xlink:href="https://groups.io/g/dsg/message/168427" text:style-name="Internet_20_link" text:visited-style-name="Visited_20_Internet_20_Link">#168427   </text:a></text:p>
                  <text:p text:style-name="Table_20_Contents"/>
                  <text:section text:style-name="Sect1" text:name="msgbody189613654">
                    <text:p text:style-name="Table_20_Contents">Dear friends,</text:p>
                    <text:p text:style-name="Table_20_Contents"/>
                    <text:p text:style-name="P5">Acharn: When there is letting go there is no thought about past or future. Develop understanding of what is now appearing. When there is direct awareness there must be understanding of a reality. Even it is so weak, it is there, different from what is past, from what we just talked about. It is so natural. It can be stronger and then there is more confidence. No “thing” in it. Even the Path now is so subtle. This is the Path: understanding and letting go. </text:p>
                    <text:p text:style-name="P5">We may understand the nature of nåma as nåma and the nature of rúpa as rúpa, developed paññå goes further than that. The more paññå begins to penetrate (reality) it goes through to that which arises and falls away now. When there is enough understanding and letting go more, when there is no clinging, the characteristic of what arises can show up. So it is no “I”, no self. Listen, consider and understand.</text:p>
                    <text:p text:style-name="P5"/>
                    <text:p text:style-name="P5">Wilhelm: Is there something like a gradation?</text:p>
                    <text:p text:style-name="P5"/>
                    <text:p text:style-name="P5">Sarah: From the beginning paññå has to develop with sati. If there is just sati without paññå understanding of realities cannot develop. </text:p>
                    <text:p text:style-name="P5"/>
                    <text:p text:style-name="P5">Jonothan: If one is hearing the Dhamma explained there can be awareness and understanding at a low level. There are gradations of all kinds of kusala and understanding can be very weak. It can be so weak that it is imperceptable. </text:p>
                    <text:p text:style-name="P5"/>
                    <text:p text:style-name="Table_20_Contents">—————</text:p>
                    <text:p text:style-name="P5">Nina</text:p>
                  </text:section>
                </table:table-cell>
              </table:table-row>
            </table:table>
            <text:h text:style-name="Heading_20_4" text:outline-level="4">Saturday discussion XXXXIII, 11. </text:h>
            <table:table table:name="Table41" table:style-name="Table41">
              <table:table-column table:style-name="Table41.A"/>
              <table:table-row table:style-name="TableLine3204329717344">
                <table:table-cell table:style-name="Table41.A1" office:value-type="string">
                  <text:p text:style-name="Horizontal_20_Line"/>
                  <text:p text:style-name="Table_20_Contents"><text:bookmark text:name="msg168434"/>nina </text:p>
                  <text:p text:style-name="P1"><text:span text:style-name="T1">07/20/21 </text:span>  <text:a xlink:type="simple" xlink:href="https://groups.io/g/dsg/message/168434" text:style-name="Internet_20_link" text:visited-style-name="Visited_20_Internet_20_Link">#168434   </text:a></text:p>
                  <text:p text:style-name="Table_20_Contents"/>
                  <text:section text:style-name="Sect1" text:name="msgbody189667905">
                    <text:p text:style-name="Table_20_Contents">Dear friends,</text:p>
                    <text:p text:style-name="Table_20_Contents"/>
                    <text:p text:style-name="P5">Jonothan: despite the attachment we all have, and wrong view, there is no reason why there can’t be some level of kusala when reflecting about what has been heard.</text:p>
                    <text:p text:style-name="P5"/>
                    <text:p text:style-name="P5">Sarah: There can be appreciation that the attachment that arises is dhamma, not my attachment. There can be a moment of reflecing wisely that it does not belong to me, just a dhamma, gone instantly, not of any significance. </text:p>
                    <text:p text:style-name="P5"/>
                    <text:p text:style-name="P5">Acharn: Why do we study Dhamma? There can be wise considering. Each word should be studied very carefully in order to let go the idea of self. The self is there, wanting to understand this or that. What is the point of listening to the teachings: understanding the truth of each reality. It is conditioned, it arises and falls away. </text:p>
                    <text:p text:style-name="Table_20_Contents">———</text:p>
                    <text:p text:style-name="Table_20_Contents"/>
                    <text:p text:style-name="Table_20_Contents">Nina</text:p>
                  </text:section>
                </table:table-cell>
              </table:table-row>
            </table:table>
            <text:h text:style-name="Heading_20_4" text:outline-level="4"><text:soft-page-break/>Saturday discussion, XXXXIII, 12 </text:h>
            <table:table table:name="Table42" table:style-name="Table42">
              <table:table-column table:style-name="Table42.A"/>
              <table:table-row table:style-name="TableLine3204329715440">
                <table:table-cell table:style-name="Table42.A1" office:value-type="string">
                  <text:p text:style-name="Horizontal_20_Line"/>
                  <text:p text:style-name="Table_20_Contents"><text:bookmark text:name="msg168445"/>nina </text:p>
                  <text:p text:style-name="P1"><text:span text:style-name="T1">07/21/21 </text:span>  <text:a xlink:type="simple" xlink:href="https://groups.io/g/dsg/message/168445" text:style-name="Internet_20_link" text:visited-style-name="Visited_20_Internet_20_Link">#168445   </text:a></text:p>
                  <text:p text:style-name="Table_20_Contents"/>
                  <text:section text:style-name="Sect1" text:name="msgbody189723836">
                    <text:p text:style-name="Table_20_Contents">Dear friends,</text:p>
                    <text:p text:style-name="Table_20_Contents"/>
                    <text:p text:style-name="P5">Acharn: This is the whole world: two different kinds of absolute realities: that which arises and can experience and that which arises and cannot experience. Whatever arises is conditioned and later on we learn to understand what conditions the arising of what. But now there is no understanding that they are different realities. They appear as something permanent. There is the idea of “I see” all the time. </text:p>
                    <text:p text:style-name="P5">When hardness appears what conditions it just to be hard at the moment of experiencing it? The experience is gone, but no understanding. We think that is there to be touched any time. There is the idea of permanence all the time. </text:p>
                    <text:p text:style-name="P5">The beginning of wise consideration is considering whether this is true or not. To have more confidence in the truth. It is gone, so, how can it be anyone? How can it belong to anyone? The understanding of that is the basis (ììhåna, in satipaììhåna) for sati to be aware, so that paññå can begin to develop. Hardness is only hardness and when paññå is there it can be the object of experiencing. Before it can be object of paììhåna there must be enough (intellectual) understanding to have direct understanding of it. </text:p>
                    <text:p text:style-name="P5">What is the nature that cannot be taken for anyone at all? If there is no understanding of the nature of a reality it is impossibe to get rid of the idea of self. </text:p>
                    <text:p text:style-name="Table_20_Contents">————<text:span text:style-name="T4">-</text:span></text:p>
                    <text:p text:style-name="Table_20_Contents">Nina.</text:p>
                  </text:section>
                </table:table-cell>
              </table:table-row>
            </table:table>
            <text:h text:style-name="Heading_20_4" text:outline-level="4">Saturday discussion XXXXIII, 13 </text:h>
            <table:table table:name="Table43" table:style-name="Table43">
              <table:table-column table:style-name="Table43.A"/>
              <table:table-row table:style-name="TableLine3204329719792">
                <table:table-cell table:style-name="Table43.A1" office:value-type="string">
                  <text:p text:style-name="Horizontal_20_Line"/>
                  <text:p text:style-name="Table_20_Contents"><text:bookmark text:name="msg168453"/>nina </text:p>
                  <text:p text:style-name="P1"><text:span text:style-name="T1">07/22/21 </text:span>  <text:a xlink:type="simple" xlink:href="https://groups.io/g/dsg/message/168453" text:style-name="Internet_20_link" text:visited-style-name="Visited_20_Internet_20_Link">#168453   </text:a></text:p>
                  <text:p text:style-name="Table_20_Contents"/>
                  <text:section text:style-name="Sect1" text:name="msgbody189776978">
                    <text:p text:style-name="Table_20_Contents">Dear friends,</text:p>
                    <text:p text:style-name="Table_20_Contents"/>
                    <text:p text:style-name="P5">Acharn: Learning to understand the truth is understanding each word which represents each reality. Atthe moment of liking something it eperiences that object. Like or dislike of that object (means) it experiences that object, otherwise how can it like or dislike that object? We can understand its nature. </text:p>
                    <text:p text:style-name="P5">What is there from birth? Without that which experiences can there be birth? What are there? Not just that which experiences, also the reality which cannot experience. Birth is conditioned by kamma. There must be conditions for the different kinds of birth: as human being, as deva, as animal. And even of human beings there are so many different characteristics by conditions. What is there is not self. </text:p>
                    <text:p text:style-name="P5">We have listened a long time and it depends on the accumulation of paññå and on the development of right understanding of the characteristic which experiences that it shows up as it is:nothing at all, only that which experiences. The characteristic which experiences can be clearer and clearer, no doubt  about that. Just one word at a time can bring more understanding about letting go. It cannot be taken for anything at all. It is gone completely, never to return.</text:p>
                    <text:p text:style-name="Table_20_Contents">—————<text:span text:style-name="T4">-</text:span></text:p>
                    <text:p text:style-name="Table_20_Contents">Nina</text:p>
                  </text:section>
                </table:table-cell>
              </table:table-row>
            </table:table>
            <text:h text:style-name="Heading_20_4" text:outline-level="4"><text:soft-page-break/>Saturday discussion XXXXIII, 14 </text:h>
            <table:table table:name="Table44" table:style-name="Table44">
              <table:table-column table:style-name="Table44.A"/>
              <table:table-row table:style-name="TableLine3204329716256">
                <table:table-cell table:style-name="Table44.A1" office:value-type="string">
                  <text:p text:style-name="Horizontal_20_Line"/>
                  <text:p text:style-name="Table_20_Contents"><text:bookmark text:name="msg168466"/>nina </text:p>
                  <text:p text:style-name="P1"><text:span text:style-name="T1">07/23/21 </text:span>  <text:a xlink:type="simple" xlink:href="https://groups.io/g/dsg/message/168466" text:style-name="Internet_20_link" text:visited-style-name="Visited_20_Internet_20_Link">#168466   </text:a></text:p>
                  <text:p text:style-name="Table_20_Contents"/>
                  <text:section text:style-name="Sect1" text:name="msgbody189826269">
                    <text:p text:style-name="Table_20_Contents">Dear friends,</text:p>
                    <text:p text:style-name="Table_20_Contents"/>
                    <text:p text:style-name="P5">Alan received a question about Buddhist meditation and what can one do with it.</text:p>
                    <text:p text:style-name="P5"/>
                    <text:p text:style-name="P5">Sarah: What do they mean by Buddhist meditation? And what is that “we” who can do or not do anything? Acharn would say that there have to be from the beginning wise consideration and study of what is the reality now. Does reality belong to a self? Can a self do anything? At this moment of seeing is there “I” that can see, that can choose what is seen? </text:p>
                    <text:p text:style-name="P5">If there is understanding that seeing is just a dhamma that passes away what about thinking? Is there an idea that “I” can do this or that? </text:p>
                    <text:p text:style-name="P5">In the Nakulapitar Sutta  we read about someone who is afflicted in body and mind by taking all five khandhas for self. Someone who is not afflicted in mind does not take the khandhas for self. </text:p>
                    <text:p text:style-name="P5">However long one follows some meditation practice ,if there is not the understanding now that seeing is not self and what is seen is not self one will always be sick. </text:p>
                    <text:p text:style-name="P5">Alan then spoke about another sutta where a mendicant came to see the Buddha and wants a very brief instruction so that he could go away in selusion and reach enlightenment. We read that the Buddha said that for which he has a bias he is reckoned, and that for which he does not have a bias he is not reckoned.</text:p>
                    <text:p text:style-name="P5">If he is clinging to body he gets the name from it and so it is for each of the khandhas. He comes to be called such. </text:p>
                    <text:p text:style-name="P5"/>
                    <text:p text:style-name="P5">Sarah: Acharn likes you to understand one word at a time. </text:p>
                    <text:p text:style-name="P5"/>
                    <text:p text:style-name="P5">Acharn: Is it now? </text:p>
                    <text:p text:style-name="P5"/>
                    <text:p text:style-name="P5">Alan: Yes, because there is attachment now. Thereis attachment to the handhas now.</text:p>
                    <text:p text:style-name="P5"/>
                    <text:p text:style-name="P5">Acharn: And all are dhammas, even attachment.</text:p>
                    <text:p text:style-name="P5"/>
                    <text:p text:style-name="Table_20_Contents">—————<text:span text:style-name="T4">-</text:span></text:p>
                    <text:p text:style-name="Table_20_Contents">Nina</text:p>
                  </text:section>
                </table:table-cell>
              </table:table-row>
            </table:table>
            <text:h text:style-name="Heading_20_4" text:outline-level="4"><text:soft-page-break/>Saturday discussion XXXXIII, 15 </text:h>
            <table:table table:name="Table45" table:style-name="Table45">
              <table:table-column table:style-name="Table45.A"/>
              <table:table-row table:style-name="TableLine3204329721968">
                <table:table-cell table:style-name="Table45.A1" office:value-type="string">
                  <text:p text:style-name="Horizontal_20_Line"/>
                  <text:p text:style-name="Table_20_Contents"><text:bookmark text:name="msg168469"/>nina </text:p>
                  <text:p text:style-name="P1"><text:span text:style-name="T1">07/24/21 </text:span>  <text:a xlink:type="simple" xlink:href="https://groups.io/g/dsg/message/168469" text:style-name="Internet_20_link" text:visited-style-name="Visited_20_Internet_20_Link">#168469   </text:a></text:p>
                  <text:p text:style-name="Table_20_Contents"/>
                  <text:section text:style-name="Sect1" text:name="msgbody189872488">
                    <text:p text:style-name="Table_20_Contents">Dear friends,</text:p>
                    <text:p text:style-name="Table_20_Contents"/>
                    <text:p text:style-name="P5">Acharn: When we talk about this moment we can understand what is said (in the teachings), because it is there, no matter it is lust, ignorance; all are there, but not known. When we talk about it it can bring more interest and understanding. It is there, unknown, but by having more understanding it can appear to be object.</text:p>
                    <text:p text:style-name="P5">Studying Dhamma is at this very moment. Studying what the Buddha said for us to understand the truth about what are there.</text:p>
                    <text:p text:style-name="P5">For example, now there is the cetasika saññå (remembrance). It does not appear because the characteristic of experience does not show up yet. Now everyone remembers but one does not know that it is not self. It is there with the citta every moment in life. At the moment of thinking there can be a beginning to understand what conditions such thinking. If there is no experience of that object how can there be thinking about it? How many cetasikas are there unknown until they appear to be object? There can be the understanding of them as no one and no thing. Whatever appears cannot be taken for anyone or anything at all.</text:p>
                    <text:p text:style-name="P5">Paññå begins to understand hardness, no word but only a reality. Before that it is some thing all the time. </text:p>
                    <text:p text:style-name="P5">While taking a bath there are my legs, my hands, but there are only hardness, softness, heat and cold at that very moment. If there is no understanding, the notion of “I am taking a bath” goes on. When there is understanding of the truth it is known that there are different realities by conditions, arising and falling away even if it does not show up yet. When understanding becomes firmer it lets go little by litle of “some thing”.</text:p>
                    <text:p text:style-name="P5"/>
                    <text:p text:style-name="Table_20_Contents">—————————</text:p>
                    <text:p text:style-name="P5">Nina</text:p>
                  </text:section>
                </table:table-cell>
              </table:table-row>
            </table:table>
            <text:h text:style-name="Heading_20_4" text:outline-level="4"><text:soft-page-break/>Saturday discussion XXXXIII, 16 </text:h>
            <table:table table:name="Table46" table:style-name="Table46">
              <table:table-column table:style-name="Table46.A"/>
              <table:table-row table:style-name="TableLine3204329722512">
                <table:table-cell table:style-name="Table46.A1" office:value-type="string">
                  <text:p text:style-name="Horizontal_20_Line"/>
                  <text:p text:style-name="Table_20_Contents"><text:bookmark text:name="msg168473"/>nina </text:p>
                  <text:p text:style-name="P1"><text:span text:style-name="T1">07/25/21 </text:span>  <text:a xlink:type="simple" xlink:href="https://groups.io/g/dsg/message/168473" text:style-name="Internet_20_link" text:visited-style-name="Visited_20_Internet_20_Link">#168473   </text:a></text:p>
                  <text:p text:style-name="Table_20_Contents"/>
                  <text:section text:style-name="Sect1" text:name="msgbody189910802">
                    <text:p text:style-name="Table_20_Contents">Dear friends,</text:p>
                    <text:p text:style-name="Table_20_Contents"/>
                    <text:p text:style-name="P5"><text:span text:style-name="T11">Acharn: </text:span>No matter we talk about sati, if it does not appear it is not satipaììhåna. There can be a beginning to understand the characteristic of sati when it is directly aware of an object, because there is paññå to condition it to arise and be aware of an object... </text:p>
                    <text:p text:style-name="P5">Without paññå can direct awareness arise? It is so very little, it is the beginning of satipaììhåna. It must take a long time to be used to, acquainted with that which appears. It is the beginning, like planting the seed that will grow, little by little. Pariyatti (intellectual understanding, paìipatti( direct understanding) and paìivedha (direct realisation by the stages of vipassanå ñåna and enlightenment) are different levels, and one level to another level is quite far apart. It all depends on paññå, the understanding of the truth of what is now appearing, and the understanding whether there is satipaììhåna or not. When it is not direct understanding with direct awareness it is not satipaììhåna. At the moment of touching, seeing or thinking the characteristic which experiences and the characteristic which does not experience are there to be known exactly. It all depends on paññå. There can be just hardness and we think that it is so clear, but there is no understanding. Even when it is there it arises and falls away in succession. This is meant by thhe fact that all dhammas are very subtle.</text:p>
                    <text:p text:style-name="P5"/>
                    <text:p text:style-name="Table_20_Contents">—————— </text:p>
                    <text:p text:style-name="P5"/>
                    <text:p text:style-name="P5">Nina</text:p>
                  </text:section>
                </table:table-cell>
              </table:table-row>
            </table:table>
            <text:h text:style-name="Heading_20_4" text:outline-level="4"><text:soft-page-break/>Saturday discussion XXXXIV, 1 </text:h>
            <table:table table:name="Table47" table:style-name="Table47">
              <table:table-column table:style-name="Table47.A"/>
              <table:table-row table:style-name="TableLine3204329710272">
                <table:table-cell table:style-name="Table47.A1" office:value-type="string">
                  <text:p text:style-name="Horizontal_20_Line"/>
                  <text:p text:style-name="Table_20_Contents"><text:bookmark text:name="msg168477"/>nina </text:p>
                  <text:p text:style-name="P1"><text:span text:style-name="T1">07/26/21 </text:span>  <text:a xlink:type="simple" xlink:href="https://groups.io/g/dsg/message/168477" text:style-name="Internet_20_link" text:visited-style-name="Visited_20_Internet_20_Link">#168477   </text:a></text:p>
                  <text:p text:style-name="Table_20_Contents"/>
                  <text:section text:style-name="Sect1" text:name="msgbody189963254">
                    <text:p text:style-name="Table_20_Contents"/>
                    <text:p text:style-name="Table_20_Contents">Dear friends,</text:p>
                    <text:p text:style-name="Table_20_Contents"/>
                    <text:p text:style-name="P5">Nina: we were talking about a conflict situation, thinking of another person who said or did this or that. </text:p>
                    <text:p text:style-name="P5"/>
                    <text:p text:style-name="P5">Sarah: Because of clinging to self we think of others. Acharn said that everyone is the same. They are just citta, cetasika and rúpa, arisen by conditions and fallen away. There is always someone who did this or that. Anything can arise by conditions. Understanding helps a lot.</text:p>
                    <text:p text:style-name="P5"/>
                    <text:p text:style-name="P5">Acharn: People think of everything now but no understanding of the characteristic of a reality as it is. We can talk about ignorance, about names and stories, but what is there after seeing? Ignorance is  there… Is there a beginning of understanding the characteristic which is not self? </text:p>
                    <text:p text:style-name="P5"/>
                    <text:p text:style-name="P5">We have to begin to discern the characteristic of experiencing, even right now. We are familiar with the word experiencing, but what is it? It is different from what cannot experience. We know a lot about citta, cetasika, rúpa, seeing or hearing, but not the moment when it is there. </text:p>
                    <text:p text:style-name="P5">Understand how much ignorance is there, from moment to moment, from life to lfe. There can be a beginning to understand that however much we learn it is not yet understanding of the truth of the characteristic which is not self, which is conditioned to arise and experience and is then gone. We get used to the words, to their meaning, but not to the characteristic of reality. But from hearing again, and again and again and again, there can be conditions to let go. </text:p>
                    <text:p text:style-name="Table_20_Contents">—————<text:span text:style-name="T4">-</text:span></text:p>
                    <text:p text:style-name="P5"/>
                    <text:p text:style-name="P5">Nina</text:p>
                  </text:section>
                </table:table-cell>
              </table:table-row>
            </table:table>
            <text:h text:style-name="Heading_20_4" text:outline-level="4">Saturday discussion XXXXIV, 2 </text:h>
            <table:table table:name="Table48" table:style-name="Table48">
              <table:table-column table:style-name="Table48.A"/>
              <table:table-row table:style-name="TableLine3204329711360">
                <table:table-cell table:style-name="Table48.A1" office:value-type="string">
                  <text:p text:style-name="Horizontal_20_Line"/>
                  <text:p text:style-name="Table_20_Contents"><text:bookmark text:name="msg168488"/>nina </text:p>
                  <text:p text:style-name="P1"><text:span text:style-name="T1">07/27/21 </text:span>  <text:a xlink:type="simple" xlink:href="https://groups.io/g/dsg/message/168488" text:style-name="Internet_20_link" text:visited-style-name="Visited_20_Internet_20_Link">#168488   </text:a></text:p>
                  <text:p text:style-name="Table_20_Contents"/>
                  <text:section text:style-name="Sect1" text:name="msgbody190016460">
                    <text:p text:style-name="Table_20_Contents">Dear friends.</text:p>
                    <text:p text:style-name="Table_20_Contents"/>
                    <text:p text:style-name="P5">Acharn: It takes a long, long time to get used to the truth, little by little. That is why (it is beneficial) totalk about anything which can condition understanding of what is there now. Like ignorance, what does it not understand? A few moments after seeing, what is not understood? We understand what is meant by ignorance, not “I”. It does not show up because it cannot understand what is there. There is hearing so much in a day, so, there can be the beginning of attending or being aware of that which is now appearing by conditions. What is heard is a condition to understand that which is now as it is, arising and falling away. It does not mean that we can experience it in this life, it depends on conditions. It can be, or it may not be. But the point is understanding it enough so that it can show up.</text:p>
                    <text:p text:style-name="P5"/>
                    <text:p text:style-name="Table_20_Contents">————</text:p>
                    <text:p text:style-name="P5">Nina.</text:p>
                  </text:section>
                </table:table-cell>
              </table:table-row>
            </table:table>
            <text:h text:style-name="Heading_20_4" text:outline-level="4"><text:soft-page-break/>Saturday discussion XXXXIV, 3. </text:h>
            <table:table table:name="Table49" table:style-name="Table49">
              <table:table-column table:style-name="Table49.A"/>
              <table:table-row table:style-name="TableLine3204329715712">
                <table:table-cell table:style-name="Table49.A1" office:value-type="string">
                  <text:p text:style-name="Horizontal_20_Line"/>
                  <text:p text:style-name="Table_20_Contents"><text:bookmark text:name="msg168493"/>nina </text:p>
                  <text:p text:style-name="P1"><text:span text:style-name="T1">07/28/21 </text:span>  <text:a xlink:type="simple" xlink:href="https://groups.io/g/dsg/message/168493" text:style-name="Internet_20_link" text:visited-style-name="Visited_20_Internet_20_Link">#168493   </text:a></text:p>
                  <text:p text:style-name="Table_20_Contents"/>
                  <text:section text:style-name="Sect1" text:name="msgbody190067473">
                    <text:p text:style-name="Table_20_Contents">Dear friends,</text:p>
                    <text:p text:style-name="Table_20_Contents"/>
                    <text:p text:style-name="P5">Acharn: The point is: understand whatever is there as no one and nothing at all. Even right now there are seeing, hearing, thinking, from moment to moment, and it seems that they are together, but it is impossible. When time comes, there can be the beginning to understand any moment, when it is there, even anger. If there is no understanding of anger, no hearing about it, there is no way to understand: it is not me, it is conditioned. When time comes and it arises who can stop its arising. It is object of study, of understanding, beginning to develop the understanding that it is no one. If there is only memory of the words about it, what about the truth? </text:p>
                    <text:p text:style-name="P5">What is the world? The world of nothing that is permanent. It is only a moment when it is there and after that it is not there anymore. Saññå (the cetasika remembrance) marks and remembers everything and thinks that it is still there, very permanent, never gone away. Wrong understanding is there when there are not enough conditions to understand, to see the usefulness of learning about it, to understand it as it is, when it is there, little by little. It appears well at the moment of direct understanding with direct awareness. </text:p>
                    <text:p text:style-name="P5"/>
                    <text:p text:style-name="Table_20_Contents">————</text:p>
                    <text:p text:style-name="P5">Nina.</text:p>
                  </text:section>
                </table:table-cell>
              </table:table-row>
            </table:table>
            <text:h text:style-name="Heading_20_4" text:outline-level="4">aturday discussion XXXXIV, 4 </text:h>
            <table:table table:name="Table50" table:style-name="Table50">
              <table:table-column table:style-name="Table50.A"/>
              <table:table-row table:style-name="TableLine3204329712720">
                <table:table-cell table:style-name="Table50.A1" office:value-type="string">
                  <text:p text:style-name="Horizontal_20_Line"/>
                  <text:p text:style-name="Table_20_Contents"><text:bookmark text:name="msg168501"/>nina </text:p>
                  <text:p text:style-name="P1"><text:span text:style-name="T1">07/29/21 </text:span>  <text:a xlink:type="simple" xlink:href="https://groups.io/g/dsg/message/168501" text:style-name="Internet_20_link" text:visited-style-name="Visited_20_Internet_20_Link">#168501   </text:a></text:p>
                  <text:p text:style-name="Table_20_Contents"/>
                  <text:section text:style-name="Sect1" text:name="msgbody190124054">
                    <text:p text:style-name="Table_20_Contents">Dear friends,</text:p>
                    <text:p text:style-name="Table_20_Contents"/>
                    <text:p text:style-name="P5">Acharn: We underestimate the words: that which appears. When it does not show up as only one (reality) at a time, what is there: that which experiences and that which does not experience. Otherwise there is no way to understand the words “no self” and “no one”. We underestimate even the words “that which experiences”. (If there is no reality which experiences) nothing can appear at all, no world at all. It is right now, but it is covered up because right understanding is not strong enough to let go.</text:p>
                    <text:p text:style-name="P5">If the Buddha did not attain enlightenment,  who knows? The moment which arises and experiences does not show up. That is why we learn little by little, even right now. If he did not teach who knows? He taught about the realiy which experiences. The word reality means no one. It experiences that which now appears. No matter it is sound. At the moment sound appears, there must be the reality which experiences it. At the moment of thinking there must be the object of thinking.</text:p>
                    <text:p text:style-name="P5"/>
                    <text:p text:style-name="Table_20_Contents">————</text:p>
                    <text:p text:style-name="P5">Nina.</text:p>
                  </text:section>
                </table:table-cell>
              </table:table-row>
            </table:table>
            <text:h text:style-name="Heading_20_4" text:outline-level="4"><text:soft-page-break/>Saturday discussion XXXXIV, 5 </text:h>
            <table:table table:name="Table51" table:style-name="Table51">
              <table:table-column table:style-name="Table51.A"/>
              <table:table-row table:style-name="TableLine3204329711088">
                <table:table-cell table:style-name="Table51.A1" office:value-type="string">
                  <text:p text:style-name="Horizontal_20_Line"/>
                  <text:p text:style-name="Table_20_Contents"><text:bookmark text:name="msg168505"/>nina </text:p>
                  <text:p text:style-name="P1"><text:span text:style-name="T1">07/30/21 </text:span>  <text:a xlink:type="simple" xlink:href="https://groups.io/g/dsg/message/168505" text:style-name="Internet_20_link" text:visited-style-name="Visited_20_Internet_20_Link">#168505   </text:a></text:p>
                  <text:p text:style-name="Table_20_Contents"/>
                  <text:section text:style-name="Sect1" text:name="msgbody190176870">
                    <text:p text:style-name="Table_20_Contents">Dear friends,</text:p>
                    <text:p text:style-name="Table_20_Contents"/>
                    <text:p text:style-name="P5">Acharn: No matter what appears in a day, my sister, my friend, things all around, there must be that which experiences from moment to moment. Seeing and then thinking about it from moment to moment. It becomes just one world of “I” or “me” all the time, but actually, there is no “I” at all. </text:p>
                    <text:p text:style-name="P5">For example anger is there, to be understood, to be studied. It is conditioned; no one can make it such and then it is gone. That is why it takes quite a long time to listen and listen, to consider and consider, on and on. The most subtlety and profundity of the truth of the absolute realities is there. No one at all to try to do anything because they are their own chacteristics which are conditioned by many conditions. That is why learning to understand deeper about words can condition the moment of beginning to study, in order to understand it by conditions. It is this moment of beginning to understand what is now appearing. </text:p>
                    <text:p text:style-name="P5">That is why the Path leading to enlightenment is very subtle, the fourth noble Truth. No one knows that it is only a moment of developing understanding which conditions the next one. Who knows when, until it appears as it is. </text:p>
                    <text:p text:style-name="P5"/>
                    <text:p text:style-name="P5">Nina: I notice that Acharn stresses a lot the experience, even more than rúpa.</text:p>
                    <text:p text:style-name="P5"/>
                    <text:p text:style-name="P5">Acharn: We can talk about rúpa as well. For example, I see a rose, but it is not a rose in truth. It is only what can impinge on the eyebase. This is the condition for understanding to develop to direct understanding of what is now appearing. When there are not enough conditions yet for such moments there can be a moment of thinking or talking about it. What is there appearing in a day is the object of ignorance, not understanding the truth at all. There can be the moment of not underestimating the truth, the subtlety o fwhat is now appearing. But it is not as anyone thinks, from birth to death, much deeper then that. We are talking about reality, not the rose, not the cup.</text:p>
                    <text:p text:style-name="P5"/>
                    <text:p text:style-name="Table_20_Contents">————</text:p>
                    <text:p text:style-name="P5"/>
                    <text:p text:style-name="P18">Nina.</text:p>
                  </text:section>
                </table:table-cell>
              </table:table-row>
            </table:table>
            <text:h text:style-name="Heading_20_4" text:outline-level="4"><text:soft-page-break/>Saturday discussion, XXXXIV, 6. </text:h>
            <table:table table:name="Table52" table:style-name="Table52">
              <table:table-column table:style-name="Table52.A"/>
              <table:table-row table:style-name="TableLine3204329707824">
                <table:table-cell table:style-name="Table52.A1" office:value-type="string">
                  <text:p text:style-name="Horizontal_20_Line"/>
                  <text:p text:style-name="Table_20_Contents"><text:bookmark text:name="msg168513"/>nina </text:p>
                  <text:p text:style-name="P1"><text:span text:style-name="T1">08/01/21 </text:span>  <text:a xlink:type="simple" xlink:href="https://groups.io/g/dsg/message/168513" text:style-name="Internet_20_link" text:visited-style-name="Visited_20_Internet_20_Link">#168513   </text:a></text:p>
                  <text:p text:style-name="Table_20_Contents"/>
                  <text:section text:style-name="Sect1" text:name="msgbody190266251">
                    <text:p text:style-name="Table_20_Contents">Dear friends,</text:p>
                    <text:p text:style-name="Table_20_Contents"/>
                    <text:p text:style-name="P5">Acharn: After his enlightenment the Buddha said that the Dhamma is so very subtle, very difficult to understand. But he talked to anyone who can understand. So, there can be understanding developing, from hearing the truth and considering the depth of each reality as it is. Life is only a moment which experiences reality.</text:p>
                    <text:p text:style-name="P5">The truth of it is there, but no one knows because there is no understanding. There are hardness or softness, smell, taste or that which experiences. Otherwise how can they appear? That which experiences can experience, but that which is sweet or hard cannot experience anything. And all are there by conditions, because there is no one. </text:p>
                    <text:p text:style-name="P5">By conditions, what are they? Only the absolute realities. What conditions seeing? Seeing is there. Everyone knows what is seen, but what is the seeing? What is that which is seen? Not as one thought, at all. It is so very minute and tiny, arising and falling away.</text:p>
                    <text:p text:style-name="Table_20_Contents"/>
                    <text:p text:style-name="Table_20_Contents">—————</text:p>
                    <text:p text:style-name="Table_20_Contents">Nina.</text:p>
                  </text:section>
                </table:table-cell>
              </table:table-row>
            </table:table>
            <text:h text:style-name="Heading_20_4" text:outline-level="4">Saturday discussion XXXXIV, 7 </text:h>
            <table:table table:name="Table53" table:style-name="Table53">
              <table:table-column table:style-name="Table53.A"/>
              <table:table-row table:style-name="TableLine3204329711904">
                <table:table-cell table:style-name="Table53.A1" office:value-type="string">
                  <text:p text:style-name="Horizontal_20_Line"/>
                  <text:p text:style-name="Table_20_Contents"><text:bookmark text:name="msg168521"/>nina </text:p>
                  <text:p text:style-name="P1"><text:span text:style-name="T1">08/02/21 </text:span>  <text:a xlink:type="simple" xlink:href="https://groups.io/g/dsg/message/168521" text:style-name="Internet_20_link" text:visited-style-name="Visited_20_Internet_20_Link">#168521   </text:a></text:p>
                  <text:p text:style-name="Table_20_Contents"/>
                  <text:section text:style-name="Sect1" text:name="msgbody190316860">
                    <text:p text:style-name="Table_20_Contents"/>
                    <text:p text:style-name="Table_20_Contents">Dear friends,</text:p>
                    <text:p text:style-name="Table_20_Contents"/>
                    <text:p text:style-name="P5">Acharn: what is the seeing? What is that which is seen? Not as one thought, at all. It is so very minute and tiny, arising and falling away, until the nimitta (the sign) appears. When there is no understanding the nimitta is taken for something permanent. Even if it is not appearing there is the idea that it is still there…</text:p>
                    <text:p text:style-name="P5">The understanding of no self, no thing, will be with more and more confidence, firmer and firmer, until it can let go the idea of self or thing, no matter what is there at that moment, in daily life…No one. Nobody can change the conditions for the reality of that degree. That is why it takes from life to life to life, to understand what is there, at the moment of seeing, or hearing, no matter today, yesterday or tomorrow. Never to return. </text:p>
                    <text:p text:style-name="P5">When there is more understanding of never return, it can let go what is so very important. Now it is not as important as it used to be… Everything is gone, it never lasts, it is not worth clinging to… Thinking of something permanenet is ignorance. No need to try to have less anger for whatever, (thinking) “I can do it”. That cannot lead to understanding the absolute truth. </text:p>
                    <text:p text:style-name="P5"/>
                    <text:p text:style-name="P5">Sarah: One reason why the emphasis is on the experience: when hardness is touched, sound is heard now, it my seem quite obvious. But there is still the idea of “I am experiencing hardness, I am experiencing sound”. There is not enough consideration that when sound is heard there has to be understanding that it is just hearing at this moment, just the experience of anger, not: I am angry. It is just that moment of experiencing. Otherwise there is too much attachment to not having anger.</text:p>
                    <text:p text:style-name="P5"/>
                    <text:p text:style-name="Table_20_Contents">————</text:p>
                    <text:p text:style-name="P5">Nina</text:p>
                  </text:section>
                </table:table-cell>
              </table:table-row>
            </table:table>
            <text:h text:style-name="Heading_20_4" text:outline-level="4"><text:soft-page-break/>Saturday discussion XXXXIV, 8. </text:h>
            <table:table table:name="Table54" table:style-name="Table54">
              <table:table-column table:style-name="Table54.A"/>
              <table:table-row table:style-name="TableLine3204329714080">
                <table:table-cell table:style-name="Table54.A1" office:value-type="string">
                  <text:p text:style-name="Horizontal_20_Line"/>
                  <text:p text:style-name="Table_20_Contents"><text:bookmark text:name="msg168536"/>nina </text:p>
                  <text:p text:style-name="P1"><text:span text:style-name="T1">08/03/21 </text:span>  <text:a xlink:type="simple" xlink:href="https://groups.io/g/dsg/message/168536" text:style-name="Internet_20_link" text:visited-style-name="Visited_20_Internet_20_Link">#168536   </text:a></text:p>
                  <text:p text:style-name="Table_20_Contents"/>
                  <text:section text:style-name="Sect1" text:name="msgbody190378272">
                    <text:p text:style-name="Table_20_Contents"/>
                    <text:p text:style-name="Table_20_Contents">Dear friends,</text:p>
                    <text:p text:style-name="Table_20_Contents"/>
                    <text:p text:style-name="P5">Acharn: Whatever the experience, no “I” at all.</text:p>
                    <text:p text:style-name="P5"/>
                    <text:p text:style-name="P5">Nina: As Acharn said: What was important yesterday is not important today. That is a very good reminder.</text:p>
                    <text:p text:style-name="P5"/>
                    <text:p text:style-name="P5">Acharn: We talk about what experiences as so very important, because it is the innermost (N: a term for citta, consciousness). What is the innermost of all? It experiences. If there is no citta, nothing can be known. We do not know whether or not it is there. There is just a reality which arises and experiences, and that is the innermost. That is why all the world is under citta. If it does not arise to experience, how can there be anything? We can understand that there is no one, only different realities. We are talking about what is now appearing…</text:p>
                    <text:p text:style-name="P5">Without the eyebase can there be seeing? Impossible. Even that can be known, little by little. Whatever arises is conditioned…Who can stop the arising of that which is conditioned… When the last moment of experience of this life has fallen away it conditions the experience in the next life… That which is seen are different colours. There must be conditionsfor such differences … How can there be any permanent reality?</text:p>
                    <text:p text:style-name="P5"/>
                    <text:p text:style-name="Table_20_Contents">—————</text:p>
                    <text:p text:style-name="P5">Nina</text:p>
                  </text:section>
                </table:table-cell>
              </table:table-row>
            </table:table>
            <text:h text:style-name="Heading_20_4" text:outline-level="4"><text:soft-page-break/>Saturday discussion XXXXIV, 9 </text:h>
            <table:table table:name="Table55" table:style-name="Table55">
              <table:table-column table:style-name="Table55.A"/>
              <table:table-row table:style-name="TableLine3204329980160">
                <table:table-cell table:style-name="Table55.A1" office:value-type="string">
                  <text:p text:style-name="Horizontal_20_Line"/>
                  <text:p text:style-name="Table_20_Contents"><text:bookmark text:name="msg168546"/>nina </text:p>
                  <text:p text:style-name="P1"><text:span text:style-name="T1">08/05/21 </text:span>  <text:a xlink:type="simple" xlink:href="https://groups.io/g/dsg/message/168546" text:style-name="Internet_20_link" text:visited-style-name="Visited_20_Internet_20_Link">#168546   </text:a></text:p>
                  <text:p text:style-name="Table_20_Contents"/>
                  <text:section text:style-name="Sect1" text:name="msgbody190486947">
                    <text:p text:style-name="Table_20_Contents">Dear friends,</text:p>
                    <text:p text:style-name="Table_20_Contents"/>
                    <text:p text:style-name="P5">Acharn: To learn the truth is to understand what is there now, as it is. Actually what we take for something is not as it is. Just hardness cannot be a table or a chair. Hardness is just hardness, no matter where or when, it is there. It just arises to be hard and then it is gone. That is the meaning of the enlightenment of the Buddha, the great understanding of the truth. </text:p>
                    <text:p text:style-name="P5">We just talk about the truth, no matter what we call it, what kind of religion. It does not belong to anyone. But without the great wisdom of the Enlightened One nobody knows the truth of this very moment. </text:p>
                    <text:p text:style-name="P5"/>
                    <text:p text:style-name="P5">Sarah: I just explain some terms to Susie and other newcomers. There are two kinds of reality and as to those that can experience an object, they are seeing, hearing, or thinking. Citta refers to consciousness. Seeing is a citta, hearing is a citta, thinking is a citta. Usually we think that a self, someone, experiences. It is just seeing itself which sees, hearing itself which hears. Rúpa is the reality that does not experience anything. At the moment of hearing sound, hearing is citta and it is accompanied by cetasikas, mental factors. </text:p>
                    <text:p text:style-name="P5">Without that which experiences there cannot be anything appearing. It is not there anymore, no matter it is the reality which experiences or the reality which cannot experience anything. (As to) letting go the idea of self or something permanent, if the truth does not show up how can there be the letting go the idea of self or something permanent. This is the reason of talking about different realities when there is thinking of an “I” or a self who can control life or make anger go away. </text:p>
                    <text:p text:style-name="P5">What we know from the Buddha’s teachings, there are just these different realities that experience an object, citta and cetasikas, and the rúpas that are experienced. </text:p>
                    <text:p text:style-name="P5">This moment of seeing, it is just seeing that sees and it arises by its own conditions, not by an “I” that make it see or stop seeing. We live in a fantasy that there is an “I” that can control or make it the way we would like. Whatever arises is just a reality that is conditioned and falls away instantly when it is time for it to fall away.</text:p>
                    <text:p text:style-name="P5"/>
                    <text:p text:style-name="Table_20_Contents">————<text:span text:style-name="T4">-</text:span></text:p>
                    <text:p text:style-name="Table_20_Contents">Nina</text:p>
                  </text:section>
                </table:table-cell>
              </table:table-row>
            </table:table>
            <text:h text:style-name="Heading_20_4" text:outline-level="4"><text:soft-page-break/>Saturday discussion XXXXIV, 10 </text:h>
            <table:table table:name="Table56" table:style-name="Table56">
              <table:table-column table:style-name="Table56.A"/>
              <table:table-row table:style-name="TableLine3204329983152">
                <table:table-cell table:style-name="Table56.A1" office:value-type="string">
                  <text:p text:style-name="Horizontal_20_Line"/>
                  <text:p text:style-name="Table_20_Contents"><text:bookmark text:name="msg168555"/>nina </text:p>
                  <text:p text:style-name="P1"><text:span text:style-name="T1">08/06/21 </text:span>  <text:a xlink:type="simple" xlink:href="https://groups.io/g/dsg/message/168555" text:style-name="Internet_20_link" text:visited-style-name="Visited_20_Internet_20_Link">#168555   </text:a></text:p>
                  <text:p text:style-name="Table_20_Contents"/>
                  <text:section text:style-name="Sect1" text:name="msgbody190538571">
                    <text:p text:style-name="Table_20_Contents">Dear friends,</text:p>
                    <text:p text:style-name="Table_20_Contents"/>
                    <text:p text:style-name="P5">Acharn: We should know what is letting go and what the way is to let go. Letting go now of what?</text:p>
                    <text:p text:style-name="P5"/>
                    <text:p text:style-name="P5">Sarah (to questioner):Letting go, you mentioned attachment to letting go. Just wishing to let go of attachment is another disturbance. </text:p>
                    <text:p text:style-name="P5"/>
                    <text:p text:style-name="P5">Acharn: If there is no understanding of the letting go of what how can there be the letting go. Is there attachment now? Attachment to what is now appearing. What can let go, the self? As long as there is “I” there cannot be the understanding of the truth. Understanding that actually what we take for “I” is a moment of seeing, hearing, thinking, hardness or softness of the body. If nothing arises what can be taken for “I”?</text:p>
                    <text:p text:style-name="P5">There should be understanding of each word : letting go of what, how to let go, what can let go. No “I”, because seeing is conditioned to arise and see, fall away and then gone. Seeing is “I” all the time. No understanding of attachment to the reality that is conditioned to arise and see, just to see and then gone. This is so true.</text:p>
                    <text:p text:style-name="P5"/>
                    <text:p text:style-name="Table_20_Contents">—————— </text:p>
                    <text:p text:style-name="P5"/>
                    <text:p text:style-name="P5">Nina</text:p>
                    <text:p text:style-name="Table_20_Contents"/>
                  </text:section>
                </table:table-cell>
              </table:table-row>
            </table:table>
            <text:h text:style-name="Heading_20_4" text:outline-level="4">Saturday discussion XXXXIV, 11 </text:h>
            <table:table table:name="Table57" table:style-name="Table57">
              <table:table-column table:style-name="Table57.A"/>
              <table:table-row table:style-name="TableLine3204329809552">
                <table:table-cell table:style-name="Table57.A1" office:value-type="string">
                  <text:p text:style-name="Horizontal_20_Line"/>
                  <text:p text:style-name="Table_20_Contents"><text:bookmark text:name="msg168576"/>nina </text:p>
                  <text:p text:style-name="P1"><text:span text:style-name="T1">08/08/21 </text:span>  <text:a xlink:type="simple" xlink:href="https://groups.io/g/dsg/message/168576" text:style-name="Internet_20_link" text:visited-style-name="Visited_20_Internet_20_Link">#168576   </text:a></text:p>
                  <text:p text:style-name="Table_20_Contents"/>
                  <text:section text:style-name="Sect1" text:name="msgbody190627416">
                    <text:p text:style-name="Table_20_Contents">Dear friends,</text:p>
                    <text:p text:style-name="Table_20_Contents"/>
                    <text:p text:style-name="P5">Sarah: When there is the idea of “I can let go” there is wrong understanding of self that can do something. Without thinking of letting go understanding performs the function of beginning to let go of clinging to that deep-rooted idea of self.</text:p>
                    <text:p text:style-name="P5"/>
                    <text:p text:style-name="P5">Nina: Nobody can make any reality arise, understanding this is a beginning of letting go. It is understanding, as Acharn often mentions. I do not like to be angry but anger arises anyway. </text:p>
                    <text:p text:style-name="P5"/>
                    <text:p text:style-name="P5">Jonothan: There are different meanings of the word dhamma. One of these is the present reality.</text:p>
                    <text:p text:style-name="P5"/>
                    <text:p text:style-name="P5">Sarah: When talking about the truth, seeing now is dhamma because it is a reality. Computer or table are concepts, not a dhamma. Sound is heard, it is a dhamma. At this moment there is sound, a reality that is heard. Seeing experiences visible object, but very quickly after that there is the idea of Sarah, Vincent or different friends. There is thinking about ideas. Thinking is real, it is dhamma, but the ideas that are thought about are not real.</text:p>
                    <text:p text:style-name="P5"/>
                    <text:p text:style-name="Table_20_Contents">————</text:p>
                    <text:p text:style-name="P5">Nina</text:p>
                  </text:section>
                </table:table-cell>
              </table:table-row>
            </table:table>
            <text:h text:style-name="Heading_20_4" text:outline-level="4"><text:soft-page-break/>Saturday discussion XXXXIV, 12 </text:h>
            <table:table table:name="Table58" table:style-name="Table58">
              <table:table-column table:style-name="Table58.A"/>
              <table:table-row table:style-name="TableLine3204697204416">
                <table:table-cell table:style-name="Table58.A1" office:value-type="string">
                  <text:p text:style-name="Horizontal_20_Line"/>
                  <text:p text:style-name="Table_20_Contents"><text:bookmark text:name="msg168601"/>nina </text:p>
                  <text:p text:style-name="P1"><text:span text:style-name="T1">08/11/21 </text:span>  <text:a xlink:type="simple" xlink:href="https://groups.io/g/dsg/message/168601" text:style-name="Internet_20_link" text:visited-style-name="Visited_20_Internet_20_Link">#168601   </text:a></text:p>
                  <text:p text:style-name="Table_20_Contents"/>
                  <text:section text:style-name="Sect1" text:name="msgbody190792164">
                    <text:p text:style-name="Table_20_Contents">Dear friends,</text:p>
                    <text:p text:style-name="Table_20_Contents"/>
                    <text:p text:style-name="P5">Acharn: Now that which sees is seeing. What doorway? One doorway is so very, very short. It is not a matter of knowing: now it is mind-door, now it is sense-door. The object experienced through a sense-door is experienced through the mind-door after many bhavanga-cittas in between… There is only one tiny visible object, no shape or form, but it appears as many things around. One cannot imagine how fast realities are arising and falling away… The succession (of realities) which arise and fall away conditions many things, ideas and people…The succession which arises and falls away condition the permanent being, the dream world. </text:p>
                    <text:p text:style-name="P5">It is not a matter of thinking about sense-door and mind-door but the nature of experiencing. What is meant by experience? It knows what is there at the moment of seeing. Like the sound, the voice, what is there at the moment of hearing? There must be a reality which can experience that characteristic which appears as sound, smell or hardness. From birth until death it is there, arising and falling away, never to return, not the same one. What about aeons and aeons ago, birth as different personalities, different human beings, a snake, a deva, never be the same.</text:p>
                    <text:p text:style-name="P5"/>
                    <text:p text:style-name="Table_20_Contents">——</text:p>
                    <text:p text:style-name="P5">Nina </text:p>
                  </text:section>
                </table:table-cell>
              </table:table-row>
            </table:table>
            <text:h text:style-name="Heading_20_4" text:outline-level="4">Saturday Discussion XXXXIV, 13 </text:h>
            <table:table table:name="Table59" table:style-name="Table59">
              <table:table-column table:style-name="Table59.A"/>
              <table:table-row table:style-name="TableLine3204697205232">
                <table:table-cell table:style-name="Table59.A1" office:value-type="string">
                  <text:p text:style-name="Horizontal_20_Line"/>
                  <text:p text:style-name="Table_20_Contents"><text:bookmark text:name="msg168608"/>nina </text:p>
                  <text:p text:style-name="P1"><text:span text:style-name="T1">08/12/21 </text:span>  <text:a xlink:type="simple" xlink:href="https://groups.io/g/dsg/message/168608" text:style-name="Internet_20_link" text:visited-style-name="Visited_20_Internet_20_Link">#168608   </text:a></text:p>
                  <text:p text:style-name="Table_20_Contents"/>
                  <text:section text:style-name="Sect1" text:name="msgbody190845123">
                    <text:p text:style-name="Table_20_Contents">Dear friends,</text:p>
                    <text:p text:style-name="Table_20_Contents"/>
                    <text:p text:style-name="P5">Nina: We were talking about it how always the idea of self comes in. Acharn explains so well that the perfections like mettå and patience are not self.</text:p>
                    <text:p text:style-name="P5"/>
                    <text:p text:style-name="P5">Sarah: When something happens like spilling tea or tripping over, it is always “my khanti”. </text:p>
                    <text:p text:style-name="P5"/>
                    <text:p text:style-name="P5">Acharn: There can be the idea of “I” all the time. Any moment there can be listening, considering wisely, understanding the moment as it is. But even if it is not yet understood as it is, it is there to be known, little by little. There has to be patience, viriya, to listen to the truth about what is now appearing. At that moment there are viriya and khanti but they are not known. It is the reality which has its own characteristic.Since its characteristic is not known yet there cannot be the understanding of this          moment with viriya. It depends on right understanding to understand the nature of it as not self. In order to understand more and more it cannot be self. It has to be the understanding of what is now      appearing from moment to moment, naturally.</text:p>
                    <text:p text:style-name="P5"/>
                    <text:p text:style-name="Table_20_Contents">—————</text:p>
                    <text:p text:style-name="P5">Nina</text:p>
                  </text:section>
                </table:table-cell>
              </table:table-row>
            </table:table>
            <text:h text:style-name="Heading_20_4" text:outline-level="4"><text:soft-page-break/>Saturday discussion XXXXIV, 14 </text:h>
            <table:table table:name="Table60" table:style-name="Table60">
              <table:table-column table:style-name="Table60.A"/>
              <table:table-row table:style-name="TableLine3204697216928">
                <table:table-cell table:style-name="Table60.A1" office:value-type="string">
                  <text:p text:style-name="Horizontal_20_Line"/>
                  <text:p text:style-name="Table_20_Contents"><text:bookmark text:name="msg168620"/>nina </text:p>
                  <text:p text:style-name="P1"><text:span text:style-name="T1">08/13/21 </text:span>  <text:a xlink:type="simple" xlink:href="https://groups.io/g/dsg/message/168620" text:style-name="Internet_20_link" text:visited-style-name="Visited_20_Internet_20_Link">#168620   </text:a></text:p>
                  <text:p text:style-name="Table_20_Contents"/>
                  <text:section text:style-name="Sect1" text:name="msgbody190899178">
                    <text:p text:style-name="Table_20_Contents">Dear friends,</text:p>
                    <text:p text:style-name="Table_20_Contents"/>
                    <text:p text:style-name="P5">Acharn: There are so many thoughts about many words, many things. It is only there very shortly and then other conditions to think about other things. The development of paññå is just among (N: in the middle of) the kilesa (defilements) which is not known but it can be understood little by little. What is so true is this very moment. Otherwise it is just like a dream. Even right now, what we are talking about is gone completely. It is so precious to understand the moment which is conditioned to listen and to think about it, little by little. </text:p>
                    <text:p text:style-name="P5">No one can do anything, it is the way of the development of understanding, patience and all other paramis (perfections). It is paññå which understands the benefit of understanding of what is there as it is. No hurry to let go of what is there as “some thing”. We begin to understand from moment to moment. That is the way life keeps on going.</text:p>
                    <text:p text:style-name="P5"/>
                    <text:p text:style-name="Table_20_Contents">—————</text:p>
                    <text:p text:style-name="P5">Nina</text:p>
                  </text:section>
                </table:table-cell>
              </table:table-row>
            </table:table>
            <text:h text:style-name="Heading_20_4" text:outline-level="4">Saturday discussion XXXXIV, 15 </text:h>
            <table:table table:name="Table61" table:style-name="Table61">
              <table:table-column table:style-name="Table61.A"/>
              <table:table-row table:style-name="TableLine3204697213392">
                <table:table-cell table:style-name="Table61.A1" office:value-type="string">
                  <text:p text:style-name="Horizontal_20_Line"/>
                  <text:p text:style-name="Table_20_Contents"><text:bookmark text:name="msg168628"/>nina </text:p>
                  <text:p text:style-name="P1"><text:span text:style-name="T1">08/14/21 </text:span>  <text:a xlink:type="simple" xlink:href="https://groups.io/g/dsg/message/168628" text:style-name="Internet_20_link" text:visited-style-name="Visited_20_Internet_20_Link">#168628   </text:a></text:p>
                  <text:p text:style-name="Table_20_Contents"/>
                  <text:section text:style-name="Sect1" text:name="msgbody190943380">
                    <text:p text:style-name="Table_20_Contents">Dear friends,</text:p>
                    <text:p text:style-name="Table_20_Contents"/>
                    <text:p text:style-name="P5">Acharn: We begin to understand from moment to moment. That is the way life keeps on going from aeons and aeons ago. That is why we begin to understand, no matter there is anger or attachment. They are there already, but no one can do anything, because actually, there is no one at all…Begin to understand the characteristic of a reality, little by little. When it is gone, it is gone, what about the next one? It does not matter as long as it is there as the object of considering its nature. </text:p>
                    <text:p text:style-name="P5">It takes quite a long time for paññå to develop. What is seen is not a flower or anyone at all, it is only that which is seen. How long will it ta</text:p>
                    <text:p text:style-name="P5">ke to begin to consider it? (One can come) closer and closer to the truth of the moment of seeing and that which is seen. Because that is what it is. That has to impinge on the eyebase otherwise it cannot be seen or thought about or taken for some thing all the time. This is khanti parami (patience) and viriya parami (energy or effort) to develop the understanding (of reality) as it is.</text:p>
                    <text:p text:style-name="Table_20_Contents"/>
                    <text:p text:style-name="Table_20_Contents">—————</text:p>
                    <text:p text:style-name="Table_20_Contents">Nina</text:p>
                  </text:section>
                </table:table-cell>
              </table:table-row>
            </table:table>
            <text:h text:style-name="Heading_20_4" text:outline-level="4"><text:soft-page-break/>Saturday discussion, XXXXIV, 16 </text:h>
            <table:table table:name="Table62" table:style-name="Table62">
              <table:table-column table:style-name="Table62.A"/>
              <table:table-row table:style-name="TableLine3204697205776">
                <table:table-cell table:style-name="Table62.A1" office:value-type="string">
                  <text:p text:style-name="Horizontal_20_Line"/>
                  <text:p text:style-name="Table_20_Contents"><text:bookmark text:name="msg168651"/>nina </text:p>
                  <text:p text:style-name="P1"><text:span text:style-name="T1">08/15/21 </text:span>  <text:a xlink:type="simple" xlink:href="https://groups.io/g/dsg/message/168651" text:style-name="Internet_20_link" text:visited-style-name="Visited_20_Internet_20_Link">#168651   </text:a></text:p>
                  <text:p text:style-name="Table_20_Contents"/>
                  <text:section text:style-name="Sect1" text:name="msgbody190986332">
                    <text:p text:style-name="Table_20_Contents">Dear friends,</text:p>
                    <text:p text:style-name="Table_20_Contents"/>
                    <text:p text:style-name="P5">Acharn: The conditions for paññå to realize the truth are there, so the anattaness appears more and more. There is no doubt about the fact that it does not matter what is there, playing games, or listening to music . When the conditions are there, there can be just the experiencing of that object… No selection, no will to try to do anything about what is there by conditions. When understanding just begins to consider little by little, it is different from the moments when there is no awareness. </text:p>
                    <text:p text:style-name="P5">The paramis (perfections) are there now: viriya, nekhamma (renunciation), sacca (truthfulness). There can be a moment of joy (píti), even just to understand the truth so very little, better than none, to understand what is there, wholesome or unwholesome. Even if it is anger, it is there already. It is the way to letting go, because it is gone. What about the reality now, little by little; on and on, naturally, by conditions. </text:p>
                    <text:p text:style-name="P5">Seeing cannot be anyone, hearing cannot be anyone. They are conditioned to see, hear, think…Paññå can begin to develop, of ignorance, of not considering of that which is there. </text:p>
                    <text:p text:style-name="P5">Someone may ask: what is considering? One is used to finding and working out where it is. It is at the moment when something is there.</text:p>
                    <text:p text:style-name="Table_20_Contents">————</text:p>
                    <text:p text:style-name="Table_20_Contents"/>
                    <text:p text:style-name="Table_20_Contents">Nina</text:p>
                  </text:section>
                </table:table-cell>
              </table:table-row>
            </table:table>
            <text:h text:style-name="Heading_20_4" text:outline-level="4">Saturday discussion XXXXIV, 17 </text:h>
            <table:table table:name="Table63" table:style-name="Table63">
              <table:table-column table:style-name="Table63.A"/>
              <table:table-row table:style-name="TableLine3204697214480">
                <table:table-cell table:style-name="Table63.A1" office:value-type="string">
                  <text:p text:style-name="Horizontal_20_Line"/>
                  <text:p text:style-name="Table_20_Contents"><text:bookmark text:name="msg168663"/>nina </text:p>
                  <text:p text:style-name="P1"><text:span text:style-name="T1">08/16/21 </text:span>  <text:a xlink:type="simple" xlink:href="https://groups.io/g/dsg/message/168663" text:style-name="Internet_20_link" text:visited-style-name="Visited_20_Internet_20_Link">#168663   </text:a></text:p>
                  <text:p text:style-name="Table_20_Contents"/>
                  <text:section text:style-name="Sect1" text:name="msgbody191035410">
                    <text:p text:style-name="Table_20_Contents"/>
                    <text:p text:style-name="Table_20_Contents">Dear friends,</text:p>
                    <text:p text:style-name="Table_20_Contents"/>
                    <text:p text:style-name="P5">Acharn: it takes time for paññå to develop.  Without considering there cannot be a beginning to have clearer understanding of the truth of what is seen. There is no need to call it anything, because it is  there, for paññå to know it… Thinking has to be known as well, letting go as object of “I think”, all day. Whatever is there, any time, can be known as it is, as no self. It takes quite a long, long time. It does not matter, as long as it is there to be known.</text:p>
                    <text:p text:style-name="P5">How many lives we want to live, on and on? Actually, life is just in a moment. As long as there are conditions for such (reality) to arise, it has to arise. It is like now…</text:p>
                    <text:p text:style-name="P5">Just know what we are talking about, it is about the truth. Just visible object, there is no one there…</text:p>
                    <text:p text:style-name="P5">Who knows what will be the next moment. If there are conditions. What is there is there, arising and falling away so very rapidly, unknown, nothing is left. No one and nothing is there.</text:p>
                    <text:p text:style-name="Table_20_Contents">—————</text:p>
                    <text:p text:style-name="Table_20_Contents"/>
                    <text:p text:style-name="Table_20_Contents">Nina</text:p>
                  </text:section>
                </table:table-cell>
              </table:table-row>
            </table:table>
            <text:h text:style-name="Heading_20_4" text:outline-level="4"><text:soft-page-break/>Saturday discussion XXXXIV, 18 </text:h>
            <table:table table:name="Table64" table:style-name="Table64">
              <table:table-column table:style-name="Table64.A"/>
              <table:table-row table:style-name="TableLine3204697204144">
                <table:table-cell table:style-name="Table64.A1" office:value-type="string">
                  <text:p text:style-name="Horizontal_20_Line"/>
                  <text:p text:style-name="Table_20_Contents"><text:bookmark text:name="msg168678"/>nina </text:p>
                  <text:p text:style-name="P1"><text:span text:style-name="T1">08/17/21 </text:span>  <text:a xlink:type="simple" xlink:href="https://groups.io/g/dsg/message/168678" text:style-name="Internet_20_link" text:visited-style-name="Visited_20_Internet_20_Link">#168678   </text:a></text:p>
                  <text:p text:style-name="Table_20_Contents"/>
                  <text:section text:style-name="Sect1" text:name="msgbody191091791">
                    <text:p text:style-name="Table_20_Contents">Dear friends,</text:p>
                    <text:p text:style-name="Table_20_Contents"/>
                    <text:p text:style-name="P5">It is time to think what is there when we talk about relaities any time. Gone. This is khanti (patience), viria (energy), paññå, letting go, nekkhamma (renunciation), sacca (truthfulness), mettå, upekkhå,  at the moment of right understanding … We can talk about any reality under different aspects in order to understand it as no me, no one, no thing. Is there understanding now, is there feeling now? If the Buddha did not teach anything about it, even if it is there, there would be attachment, aversion and ignorance. Rejoice to understand the truth, even a little bit, better than none at all. There can be the moment of enlightenment of the truth.</text:p>
                    <text:p text:style-name="P5">We do not mind the past or the future. When right understanding and awareness are there, there is a beginning to understand the characteristic which is there, even very little. There is no other object besides that, until it appears well, little by little. Until it is directly known as just one reality.</text:p>
                    <text:p text:style-name="P5"/>
                    <text:p text:style-name="Table_20_Contents">——</text:p>
                    <text:p text:style-name="P5">Nina</text:p>
                  </text:section>
                </table:table-cell>
              </table:table-row>
            </table:table>
            <text:h text:style-name="Heading_20_4" text:outline-level="4">Saturday discussion, XXXXIV,19 </text:h>
            <table:table table:name="Table65" table:style-name="Table65">
              <table:table-column table:style-name="Table65.A"/>
              <table:table-row table:style-name="TableLine3204697203872">
                <table:table-cell table:style-name="Table65.A1" office:value-type="string">
                  <text:p text:style-name="Horizontal_20_Line"/>
                  <text:p text:style-name="Table_20_Contents"><text:bookmark text:name="msg168698"/>nina </text:p>
                  <text:p text:style-name="P1"><text:span text:style-name="T1">08/18/21 </text:span>  <text:a xlink:type="simple" xlink:href="https://groups.io/g/dsg/message/168698" text:style-name="Internet_20_link" text:visited-style-name="Visited_20_Internet_20_Link">#168698   </text:a></text:p>
                  <text:p text:style-name="Table_20_Contents"/>
                  <text:section text:style-name="Sect1" text:name="msgbody191151551">
                    <text:p text:style-name="Table_20_Contents">Dear friends,</text:p>
                    <text:p text:style-name="Table_20_Contents"/>
                    <text:p text:style-name="Table_20_Contents">Acharn: When there are conditions we keep on understanding a little more. There is hardness now, no one there, hardness just appears. No one and nothing, only hardness. Understanding little by little until right understanding begins to be familiar with whatever is there as it is, no matter through which doorway, because actually there is no idea or thought about what doorway; only a characteristic is experienced and that which experiences the truth. </text:p>
                    <text:p text:style-name="Table_20_Contents">There is sound and whether there is awareness and understanding of the truth of it or it just passes without any understanding, it does not matter. Actually it is gone. What about what is appearing? The most important thing is that which appears, not what has gone or has not come yet. This is letting go clinging to past or future. </text:p>
                    <text:p text:style-name="Table_20_Contents">There are many different realities from moment to moment. There is no understanding of seeing, thinking, hardness, softness, feeling, remembering.</text:p>
                    <text:p text:style-name="Table_20_Contents">They are all gone, from moment to moment. There is the parami of patience: paññ<text:span text:style-name="T4">å cannot arise so quickly.</text:span></text:p>
                    <text:p text:style-name="P5"/>
                    <text:p text:style-name="P5">Sarah: You mentioned píti, joy. So often there is attachment to joy. So often píti with attachment is taken for kusala.</text:p>
                    <text:p text:style-name="P8"><text:span text:style-name="T13">Acharn: It depends on understanding. When there is very little understanding it cannot condition píti. We are </text:span>living in darkness and blindness from life to life but when there is light we begin to understand the truth. How come we hear about it in this life, to understand it as it is? No one can change the truth. There can be joy at the moment of understanding the truth. Better than none in this life or in saósåra (the cycle of birth and death). Nothing is as precious as right understanding.</text:p>
                    <text:p text:style-name="P8"/>
                    <text:p text:style-name="Table_20_Contents">————<text:span text:style-name="T7">- </text:span></text:p>
                    <text:p text:style-name="P10">Nina</text:p>
                  </text:section>
                </table:table-cell>
              </table:table-row>
            </table:table>
            <text:h text:style-name="Heading_20_4" text:outline-level="4"><text:soft-page-break/>Saturday discussion XXXXIV, 20 </text:h>
            <table:table table:name="Table66" table:style-name="Table66">
              <table:table-column table:style-name="Table66.A"/>
              <table:table-row table:style-name="TableLine3204697214752">
                <table:table-cell table:style-name="Table66.A1" office:value-type="string">
                  <text:p text:style-name="Horizontal_20_Line"/>
                  <text:p text:style-name="Table_20_Contents"><text:bookmark text:name="msg168712"/>nina </text:p>
                  <text:p text:style-name="P1"><text:span text:style-name="T1">08/19/21 </text:span>  <text:a xlink:type="simple" xlink:href="https://groups.io/g/dsg/message/168712" text:style-name="Internet_20_link" text:visited-style-name="Visited_20_Internet_20_Link">#168712   </text:a></text:p>
                  <text:p text:style-name="Table_20_Contents"/>
                  <text:section text:style-name="Sect1" text:name="msgbody191205745">
                    <text:p text:style-name="Table_20_Contents">Dear friends,</text:p>
                    <text:p text:style-name="Table_20_Contents"/>
                    <text:p text:style-name="Table_20_Contents"/>
                    <text:p text:style-name="P5"><text:span text:style-name="T12">Acharn:Just listen carefully and be truthful to the truth… Seeing the difference between understanding of seeing and “I see”. One does not know that it is seeing, because it is always “I see”, and understanding this can condition joy, moments of p</text:span><text:span text:style-name="T14">íti. </text:span>It depends on understanding of seeing and “I see”. So, it depends on understanding of the truth. When it is so little it is not clear. It does not condition píti all the time. It can be píti about thinking of the words: what is there in this life to be able to hear the teachings, consider them, develop them. We do not know what will be in next life. Even there will be moments of listening again, considering again, we do not know. ..Sometimes we have píti at the moments of giving away things, dåna, or helping people, but what about the understanding of the truth, there is another kind of píti…</text:p>
                    <text:p text:style-name="P5">It depends on what is there with it, giving things away, helping others. When we see someone with joy and appreciation of understanding there are different kinds of píti. When it is there, it is to be known as not self. There can be conditions for the arising of píti in different aspects, no one and no self.</text:p>
                    <text:p text:style-name="P5"/>
                    <text:p text:style-name="Table_20_Contents">—————</text:p>
                    <text:p text:style-name="P5">Nina</text:p>
                  </text:section>
                </table:table-cell>
              </table:table-row>
            </table:table>
            <text:h text:style-name="Heading_20_4" text:outline-level="4">Saturday discussion XXXXIV, 21 </text:h>
            <table:table table:name="Table67" table:style-name="Table67">
              <table:table-column table:style-name="Table67.A"/>
              <table:table-row table:style-name="TableLine3204697208496">
                <table:table-cell table:style-name="Table67.A1" office:value-type="string">
                  <text:p text:style-name="Horizontal_20_Line"/>
                  <text:p text:style-name="Table_20_Contents"><text:bookmark text:name="msg168717"/>nina </text:p>
                  <text:p text:style-name="P1"><text:span text:style-name="T1">08/20/21 </text:span>  <text:a xlink:type="simple" xlink:href="https://groups.io/g/dsg/message/168717" text:style-name="Internet_20_link" text:visited-style-name="Visited_20_Internet_20_Link">#168717   </text:a></text:p>
                  <text:p text:style-name="Table_20_Contents"/>
                  <text:section text:style-name="Sect1" text:name="msgbody191253816">
                    <text:p text:style-name="Table_20_Contents">Dear friends,</text:p>
                    <text:p text:style-name="Table_20_Contents"/>
                    <text:p text:style-name="P11">Acharn:What has gone and what has not come yet does not matter, but what matters is what is there now... There is just a moment of seeing and then thinking about it. When it has fallen away another moment of seeing can arise. How can anyone understand this without the teaching of the Buddha, without careful consideration of the truth? There can be a little letting go of so much attachment to things, places, events, situations and thoughts and whatever is there. Because it is just a short moment and then gone. What is there is saññ<text:span text:style-name="T3">å </text:span><text:span text:style-name="T8">vipallåsa, perversity of saññå, not a wholesome moment… Even we talk about píti, just pointing to the usefulness, the preciousness of that which is there, we are beginning to understand the truth in life. Not just wanting to try to understand or to do, what is the use? That is not development of understanding.</text:span></text:p>
                    <text:p text:style-name="Table_20_Contents">—————</text:p>
                    <text:p text:style-name="P9">Nina</text:p>
                    <text:p text:style-name="P9"/>
                  </text:section>
                </table:table-cell>
              </table:table-row>
            </table:table>
            <text:h text:style-name="Heading_20_4" text:outline-level="4"><text:soft-page-break/>Saturday discussion XXXXIV, 22 </text:h>
            <table:table table:name="Table68" table:style-name="Table68">
              <table:table-column table:style-name="Table68.A"/>
              <table:table-row table:style-name="TableLine3204697199792">
                <table:table-cell table:style-name="Table68.A1" office:value-type="string">
                  <text:p text:style-name="Horizontal_20_Line"/>
                  <text:p text:style-name="Table_20_Contents"><text:bookmark text:name="msg168728"/>nina </text:p>
                  <text:p text:style-name="P1"><text:span text:style-name="T1">08/22/21 </text:span>  <text:a xlink:type="simple" xlink:href="https://groups.io/g/dsg/message/168728" text:style-name="Internet_20_link" text:visited-style-name="Visited_20_Internet_20_Link">#168728   </text:a></text:p>
                  <text:p text:style-name="Table_20_Contents"/>
                  <text:section text:style-name="Sect1" text:name="msgbody191350975">
                    <text:p text:style-name="Table_20_Contents">Dear friends,</text:p>
                    <text:p text:style-name="Table_20_Contents"/>
                    <text:p text:style-name="P9">Acharn: When we talk about píti, we talk about different kinds at different moments, with different objects, under different aspects, as no one, no self. Everything can be object of attachment, instantly, by conditions, by accumulations. Píti at the moment of enlightenment is different from píti right  now...</text:p>
                    <text:p text:style-name="P9">Most important is letting go of ignorance and seeing the danger of ignorance. Just talking about it is not enough, right understanding can see its danger. </text:p>
                    <text:p text:style-name="P9"/>
                    <text:p text:style-name="P9">Sarah: It has to be now, píti now. Is there píti with understanding now? …It is not my understanding, my píti. It just arises by conditions and then it is gone completely.</text:p>
                    <text:p text:style-name="P9"/>
                    <text:p text:style-name="P9">Eve had a question about the objects of the last javanacittas (kusala cittas or akusala cittas) before death: kamma, kamma nimitta (sign of kamma) and gati nimitta (sign of next destiny). Sarah explained that the objects are just like now. Kamma nimitta, thinking about what has been experienced. Gati nimitta, the sign of next life, for example.</text:p>
                    <text:p text:style-name="P9"/>
                    <text:p text:style-name="P9">Acharn: Even right now, what the object is, can be the object of next life. Kamma nimitta: think of the kamma that was done, wholesome or unwholesome. We do not know it, as it is shorter than anyone can imagine. </text:p>
                    <text:p text:style-name="P9">Even now people have different objects and these can be object of rebirth-consciousness. After the seeing process has gone there can be death-consciousness and then instantly rebirth-consciousness. </text:p>
                    <text:p text:style-name="P9">When one is fast asleep one does not mind what object is there: kamma, kamma nimitta or gati nimitta, but it has to be one of these…When it is not known, why do we try to know it? Our own birth-consciousness has kamma, kamma nimitta or gati nimitta, it does not matter, because it is not experienced like the objects in this world through the six doors… </text:p>
                    <text:p text:style-name="P9">What can be known now? There can be understanding or even satipaììhåna (direct awareness and understanding) of the obect right now, to be object of death-consciosuness when death is there. One can experience the object with right understanding of different levels. At the level of satipaììhåna or vipassanå ñåùa (insight knowwledge).</text:p>
                    <text:p text:style-name="P9"/>
                    <text:p text:style-name="Table_20_Contents">—————</text:p>
                    <text:p text:style-name="P9">Nina</text:p>
                  </text:section>
                </table:table-cell>
              </table:table-row>
            </table:table>
            <text:h text:style-name="Heading_20_4" text:outline-level="4"><text:soft-page-break/>Saturday discussion XXXXIV, 23 </text:h>
            <table:table table:name="Table69" table:style-name="Table69">
              <table:table-column table:style-name="Table69.A"/>
              <table:table-row table:style-name="TableLine3204697200064">
                <table:table-cell table:style-name="Table69.A1" office:value-type="string">
                  <text:p text:style-name="Horizontal_20_Line"/>
                  <text:p text:style-name="Table_20_Contents"><text:bookmark text:name="msg168749"/>nina </text:p>
                  <text:p text:style-name="P1"><text:span text:style-name="T1">08/24/21 </text:span>  <text:a xlink:type="simple" xlink:href="https://groups.io/g/dsg/message/168749" text:style-name="Internet_20_link" text:visited-style-name="Visited_20_Internet_20_Link">#168749   </text:a></text:p>
                  <text:p text:style-name="Table_20_Contents"/>
                  <text:section text:style-name="Sect1" text:name="msgbody191457661">
                    <text:p text:style-name="Table_20_Contents">Dear friends,</text:p>
                    <text:p text:style-name="Table_20_Contents"/>
                    <text:p text:style-name="P5"><text:span text:style-name="T12">Sarah:We have to understand what object or </text:span>åramaùa means. Like now, the object which can be experienced can be a reality, visible object or sound, or an idea or concept, like table or Lukas. What arises and falls away are realities. Visible object arises and falls away instantly. Thinking is real but the concept is just an idea that is thought of, like the gati nimitta (sign of future destiny) or kamma nimitta, an idea of what was done in the past. The past is completely gone, so it is just an idea, a concept of what was done before. </text:p>
                    <text:p text:style-name="P5">Acharn: … We have done so many kammas and do not know which kamma is ready to condition rebirth of next life. Who knows the experience of an unpleasant sound is the vipåka of a kamma, a kamma no one knows. When there is more understanding of the truth of each reality it lets go attachment and clinging to the idea of self. What is there by conditions? No one can make another to have such unpleasant akusala (vipåka). </text:p>
                    <text:p text:style-name="Table_20_Contents"/>
                    <text:p text:style-name="Table_20_Contents">—————</text:p>
                    <text:p text:style-name="Table_20_Contents">Nina</text:p>
                  </text:section>
                </table:table-cell>
              </table:table-row>
            </table:table>
            <text:h text:style-name="Heading_20_4" text:outline-level="4"><text:soft-page-break/>Saturday discussion xxxxiv, 24 </text:h>
            <table:table table:name="Table70" table:style-name="Table70">
              <table:table-column table:style-name="Table70.A"/>
              <table:table-row table:style-name="TableLine3204697200336">
                <table:table-cell table:style-name="Table70.A1" office:value-type="string">
                  <text:p text:style-name="Horizontal_20_Line"/>
                  <text:p text:style-name="Table_20_Contents"><text:bookmark text:name="msg168753"/>nina </text:p>
                  <text:p text:style-name="P1"><text:span text:style-name="T1">08/25/21 </text:span>  <text:a xlink:type="simple" xlink:href="https://groups.io/g/dsg/message/168753" text:style-name="Internet_20_link" text:visited-style-name="Visited_20_Internet_20_Link">#168753   </text:a></text:p>
                  <text:p text:style-name="Table_20_Contents"/>
                  <text:section text:style-name="Sect1" text:name="msgbody191515580">
                    <text:p text:style-name="Table_20_Contents">Dear friends,</text:p>
                    <text:p text:style-name="Table_20_Contents"/>
                    <text:p text:style-name="P5">Alberto had a question about natural strong dependence-condition, pakatupanissaya paccaya and its influence on vipåka. </text:p>
                    <text:p text:style-name="P5"/>
                    <text:p text:style-name="P5">Acharn:There are so many different kinds of deeds. If the akusala is not strong, such as liking coffee, it arises without being conditioned by natural strong dependence. People have different habits, likes and dislikes and such realities are conditioned to arise again and again . Like paññå, only once is not        enough to let go the idea of self completely. It needs more moments, little by little. Once it is there it is not lost, careful consideration conditions the growth of whatever is there and that is upanissaya paccaya. </text:p>
                    <text:p text:style-name="P5">When the reality is strong enough it has done ill deeds that condition the arising of vipåka. </text:p>
                    <text:p text:style-name="P5"/>
                    <text:p text:style-name="P5">Jonothan: As Acharn said, ssomeone’s likes and dislikes will condition pleasant or unpleasant experiences. For example, someone who likes music a lot will turn on that music and have that experience , more so than someone who is not interested. Or when someone is interested in an activity that involves a lot of loud noise he will have that experience, and then there is a lot of akusala vipåka just by virtue of interest. This is in a general sense.</text:p>
                    <text:p text:style-name="P5"/>
                    <text:p text:style-name="P18">If someone is interested in the Dhamma he will look for where he might hear more Dhamma and be able to discuss Dhamma, more so than someone who is not interested. </text:p>
                    <text:p text:style-name="P17"> </text:p>
                    <text:p text:style-name="P5">Sarah: Seeing now, hearing now is conditioned by past kamma. Accumulations play a role but the main condition is past kamma. </text:p>
                    <text:p text:style-name="P5"/>
                    <text:p text:style-name="P5"/>
                    <text:p text:style-name="P5">Acharn; Thinking about what is experienced, like natural strong dependence, there are different thoughts, different thinking, different people. Natural strong dependence conditions those differences</text:p>
                    <text:p text:style-name="P5"/>
                    <text:p text:style-name="Table_20_Contents">————<text:span text:style-name="T4">-</text:span></text:p>
                    <text:p text:style-name="P5">Nina</text:p>
                  </text:section>
                </table:table-cell>
              </table:table-row>
            </table:table>
            <text:h text:style-name="Heading_20_4" text:outline-level="4"><text:soft-page-break/>Saturday discussion XXXXIV, 25 </text:h>
            <table:table table:name="Table71" table:style-name="Table71">
              <table:table-column table:style-name="Table71.A"/>
              <table:table-row table:style-name="TableLine3204697201696">
                <table:table-cell table:style-name="Table71.A1" office:value-type="string">
                  <text:p text:style-name="Horizontal_20_Line"/>
                  <text:p text:style-name="Table_20_Contents"><text:bookmark text:name="msg168771"/>nina </text:p>
                  <text:p text:style-name="P1"><text:span text:style-name="T1">08/31/21 </text:span>  <text:a xlink:type="simple" xlink:href="https://groups.io/g/dsg/message/168771" text:style-name="Internet_20_link" text:visited-style-name="Visited_20_Internet_20_Link">#168771   </text:a></text:p>
                  <text:p text:style-name="Table_20_Contents"/>
                  <text:section text:style-name="Sect1" text:name="msgbody191831158">
                    <text:p text:style-name="Table_20_Contents">Dear friends,</text:p>
                    <text:p text:style-name="Table_20_Contents"/>
                    <text:p text:style-name="Table_20_Contents">XXXXIV, 25</text:p>
                    <text:p text:style-name="Table_20_Contents"/>
                    <text:p text:style-name="Table_20_Contents">Sarah:Most of the time there is forgetfulness, no understanding, no sati, but it is gone. Even moments of reflecting wisely now, they are gone. Whatever arises is gone instantly. Strong clinging to the self causes so much disturbance and trouble, minding about laziness. Whatever arises is gone, it does not belong to anyone. </text:p>
                    <text:p text:style-name="Table_20_Contents"/>
                    <text:p text:style-name="Table_20_Contents">Acharn Sujin: The self is there when there is no understanding. The (idea of )self is there at the moment of seeing, hearing, tasting, liking, eating, walking. We should see the danger of ignorance. No one an eradicate it, until paññ<text:span text:style-name="T9">å is enough to begin to understand little by little, to be truthful to the truth.</text:span></text:p>
                    <text:p text:style-name="P7">Each word of the Buddha is about ignorance now, conditioned realities now, just to understand that there is no one, no self. That is letting go of ignorance and wrong understanding of what is there in life, from birth to death. Just understand the truth as much as there are conditions in this life, to develop on in this life and other lives. To develop on and on  so that the reality appears well to the developed paññå, because it can understand the nature of that (reality). </text:p>
                    <text:p text:style-name="P7">It now arises and experiences the object which is seen. We can talk about any word of the teachings, because it is there now. </text:p>
                    <text:p text:style-name="P7"/>
                    <text:p text:style-name="Table_20_Contents">————</text:p>
                  </text:section>
                </table:table-cell>
              </table:table-row>
            </table:table>
            <text:h text:style-name="Heading_20_4" text:outline-level="4"><text:soft-page-break/>Saturday discussion XXXXIV, 26 </text:h>
            <table:table table:name="Table72" table:style-name="Table72">
              <table:table-column table:style-name="Table72.A"/>
              <table:table-row table:style-name="TableLine3204697207136">
                <table:table-cell table:style-name="Table72.A1" office:value-type="string">
                  <text:p text:style-name="Horizontal_20_Line"/>
                  <text:p text:style-name="Table_20_Contents"><text:bookmark text:name="msg168777"/>nina </text:p>
                  <text:p text:style-name="P1"><text:span text:style-name="T1">09/01/21 </text:span>  <text:a xlink:type="simple" xlink:href="https://groups.io/g/dsg/message/168777" text:style-name="Internet_20_link" text:visited-style-name="Visited_20_Internet_20_Link">#168777   </text:a></text:p>
                  <text:p text:style-name="Table_20_Contents"/>
                  <text:section text:style-name="Sect1" text:name="msgbody191887371">
                    <text:p text:style-name="Table_20_Contents">Dear friends,</text:p>
                    <text:p text:style-name="Table_20_Contents"/>
                    <text:p text:style-name="P5">Sarah: Without understanding now there is no purpose of studying the teachings. We can talk on and on about different scenarios, different situations, problems in life, but we forget seeing  at this moment, hearing at his moment. They arise just for a moment and then they are gone. This is the world right now, what is heard, what is seen. It is so fortunate to hear about realities. Acharn was speaking about the joy (píti) in understanding, even just for a moment now. It is the world at this very moment and</text:p>
                    <text:p text:style-name="P5">then gone. </text:p>
                    <text:p text:style-name="P5"/>
                    <text:p text:style-name="P5">Nina: “And then gone”. We do not really understand that, so long as paññå is weak and cannot realize the arising and falling away of realities. </text:p>
                    <text:p text:style-name="P5"/>
                    <text:p text:style-name="P5">Sarah: Even now there can be the beginning of reflecting wisely about the world at this moment. Without that understanding there can never be direct understanding of the arising and falling away of realities. Instead of thinking and dreaming about vipassanå ñåùa and direct understanding of arising and falling away of realities there can be a beginning of understanding now of what appears at this moment. Otherwise there is “me” again, “I” cannot really understand it. That is not the understanding of dhamma now. </text:p>
                    <text:p text:style-name="P5"/>
                    <text:p text:style-name="P5">Nina: Some time ago Acharn said that there is attention to the object of experience but forgetfulness of the experience itself. </text:p>
                    <text:p text:style-name="P5">Sarah: When people hear that it is just visible object that is experienced or just sound, there is the idea of “I see, I hear, I experience.” So the letting go of the idea of “I” that experiences has to be developed. There is not “my experience” at all. </text:p>
                    <text:p text:style-name="P5"/>
                    <text:p text:style-name="P5">Acharn: We can know how much forgetfulness of the truth there is. There is not enough remembrance  of the word of what is true and what is not true. When there is hearing it is not me, it is only that which experiences, but we are used to taking it for “I” and things all the time. But when there is more hearing and considering, understanding can develop. </text:p>
                    <text:p text:style-name="P5"/>
                    <text:p text:style-name="Table_20_Contents">——————<text:span text:style-name="T4">- </text:span></text:p>
                    <text:p text:style-name="Table_20_Contents">Nina.</text:p>
                  </text:section>
                </table:table-cell>
              </table:table-row>
            </table:table>
            <text:h text:style-name="Heading_20_4" text:outline-level="4"><text:soft-page-break/>Saturday discussion XXXXIV, 27 </text:h>
            <table:table table:name="Table73" table:style-name="Table73">
              <table:table-column table:style-name="Table73.A"/>
              <table:table-row table:style-name="TableLine3204697209856">
                <table:table-cell table:style-name="Table73.A1" office:value-type="string">
                  <text:p text:style-name="Horizontal_20_Line"/>
                  <text:p text:style-name="Table_20_Contents"><text:bookmark text:name="msg168785"/>nina </text:p>
                  <text:p text:style-name="P1"><text:span text:style-name="T1">09/02/21 </text:span>  <text:a xlink:type="simple" xlink:href="https://groups.io/g/dsg/message/168785" text:style-name="Internet_20_link" text:visited-style-name="Visited_20_Internet_20_Link">#168785   </text:a></text:p>
                  <text:p text:style-name="Table_20_Contents"/>
                  <text:section text:style-name="Sect1" text:name="msgbody191940140">
                    <text:p text:style-name="Table_20_Contents">Dear friends,</text:p>
                    <text:p text:style-name="Table_20_Contents"/>
                    <text:p text:style-name="P5"><text:span text:style-name="T11">Acharn: hear again and again and begin to consider each word, more carefully and more deeply, little by little, so that there can be understanding. No one can make it arise, but (it arises) by conditions.</text:span> <text:span text:style-name="T15">There is not enough understanding, because we are always forgetful about what is there as not self; we take it as something in our life, from day to day. We understand khanti parami; just a moment of listening and beginning to have more confidence, by conditions. </text:span></text:p>
                    <text:p text:style-name="P9">Hardness: understand it as it is, no thing in it. Beginning to understand just one word: no thing in hardness. Little by little, so very little in a day, in one’s life. It can be a moment of understanding and no doubt about sammå-sati, because it is the moment of understanding that which appears; the characteristic which is hard, as no one and nothing. This is not enough, it has to go on and on. One should understand not only the word, but the truth is there now of that which is now appearing. This is the Path leading to (the undertsanding of) the four noble Truths.</text:p>
                    <text:p text:style-name="Table_20_Contents">———</text:p>
                    <text:p text:style-name="P9">Nina</text:p>
                    <text:p text:style-name="P9">****</text:p>
                  </text:section>
                </table:table-cell>
              </table:table-row>
            </table:table>
            <text:h text:style-name="Heading_20_4" text:outline-level="4">Saturday discussion, XXXXIV, 28. </text:h>
            <table:table table:name="Table74" table:style-name="Table74">
              <table:table-column table:style-name="Table74.A"/>
              <table:table-row table:style-name="TableLine3204697215840">
                <table:table-cell table:style-name="Table74.A1" office:value-type="string">
                  <text:p text:style-name="Horizontal_20_Line"/>
                  <text:p text:style-name="Table_20_Contents"><text:bookmark text:name="msg168798"/>nina </text:p>
                  <text:p text:style-name="P1"><text:span text:style-name="T1">09/03/21 </text:span>  <text:a xlink:type="simple" xlink:href="https://groups.io/g/dsg/message/168798" text:style-name="Internet_20_link" text:visited-style-name="Visited_20_Internet_20_Link">#168798   </text:a></text:p>
                  <text:p text:style-name="Table_20_Contents"/>
                  <text:section text:style-name="Sect1" text:name="msgbody192000802">
                    <text:p text:style-name="Table_20_Contents">Dear friends,</text:p>
                    <text:p text:style-name="Table_20_Contents"/>
                    <text:p text:style-name="P18">Jotika had a question about thinking. </text:p>
                    <text:p text:style-name="P17"> </text:p>
                    <text:p text:style-name="P5">Acharn: Can anyone stop thinking? That is why there must be thinking by conditions. There must be accumulations to think. Some people think wrongly, some rightly. Some people think in a wholesome way and some in an unwholesome way. By conditions. This is the way to understand the truth. No one can control anything, because what is there is not anyone. One cannot change it because it has already arisen. It cannot change, but it can be understood as no one. The most important is that nobody can change anyone, because actually there is no one. </text:p>
                    <text:p text:style-name="P5">When one hears something and it conditions anger, can anyone change the person who speaks or change what is there now? There is unpleasant feeling and when feeling is pleasant, unpleasant or indifferent, who can make it arise? Another person cannot condition it. Only past accumulations condition that to be wholesome or unwholesome. </text:p>
                    <text:p text:style-name="P5">Ignorance is there, unwholesome moments are there, and only understanding can see that it is conditioned. Nobody likes it to be the wrong way, it is conditioned. Nobody can help. There has to be one’s own understanding, (stemming) from hearing, considering wisely, understanding the truth little by little. </text:p>
                    <text:p text:style-name="P5"/>
                    <text:p text:style-name="Table_20_Contents">————</text:p>
                    <text:p text:style-name="P5">Nina.</text:p>
                    <text:p text:style-name="P5">****</text:p>
                  </text:section>
                </table:table-cell>
              </table:table-row>
            </table:table>
            <text:h text:style-name="Heading_20_4" text:outline-level="4"><text:soft-page-break/>Saturday discussion XXXXIV, 29 </text:h>
            <table:table table:name="Table75" table:style-name="Table75">
              <table:table-column table:style-name="Table75.A"/>
              <table:table-row table:style-name="TableLine3204697209312">
                <table:table-cell table:style-name="Table75.A1" office:value-type="string">
                  <text:p text:style-name="Horizontal_20_Line"/>
                  <text:p text:style-name="Table_20_Contents"><text:bookmark text:name="msg168811"/>nina </text:p>
                  <text:p text:style-name="P1"><text:span text:style-name="T1">09/04/21 </text:span>  <text:a xlink:type="simple" xlink:href="https://groups.io/g/dsg/message/168811" text:style-name="Internet_20_link" text:visited-style-name="Visited_20_Internet_20_Link">#168811   </text:a></text:p>
                  <text:p text:style-name="Table_20_Contents"/>
                  <text:section text:style-name="Sect1" text:name="msgbody192045364">
                    <text:p text:style-name="Table_20_Contents">Dear friends,</text:p>
                    <text:p text:style-name="Table_20_Contents"/>
                    <text:p text:style-name="P5">Sarah:Some people have the idea that after seeing or hearing there should not be any thinking. There are very many mind-door processes, far more than eye-door processes. Even for the Buddha there is thinking in the mind-door process. Even as Acharn said, right now there can be thinking wisely or unwisely. When there is the idea of: ”I can plan, I can make this happen, I can control what arises next”, there is unwise thinking. Whatever kind of thinking or planning there is, it is conditioned; it cannot be any other way. The point is not to stop thinking or planning, but to understand reality as it is. There are just dhammas, a moment of seeing , hearing or thinking. All by conditions.</text:p>
                    <text:p text:style-name="P5"/>
                    <text:p text:style-name="Table_20_Contents">—————</text:p>
                    <text:p text:style-name="P5">Nina.</text:p>
                  </text:section>
                </table:table-cell>
              </table:table-row>
            </table:table>
            <text:h text:style-name="Heading_20_4" text:outline-level="4"><text:soft-page-break/>Saturday discussion, XXXXIV, 30 </text:h>
            <table:table table:name="Table76" table:style-name="Table76">
              <table:table-column table:style-name="Table76.A"/>
              <table:table-row table:style-name="TableLine3204697215568">
                <table:table-cell table:style-name="Table76.A1" office:value-type="string">
                  <text:p text:style-name="Horizontal_20_Line"/>
                  <text:p text:style-name="Table_20_Contents"><text:bookmark text:name="msg168818"/>nina </text:p>
                  <text:p text:style-name="P1"><text:span text:style-name="T1">09/05/21 </text:span>  <text:a xlink:type="simple" xlink:href="https://groups.io/g/dsg/message/168818" text:style-name="Internet_20_link" text:visited-style-name="Visited_20_Internet_20_Link">#168818   </text:a></text:p>
                  <text:p text:style-name="Table_20_Contents"/>
                  <text:section text:style-name="Sect1" text:name="msgbody192088748">
                    <text:p text:style-name="Table_20_Contents">Dear friends,</text:p>
                    <text:p text:style-name="Table_20_Contents"/>
                    <text:p text:style-name="P5">Acharn: Is there thinking now? </text:p>
                    <text:p text:style-name="P5"/>
                    <text:p text:style-name="P5">Jotika: Yes.</text:p>
                    <text:p text:style-name="P5"/>
                    <text:p text:style-name="P5">Acharn: It is unknown. What is there?</text:p>
                    <text:p text:style-name="P5"/>
                    <text:p text:style-name="P5">Jotika: It is the whole day, going on and on. </text:p>
                    <text:p text:style-name="P5"/>
                    <text:p text:style-name="P5">Acharn: At the moment of seeing something, there is no thinking of the shape and form. Immediately after the seeing process there are bhavanga cittas (life-continuum) and then mind-door process cittas that have the same object but do not see. After hat citta thinks. No understanding that it is not the same moment as seeing. After the sense-door process, there is always thinking about what is seen. It is unknown. The Buddha taught about that, how fast it is, from sense-door to mind-door. </text:p>
                    <text:p text:style-name="P5">Now there are so many things, so many processes about things, and the story of things and planning. It seems there is seeing all day. Nobody thinks about the mind-door process because seeing is there. The thinking does not show up, like visible object or sound, but it is there instantly after the sense-door process. </text:p>
                    <text:p text:style-name="P5"/>
                    <text:p text:style-name="P5">Jotika: There is always seeing and then thinking. </text:p>
                    <text:p text:style-name="P5"/>
                    <text:p text:style-name="P5">Acharn: Otherwise there cannot be Jon and Sarah. The idea of something is always there. So long as there is clinging to that object there is not the experience of the arising and falling away by conditions. (Realities) just appear and disappear instantly. This is the world, unknown. The truth is covered up. Thinking is in between because there is the idea of something all the time after seeing. </text:p>
                    <text:p text:style-name="P5"/>
                    <text:p text:style-name="P5">Jotika: After seeing there is thinking, after hearing there is thinking. </text:p>
                    <text:p text:style-name="P5"/>
                    <text:p text:style-name="P5">Acharn: Seeing cannot think, it sees, it arises and falls away. What is seen is not just colour. Saññå (the cetasika remembrance) arises with each citta. It marks and remembers wrongly when the arising and falling away of  realities is not directly experiened. It takes what appears as “some thing” and then it is perversity of saññå, saññå vipallåsa.</text:p>
                    <text:p text:style-name="P5"/>
                    <text:p text:style-name="Table_20_Contents">———— </text:p>
                    <text:p text:style-name="Table_20_Contents">Nina.</text:p>
                  </text:section>
                </table:table-cell>
              </table:table-row>
            </table:table>
            <text:h text:style-name="Heading_20_4" text:outline-level="4"><text:soft-page-break/>Saturday discussion, XXXXIV, 31 </text:h>
            <table:table table:name="Table77" table:style-name="Table77">
              <table:table-column table:style-name="Table77.A"/>
              <table:table-row table:style-name="TableLine3204697216656">
                <table:table-cell table:style-name="Table77.A1" office:value-type="string">
                  <text:p text:style-name="Horizontal_20_Line"/>
                  <text:p text:style-name="Table_20_Contents"><text:bookmark text:name="msg168840"/>nina </text:p>
                  <text:p text:style-name="P1"><text:span text:style-name="T1">09/06/21 </text:span>  <text:a xlink:type="simple" xlink:href="https://groups.io/g/dsg/message/168840" text:style-name="Internet_20_link" text:visited-style-name="Visited_20_Internet_20_Link">#168840   </text:a></text:p>
                  <text:p text:style-name="Table_20_Contents"/>
                  <text:section text:style-name="Sect1" text:name="msgbody192137452">
                    <text:p text:style-name="Table_20_Contents">Dear friends,</text:p>
                    <text:p text:style-name="Table_20_Contents"/>
                    <text:p text:style-name="P5">Acharn: The truth can be discerned when paññå is developed enough, to let go what is there together. There is only one reality to be known at a time. </text:p>
                    <text:p text:style-name="P5"/>
                    <text:p text:style-name="P5">Jonothan: Without thinking one will not uunderstand what is spoken at a time. What impinges on the earsense is just sound. That has meaning only to the person who knows the language being spoken. So, there is a lot of thinking. The idea of chair, computer, room is all that follows the experience of visible object. </text:p>
                    <text:p text:style-name="P5"/>
                    <text:p text:style-name="P5">Acharn: Did the Buddha think?</text:p>
                    <text:p text:style-name="P5"/>
                    <text:p text:style-name="P5">Jotika: Everyone is thinking</text:p>
                    <text:p text:style-name="P5"/>
                    <text:p text:style-name="P5">Acharn: Does the tiny ant think? How can it live without thinking… Does it know what can be eaten?</text:p>
                    <text:p text:style-name="P5">The shape (of the ant) makes it to be different from a human being, but seeing is seeing, thinking is thinking. Absolute realities cannot be changed. </text:p>
                    <text:p text:style-name="Table_20_Contents">————</text:p>
                    <text:p text:style-name="P5">Nina.</text:p>
                    <text:p text:style-name="Table_20_Contents"/>
                  </text:section>
                </table:table-cell>
              </table:table-row>
            </table:table>
            <text:h text:style-name="Heading_20_4" text:outline-level="4">Saturday discussion XXXXIV, 32 </text:h>
            <table:table table:name="Table78" table:style-name="Table78">
              <table:table-column table:style-name="Table78.A"/>
              <table:table-row table:style-name="TableLine3204697228896">
                <table:table-cell table:style-name="Table78.A1" office:value-type="string">
                  <text:p text:style-name="Horizontal_20_Line"/>
                  <text:p text:style-name="Table_20_Contents"><text:bookmark text:name="msg168871"/>nina </text:p>
                  <text:p text:style-name="P1"><text:span text:style-name="T1">09/07/21 </text:span>  <text:a xlink:type="simple" xlink:href="https://groups.io/g/dsg/message/168871" text:style-name="Internet_20_link" text:visited-style-name="Visited_20_Internet_20_Link">#168871   </text:a></text:p>
                  <text:p text:style-name="Table_20_Contents"/>
                  <text:section text:style-name="Sect1" text:name="msgbody192189282">
                    <text:p text:style-name="Table_20_Contents">Dear friends,</text:p>
                    <text:p text:style-name="Table_20_Contents"/>
                    <text:p text:style-name="P7"><text:span text:style-name="T12">Acharn: An ant is also attached to different smells. </text:span>Nobody can change the characteristic of attachment, no matter to what object. There is no one, it is just the reality which arises to be attached to that object. This is Dhamma, only different realities. That is why we begin to understand the virtues of the Buddha, incomparable. After learning the teachings one knows who is the Buddha. When there is more understanding one can know that without his enlightenment it is impossible for anyone to have such light to understand the truth, that which is covered up from life to life. </text:p>
                    <text:p text:style-name="P7">There are many things around, but actually, there is no thing, only different realities that arise and fall away in splitseconds… There can be the understanding from considering the truth of the words “what is there now”. That is the study of Dhamma, otherwise there is only hearing and knowing about the story. Not understanding that which is there now. Develop understanding, (the truth is) not far away. There can be understanding how much ignorance there is at each moment we take anything for something. Nothing is there after it has gone.We just live in the world of ignorance. No understanding of that which is gone.</text:p>
                    <text:p text:style-name="Table_20_Contents">————<text:span text:style-name="T9">-</text:span></text:p>
                    <text:p text:style-name="Table_20_Contents">Nina</text:p>
                  </text:section>
                </table:table-cell>
              </table:table-row>
            </table:table>
            <text:p text:style-name="Text_20_body">****</text:p>
            <text:h text:style-name="Heading_20_4" text:outline-level="4"><text:soft-page-break/>Saturday discussion XXXXIV, 33 </text:h>
            <table:table table:name="Table79" table:style-name="Table79">
              <table:table-column table:style-name="Table79.A"/>
              <table:table-row table:style-name="TableLine3204697226448">
                <table:table-cell table:style-name="Table79.A1" office:value-type="string">
                  <text:p text:style-name="Horizontal_20_Line"/>
                  <text:p text:style-name="Table_20_Contents"><text:bookmark text:name="msg168890"/>nina </text:p>
                  <text:p text:style-name="P1"><text:span text:style-name="T1">09/08/21 </text:span>  <text:a xlink:type="simple" xlink:href="https://groups.io/g/dsg/message/168890" text:style-name="Internet_20_link" text:visited-style-name="Visited_20_Internet_20_Link">#168890   </text:a></text:p>
                  <text:p text:style-name="Table_20_Contents"/>
                  <text:section text:style-name="Sect1" text:name="msgbody192240599">
                    <text:p text:style-name="Table_20_Contents"/>
                    <text:p text:style-name="Table_20_Contents">Dear friends,</text:p>
                    <text:p text:style-name="Table_20_Contents"/>
                    <text:p text:style-name="Table_20_Contents">Sarah: No matter we talk about the life of an ant, elephant or human being, there are cittas like seeing which experience an object through the sense-door process, and then there are may mind-door processes. When we refer to eating, the cittas experience a concept about what is seen, heard, thought about. We think of “I” but there are just cittas arising with many cetasikas like vitakka (thinking) and saññ<text:span text:style-name="T9">å (remembrance) which experience an impression or idea, not necessarily in words. Like after seeing citta thinks of shape and form, it is so quick, long before there is any idea of someone or something.</text:span></text:p>
                    <text:p text:style-name="Table_20_Contents">————</text:p>
                    <text:p text:style-name="P7">Nina</text:p>
                  </text:section>
                </table:table-cell>
              </table:table-row>
            </table:table>
            <text:h text:style-name="Heading_20_4" text:outline-level="4">Saturday discussion, XXXXIV, 34 </text:h>
            <table:table table:name="Table80" table:style-name="Table80">
              <table:table-column table:style-name="Table80.A"/>
              <table:table-row table:style-name="TableLine3204697231072">
                <table:table-cell table:style-name="Table80.A1" office:value-type="string">
                  <text:p text:style-name="Horizontal_20_Line"/>
                  <text:p text:style-name="Table_20_Contents"><text:bookmark text:name="msg168908"/>nina </text:p>
                  <text:p text:style-name="P1"><text:span text:style-name="T1">09/09/21 </text:span>  <text:a xlink:type="simple" xlink:href="https://groups.io/g/dsg/message/168908" text:style-name="Internet_20_link" text:visited-style-name="Visited_20_Internet_20_Link">#168908   </text:a></text:p>
                  <text:p text:style-name="Table_20_Contents"/>
                  <text:section text:style-name="Sect1" text:name="msgbody192301233">
                    <text:p text:style-name="Table_20_Contents">Dear friends,</text:p>
                    <text:p text:style-name="Table_20_Contents"/>
                    <text:p text:style-name="Table_20_Contents">Sarah: When one understands different cittas arising in different processes and how there has to be thinking all day long, that is the way to understand that there is no one there, no ant, no elephant, no person, just different cittas experiencing their object, falling away instantly, from moment to moment, from life to life. Gradually it shows how <text:span text:style-name="T9">anattå each reality is. </text:span></text:p>
                    <text:p text:style-name="P7">No control over what arises next by its own conditions. No one can control thinking, what we think of the next moment. Each moment of seeing, each moment of hearing, each moment of thinking arises and it is gone. It is just the same in the life of an ant, of an elephant or in the life of the Buddha. Each reality, each citta arises by conditions. No one there. From moment to moment there is one citta after another experiencing an object and then gone. </text:p>
                    <text:p text:style-name="P7">No one can do anything. Paññå, right understanding, can develop and understand </text:p>
                    <text:p text:style-name="P7">the nature of what appears right now. Whether or not it arises at this moment all depends on conditions. That is the purpose of discussing, reading or considering the truth. Without considering, listening or reflecting there is no opportunity for paññå to arise. </text:p>
                    <text:p text:style-name="Table_20_Contents">————</text:p>
                  </text:section>
                </table:table-cell>
              </table:table-row>
            </table:table>
            <text:h text:style-name="Heading_20_4" text:outline-level="4"><text:soft-page-break/>Saturday discussion XXXXIV, 35 </text:h>
            <table:table table:name="Table81" table:style-name="Table81">
              <table:table-column table:style-name="Table81.A"/>
              <table:table-row table:style-name="TableLine3204697231888">
                <table:table-cell table:style-name="Table81.A1" office:value-type="string">
                  <text:p text:style-name="Horizontal_20_Line"/>
                  <text:p text:style-name="Table_20_Contents"><text:bookmark text:name="msg168922"/>nina </text:p>
                  <text:p text:style-name="P1"><text:span text:style-name="T1">09/10/21 </text:span>  <text:a xlink:type="simple" xlink:href="https://groups.io/g/dsg/message/168922" text:style-name="Internet_20_link" text:visited-style-name="Visited_20_Internet_20_Link">#168922   </text:a></text:p>
                  <text:p text:style-name="Table_20_Contents"/>
                  <text:section text:style-name="Sect1" text:name="msgbody192359299">
                    <text:p text:style-name="Table_20_Contents">Dear friends,</text:p>
                    <text:p text:style-name="Table_20_Contents"/>
                    <text:p text:style-name="P7">Sarah: It takes a lot of time and wise considering to get used to the truth: it is just citta which sees, citta which thinks, no one at all. There can be joy and a lessening of the burden, appreciation that there is nothing to be done. It is just understanding which develops, to understand the truth little by little,  just at this moment. Begin to understand, no need to stop thinking or controlling. Each moment is conditioned and then gone, from moment to moment. </text:p>
                    <text:p text:style-name="P7">We think how to do, how to change, how to understand. But actually, it is not:”how to”. Gradually understanding works its way. No “how to”, nothing of an “I” who has to do something...What is this body now? Is it a reality or an idea?What is touched at this moment, is it the body? Is there a person or a body or just the elements?</text:p>
                    <text:p text:style-name="P7"/>
                    <text:p text:style-name="P7">Jotika: I think just the elements.</text:p>
                    <text:p text:style-name="P7"/>
                    <text:p text:style-name="P7">Sarah: What is touched now, is it the body or is it hardness? What is seen now is it the body or just visible object? We cling so much to the idea of a body or person But gradually, gradually paññå works its way to understand that what is seen is just what is visible , what is touched is just tangible object. We cling so much to the idea of a whole or a person.</text:p>
                    <text:p text:style-name="P7"/>
                    <text:p text:style-name="P7">Tam Bach: I like to know more about saóvega, a sense of urgency. I read that the cause of nekkhamma parami, the perfection of renunciation, is a sense of urgency.</text:p>
                    <text:p text:style-name="P7"/>
                    <text:p text:style-name="P7">Acharn: The reality of saóvega is paññå, not unpleasant feeling or sorrow. It is the moment of understanding the truth that what is there is not there anymore. It is momentary death, khanika maraùa. No matter what is there, such as the birth place of the Buddha, it stays never the same at all. Each moment is gone so quickly, unexpectedly, no one can imagine it.</text:p>
                    <text:p text:style-name="Table_20_Contents">————</text:p>
                    <text:p text:style-name="P7">Nina</text:p>
                  </text:section>
                </table:table-cell>
              </table:table-row>
            </table:table>
            <text:h text:style-name="Heading_20_4" text:outline-level="4"><text:soft-page-break/>Saturday discussion XXXXIV, 37 </text:h>
            <table:table table:name="Table82" table:style-name="Table82">
              <table:table-column table:style-name="Table82.A"/>
              <table:table-row table:style-name="TableLine3204697231616">
                <table:table-cell table:style-name="Table82.A1" office:value-type="string">
                  <text:p text:style-name="Horizontal_20_Line"/>
                  <text:p text:style-name="Table_20_Contents"><text:bookmark text:name="msg168968"/>nina </text:p>
                  <text:p text:style-name="P1"><text:span text:style-name="T1">09/13/21 </text:span>  <text:a xlink:type="simple" xlink:href="https://groups.io/g/dsg/message/168968" text:style-name="Internet_20_link" text:visited-style-name="Visited_20_Internet_20_Link">#168968   </text:a></text:p>
                  <text:p text:style-name="Table_20_Contents"/>
                  <text:section text:style-name="Sect1" text:name="msgbody192502756">
                    <text:p text:style-name="Table_20_Contents"/>
                    <text:p text:style-name="Table_20_Contents">Dear friends,</text:p>
                    <text:p text:style-name="Table_20_Contents"/>
                    <text:p text:style-name="P7">Acharn: Because of attachment we do not want to lose anything at all. Who can make it different from the way it is, because there is no one there at all. Only seeing and thinking keep on by conditions, arising and falling away all the time. What is the end? No end to this life. How much pleasant feeling, unpleasant feeling, how many problems? Without all this is it better? That is the beginning of letting go.</text:p>
                    <text:p text:style-name="P7">Paññå sees it is not worth while , just arising and falling away and no one there at all. It has to be paññå which can understand the benefit, the preciousness, of letting go. Ignorance is not as much as before, because there is the understanding of the truth. The truth can appear at the moment of enlightenment… So all depends on right understanding of letting go or renunciation, nekkhamma. It is not just a matter of finding out the meaning of the word, but the truth of that, the reality. The reality of nekkhamma has to be paññå. When we consider carefully and there is more understanding, it is only paññå, otherwise nothing can be nekkhamma, letting go.</text:p>
                    <text:p text:style-name="P7">When there is no akusala is there saóvega? </text:p>
                    <text:p text:style-name="P7"/>
                    <text:p text:style-name="P7">Sundara: saóvega relates to wisdom, to paññå cetasika.</text:p>
                    <text:p text:style-name="P7"/>
                    <text:p text:style-name="P7">Acharn: Without paññå it cannot eradicate all akusala. Without paññå we cannot count how many lives (there will be), on and on. When we see the danger of  saósåra there is more time for hearing and considering. That is the meaning of saóvega. </text:p>
                    <text:p text:style-name="P7"/>
                    <text:p text:style-name="P7">Sundara: It is urgency.</text:p>
                    <text:p text:style-name="P7"/>
                    <text:p text:style-name="P7">Sarah: Like the fire on one’s head, (urging) to develop understanding at this moment.</text:p>
                    <text:p text:style-name="P7"/>
                    <text:p text:style-name="Table_20_Contents">——————</text:p>
                    <text:p text:style-name="P7">Nina</text:p>
                  </text:section>
                </table:table-cell>
              </table:table-row>
            </table:table>
            <text:h text:style-name="Heading_20_4" text:outline-level="4"><text:soft-page-break/>Saturday discussion XXXXIV, 38 </text:h>
            <table:table table:name="Table83" table:style-name="Table83">
              <table:table-column table:style-name="Table83.A"/>
              <table:table-row table:style-name="TableLine3204697223728">
                <table:table-cell table:style-name="Table83.A1" office:value-type="string">
                  <text:p text:style-name="Horizontal_20_Line"/>
                  <text:p text:style-name="Table_20_Contents"><text:bookmark text:name="msg168984"/>nina </text:p>
                  <text:p text:style-name="P1"><text:span text:style-name="T1">09/14/21 </text:span>  <text:a xlink:type="simple" xlink:href="https://groups.io/g/dsg/message/168984" text:style-name="Internet_20_link" text:visited-style-name="Visited_20_Internet_20_Link">#168984   </text:a></text:p>
                  <text:p text:style-name="Table_20_Contents"/>
                  <text:section text:style-name="Sect1" text:name="msgbody192569979">
                    <text:p text:style-name="Table_20_Contents">Dear friends,</text:p>
                    <text:p text:style-name="Table_20_Contents"/>
                    <text:p text:style-name="P7">XXXXIV,38</text:p>
                    <text:p text:style-name="P7">Tambach: When talking about saóvega, it is seeing the danger of saósåra.</text:p>
                    <text:p text:style-name="P7"/>
                    <text:p text:style-name="P7">Acharn: Urgency too, not being lazy… When there is more understanding one can see that life has changed by conditions, little by little. There is more development of understanding, reading, considering. It has to be for letting go only… We can understand more about absolute realities, no one and no thing. </text:p>
                    <text:p text:style-name="P7"/>
                    <text:p text:style-name="P7">Tambach: Does saóvega have to be at a certain level of paññå, or with any kind of paññå? </text:p>
                    <text:p text:style-name="P7"/>
                    <text:p text:style-name="P7">Acharn: What about your life today? That is the answer for saóvega. </text:p>
                    <text:p text:style-name="P7"/>
                    <text:p text:style-name="P7">Tambach:If one does not see the danger saóvega is not there. It has to be at a certain level of paññå that can see the danger of saósåra. </text:p>
                    <text:p text:style-name="P7"/>
                    <text:p text:style-name="P7">Sukin: The fact that you can hear the Dhamma shows some level of saóvega. </text:p>
                    <text:p text:style-name="P7"/>
                    <text:p text:style-name="P7">Sarah: The letting go of ignorance and attachment right now at the moment of understanding is conditioned by saóvega, just for a moment.</text:p>
                    <text:p text:style-name="P7"/>
                    <text:p text:style-name="P7">Azita spoke about sense-door and mind-door.</text:p>
                    <text:p text:style-name="P7"/>
                    <text:p text:style-name="P7">Acharn: There is one eye-door process, then bhavanga-cittas, and then many mind-door processes.</text:p>
                    <text:p text:style-name="P7"/>
                    <text:p text:style-name="P7">Azita: there seems to be a lot more sense-door processes. We think that we see all the time, but most of the time there is thinking about what is seen. </text:p>
                    <text:p text:style-name="P7"/>
                    <text:p text:style-name="P7">Sarah: Visible object seems to last but it is there so very briefly, it is gone and then there is so much thinking, conditioned by memory. Thinking about the nimitta and then about the concept of what was seen. </text:p>
                    <text:p text:style-name="P7"/>
                    <text:p text:style-name="P7">Azita: It is the nimitta that is actually known.</text:p>
                    <text:p text:style-name="P7"/>
                    <text:p text:style-name="P7">Acharn: that is why it is so very subtle to experience the truth of reality right now. </text:p>
                    <text:p text:style-name="P7"/>
                    <text:p text:style-name="Table_20_Contents">—————</text:p>
                    <text:p text:style-name="P7">Nina</text:p>
                  </text:section>
                </table:table-cell>
              </table:table-row>
            </table:table>
            <text:h text:style-name="Heading_20_4" text:outline-level="4"><text:soft-page-break/>Saturday discussion XXXXIV, 40 </text:h>
            <table:table table:name="Table84" table:style-name="Table84">
              <table:table-column table:style-name="Table84.A"/>
              <table:table-row table:style-name="TableLine3204697226720">
                <table:table-cell table:style-name="Table84.A1" office:value-type="string">
                  <text:p text:style-name="Horizontal_20_Line"/>
                  <text:p text:style-name="Table_20_Contents"><text:bookmark text:name="msg169006"/>nina </text:p>
                  <text:p text:style-name="P1"><text:span text:style-name="T1">09/16/21 </text:span>  <text:a xlink:type="simple" xlink:href="https://groups.io/g/dsg/message/169006" text:style-name="Internet_20_link" text:visited-style-name="Visited_20_Internet_20_Link">#169006   </text:a></text:p>
                  <text:p text:style-name="Table_20_Contents"/>
                  <text:section text:style-name="Sect1" text:name="msgbody192684311">
                    <text:p text:style-name="Table_20_Contents">Dear friends,</text:p>
                    <text:p text:style-name="Table_20_Contents"/>
                    <text:p text:style-name="P7">Azita spoke about someone who kept on being unpleasant to his mother. Different akusala dhammas and their conditions were discussed.</text:p>
                    <text:p text:style-name="P7">Azita: People behave according to their accumulations.</text:p>
                    <text:p text:style-name="P7"/>
                    <text:p text:style-name="P7">Acharn: The best in life is understanding what I take for myself . .. Actually it is only a moment of ignorance, attachment or aversion. What is the use of such moments. It is gone, it is accumulated. It does not belong to anyone, it is there by conditions. It will condition such or such future moments in samsara, it will never end. </text:p>
                    <text:p text:style-name="P7"/>
                    <text:p text:style-name="P7">Azita: We cannot change others or make them different. </text:p>
                    <text:p text:style-name="P7"/>
                    <text:p text:style-name="P7">Acharn: Can life be changed by more understanding? From unwholesomeness to less unwholesome moments. But they are still there so long as they are not completely eradicated by lokuttara citta. </text:p>
                    <text:p text:style-name="P7"/>
                    <text:p text:style-name="P7">Sarah: Frustration and wishing means just accumulating more attachment, aversion and ignorance. We think of other people but we should come back to the citta now.</text:p>
                    <text:p text:style-name="P7"/>
                    <text:p text:style-name="Table_20_Contents">—————</text:p>
                    <text:p text:style-name="Table_20_Contents">Nina.</text:p>
                  </text:section>
                </table:table-cell>
              </table:table-row>
            </table:table>
            <text:h text:style-name="Heading_20_4" text:outline-level="4"><text:soft-page-break/>Saturday discussion XXXXIV, 41 </text:h>
            <table:table table:name="Table85" table:style-name="Table85">
              <table:table-column table:style-name="Table85.A"/>
              <table:table-row table:style-name="TableLine3204697221824">
                <table:table-cell table:style-name="Table85.A1" office:value-type="string">
                  <text:p text:style-name="Horizontal_20_Line"/>
                  <text:p text:style-name="Table_20_Contents"><text:bookmark text:name="msg169013"/>nina </text:p>
                  <text:p text:style-name="P1"><text:span text:style-name="T1">09/17/21 </text:span>  <text:a xlink:type="simple" xlink:href="https://groups.io/g/dsg/message/169013" text:style-name="Internet_20_link" text:visited-style-name="Visited_20_Internet_20_Link">#169013   </text:a></text:p>
                  <text:p text:style-name="Table_20_Contents"/>
                  <text:section text:style-name="Sect1" text:name="msgbody192739359">
                    <text:p text:style-name="Table_20_Contents">Dear friends,</text:p>
                    <text:p text:style-name="Table_20_Contents"/>
                    <text:p text:style-name="P7">Tambach wanted to discuss the three kinds of dukkha: dukkha-dukkha, viparinåma ddukkha and sankhåra-dukkha.</text:p>
                    <text:p text:style-name="P7"/>
                    <text:p text:style-name="P7">Acharn: Shall we talk about one word at a time.</text:p>
                    <text:p text:style-name="P7"/>
                    <text:p text:style-name="P7">Tam: dukkha-dukkha, a common kind of dukkha that everyone experiences.</text:p>
                    <text:p text:style-name="P7"/>
                    <text:p text:style-name="P7">Acharn: What is dukkha?</text:p>
                    <text:p text:style-name="P7"/>
                    <text:p text:style-name="P7">Tam: Usually translated as suffering or unsatisfactory.</text:p>
                    <text:p text:style-name="P7"/>
                    <text:p text:style-name="P7">Acharn: What is the understanding of that word. What kind of reality? Unpleasant feeling right? Usually the bodily unpleasant feeling. Who does not know it is so very, very dukkha. Even a little bit. Everyone knows it is dukkha. Dukkh-dukkha is easy to understand. What is the second one?</text:p>
                    <text:p text:style-name="P7"/>
                    <text:p text:style-name="P7">Tam: I can understand viparinåma dukkha, dukkha in change.</text:p>
                    <text:p text:style-name="P7"/>
                    <text:p text:style-name="P7">Acharn: Everything changes. Does anyone like to have sickness, or to lose what he likes. It changes, it cannot be the same… The change from the way it is… Does anyone have such dukkha in a day? </text:p>
                    <text:p text:style-name="P7"/>
                    <text:p text:style-name="P7">Tam: The third one is sankhåra-dukkha. </text:p>
                    <text:p text:style-name="P7"/>
                    <text:p text:style-name="P7">Acharn: Who knows that this moment is dukkha.</text:p>
                    <text:p text:style-name="P7"/>
                    <text:p text:style-name="P7">Tam: Paññå knows. </text:p>
                    <text:p text:style-name="P7"/>
                    <text:p text:style-name="P7">Acharn: All are sankhåra dukkha: dukkha-dukkha, viparinåma dukkha, are sankhåra dukkha, conditioned realities that arise. Does anyone like a reality that falls away, never to return? Only paññå can see the danger of it. Just arising and falling away, non-stop. .. It is daily life, unseen, unknown. Paññå can begin to understand little by little.. Realities are so subtle but they can be directly realised. Paññå develops from moment to moment, from pariyatti to paìipatti , to paìivedha.  </text:p>
                    <text:p text:style-name="P7"/>
                    <text:p text:style-name="P7">Sarah: Whatever reality it is, it is conditioned and dukkha. Who has fully realised the truth has no more conditions for aversion towards what is unpleasant, attachment to what is pleasant and ignorance about any conditioned reality. It is not the common idea about dukkha, but the understanding that even unpleasant feeling is just a dhamma.</text:p>
                    <text:p text:style-name="P7"/>
                    <text:p text:style-name="Table_20_Contents">—————<text:span text:style-name="T9">-</text:span></text:p>
                    <text:p text:style-name="Table_20_Contents">Nina</text:p>
                  </text:section>
                </table:table-cell>
              </table:table-row>
            </table:table>
            <text:h text:style-name="Heading_20_4" text:outline-level="4"><text:soft-page-break/>Saturday discussion, XXXXV, 1 </text:h>
            <table:table table:name="Table86" table:style-name="Table86">
              <table:table-column table:style-name="Table86.A"/>
              <table:table-row table:style-name="TableLine3204697218560">
                <table:table-cell table:style-name="Table86.A1" office:value-type="string">
                  <text:p text:style-name="Horizontal_20_Line"/>
                  <text:p text:style-name="Table_20_Contents"><text:bookmark text:name="msg169023"/>nina </text:p>
                  <text:p text:style-name="P1"><text:span text:style-name="T1">09/18/21 </text:span>  <text:a xlink:type="simple" xlink:href="https://groups.io/g/dsg/message/169023" text:style-name="Internet_20_link" text:visited-style-name="Visited_20_Internet_20_Link">#169023   </text:a></text:p>
                  <text:p text:style-name="Table_20_Contents"/>
                  <text:section text:style-name="Sect1" text:name="msgbody192785776">
                    <text:p text:style-name="Table_20_Contents">Dear friends,</text:p>
                    <text:p text:style-name="Table_20_Contents"/>
                    <text:p text:style-name="P7">Nina: Acharn, you spoke about saññå, remembrance. Everyone remembers but it is not known as not self. </text:p>
                    <text:p text:style-name="P7"/>
                    <text:p text:style-name="P7">Acharn: We just talk about what is there now. Seeing, how can there be letting go of that. There are ignorance and attachment to that as “some thing”, no matter it is a person or thing. There are ignorance and attachment on and on. There should be letting go of what is not self, it is only that which is seen. </text:p>
                    <text:p text:style-name="P7">Each word should be studied very carefully, in order to understand a little bit, on and on. It is what is seen, it cannot be anything. When one closes one’s eyes it is not there anymore. So, what appears at the moment of seeing is only that which can be seen. There is only one reality which can be seen. The understanding is there, little by little. Even if it is very little, it is a moment of letting go.</text:p>
                    <text:p text:style-name="P7"/>
                    <text:p text:style-name="Table_20_Contents">———<text:span text:style-name="T9">-</text:span></text:p>
                    <text:p text:style-name="Table_20_Contents">Nina</text:p>
                  </text:section>
                </table:table-cell>
              </table:table-row>
            </table:table>
            <text:h text:style-name="Heading_20_4" text:outline-level="4">Saturday discussion, XXXXV, 2. </text:h>
            <table:table table:name="Table87" table:style-name="Table87">
              <table:table-column table:style-name="Table87.A"/>
              <table:table-row table:style-name="TableLine3204697225904">
                <table:table-cell table:style-name="Table87.A1" office:value-type="string">
                  <text:p text:style-name="Horizontal_20_Line"/>
                  <text:p text:style-name="Table_20_Contents"><text:bookmark text:name="msg169032"/>nina </text:p>
                  <text:p text:style-name="P1"><text:span text:style-name="T1">09/19/21 </text:span>  <text:a xlink:type="simple" xlink:href="https://groups.io/g/dsg/message/169032" text:style-name="Internet_20_link" text:visited-style-name="Visited_20_Internet_20_Link">#169032   </text:a></text:p>
                  <text:p text:style-name="Table_20_Contents"/>
                  <text:section text:style-name="Sect1" text:name="msgbody192830647">
                    <text:p text:style-name="Table_20_Contents">Dear friends,</text:p>
                    <text:p text:style-name="Table_20_Contents"/>
                    <text:p text:style-name="P7">Acharn: Hearing the teachings about the truth of seeing can condition understanding a little more of what cannot be taken for anything. Because it is gone completely. If it could not be directly experienced the Buddha would not teach it at all. But since he knew that for anyone who understands the truth little by little there can be conditions for confidence in the truth. So there can be moments of not forgetting of what is heard, that what is true is this very moment. </text:p>
                    <text:p text:style-name="P7">Begin to just think about it, not forgetting the story about it. Later on there can be moments of paying attention or being aware of it </text:p>
                    <text:p text:style-name="P7">It is so natural. Hardness is there, sound is there, unknown, because of no attention, no awareness. There is not enough understanding not to think of other things; keep on understanding that, little by little , by conditions. This is what the Buddha said: all dhammas are anattå. </text:p>
                    <text:p text:style-name="P7">Even the Path of letting go is so very subtle because it has to be all by conditions. If it appears as “something” as usual, that is not the truth of seeing at all. The absolute truth of what is there is covered up from life to life. The teachings is the light that shows the truth of what is now appearing. That is only intellectual understanding, but without it how can there be any moment of beginning to directly develop understanding of what is seen as what is seen… </text:p>
                    <text:p text:style-name="P7">Just hearing and understanding and while there are hearing and understanding saññå marks, remembering the word, the meaning… The truth is now.  Ehi passiko, come and see, understand what is there.</text:p>
                    <text:p text:style-name="P7"/>
                    <text:p text:style-name="Table_20_Contents">—————</text:p>
                    <text:p text:style-name="P7">Nina</text:p>
                  </text:section>
                </table:table-cell>
              </table:table-row>
            </table:table>
            <text:h text:style-name="Heading_20_4" text:outline-level="4"><text:soft-page-break/>Saturday discussion XXXXV, 3 </text:h>
            <table:table table:name="Table88" table:style-name="Table88">
              <table:table-column table:style-name="Table88.A"/>
              <table:table-row table:style-name="TableLine3204697230528">
                <table:table-cell table:style-name="Table88.A1" office:value-type="string">
                  <text:p text:style-name="Horizontal_20_Line"/>
                  <text:p text:style-name="Table_20_Contents"><text:bookmark text:name="msg169068"/>nina </text:p>
                  <text:p text:style-name="P1"><text:span text:style-name="T1">09/21/21 </text:span>  <text:a xlink:type="simple" xlink:href="https://groups.io/g/dsg/message/169068" text:style-name="Internet_20_link" text:visited-style-name="Visited_20_Internet_20_Link">#169068   </text:a></text:p>
                  <text:p text:style-name="Table_20_Contents"/>
                  <text:section text:style-name="Sect1" text:name="msgbody192938640">
                    <text:p text:style-name="Table_20_Contents">Dear friends,</text:p>
                    <text:p text:style-name="Table_20_Contents"/>
                    <text:p text:style-name="P7">The moment of thinking about what was seen is not the moment of seeing and this is the meaning of enlightenment of the truth, otherwise it is covered up. It is opened up little by little  At the moment of understanding it conditions not forgetting what is heard as it is, here and now and it can be known. There can be a moment of understanding that characteristic, sati. There are many levels of sati. At this moment there is saññå, remembrance, that remembers the word, the sound, the meaning. When there is understanding there must be sati that is non-forgetful, not thinking about other things. Only understanding can know whether there is intellectual understanding or direct understanding with awareness.  </text:p>
                    <text:p text:style-name="P7">There is the arising and falling away of whatever is there in life and it is all gone, but it seems that it is there all the time. This life is just like last life and previous lives. What was in last life is completely gone. What is there now is completely gone after death. There is “no thing” there and then it is gone. It will be forgotten as soon as one dies. We never remember after the moment of birth. </text:p>
                    <text:p text:style-name="P7">What is there that can be known? Only what appears. How great is the rapidity of the arising and falling away (of realities). It seems that there is no gap in (the moments of) seeing, even there are hearing and thinking in between… What is there now could not be known if the Buddha had not taught about it after his realisation of enlightenment. This is the only way to understand what is there. Intellectual understanding conditions moments of direct awareness. Understanding is so very subtle and deep, it cannot directly appear as it is, unless there are conditions for such stage of enlightenment.</text:p>
                    <text:p text:style-name="P7"/>
                    <text:p text:style-name="Table_20_Contents">————</text:p>
                    <text:p text:style-name="P7">Nina</text:p>
                  </text:section>
                </table:table-cell>
              </table:table-row>
            </table:table>
            <text:h text:style-name="Heading_20_4" text:outline-level="4"><text:soft-page-break/>Saturday discussion XXXXV, 5 </text:h>
            <table:table table:name="Table89" table:style-name="Table89">
              <table:table-column table:style-name="Table89.A"/>
              <table:table-row table:style-name="TableLine3204697232976">
                <table:table-cell table:style-name="Table89.A1" office:value-type="string">
                  <text:p text:style-name="Horizontal_20_Line"/>
                  <text:p text:style-name="Table_20_Contents"><text:bookmark text:name="msg169112"/>nina </text:p>
                  <text:p text:style-name="P1"><text:span text:style-name="T1">09/25/21 </text:span>  <text:a xlink:type="simple" xlink:href="https://groups.io/g/dsg/message/169112" text:style-name="Internet_20_link" text:visited-style-name="Visited_20_Internet_20_Link">#169112   </text:a></text:p>
                  <text:p text:style-name="Table_20_Contents"/>
                  <text:section text:style-name="Sect1" text:name="msgbody193149903">
                    <text:p text:style-name="Table_20_Contents">Dear friends,</text:p>
                    <text:p text:style-name="Table_20_Contents"/>
                    <text:p text:style-name="P7">Acharn: In the beginning , even realities appear in daily life, they do not appear as no self and nothing…. “I am getting angry, I like that, I dislike that.” What is there is always taken as “some thing” or “I”. When saññå is not firm there are no conditions for direct awareness of what is now appearing. It all depends on conditions. There should be joy that “no one” can understand anything. All by conditions. And there should be joy to know that it *can* be directly experienced and that there will be letting go of the idea of self. </text:p>
                    <text:p text:style-name="P7">The Path is this moment of understanding. Very deep, very natural. </text:p>
                    <text:p text:style-name="P7"/>
                    <text:p text:style-name="P7">Nina: I find the word “unexpected” very helpful. People try to do exercises and to concentrate. We never know the next moment. </text:p>
                    <text:p text:style-name="P7"/>
                    <text:p text:style-name="P7">Acharn: It will come closer to this moment. No expectation for seeing, hearing or thinking to arise. All unexpected, all by conditions… If there is no word from the One who has developed understanding to experience the truth (we would not know anything). It can be directly understood and experienced, because it is so true; so it cannot be changed at all the way it is. Understanding goes deeply down to the truth; whatever is there arises and falls away. Otherwise there could not be the word like “Buddha”, the Enlightened One, Awakened One. What about last life, all gone, what about just a moment ago, all gone, all gone. Until death, all gone. After death there is no thought about this life.</text:p>
                    <text:p text:style-name="P7"/>
                    <text:p text:style-name="Table_20_Contents">————— </text:p>
                    <text:p text:style-name="Table_20_Contents">Nina</text:p>
                  </text:section>
                </table:table-cell>
              </table:table-row>
            </table:table>
            <text:h text:style-name="Heading_20_4" text:outline-level="4"><text:soft-page-break/>Saturday discussion XXXXV, 7 </text:h>
            <table:table table:name="Table90" table:style-name="Table90">
              <table:table-column table:style-name="Table90.A"/>
              <table:table-row table:style-name="TableLine3204697230800">
                <table:table-cell table:style-name="Table90.A1" office:value-type="string">
                  <text:p text:style-name="Horizontal_20_Line"/>
                  <text:p text:style-name="Table_20_Contents"><text:bookmark text:name="msg169150"/>nina </text:p>
                  <text:p text:style-name="P1"><text:span text:style-name="T1">09/28/21 </text:span>  <text:a xlink:type="simple" xlink:href="https://groups.io/g/dsg/message/169150" text:style-name="Internet_20_link" text:visited-style-name="Visited_20_Internet_20_Link">#169150   </text:a></text:p>
                  <text:p text:style-name="Table_20_Contents"/>
                  <text:section text:style-name="Sect1" text:name="msgbody193296134">
                    <text:p text:style-name="Table_20_Contents">Dear friends,</text:p>
                    <text:p text:style-name="Table_20_Contents"/>
                    <text:p text:style-name="P19">Acharn: When paññå is not strong enough there must be conditions for the arising of such (akusala) realities, from accumulations. No one can prevent what is there, it has been accumulated. The truth shows up as truth, but no understanding of it: that it is no one, only a moment, conditioned to be such and such and then gone… We think of a whole situation which is gone, but actually there is just a reality which is conditioned to be there and then gone.</text:p>
                    <text:p text:style-name="P17"> </text:p>
                    <text:p text:style-name="P7">Sarah: A moment of hearing , a moment of thinking what that person said, there are just moments of experience. Because of clinging to self there is more burden.</text:p>
                    <text:p text:style-name="P7">When we talk about the perfections as protectors, they are not developed without the support of viriya (energy or effort) and khanti, patience. That why the Bodhisatta developed all perfections in order for the understanding to be enlightened to the truth. </text:p>
                    <text:p text:style-name="P7"/>
                    <text:p text:style-name="Table_20_Contents">—————</text:p>
                    <text:p text:style-name="P7">Nina</text:p>
                    <text:p text:style-name="Table_20_Contents"/>
                  </text:section>
                </table:table-cell>
              </table:table-row>
            </table:table>
            <text:h text:style-name="Heading_20_4" text:outline-level="4">Saturday discussion XXXXV, 8. </text:h>
            <table:table table:name="Table91" table:style-name="Table91">
              <table:table-column table:style-name="Table91.A"/>
              <table:table-row table:style-name="TableLine3204697233248">
                <table:table-cell table:style-name="Table91.A1" office:value-type="string">
                  <text:p text:style-name="Horizontal_20_Line"/>
                  <text:p text:style-name="Table_20_Contents"><text:bookmark text:name="msg169158"/>nina </text:p>
                  <text:p text:style-name="P1"><text:span text:style-name="T1">09/29/21 </text:span>  <text:a xlink:type="simple" xlink:href="https://groups.io/g/dsg/message/169158" text:style-name="Internet_20_link" text:visited-style-name="Visited_20_Internet_20_Link">#169158   </text:a></text:p>
                  <text:p text:style-name="Table_20_Contents"/>
                  <text:section text:style-name="Sect1" text:name="msgbody193334909">
                    <text:p text:style-name="Table_20_Contents"/>
                    <text:p text:style-name="Table_20_Contents">Dear friends,</text:p>
                    <text:p text:style-name="Table_20_Contents"/>
                    <text:p text:style-name="P7">Acharn: Develop understanding of no one and no self naturally, because it takes quite a long time to understand (reality) as it is, because of the accumulation of ignorance and attachment; it is so much from moment to moment, from aeons and aeons ago. That is why saññå marks and remembers wrongly, always taking what is there as “some thing”… It is not easy to understand the truth of that which is there very shortly. It can be directly experienced depending on what level of paññå is there. </text:p>
                    <text:p text:style-name="P7">The characteristic which experiences now is not known as it is, because it appears as “I see, I hear”, but actually there is no “I”. Only seeing is there, hearing is there. One (reality) is the chief of experiencing just the characteristic of the object, while the other realities that arise (together with it) cannot experience (in the same way) as the chief, but take the object with attachment and ignorance, or with pleasant or unpleasant feeling. There are so many realities but they have the characteristic of experiencing in different manners with different characteristics and different functions.</text:p>
                    <text:p text:style-name="Table_20_Contents">————<text:span text:style-name="T9">-</text:span></text:p>
                    <text:p text:style-name="P7">Nina     </text:p>
                  </text:section>
                </table:table-cell>
              </table:table-row>
            </table:table>
            <text:h text:style-name="Heading_20_4" text:outline-level="4"><text:soft-page-break/>aturday discussion XXXXV, 9 </text:h>
            <table:table table:name="Table92" table:style-name="Table92">
              <table:table-column table:style-name="Table92.A"/>
              <table:table-row table:style-name="TableLine3204697225088">
                <table:table-cell table:style-name="Table92.A1" office:value-type="string">
                  <text:p text:style-name="Horizontal_20_Line"/>
                  <text:p text:style-name="Table_20_Contents"><text:bookmark text:name="msg169234"/>nina </text:p>
                  <text:p text:style-name="P1"><text:span text:style-name="T1">10/03/21 </text:span>  <text:a xlink:type="simple" xlink:href="https://groups.io/g/dsg/message/169234" text:style-name="Internet_20_link" text:visited-style-name="Visited_20_Internet_20_Link">#169234   </text:a></text:p>
                  <text:p text:style-name="Table_20_Contents"/>
                  <text:section text:style-name="Sect1" text:name="msgbody193560382">
                    <text:p text:style-name="Table_20_Contents">Dear friends,</text:p>
                    <text:p text:style-name="Table_20_Contents"/>
                    <text:p text:style-name="P7">Nina: Acharn speaks about the natural development of understanding, and I think that it is good to consider what is natural. </text:p>
                    <text:p text:style-name="P7"/>
                    <text:p text:style-name="P7">Acharn: Is seeing now not natural? Hardness now, smell now, are these not natural? Anything is so natural when it is there by conditions. But when one tries to hold it, have it there for awareness, thinking that it should be there all the time, is that natural? Even trying is conditioned, but ignorance cannot understand anything. Understanding can understand everything. Right understanding which has been accumulated enough can eliminate wrong understanding. </text:p>
                    <text:p text:style-name="P7">Paññå can understand everything as it is, depending on conditions. For example no one and no self. Every one can understand the words and their meaning, but what about the reality right now? Pañña knows that it is not yet the realisation of the truth one has heard, but it is the beginning to understand what is right and what is wrong.  Otherwise one follows the wrong Path. It all depends on understanding of no one and no thing… One can understand the anattaness more and more perfectly, one can understand that no one is there.</text:p>
                    <text:p text:style-name="P7">But without enough intellectual understanding how can there be such moment? There is understanding of what one has heard so long, about considering, awareness, many words, but it is there at that very moment , no word, the understanding is there. This is the difference between different levels of understanding. When it is there no doubt about sammå-sati, it is there instantly. </text:p>
                    <text:p text:style-name="P7">There is touching now and no understanding with direct awareness. When understanding is there at that moment it is different from the experience without awareness and without understanding. It all depends on paññå and when paññå is there it is joyful, it does not follow the wrong Path. It sees what is right and what is wrong. </text:p>
                    <text:p text:style-name="P7">The undertanding of the arising and falling away of realities will let go the attachment as something that belongs to me: it is me or it is some one.</text:p>
                    <text:p text:style-name="P7"/>
                    <text:p text:style-name="P17">—————   </text:p>
                    <text:p text:style-name="P17">    <text:span text:style-name="T9">Nina</text:span></text:p>
                  </text:section>
                </table:table-cell>
              </table:table-row>
            </table:table>
            <text:h text:style-name="Heading_20_4" text:outline-level="4"><text:soft-page-break/>Saturday discussion XXXXV, 10 </text:h>
            <table:table table:name="Table93" table:style-name="Table93">
              <table:table-column table:style-name="Table93.A"/>
              <table:table-row table:style-name="TableLine3204697229440">
                <table:table-cell table:style-name="Table93.A1" office:value-type="string">
                  <text:p text:style-name="Horizontal_20_Line"/>
                  <text:p text:style-name="Table_20_Contents"><text:bookmark text:name="msg169278"/>nina </text:p>
                  <text:p text:style-name="P1"><text:span text:style-name="T1">10/05/21 </text:span>  <text:a xlink:type="simple" xlink:href="https://groups.io/g/dsg/message/169278" text:style-name="Internet_20_link" text:visited-style-name="Visited_20_Internet_20_Link">#169278   </text:a></text:p>
                  <text:p text:style-name="Table_20_Contents"/>
                  <text:section text:style-name="Sect1" text:name="msgbody193674651">
                    <text:p text:style-name="Table_20_Contents">Dear friends,</text:p>
                    <text:p text:style-name="Table_20_Contents"> </text:p>
                    <text:p text:style-name="P7">Sarah spoke about the natural development of the Path:  Natural is not trying to do anything, trying to concentrate or follow any method. Just understand life at this moment, like seeing or hearing... </text:p>
                    <text:p text:style-name="P7">Having an intention is just like wishful thinking… Just a moment of thinking conditioned by clinging to self, but it is gone instantly…</text:p>
                    <text:p text:style-name="P7"/>
                    <text:p text:style-name="P7">Jotika spoke about the taking of precepts.</text:p>
                    <text:p text:style-name="P7"/>
                    <text:p text:style-name="P7">Sarah: One can take a precept, one can repeat the (words of the) precept, but what about the citta at such moments?… When there is kindness at such moments kindness accumulates. And above all: it is not my kindness. There is kindness for a moment and then gone. Maybe the next moment, even when one does not harm mosquitos there is annoyance that one is disturbed. The annoyance accumulates as well, different moments. </text:p>
                    <text:p text:style-name="P7"/>
                    <text:p text:style-name="P7">Jonothan: It is the belief that by setting an intention there will be a better observance of the precepts, there will be more kusala, more mettå, more understanding. Setting an intention is not a factor that helps those things. What helps to develop those qualities is one’s accumulated tendency, helpful reminders  and reflecting on the benefit of kusala when it arises. Not with the idea that it can be encouraged to arise by setting an intention.</text:p>
                    <text:p text:style-name="P7"/>
                    <text:p text:style-name="P7">Acharn: Shall we talk a little more about intention? It seems like there is the understanding of intention but what is the reality of that? Is there intention to do something? But as the Buddha taught, intention is a reality that arises by conditions. It arises with every moment of citta (N: intention or volition, cetanå cetasika)... The Buddha enlightened the truth. It also arises with a moment which is neither wholesome nor unwholesome. It can arise with citta that is result, like seeing. This is not known until the Buddha taught about it. Even intention itself is not anyone at all. It is only a reality which is conditioned to arise with each citta, even if there is not a strong intention. When one opens one’s eyes, is there any intention?</text:p>
                    <text:p text:style-name="P7"/>
                    <text:p text:style-name="Table_20_Contents">———————                                                                                                                                                                                         </text:p>
                    <text:p text:style-name="P7">Nina</text:p>
                    <text:p text:style-name="Table_20_Contents"/>
                  </text:section>
                </table:table-cell>
              </table:table-row>
            </table:table>
            <text:h text:style-name="Heading_20_4" text:outline-level="4"><text:soft-page-break/>Saturday discussion, XXXXV, 11. </text:h>
            <table:table table:name="Table94" table:style-name="Table94">
              <table:table-column table:style-name="Table94.A"/>
              <table:table-row table:style-name="TableLine3204697223456">
                <table:table-cell table:style-name="Table94.A1" office:value-type="string">
                  <text:p text:style-name="Horizontal_20_Line"/>
                  <text:p text:style-name="Table_20_Contents"><text:bookmark text:name="msg169289"/>nina </text:p>
                  <text:p text:style-name="P1"><text:span text:style-name="T1">10/06/21 </text:span>  <text:a xlink:type="simple" xlink:href="https://groups.io/g/dsg/message/169289" text:style-name="Internet_20_link" text:visited-style-name="Visited_20_Internet_20_Link">#169289   </text:a></text:p>
                  <text:p text:style-name="Table_20_Contents"/>
                  <text:section text:style-name="Sect1" text:name="msgbody193731622">
                    <text:p text:style-name="Table_20_Contents">Dear friends,</text:p>
                    <text:p text:style-name="Table_20_Contents"/>
                    <text:p text:style-name="P7">Acharn: Each cetanå (intention or volition) is different. There are various cetanas according to conditions. There is cetanå which is vipåka, wholesome, unwholesome or kiriya. No one can make it arise, but whatever arises is conditioned. There is not just one condition. For example (in the case of) seeing, without eyesense there cannot be seeing. And even if there is eyesense, when the rúpa(visible object) does not impinge on it, it cannot condition seeing. Seeing alone cannot arise by itself, it needs other factors to condition its arising, such as phassa (contact), vedanå, saññå, cetanå. Cetanå which arises with seeing is conditioned by kamma. Kamma conditions such cetanå to coordinate the other cetasikas to experience that object. Just learn to understand what we take for “I”. Where was yesterday’s cetanå, where was yesterday’s “I”? Just a moment ago, where was “I”? No more. Seeing cannot be anyone. It does not belong to anyone. No one there. Begin to understand the way dhamma is.</text:p>
                    <text:p text:style-name="Table_20_Contents">————</text:p>
                    <text:p text:style-name="Table_20_Contents">Nina</text:p>
                  </text:section>
                </table:table-cell>
              </table:table-row>
            </table:table>
            <text:h text:style-name="Heading_20_4" text:outline-level="4"><text:soft-page-break/>Saturday discussion XXXXV, 12 </text:h>
            <table:table table:name="Table95" table:style-name="Table95">
              <table:table-column table:style-name="Table95.A"/>
              <table:table-row table:style-name="TableLine3204697219648">
                <table:table-cell table:style-name="Table95.A1" office:value-type="string">
                  <text:p text:style-name="Horizontal_20_Line"/>
                  <text:p text:style-name="Table_20_Contents"><text:bookmark text:name="msg169334"/>nina </text:p>
                  <text:p text:style-name="P1"><text:span text:style-name="T1">10/08/21 </text:span>  <text:a xlink:type="simple" xlink:href="https://groups.io/g/dsg/message/169334" text:style-name="Internet_20_link" text:visited-style-name="Visited_20_Internet_20_Link">#169334   </text:a></text:p>
                  <text:p text:style-name="Table_20_Contents"/>
                  <text:section text:style-name="Sect1" text:name="msgbody193846685">
                    <text:p text:style-name="Table_20_Contents">Dear friends,</text:p>
                    <text:p text:style-name="Table_20_Contents"/>
                    <text:p text:style-name="P7">Sarah: No one can set an intention, it is just a fantasy. Cetanå arises with every citta at every moment in life… We live in a fantasy world of being able to control life... When there is more understanding of realities, more understanding that each reality is conditioned, there will be gradually letting go the burden that I can do anyhing, even setting intention. </text:p>
                    <text:p text:style-name="P7"/>
                    <text:p text:style-name="P7">Jotika: Is cetanå not a factor of the eightfold Path?</text:p>
                    <text:p text:style-name="P7"/>
                    <text:p text:style-name="P7">Sundara: The Path is very subtle, it is so easy to get tricked…</text:p>
                    <text:p text:style-name="P7">Jotika: There is a lot of wrong thinking.</text:p>
                    <text:p text:style-name="P7"/>
                    <text:p text:style-name="P7">Sundara: We all do. It happens all the time, by conditions, you can’t stop it. I admire your patience, with viriya and khanti, slowly considering carefully what we have heard. It just takes time…</text:p>
                    <text:p text:style-name="P7"/>
                    <text:p text:style-name="P7">Jotika: Setting intention is more kusala. </text:p>
                    <text:p text:style-name="P7"/>
                    <text:p text:style-name="P7">Sundara: It does not mean that if you set intention there will be more kusala. </text:p>
                    <text:p text:style-name="P7"/>
                    <text:p text:style-name="P7">Jotika: It is a help.</text:p>
                    <text:p text:style-name="P7"/>
                    <text:p text:style-name="P7">Sundara: That will be debatable. Acharn always says that paññå will know. Very easy to go wrong. We think it is kusala, but it is not kusala. </text:p>
                    <text:p text:style-name="P7"/>
                    <text:p text:style-name="P7">Jonothan: There is a distinction between the appreciation of the value of kusala and the intention to have more kusala. If there is more appreciation of the value of kusala there is no need to set inention to have it, no special time or place. There is opportunity for kusala at any moment... No way of knowing in advance what conditioned dhammas are going to arise and what will be the object of citta that does arise. That is the problem to have the intention to have more kusala. </text:p>
                    <text:p text:style-name="P7"/>
                    <text:p text:style-name="P7">Sarah: Whatever arises is by conditions and there can be understanding at any time. The understanding itself conditions more kusala and not the intention that I will have more kusala. I always comes back to the understanding of this moment that the dhamma is anattå, not my intention, my kusala. </text:p>
                    <text:p text:style-name="Table_20_Contents">—————<text:span text:style-name="T9">-</text:span></text:p>
                    <text:p text:style-name="Table_20_Contents">Nina.</text:p>
                  </text:section>
                </table:table-cell>
              </table:table-row>
            </table:table>
            <text:h text:style-name="Heading_20_4" text:outline-level="4"><text:soft-page-break/>Saturday discussion XXXXV, 13 </text:h>
            <table:table table:name="Table96" table:style-name="Table96">
              <table:table-column table:style-name="Table96.A"/>
              <table:table-row table:style-name="TableLine3204697218288">
                <table:table-cell table:style-name="Table96.A1" office:value-type="string">
                  <text:p text:style-name="Horizontal_20_Line"/>
                  <text:p text:style-name="Table_20_Contents"><text:bookmark text:name="msg169403"/>nina </text:p>
                  <text:p text:style-name="P1"><text:span text:style-name="T1">10/11/21 </text:span>  <text:a xlink:type="simple" xlink:href="https://groups.io/g/dsg/message/169403" text:style-name="Internet_20_link" text:visited-style-name="Visited_20_Internet_20_Link">#169403   </text:a></text:p>
                  <text:p text:style-name="Table_20_Contents"/>
                  <text:section text:style-name="Sect1" text:name="msgbody193987654">
                    <text:p text:style-name="Table_20_Contents">Dear friends,</text:p>
                    <text:p text:style-name="Table_20_Contents"/>
                    <text:p text:style-name="P7">XXXXV, 13</text:p>
                    <text:p text:style-name="P7">Acharn: Usually there is “some thing” appearing and no attention or awareness. We just think about it in different ways... The truth is that it cannot be anything when it appears well… When it (hardness) is touched and appears and no right understanding, it cannot appear well. There is no direct awareness. There is only attention to that object. Whatever is there is very short and then it is gone, another thought comes in. So it cannot appear as well as when it is the object of direct awareness and right understanding. Even if it is very short but it is the beginning of understanding the difference between awareness and no awareness... </text:p>
                    <text:p text:style-name="P7">Everything arises and falls away so very rapidly. It depends on understanding of that as it is… There can be thinking even while touching as no one can stop conditions for thinking. But later on, little by little, there can be more understanding of letting go other ideas about that.There can be a little more understanding of the truth. It takes a long time to have less thoughts about other things while touching or seeing. There can be the (knowing of the) difference between just thinking about that in words and some moments of understanding that which is there. Even if it is not clear yet there is a difference between just talking about it, thinking about the story, and attending to that characteristic. </text:p>
                    <text:p text:style-name="P7">When there is more pañña it can understand the difference between the beginning and when it is (more) developed.</text:p>
                    <text:p text:style-name="P7"/>
                    <text:p text:style-name="Table_20_Contents">—————<text:span text:style-name="T9">-</text:span></text:p>
                    <text:p text:style-name="Table_20_Contents">Nina</text:p>
                  </text:section>
                </table:table-cell>
              </table:table-row>
            </table:table>
            <text:h text:style-name="Heading_20_4" text:outline-level="4">Saturday discussion XXXXV, 14. </text:h>
            <table:table table:name="Table97" table:style-name="Table97">
              <table:table-column table:style-name="Table97.A"/>
              <table:table-row table:style-name="TableLine3204697220192">
                <table:table-cell table:style-name="Table97.A1" office:value-type="string">
                  <text:p text:style-name="Horizontal_20_Line"/>
                  <text:p text:style-name="Table_20_Contents"><text:bookmark text:name="msg169417"/>nina </text:p>
                  <text:p text:style-name="P1"><text:span text:style-name="T1">10/12/21 </text:span>  <text:a xlink:type="simple" xlink:href="https://groups.io/g/dsg/message/169417" text:style-name="Internet_20_link" text:visited-style-name="Visited_20_Internet_20_Link">#169417   </text:a></text:p>
                  <text:p text:style-name="Table_20_Contents"/>
                  <text:section text:style-name="Sect1" text:name="msgbody194046442">
                    <text:p text:style-name="Table_20_Contents">Dear friends,</text:p>
                    <text:p text:style-name="Table_20_Contents"/>
                    <text:p text:style-name="P7">Acharn: What about that which is now appearing? Beginning to understand the truth, it cannot be a flower or anything, because it is only that which is seen. But there is not only one seeing moment, there are many moments to form up the idea of shape and form and things around, from day to day, on and on, until pañña can understand what is seen is gone instantly. But it does not appear as that. That is why it is not yet the ariyasacca (noble truth). </text:p>
                    <text:p text:style-name="P7">Just one reality at a time. It appears so well because there are other objects around and understanding begins to understand it. There is just thinking about it. Even when there is thinking there can be the understanding of thinking. Everything in life which has not been known yet will be the object of direct understanding, little by little, right now, just as it is. But not yet, it depends on paññå.</text:p>
                    <text:p text:style-name="P7">Seeing now is not seeing a moment ago or just the previous moment of seeing. All appears as nimitta, not as it is. I tis gone completely. It is only in this life, there is no memory of last life.</text:p>
                    <text:p text:style-name="P7"/>
                    <text:p text:style-name="Table_20_Contents">—————</text:p>
                    <text:p text:style-name="P7">Nina</text:p>
                  </text:section>
                </table:table-cell>
              </table:table-row>
            </table:table>
            <text:h text:style-name="Heading_20_4" text:outline-level="4"><text:soft-page-break/>Saturday discussion XXXXV, 15 </text:h>
            <table:table table:name="Table98" table:style-name="Table98">
              <table:table-column table:style-name="Table98.A"/>
              <table:table-row table:style-name="TableLine3204697222640">
                <table:table-cell table:style-name="Table98.A1" office:value-type="string">
                  <text:p text:style-name="Horizontal_20_Line"/>
                  <text:p text:style-name="Table_20_Contents"><text:bookmark text:name="msg169436"/>nina </text:p>
                  <text:p text:style-name="P1"><text:span text:style-name="T1">10/14/21 </text:span>  <text:a xlink:type="simple" xlink:href="https://groups.io/g/dsg/message/169436" text:style-name="Internet_20_link" text:visited-style-name="Visited_20_Internet_20_Link">#169436   </text:a></text:p>
                  <text:p text:style-name="Table_20_Contents"/>
                  <text:section text:style-name="Sect1" text:name="msgbody194159952">
                    <text:p text:style-name="Table_20_Contents">Dear friends,</text:p>
                    <text:p text:style-name="Table_20_Contents"/>
                    <text:p text:style-name="P7">Acharn: When there is more understandig of what it (the object) is, as not anything, it can be a moment of paying attention or beginning to be aware. Right understanding is there but very weak in the beginning…There is understanding of that object when there is attention or awareness. Attention is manasikåra cetasika, right considering. It is a condition for understanding of that object… </text:p>
                    <text:p text:style-name="P7">No matter what citta experiences saññå is there… Seeing is the chief of eperiencing and while citta experiences saññå marks and remembers that. But when there is no understanding of that which experiences how can there be the letting go the idea of something that is there, or of “I see, I hear.” Because of the arising and falling away (of realities) so very rapidly it forms up the shape and form which is taken as nimitta, something which is there. Only one dot on the table cannot be any shape, no mountain, no water, no people. Just from moment to moment it arises and falls away very rapidly… It is only one (reality) but the rapidity of the succession conditions the shape and form. Saññå marks it and remembers it. That is the nimitta of what arises and falls away. </text:p>
                    <text:p text:style-name="P7">Even there is no word, even a baby can have the idea of shape and form because saññå marks and remembers the shape and form, the nimitta. And it is known as something, that is paññatti (concept). </text:p>
                    <text:p text:style-name="P7">When there is no nimitta there cannot be paññatti and when there is no paramattha dhamma arising and falling away so rapidly, there cannot be nimitta. Without the teaching of the Buddha who knows that everyone lives in the world of nimitta. There is no understanding of the truth how is it that nimitta is such and such. There must be paramatth dhamma and (if there is) only one there cannot be nimitta. But the rapidity (of the arising and falling away) conditions the shape and form to appear, to be marked as nimitta. From the memory (marked by saññå) it is known as something here. Until there is the understnding what is there now. There is paññatti from shape and form, so it is known as flowers and things. In truth there is only the rapidity of the arising and falling away of nåma and rúpa. Gone, never to return in samsåra. </text:p>
                    <text:p text:style-name="P7">So we can understand what is paññatti because of nimitta. No matter what is seen, heard, tasted, smelt, we live in the world of nimitta and paññatti, no understanding of the truth that actually there is no one and no thing. It is just like a dream. There are so many things in a dream but when one wakes up there is nothing at all. So now ignorance is there . One does not understand what is there until paññå begins to develop, waking up little by little. To understand that what the Buddha said about anattå and suññatå is so true.</text:p>
                  </text:section>
                </table:table-cell>
              </table:table-row>
            </table:table>
            <text:h text:style-name="Heading_20_4" text:outline-level="4"><text:soft-page-break/>Saturday discussion XXXXV, 16 </text:h>
            <table:table table:name="Table99" table:style-name="Table99">
              <table:table-column table:style-name="Table99.A"/>
              <table:table-row table:style-name="TableLine3204697249568">
                <table:table-cell table:style-name="Table99.A1" office:value-type="string">
                  <text:p text:style-name="Horizontal_20_Line"/>
                  <text:p text:style-name="Table_20_Contents"><text:bookmark text:name="msg169460"/>nina </text:p>
                  <text:p text:style-name="P1"><text:span text:style-name="T1">10/16/21 </text:span>  <text:a xlink:type="simple" xlink:href="https://groups.io/g/dsg/message/169460" text:style-name="Internet_20_link" text:visited-style-name="Visited_20_Internet_20_Link">#169460   </text:a></text:p>
                  <text:p text:style-name="Table_20_Contents"/>
                  <text:section text:style-name="Sect1" text:name="msgbody194276276">
                    <text:p text:style-name="Table_20_Contents">Dear friends,</text:p>
                    <text:p text:style-name="Table_20_Contents"/>
                    <text:p text:style-name="Table_20_Contents">Acharn: Without the intellectual understanding how can there be the understanding of the truth? What can lead to such understanding without the words of the Enlightened One to show the Way, which is now? This is the way to understanding. </text:p>
                    <text:p text:style-name="Table_20_Contents">Just normal life, but understanding begins to understand more, develop more, little by little, by conditions, by the paramis (perfections). And now there are paramis when there is understanding with viriya, khanti, sacca(truthfulness), <text:span text:style-name="T4">aditthåna</text:span> (determination), until one reality appears as object. </text:p>
                    <text:p text:style-name="Table_20_Contents">This is the condition for the development of understanding: knowing the difference between intellectual understanding and direct understanding. There will be more confidence of the truth of no one at all. How can there be anyone  who can make anything to arise and control anything. Impossible. There should be patience to understand the truth little by little.</text:p>
                    <text:p text:style-name="Table_20_Contents">——————</text:p>
                    <text:p text:style-name="Table_20_Contents">Nina</text:p>
                  </text:section>
                </table:table-cell>
              </table:table-row>
            </table:table>
            <text:h text:style-name="Heading_20_4" text:outline-level="4">Saturday discussion, XXXXV, 17 </text:h>
            <table:table table:name="Table100" table:style-name="Table100">
              <table:table-column table:style-name="Table100.A"/>
              <table:table-row table:style-name="TableLine3204697244944">
                <table:table-cell table:style-name="Table100.A1" office:value-type="string">
                  <text:p text:style-name="Horizontal_20_Line"/>
                  <text:p text:style-name="Table_20_Contents"><text:bookmark text:name="msg169467"/>nina </text:p>
                  <text:p text:style-name="P1"><text:span text:style-name="T1">10/17/21 </text:span>  <text:a xlink:type="simple" xlink:href="https://groups.io/g/dsg/message/169467" text:style-name="Internet_20_link" text:visited-style-name="Visited_20_Internet_20_Link">#169467   </text:a></text:p>
                  <text:p text:style-name="Table_20_Contents"/>
                  <text:section text:style-name="Sect1" text:name="msgbody194320769">
                    <text:p text:style-name="Table_20_Contents">Dear friends,</text:p>
                    <text:p text:style-name="Table_20_Contents"/>
                    <text:p text:style-name="P7"><text:span text:style-name="T12">Sarah:Acharn, you were talking about firm </text:span>saññå, tíra saññå. Without firm remembrance of the reality to be understood there are no conditions for awareness and understanding to arise. And then there is no wasting time on other things. This is not meant conventionally like no time for cooking or watching T.V. But it means that there is the firm remembrance of the reality at this moment for awareness and understanding</text:p>
                    <text:p text:style-name="P7"/>
                    <text:p text:style-name="P7">Acharn: So, firm remembrance is there now of that which experiences and of that which cannot experience. So, it can condition direct understanding and awareness at that moment. One has no doubt what is meant by direct awareness and direct understanding, because the characteristic of direct awareness appears. That is why it is said in the Tipitaka that the realities are not known so long as they do not appear to satipatthåna, to sammå-sati or direct awareness. </text:p>
                    <text:p text:style-name="P7">We can talk about attachment. Even right now there is attachment. But when there is no understanding and direct awareness of that which appears, it is only known in words. That is why careful study of each word of the truth can condition understanding of what is meant by enlightenment : realising the truth of this moment. The beginning has to be firm too, tíra saññå of the truth. Without the (right) beginning it is impossible to go to the end. So, there can be understanding with direct awareness when time comes and when conditions are there.</text:p>
                    <text:p text:style-name="P7"/>
                    <text:p text:style-name="Table_20_Contents">—————  </text:p>
                  </text:section>
                </table:table-cell>
              </table:table-row>
            </table:table>
            <text:h text:style-name="Heading_20_4" text:outline-level="4"><text:soft-page-break/>Saturday discussion XXXXV, 19 </text:h>
            <table:table table:name="Table101" table:style-name="Table101">
              <table:table-column table:style-name="Table101.A"/>
              <table:table-row table:style-name="TableLine3204697242496">
                <table:table-cell table:style-name="Table101.A1" office:value-type="string">
                  <text:p text:style-name="Horizontal_20_Line"/>
                  <text:p text:style-name="Table_20_Contents"><text:bookmark text:name="msg169497"/>nina </text:p>
                  <text:p text:style-name="P1"><text:span text:style-name="T1">10/21/21 </text:span>  <text:a xlink:type="simple" xlink:href="https://groups.io/g/dsg/message/169497" text:style-name="Internet_20_link" text:visited-style-name="Visited_20_Internet_20_Link">#169497   </text:a></text:p>
                  <text:p text:style-name="Table_20_Contents"/>
                  <text:section text:style-name="Sect1" text:name="msgbody194543777">
                    <text:p text:style-name="Table_20_Contents">Dear friends,</text:p>
                    <text:p text:style-name="Table_20_Contents"/>
                    <text:p text:style-name="P7">Acharn: What is breath? It is a reality. Everyone knows, but the nature of what is there is not known. We take it for breath, but the Buddha taught the absolute truth of everything…</text:p>
                    <text:p text:style-name="P7"/>
                    <text:p text:style-name="P7">Huong: It does not appear as object of sati</text:p>
                    <text:p text:style-name="P7"/>
                    <text:p text:style-name="P7">Acharn: Please breathe, can you? Breathe out, can you? It is ordinary life. But what is the truth of breath? What is the nature of what we take for breath? </text:p>
                    <text:p text:style-name="P7">So, what appears? It is not my breath, my breathing. </text:p>
                    <text:p text:style-name="P7">What is there that can be known right now?… Does it appear? </text:p>
                    <text:p text:style-name="P7"/>
                    <text:p text:style-name="P7">Huong: No</text:p>
                    <text:p text:style-name="P7"/>
                    <text:p text:style-name="P7">Acharn: But is it here? What conditions it to arise? Can there be breath without citta? Only when there is a living being, not dead yet, there is breath. No matter one has it as object or not, but it is there by conditions. Usually it does no appear because it is just a very slight hardness. It cannot be known (as is the case) when we touch something hot, cold, hard or soft…</text:p>
                    <text:p text:style-name="P7">It (breath) is only hardness, softness, heat, cold, vibration or pressure, that is all. It is gone and never returns, like other objects, it is very short. It is no one. </text:p>
                    <text:p text:style-name="P7">Does one just to know more about it? Or does one want to pay attention to it or want to understand it? It is just like anything which is hard.</text:p>
                    <text:p text:style-name="P7"/>
                    <text:p text:style-name="Table_20_Contents">—————</text:p>
                    <text:p text:style-name="P7">Nina</text:p>
                  </text:section>
                </table:table-cell>
              </table:table-row>
            </table:table>
            <text:h text:style-name="Heading_20_4" text:outline-level="4"><text:soft-page-break/>Saturday discussion XXXXV, 22. </text:h>
            <table:table table:name="Table102" table:style-name="Table102">
              <table:table-column table:style-name="Table102.A"/>
              <table:table-row table:style-name="TableLine3204697242768">
                <table:table-cell table:style-name="Table102.A1" office:value-type="string">
                  <text:p text:style-name="Horizontal_20_Line"/>
                  <text:p text:style-name="Table_20_Contents"><text:bookmark text:name="msg169563"/>nina </text:p>
                  <text:p text:style-name="P1"><text:span text:style-name="T1">10/31/21 </text:span>  <text:a xlink:type="simple" xlink:href="https://groups.io/g/dsg/message/169563" text:style-name="Internet_20_link" text:visited-style-name="Visited_20_Internet_20_Link">#169563   </text:a></text:p>
                  <text:p text:style-name="Table_20_Contents"/>
                  <text:section text:style-name="Sect1" text:name="msgbody195058281">
                    <text:p text:style-name="Table_20_Contents">Dear friends,</text:p>
                    <text:p text:style-name="Table_20_Contents"/>
                    <text:p text:style-name="P7">Acharn: The moment of arising and passing away did not appear at all. That is why it seems that there is ”some thing”… Does sound appear now?… The sound is that which is conditioned to arise and disappear instantly. But there are other realities, not just the experience of sound. There is that which marks and remembers even just one sound as it is. So there can be the understanding of the difference between different sounds. Because saññå (remembrance) is there, a reality which arises and experieces the same object as the citta experiences. It does not perform the function of the chief of experience (of citta), it just remembers and marks the object. Now it is there. Otherwise how could there be (the experience of) different colours and different shape and form? The truth is there, unknown. Begin to understand what is there.</text:p>
                    <text:p text:style-name="P7"/>
                    <text:p text:style-name="P7">Jon: Conventional reality is not denied, but what is real in the absolute sense are those realities that are directly experienced such as sound and visible object. There is a lot of thinking about sound and that thinking produces the notion of “things”. Fundamentally the world is the world of absolute realities, arising and falling away. This is not experienced, but by intellectually we appreciate what the Buddha taught, as different from the conventional idea about the world. </text:p>
                    <text:p text:style-name="P7">In conventional sense reality has a much wider meaning… </text:p>
                    <text:p text:style-name="P7">Acharn: When there is no understanding of the absolute truth we take it (the conventional notion) for real: “It is me”.</text:p>
                    <text:p text:style-name="Table_20_Contents">————</text:p>
                    <text:p text:style-name="Table_20_Contents"/>
                    <text:p text:style-name="Table_20_Contents">Nina</text:p>
                  </text:section>
                </table:table-cell>
              </table:table-row>
            </table:table>
            <text:h text:style-name="Heading_20_4" text:outline-level="4"><text:soft-page-break/>Saturday discussion XXXXV, 23 </text:h>
            <table:table table:name="Table103" table:style-name="Table103">
              <table:table-column table:style-name="Table103.A"/>
              <text:soft-page-break/>
              <table:table-row table:style-name="TableLine3204697248208">
                <table:table-cell table:style-name="Table103.A1" office:value-type="string">
                  <text:p text:style-name="Horizontal_20_Line"/>
                  <text:p text:style-name="Table_20_Contents"><text:bookmark text:name="msg169576"/>nina </text:p>
                  <text:p text:style-name="P1"><text:span text:style-name="T1">11/02/21 </text:span>  <text:a xlink:type="simple" xlink:href="https://groups.io/g/dsg/message/169576" text:style-name="Internet_20_link" text:visited-style-name="Visited_20_Internet_20_Link">#169576   </text:a></text:p>
                  <text:p text:style-name="Table_20_Contents"/>
                  <text:section text:style-name="Sect1" text:name="msgbody195172172">
                    <text:p text:style-name="Table_20_Contents">Dear friends,</text:p>
                    <text:p text:style-name="Table_20_Contents"/>
                    <text:p text:style-name="P7">Acharn: It is “I” all the time: I like, I hear, I see. Even I do not speak out: I like, I see, it is there  already as “I”. </text:p>
                    <text:p text:style-name="P7"/>
                    <text:p text:style-name="P7">Jonothan: Normally in a day there is no reference to an “I” who is doing the seeing. This is not the same as (the case where) there is “I” who understands or who wants to understand. </text:p>
                    <text:p text:style-name="P7"/>
                    <text:p text:style-name="P7">Acharn: The truth is exactly the same, no matter there is I who understands or I like, I see, I hear. Who is hearing?…That is why the Buddha pointed out the åsavas (intoxicants). After seeing, after a few moments, it is there.</text:p>
                    <text:p text:style-name="P7"/>
                    <text:p text:style-name="P7">Jonothan: I am not talking about the åsavas.</text:p>
                    <text:p text:style-name="P7"/>
                    <text:p text:style-name="P7">Acharn: Should we not talk about the åsavas, it is the condition for such an idea of self.                                    Whatever is experienced, it is “I” all the time…</text:p>
                    <text:p text:style-name="P7"/>
                    <text:p text:style-name="P7">Jonothan: it is so different from ”I who understands” and “I who develops understanding”. The åsavas do not appear and cannot be the object of understanding. </text:p>
                    <text:p text:style-name="P7"/>
                    <text:p text:style-name="P7">Acharn: That is why there are many degrees of every reality: åsava, anusaya (latent tendency),  nívaraùa (hindrance), kilesa (defilement)…</text:p>
                    <text:p text:style-name="P7">Where is the “I”? </text:p>
                    <text:p text:style-name="P7"/>
                    <text:p text:style-name="P7">Jonothan: If there is no understanding of realities as anicca, dukkha and anattå, it does not mean that there is wrong view of self. </text:p>
                    <text:p text:style-name="P7"/>
                    <text:p text:style-name="P7">Acharn: How many åsavas are there?</text:p>
                    <text:p text:style-name="P7"/>
                    <text:p text:style-name="P7">Jonothan: Four: the åsava of clinging to sense objects, kåmåsava, wrong view, diììhåsava, ignorance, avijjåsava, and clinging to existence, bhavåsava. </text:p>
                    <text:p text:style-name="P7"/>
                    <text:p text:style-name="P7">Acharn: If there is no wrong understanding there must be the clinging to bhava (clinging to existence, to being alive). </text:p>
                    <text:p text:style-name="P7"/>
                    <text:p text:style-name="P7">Jonothan: I am sure there is, but it is not apparent, it is very subtle.  </text:p>
                    <text:p text:style-name="P7"/>
                    <text:p text:style-name="P7">Acharn: …What is the way to eradicate åsava and anusaya?</text:p>
                    <text:p text:style-name="P7"/>
                    <text:p text:style-name="P7">Jonothan: It is eradicatd just by developing understanding of what appears…Eventually paññå will eradicate the most subtle tendency that never appeared. </text:p>
                    <text:p text:style-name="P7"/>
                    <text:p text:style-name="P7">Acharn: Very keen, very sharp paññå can cut off what has been accumulated for aeons and aeons. </text:p>
                    <text:p text:style-name="P7">It has to be understood what is there as it is, unexpectedly, stage by stage. So that there will be more confidence in anattåness, no one, no thing at all. Just when it arises and falls away, no more, completely gone. These are not words, but is is the truth the Buddha has enlightened. So he presents the truth by words like bojjhanga(factor of enlightenment). When there is no satipaììhåna can there be bojjhanga?</text:p>
                    <text:p text:style-name="P7">When there is no pariyatti how can there be paìipatti( development of direct understanding)? If there is no paìipatti, satipaììhåna on and on, bojjhanga and magga (the path), how can there be the realisation of what is there. .. No doubt that there is no me at all, not even clinging to being (bhavåsava). Actually it is not just the words, but it is the truth that is there, arises now, not gone yet. </text:p>
                    <text:p text:style-name="P7">Wihout direct experience how can it let go of doubt and clinging. It is still there so long </text:p>
                  </text:section>
                </table:table-cell>
              </table:table-row>
            </table:table>
            <text:p text:style-name="P13"><text:soft-page-break/>nothing can eradicate the idea of some thing. But when it appears little by little, it lets go the idea of self, that is very, very subtle, until the moment of enlightenment.</text:p>
            <text:p text:style-name="P13"/>
            <text:p text:style-name="Standard">————<text:span text:style-name="T9">-</text:span></text:p>
            <text:p text:style-name="Standard">Nina.</text:p>
            <text:h text:style-name="Heading_20_4" text:outline-level="4">Saturday discussion XXXXV, 26. </text:h>
            <table:table table:name="Table104" table:style-name="Table104">
              <table:table-column table:style-name="Table104.A"/>
              <table:table-row table:style-name="TableLine3204697238144">
                <table:table-cell table:style-name="Table104.A1" office:value-type="string">
                  <text:p text:style-name="Horizontal_20_Line"/>
                  <text:p text:style-name="Table_20_Contents"><text:bookmark text:name="msg169614"/>nina </text:p>
                  <text:p text:style-name="P1"><text:span text:style-name="T1">11/07/21 </text:span>  <text:a xlink:type="simple" xlink:href="https://groups.io/g/dsg/message/169614" text:style-name="Internet_20_link" text:visited-style-name="Visited_20_Internet_20_Link">#169614   </text:a></text:p>
                  <text:p text:style-name="Table_20_Contents"/>
                  <text:section text:style-name="Sect1" text:name="msgbody195432965">
                    <text:p text:style-name="Table_20_Contents">Dear friends,</text:p>
                    <text:p text:style-name="Table_20_Contents"/>
                    <text:p text:style-name="P5">Acharn:  The characteristic that cannot be taken for anything permanent should be known, to let go the idea of “some thing” there. There are only different realities experienced from moment to moment. Never to return. Is there hardness now? What conditioned it? No need to know, but understand the reality which is there and cannot experience anything. No word, no need to say anything about it. Since it is there and its characteristic shows up. It is just that, beyond words and then gone. </text:p>
                    <text:p text:style-name="P5">This is the difference between understanding and no understanding. Usually in a day there are hardness and softness, no matter one is sitting, eating, talking, or stretching one’s arms. It is there but no attention to it; but if there is no understanding of it it is “some thing”…</text:p>
                    <text:p text:style-name="P5">Right understanding begins to understand it. If it is not known as it is there is accumulation on and on of ignorance and attachment, and taking it for “some thing”, as usual. Learn to be familiar with the characteristics of all realities, right now, little by little. No matter it is sound, painful feeling, pleasant feeling, attachment, aversion, metta and absence of mettå… Hearing, considering , understanding it. </text:p>
                    <text:p text:style-name="P5"/>
                    <text:p text:style-name="P5">Nina: It is not thinking of the story about it but instead understanding realities.</text:p>
                    <text:p text:style-name="P5"/>
                    <text:p text:style-name="P5">Acharn: No one can eradicate thinking of the story, but only right understanding (can realize) that it is only thinking about what has been experienced…Thinking is thinking, no matter about what one thinks. But is it thinking with understanding or without understanding? … Nothing can be done , only by conditions. Understand little by litle a conditioned moment as that which experiences and as that which cannot experience, and then they are gone. It is uncontrollable and there is no choice…</text:p>
                    <text:p text:style-name="P5">So it depends on this moment, how much understanding is accumulated from hearing and letting go ignorance little by little. This can condition moments of hearing again, considering again and again, to understand what is there, by conditions.</text:p>
                    <text:p text:style-name="Table_20_Contents">—————  </text:p>
                    <text:p text:style-name="Table_20_Contents">Nina</text:p>
                  </text:section>
                </table:table-cell>
              </table:table-row>
            </table:table>
            <text:h text:style-name="Heading_20_4" text:outline-level="4"><text:soft-page-break/>aturday discussion, XXXXV, 27. </text:h>
            <table:table table:name="Table105" table:style-name="Table105">
              <table:table-column table:style-name="Table105.A"/>
              <table:table-row table:style-name="TableLine3204697246304">
                <table:table-cell table:style-name="Table105.A1" office:value-type="string">
                  <text:p text:style-name="Horizontal_20_Line"/>
                  <text:p text:style-name="Table_20_Contents"><text:bookmark text:name="msg169622"/>nina </text:p>
                  <text:p text:style-name="P1"><text:span text:style-name="T1">11/08/21 </text:span>  <text:a xlink:type="simple" xlink:href="https://groups.io/g/dsg/message/169622" text:style-name="Internet_20_link" text:visited-style-name="Visited_20_Internet_20_Link">#169622   </text:a></text:p>
                  <text:p text:style-name="Table_20_Contents"/>
                  <text:section text:style-name="Sect1" text:name="msgbody195487317">
                    <text:p text:style-name="Table_20_Contents">Dear friends,</text:p>
                    <text:p text:style-name="Table_20_Contents"/>
                    <text:p text:style-name="P5">Acharn: Only paññå can know the truth  of what we take for self or me, aeons ago until now. It has to be right understanding of what is now appearing as it is. Hearing again can be a reminder by conditions to understand instantly or to think about the truth instantly, depending on what level of paññå….</text:p>
                    <text:p text:style-name="P5">When paññå begins to understand a reality, just little by little, it lets go clinging to the next one which succeeds instantly the past one. It does not mind what would be the next one. But when there is no understanding it is attached instantly to the next one, which is unknown and whch thinks that it is the same because of not realising the arising and falling away of realities…</text:p>
                    <text:p text:style-name="P5">The understanding of anattå becomes a little clearer, to let go what is there. . Just once in samsåra, never to arise again. </text:p>
                    <text:p text:style-name="Table_20_Contents">————</text:p>
                    <text:p text:style-name="Table_20_Contents"/>
                    <text:p text:style-name="Table_20_Contents">Nina.</text:p>
                  </text:section>
                </table:table-cell>
              </table:table-row>
            </table:table>
            <text:h text:style-name="Heading_20_4" text:outline-level="4">Saturday discussion, XXXXV, 28 </text:h>
            <table:table table:name="Table106" table:style-name="Table106">
              <table:table-column table:style-name="Table106.A"/>
              <table:table-row table:style-name="TableLine3204697240320">
                <table:table-cell table:style-name="Table106.A1" office:value-type="string">
                  <text:p text:style-name="Horizontal_20_Line"/>
                  <text:p text:style-name="Table_20_Contents"><text:bookmark text:name="msg169627"/>nina </text:p>
                  <text:p text:style-name="P1"><text:span text:style-name="T1">11/09/21 </text:span>  <text:a xlink:type="simple" xlink:href="https://groups.io/g/dsg/message/169627" text:style-name="Internet_20_link" text:visited-style-name="Visited_20_Internet_20_Link">#169627   </text:a></text:p>
                  <text:p text:style-name="Table_20_Contents"/>
                  <text:section text:style-name="Sect1" text:name="msgbody195546293">
                    <text:p text:style-name="Table_20_Contents">Dear friends,</text:p>
                    <text:p text:style-name="Table_20_Contents"/>
                    <text:p text:style-name="P5">XXXXV, 28</text:p>
                    <text:p text:style-name="P5">Acharn: Just learn to understand that there are so many different realities. (For example) there is feeling with sense objects or feeling without sense objects, as we learn in (the section about) mindfulness of feeling (in the satipaììhåna sutta). No one can do anything, only right understanding develops little by little, again and again. Until it appears as that which has not been understood before.</text:p>
                    <text:p text:style-name="P5">What is there is so real but very short, until paññå can have right understanding of that very short moment of a reality which is conditioned. There can be more confidence in the truth of “no one there at all”... How many moments pass on with understanding or without understanding? What kind of thinking (is there), they are gone completely. </text:p>
                    <text:p text:style-name="Table_20_Contents">——————  </text:p>
                    <text:p text:style-name="Table_20_Contents">Nina.</text:p>
                  </text:section>
                </table:table-cell>
              </table:table-row>
            </table:table>
            <text:h text:style-name="Heading_20_4" text:outline-level="4"><text:soft-page-break/>Saturday discussion, XXXXVI, 1. </text:h>
            <table:table table:name="Table107" table:style-name="Table107">
              <table:table-column table:style-name="Table107.A"/>
              <table:table-row table:style-name="TableLine3204697248752">
                <table:table-cell table:style-name="Table107.A1" office:value-type="string">
                  <text:p text:style-name="Horizontal_20_Line"/>
                  <text:p text:style-name="Table_20_Contents"><text:bookmark text:name="msg169628"/>nina </text:p>
                  <text:p text:style-name="P1"><text:span text:style-name="T1">11/10/21 </text:span>  <text:a xlink:type="simple" xlink:href="https://groups.io/g/dsg/message/169628" text:style-name="Internet_20_link" text:visited-style-name="Visited_20_Internet_20_Link">#169628   </text:a></text:p>
                  <text:p text:style-name="Table_20_Contents"/>
                  <text:section text:style-name="Sect1" text:name="msgbody195601524">
                    <text:p text:style-name="Table_20_Contents">Dear friends,</text:p>
                    <text:p text:style-name="Table_20_Contents"/>
                    <text:p text:style-name="P5">Acharn: Sati is a wholesome cetasika (mental factor accompanying citta, consciousness). Sati is not forgetting what is right and what is wrong, what is wholesome and what is not wholesome. We learn to understand what is there in a moment, and at a moment of understanding there must be sati which is awareof sound, word or meaning... Ignorance cannot attain to the truth of the reality right then.</text:p>
                    <text:p text:style-name="P5">But at the moment of being reminded what is there now? But it does not appear as it is (since) there is no understanding of the truth of what is there..There is what is seen and there is the reality which sees. There are many different realiies appearing but no understanding of the truth of it… Even seeing right now is not known because there is no sati. So, how could there be wise attention to its nature as just that which sees. It is only that which sees, it cannot be a moment of hearing because it cannot hear… All in a moment, from moment to moment. This is life: with understanding or without understanding.</text:p>
                    <text:p text:style-name="P5"/>
                    <text:p text:style-name="Table_20_Contents">——</text:p>
                    <text:p text:style-name="P5">Nina</text:p>
                  </text:section>
                </table:table-cell>
              </table:table-row>
            </table:table>
            <text:h text:style-name="Heading_20_4" text:outline-level="4">Saturday discussion XXXXVI, 2. </text:h>
            <table:table table:name="Table108" table:style-name="Table108">
              <table:table-column table:style-name="Table108.A"/>
              <table:table-row table:style-name="TableLine3204697241952">
                <table:table-cell table:style-name="Table108.A1" office:value-type="string">
                  <text:p text:style-name="Horizontal_20_Line"/>
                  <text:p text:style-name="Table_20_Contents"><text:bookmark text:name="msg169636"/>nina </text:p>
                  <text:p text:style-name="P1"><text:span text:style-name="T1">11/11/21 </text:span>  <text:a xlink:type="simple" xlink:href="https://groups.io/g/dsg/message/169636" text:style-name="Internet_20_link" text:visited-style-name="Visited_20_Internet_20_Link">#169636   </text:a></text:p>
                  <text:p text:style-name="Table_20_Contents"/>
                  <text:section text:style-name="Sect1" text:name="msgbody195659842">
                    <text:p text:style-name="Table_20_Contents">Dear friends, </text:p>
                    <text:p text:style-name="Table_20_Contents"/>
                    <text:p text:style-name="P5">Acharn: </text:p>
                    <text:p text:style-name="P5">So, we learn little by little to understand the reality that is there by conditions.  No one can make it arise, it cannot arise without its proper conditions. So, no one is there but there are realities that condition each other in a moment, to arise to be such…Just learn to understand what is there and at the moment of understanding there is sati. It is a reality which is not understanding; it is not ignorance, but it is not forgetful of that which is there, as just a reality… Even if it is there we only heard about it but there is not the moment of beginning to study direcly to understand its truth. It is there to experience the object but it is different from the other realities which experience the (same) object. That is why we learn about what is now: only different conditioned realities which arise and fall away, unknown all the time from life to life, since aeons ago. Until we heard the truth about it, from the Enlightened One, from his enlightenment. His word of truth is shown, to understand little by little. </text:p>
                    <text:p text:style-name="P5">Understanding is not sati. We learn about truth of what is there and that is very, very subtle. Sati can arise without understanding because it rmembers the truth of that which is wholesome or unwholesome, but it is not understanding of the absolute truth of “no one there”, even right now.</text:p>
                    <text:p text:style-name="P5">Just listen, and listen and listen, and understand what is there as not self , little by little, until (there arises) the moment of direct understanding of what is there now… each moment can be known, little by little, from hearing and considering about the truth of whatever is there now.</text:p>
                    <text:p text:style-name="Table_20_Contents">————<text:span text:style-name="T4">-</text:span></text:p>
                    <text:p text:style-name="Table_20_Contents">Nina. </text:p>
                  </text:section>
                </table:table-cell>
              </table:table-row>
            </table:table>
            <text:h text:style-name="Heading_20_4" text:outline-level="4"><text:soft-page-break/>Saturday discussion, XXXXVI, 3. </text:h>
            <table:table table:name="Table109" table:style-name="Table109">
              <table:table-column table:style-name="Table109.A"/>
              <table:table-row table:style-name="TableLine3204697249024">
                <table:table-cell table:style-name="Table109.A1" office:value-type="string">
                  <text:p text:style-name="Horizontal_20_Line"/>
                  <text:p text:style-name="Table_20_Contents"><text:bookmark text:name="msg169650"/>nina </text:p>
                  <text:p text:style-name="P1"><text:span text:style-name="T1">11/13/21 </text:span>  <text:a xlink:type="simple" xlink:href="https://groups.io/g/dsg/message/169650" text:style-name="Internet_20_link" text:visited-style-name="Visited_20_Internet_20_Link">#169650   </text:a></text:p>
                  <text:p text:style-name="Table_20_Contents"/>
                  <text:section text:style-name="Sect1" text:name="msgbody195762277">
                    <text:p text:style-name="Table_20_Contents">Dear friends,</text:p>
                    <text:p text:style-name="Table_20_Contents"/>
                    <text:p text:style-name="P5">Nina: People who listen have different accumulations, like someone who thinks of her own sorrow all the time. She will be surprised to hear that it is her own clinging to what is no more which causes her very deep sorrow. Acharn, you also say “little by little” . One has to hear this again and again before the truth can dawn upon us. </text:p>
                    <text:p text:style-name="P5"/>
                    <text:p text:style-name="P5">Acharn: What is real at the moment of sorrow and of having unpleasant feeling? It is so true while it is there, but it is gone, unknown. The truth is the truth when it is there, no one can change it, and when it is gone no one can make it return. Life is just from moment to moment, it keeps on rolling on, unknown. There is seeing right now, who knows it is not there any more at the moment of hearing. The truth is that seeing is not hearing, so it cannot arise at the moment of hearing. It is so true, it can be directly experienced to let go the idea of self or the idea of a permanent reality…</text:p>
                    <text:p text:style-name="P5">What is the truth of seeing, where is it and what does it see? What is seen is not as it is, because there is no understanding of the truth. What is seen is only what impinges on the eyebase. It is gone instantly. Otherwise there cannot be hearing and thinking that just follows and takes it for so many things around as one opens one’s eyes. </text:p>
                    <text:p text:style-name="P5">This is the way dhamma is: the rapidity of the arising and falling away of realities. That is why the Buddha from his enlightenment taught about the absolute truth which can be heard, studied, considered, so that one can begin to understand what is true.</text:p>
                    <text:p text:style-name="P5">Each reality is very subtle, even phassa, contact, is there now. There can be the understanding little by little, that there must be phassa, to let go the idea of “I see”. Seeing cannot be “I”. It is only that which arises and experiences and is the chief of experiencing the object. There are (the accompanying) mental factors, cetasikas, but they do no experience (the object) as clearly as citta, the chief of experience of that which now appears.</text:p>
                    <text:p text:style-name="P5"/>
                    <text:p text:style-name="Table_20_Contents">————<text:span text:style-name="T4">- </text:span></text:p>
                    <text:p text:style-name="Table_20_Contents">Nina</text:p>
                  </text:section>
                </table:table-cell>
              </table:table-row>
            </table:table>
            <text:h text:style-name="Heading_20_4" text:outline-level="4"><text:soft-page-break/>Saturday discussion XXXXVI, 4 </text:h>
            <table:table table:name="Table110" table:style-name="Table110">
              <table:table-column table:style-name="Table110.A"/>
              <table:table-row table:style-name="TableLine3204697238688">
                <table:table-cell table:style-name="Table110.A1" office:value-type="string">
                  <text:p text:style-name="Horizontal_20_Line"/>
                  <text:p text:style-name="Table_20_Contents"><text:bookmark text:name="msg169666"/>nina </text:p>
                  <text:p text:style-name="P1"><text:span text:style-name="T1">11/14/21 </text:span>  <text:a xlink:type="simple" xlink:href="https://groups.io/g/dsg/message/169666" text:style-name="Internet_20_link" text:visited-style-name="Visited_20_Internet_20_Link">#169666   </text:a></text:p>
                  <text:p text:style-name="Table_20_Contents"/>
                  <text:section text:style-name="Sect1" text:name="msgbody195802926">
                    <text:p text:style-name="Table_20_Contents">Dear friends,</text:p>
                    <text:p text:style-name="Table_20_Contents"/>
                    <text:p text:style-name="P5">Acharn: Whenever there is a moment of experiencing saññå marks and remembers. It is memory of what is there now, from life to life, from aeons and aeons. First understand the nature of experiencing, it is so real, it is there by conditions… What is there now can be the object of understanding, when there are enough conditions for a moment of understanding at different levels, beginning at the first one. Without intellectual understanding (pariyatti) there are no conditions for understanding hardness which is now appearing. Its nature cannot be anything at all. It is only hardness and even if it seems that it is there, in truth it arises and falls away. What appears is the sign, the mark of that which is hard. </text:p>
                    <text:p text:style-name="P5">Everything lasts so very short and is very subtle. Learn about the truth and right understanding understands; it can understand of that (reality) as it is, little by little, sharper and sharper. That is why it depends on the development of understanding. It has to be from now on, otherwise how could it begin to develop…</text:p>
                    <text:p text:style-name="P5">Like seeing is there now… seeing is the moment when the object is experienced. Because there is a reality which can know or experience what is there. It just experiences and it has no other function. It cannot understand or mark and remember. Citta just experiences the characteristic. How can other realities like lobha arise when there is no experience (by citta). The function of lobha is experiencing the object with attachment. Ignorance experiences that with ignorance.</text:p>
                    <text:p text:style-name="Table_20_Contents"/>
                    <text:p text:style-name="Table_20_Contents">———</text:p>
                    <text:p text:style-name="Table_20_Contents">Nina.</text:p>
                  </text:section>
                </table:table-cell>
              </table:table-row>
            </table:table>
            <text:h text:style-name="Heading_20_4" text:outline-level="4">Saturday discussion, XXXXVI, 5 </text:h>
            <table:table table:name="Table111" table:style-name="Table111">
              <table:table-column table:style-name="Table111.A"/>
              <table:table-row table:style-name="TableLine3204697247392">
                <table:table-cell table:style-name="Table111.A1" office:value-type="string">
                  <text:p text:style-name="Horizontal_20_Line"/>
                  <text:p text:style-name="Table_20_Contents"><text:bookmark text:name="msg169683"/>nina </text:p>
                  <text:p text:style-name="P1"><text:span text:style-name="T1">11/16/21 </text:span>  <text:a xlink:type="simple" xlink:href="https://groups.io/g/dsg/message/169683" text:style-name="Internet_20_link" text:visited-style-name="Visited_20_Internet_20_Link">#169683   </text:a></text:p>
                  <text:p text:style-name="Table_20_Contents"/>
                  <text:section text:style-name="Sect1" text:name="msgbody195910124">
                    <text:p text:style-name="Table_20_Contents">Dear friends,</text:p>
                    <text:p text:style-name="Table_20_Contents"/>
                    <text:p text:style-name="P5">XXXXVI,5</text:p>
                    <text:p text:style-name="P5">Acharn: So, any moment of whatever appears there must be that which arises and experiences. </text:p>
                    <text:p text:style-name="P5">Citta, is the chief of experience. What is the chief? There must be other realities which experience the object but not as the chief. It is not understanding, it arises and experiences. Paññå is not citta, but paññå understands. Understanding experiences with understanding, and it is different from just experiencing without understanding, like citta. Citta just experiences without the function of right understanding. Citta cannot understand, it can directly experience the object. Paññå does not experience the object as clearly now as citta which sees or hears, but it understands the truth of that which citta experiences. That is why we learn to understand, not just remember the words.</text:p>
                    <text:p text:style-name="P5">Even we are talking about the arising and falling away of realities, it does not sound so very dangerous, because it does not appear as it is. It does not matter, hearing about the arising and falling away, but what about the moment it appears as it is, that is quite different. What is the danger of it: it cannot be permanent, it is there just very shortly and then it is gone. What for? Never to arise again. This goes on and on and on. Whenever there are conditions to arise it (reality) has to arise, so it is now, this moment. No one can do anything for what is there by conditions… The understanding of the truth is quite opposite to ignorance, not understanding the truth of “my son, my friends…” What is meant by living alone? In reality there is no “I” who lives alone. What is the use of arising and being taken for “some thing” that is not to be taken as real, as permanent.</text:p>
                    <text:p text:style-name="P5"/>
                    <text:p text:style-name="Table_20_Contents">————</text:p>
                    <text:p text:style-name="P5">Nina.</text:p>
                  </text:section>
                </table:table-cell>
              </table:table-row>
            </table:table>
            <text:h text:style-name="P32" text:outline-level="4"><text:soft-page-break/>Saturday discussion XXXXVI, 7 </text:h>
            <table:table table:name="Table112" table:style-name="Table112">
              <table:table-column table:style-name="Table112.A"/>
              <table:table-row table:style-name="TableLine3204697250656">
                <table:table-cell table:style-name="Table112.A1" office:value-type="string">
                  <text:p text:style-name="Horizontal_20_Line"/>
                  <text:p text:style-name="Table_20_Contents"><text:bookmark text:name="msg169693"/>nina </text:p>
                  <text:p text:style-name="P1"><text:span text:style-name="T1">11/18/21 </text:span>  <text:a xlink:type="simple" xlink:href="https://groups.io/g/dsg/message/169693" text:style-name="Internet_20_link" text:visited-style-name="Visited_20_Internet_20_Link">#169693   </text:a></text:p>
                  <text:p text:style-name="Table_20_Contents"/>
                  <text:section text:style-name="Sect1" text:name="msgbody196023181">
                    <text:p text:style-name="Table_20_Contents">Dear friends,</text:p>
                    <text:p text:style-name="Table_20_Contents"/>
                    <text:p text:style-name="P5">Jonothan: I am mindful of Nina’s comment, finding it difficult to think about “no arms, no legs”. Of course it is difficult for all of us who have not developed understanding to the extent of having taken this as a reminder raher than just repeating what we understand as the theory of the teachings. </text:p>
                    <text:p text:style-name="P5">I also find it it helpful to know whether the language which is used is about absolute realities or conventional reality. In conventional reality it is hold that there are two arms and two legs... It does not necessarily mean that there is wrong view of the way things are because of this conventional expression…</text:p>
                    <text:p text:style-name="P5"/>
                    <text:p text:style-name="P5">Nina: it is the same in the case when it is said that there is no Tommy who died. </text:p>
                    <text:p text:style-name="P5"/>
                    <text:p text:style-name="P5">Sarah:When we hear that someone who is younger than the parents passed away it seems so tragic and shocking but it is just our way of thinking. There are just different cittas arising and falling away by conditions and when it is time for the last moment it is just another moment followed by the next moment. There is a new life, new experiences, a new family. </text:p>
                    <text:p text:style-name="Table_20_Contents"/>
                    <text:p text:style-name="Table_20_Contents">—————</text:p>
                    <text:p text:style-name="Table_20_Contents">Nina</text:p>
                  </text:section>
                </table:table-cell>
              </table:table-row>
            </table:table>
            <text:section text:style-name="Sect1" text:name="Section1">
              <text:section text:style-name="Sect1" text:name="Section2">
                <text:section text:style-name="Sect1" text:name="Section3">
                  <text:p text:style-name="Standard"/>
                  <table:table table:name="Table113" table:style-name="Table113">
                    <table:table-column table:style-name="Table113.A"/>
                    <text:soft-page-break/>
                    <table:table-row table:style-name="TableLine3204697246576">
                      <table:table-cell table:style-name="Table113.A1" office:value-type="string">
                        <text:h text:style-name="P33" text:outline-level="4">Saturday discussion XXXXVI, 8</text:h>
                        <text:p text:style-name="Table_20_Contents"/>
                        <text:p text:style-name="Table_20_Contents"><text:bookmark text:name="msg169718"/>nina </text:p>
                        <text:p text:style-name="P1"><text:span text:style-name="T1">11/21/21 </text:span>  <text:a xlink:type="simple" xlink:href="https://groups.io/g/dsg/message/169718" text:style-name="Internet_20_link" text:visited-style-name="Visited_20_Internet_20_Link">#169718   </text:a></text:p>
                        <text:p text:style-name="Table_20_Contents"/>
                        <text:section text:style-name="Sect1" text:name="msgbody196186362">
                          <text:p text:style-name="Table_20_Contents">Dear friends,</text:p>
                          <text:p text:style-name="Table_20_Contents"/>
                          <text:p text:style-name="P5">Acharn: What about the understanding of seeing which is not hearing. It is so true. What is the way to see it as it is, from understanding right now that seeing cannot be hearing. When time comes understand a little more, a little more, that seeing is not hearing. Can there be a moment of beginning to pay attention to seeing. At that moment there is no hearing, they are far apart… It seems that they are together, but they can be experienced one at a time, only if right understanding is enough… It all depends on right understanding of each moment When there is a beginning of awareness of seeing, right understanding develops…</text:p>
                          <text:p text:style-name="P5">There must be the reality which experiences, which is not known. There must be that which experiences  so that the object can appear. </text:p>
                          <text:p text:style-name="P18"/>
                          <text:p text:style-name="P17"> </text:p>
                          <text:p text:style-name="P5">Nina: Seeing is not hearing, we can say: everyone knows. What is really considering the truth? </text:p>
                          <text:p text:style-name="P5"/>
                          <text:p text:style-name="P5">Acharn: The truth is much deeper. We think about a reality, the experiencing. If it does not show up as that which experiences there can be imagination, thinking about it… It is not like the mental factors at all. At the moment when it is the object nothing can be there, only the reality which experiences. The  object does not appear because only the characteristic which experiences is there as the object of right understanding. That is why there can be the knowledge of the difference between “mindfulness of citta” (cittanupassana satipaììhåna) and the cetasikas. But they are all dhammas (dhammanupasana satipaììhåna)… It can experience clearer and clearer, because of the nature of that which is not just the beginning. But it  has to be stronger than that to understand no matter what, no matter how short, how subtle, to let go the idea of self that is there since aeons ago. To let go little by litle, because of understanding the truth as it is, stage by stage. Who can imagine (that) when it does not appear yet. </text:p>
                          <text:p text:style-name="P5"/>
                          <text:p text:style-name="P17">————— </text:p>
                          <text:p text:style-name="P17">  <text:span text:style-name="T4">Nin</text:span><text:span text:style-name="T6">a</text:span></text:p>
                        </text:section>
                        <text:h text:style-name="P31" text:outline-level="4">Saturday discussion, XXXXVI, 9 </text:h>
                        <text:p text:style-name="Horizontal_20_Line"/>
                        <text:p text:style-name="P23"><text:bookmark text:name="msg169719"/>nina </text:p>
                        <text:p text:style-name="P24"><text:span text:style-name="T1">11/22/21 </text:span>  <text:a xlink:type="simple" xlink:href="https://groups.io/g/dsg/message/169719" text:style-name="Internet_20_link" text:visited-style-name="Visited_20_Internet_20_Link">#169719   </text:a></text:p>
                        <text:p text:style-name="P23"/>
                        <text:section text:style-name="Sect1" text:name="msgbody196235074">
                          <text:p text:style-name="P23">Dear friends,</text:p>
                          <text:p text:style-name="P23"/>
                          <text:p text:style-name="P25">Acharn: When doubt arises, it appears as it is, as a reality. No one there at all… No expectation what will be the next moment, the next object to know? One can have firmer understanding of no one, nothing, anattå, suññattå (emptyness) when it arises and falls away. But it has to be the object of clear understanding, stage by stage. </text:p>
                          <text:p text:style-name="P25">In the beginning the arising and falling away cannot appear yet. That is why the first stage of insight, vipassanå, is: nåma rúpa pariccheda ñåùa, directly knowing the distinction between nåma and rúpa.</text:p>
                          <text:p text:style-name="P25">Then there is no doubt about the distinction between these two characteristics… There must be the understanding from vipassanå ñåùa to pariññå, stage by stage.(N: pariññå, clear comprehension, arises in between the the stages of insight that are realised and applies the knowledge gained at the moments of insight to daily life.)…</text:p>
                          <text:p text:style-name="P25">What appears is not yet one reality at a time. It is the beginning of understanding different moments.</text:p>
                          <text:p text:style-name="P23"/>
                          <text:p text:style-name="P23">—————</text:p>
                          <text:p text:style-name="P23">Nina</text:p>
                          <text:p text:style-name="P23"/>
                        </text:section>
                        <text:p text:style-name="P30"/>
                        <text:section text:style-name="Sect1" text:name="likestats196186362">
                          <text:p text:style-name="P21"><text:bookmark text:name="likestats196186362"/></text:p>
                        </text:section>
                      </table:table-cell>
                    </table:table-row>
                  </table:table>
                  <text:h text:style-name="P22" text:outline-level="4"><text:soft-page-break/>Saturday discussion xXXXVI, 10 </text:h>
                  <table:table table:name="Table114" table:style-name="Table114">
                    <table:table-column table:style-name="Table114.A"/>
                    <table:table-row table:style-name="TableLine3204697244400">
                      <table:table-cell table:style-name="Table114.A1" office:value-type="string">
                        <text:p text:style-name="Horizontal_20_Line"/>
                        <text:p text:style-name="Table_20_Contents"><text:bookmark text:name="msg169722"/>nina </text:p>
                        <text:p text:style-name="P1"><text:span text:style-name="T1">11/23/21 </text:span>  <text:a xlink:type="simple" xlink:href="https://groups.io/g/dsg/message/169722" text:style-name="Internet_20_link" text:visited-style-name="Visited_20_Internet_20_Link">#169722   </text:a></text:p>
                        <text:p text:style-name="Table_20_Contents"/>
                        <text:section text:style-name="Sect1" text:name="msgbody196290274">
                          <text:p text:style-name="Table_20_Contents">Dear friends,</text:p>
                          <text:p text:style-name="Table_20_Contents"/>
                          <text:p text:style-name="P5">Acharn: What is seen is not the shape and form of anything. Only that which appears… The other moments follow instantly, taking (what appears) as something permanent. My son, my family, my friend, my possessions.</text:p>
                          <text:p text:style-name="P5"/>
                          <text:p text:style-name="P5">Jonothan: there is still the idea of my family, my possessions, (but) it is not taken for some thing. The distinction betwen reality and concept is clearly known.</text:p>
                          <text:p text:style-name="P5"/>
                          <text:p text:style-name="P5">Acharn: After enlightenment what is not there as before is the understanding of the truth. How it comes that there is the idea and thinking of things as usual? There is only seeing-consciousness  and there are moments after seeing. What are they? Remembering of that which is seen… Nobody can change the moment of seeing and understanding shape and form of what it is as before. But by fully understanding it: it is just what arises and falls away all the time. No attachment, no wrong view as before… It is the same as usual but the difference is the understanding. No ignorance, no clinging as  before as “I”. What is there cannot be changed.</text:p>
                          <text:p text:style-name="P5"/>
                          <text:p text:style-name="P5">Jonothan: As understanding develops it does not mean no thinking in conventional terms. </text:p>
                          <text:p text:style-name="P5"/>
                          <text:p text:style-name="P5">Acharn: What about what is seen as toothpick before enlightenment and after it? The understanding is there of each reality as no self or anything permanent. But the rapidity of the succession from moment to moment cannot be changed, it has to be exactly the same. And the idea of shape and form cannot be changed too.</text:p>
                          <text:p text:style-name="Table_20_Contents">—————<text:span text:style-name="T4">-</text:span></text:p>
                          <text:p text:style-name="Table_20_Contents">Nina.</text:p>
                        </text:section>
                      </table:table-cell>
                    </table:table-row>
                  </table:table>
                  <text:h text:style-name="P22" text:outline-level="4">Saturday discussion XXXXVI, 11. </text:h>
                  <table:table table:name="Table115" table:style-name="Table115">
                    <table:table-column table:style-name="Table115.A"/>
                    <table:table-row table:style-name="TableLine3204697245488">
                      <table:table-cell table:style-name="Table115.A1" office:value-type="string">
                        <text:p text:style-name="Horizontal_20_Line"/>
                        <text:p text:style-name="Table_20_Contents"><text:bookmark text:name="msg169723"/>nina </text:p>
                        <text:p text:style-name="P1"><text:span text:style-name="T1">11/24/21 </text:span>  <text:a xlink:type="simple" xlink:href="https://groups.io/g/dsg/message/169723" text:style-name="Internet_20_link" text:visited-style-name="Visited_20_Internet_20_Link">#169723   </text:a></text:p>
                        <text:p text:style-name="Table_20_Contents"/>
                        <text:section text:style-name="Sect1" text:name="msgbody196341710">
                          <text:p text:style-name="Table_20_Contents">Dear friends, </text:p>
                          <text:p text:style-name="Table_20_Contents"/>
                          <text:p text:style-name="P5">Nina: Someone asked Acharn’s advice. She would like to know where she can find a text about all sorts and levels of paññå. She would like to discern the present moment in a more refined way.</text:p>
                          <text:p text:style-name="P5"/>
                          <text:p text:style-name="P5">Acharn: What about understanding the nature (of reality) which is now. Otherwise it is impossible to discern a very subtle change of reality that arises and falls away. That is why we listen to every word of the teaching. Just talk about the truth of whatever is there. It is useles not to understand what is there as it is. The beginning is this moment, any moment… Just begin to understand what life is from moment to moment. </text:p>
                          <text:p text:style-name="P5">What was there a moment ago is just gone completely never to arise again. There is no permanent being or self. It is only what appears and disappears. What appears is through eye, ears, nose, tongue, bodysense, and thinking about what has been there before, with many different ideas, right now. ..</text:p>
                          <text:p text:style-name="P5">What is there now again? A different reality. It seems the same one, just like before. But actually what is the absolute truth? Beginning to be truthful to the truth, to understand the truth. Nobody can chang the absolute truth of what is there. It is there already. How come? Can it arise at will, or can it be as we would like it to be? Never. </text:p>
                          <text:p text:style-name="Table_20_Contents">——————</text:p>
                          <text:p text:style-name="Table_20_Contents">Nina.</text:p>
                        </text:section>
                      </table:table-cell>
                    </table:table-row>
                  </table:table>
                  <text:h text:style-name="P22" text:outline-level="4"><text:soft-page-break/>Saturday discussion XXXXVI, 12 </text:h>
                  <table:table table:name="Table116" table:style-name="Table116">
                    <table:table-column table:style-name="Table116.A"/>
                    <table:table-row table:style-name="TableLine3204697235424">
                      <table:table-cell table:style-name="Table116.A1" office:value-type="string">
                        <text:p text:style-name="Horizontal_20_Line"/>
                        <text:p text:style-name="Table_20_Contents"><text:bookmark text:name="msg169739"/>nina </text:p>
                        <text:p text:style-name="P1"><text:span text:style-name="T1">11/26/21 </text:span>  <text:a xlink:type="simple" xlink:href="https://groups.io/g/dsg/message/169739" text:style-name="Internet_20_link" text:visited-style-name="Visited_20_Internet_20_Link">#169739   </text:a></text:p>
                        <text:p text:style-name="Table_20_Contents"/>
                        <text:section text:style-name="Sect1" text:name="msgbody196422155">
                          <text:p text:style-name="Table_20_Contents">Dear friends, </text:p>
                          <text:p text:style-name="Table_20_Contents"/>
                          <text:p text:style-name="P5">Acharn:The moment of experiencing with ignorance what is there now is different from the moment of directly knowing (reality) as it is. </text:p>
                          <text:p text:style-name="P5"/>
                          <text:p text:style-name="P5">Jonothan: directly knowing brings us back to the comment that people find it difficult to understand what is meant by directly knowing.</text:p>
                          <text:p text:style-name="P5"/>
                          <text:p text:style-name="P5">Acharn: Only hearing the words little by little, studying carefully, wisely, the truth of it, so that there is more and more confidence, (will lead) to understand what is there now as it is. There will be more confidence, the next moment cannot be known. When there is the understanding of what is there, it does not matter what there is in the future. Såriputta never knew before that he would become enlightened after hearing the words of Assaji about the truth. It happened so very quickly. It can be a reminder, what about the understanding of it? </text:p>
                          <text:p text:style-name="P5"/>
                          <text:p text:style-name="Table_20_Contents">————</text:p>
                          <text:p text:style-name="P5">Nina</text:p>
                        </text:section>
                      </table:table-cell>
                    </table:table-row>
                  </table:table>
                  <text:h text:style-name="P22" text:outline-level="4">Saturday discussion, XXXXVI, 14 </text:h>
                  <table:table table:name="Table117" table:style-name="Table117">
                    <table:table-column table:style-name="Table117.A"/>
                    <table:table-row table:style-name="TableLine3204697246032">
                      <table:table-cell table:style-name="Table117.A1" office:value-type="string">
                        <text:p text:style-name="Horizontal_20_Line"/>
                        <text:p text:style-name="Table_20_Contents"><text:bookmark text:name="msg169780"/>nina </text:p>
                        <text:p text:style-name="P1"><text:span text:style-name="T1">12/02/21 </text:span>  <text:a xlink:type="simple" xlink:href="https://groups.io/g/dsg/message/169780" text:style-name="Internet_20_link" text:visited-style-name="Visited_20_Internet_20_Link">#169780   </text:a></text:p>
                        <text:p text:style-name="Table_20_Contents"/>
                        <text:section text:style-name="Sect1" text:name="msgbody196727170">
                          <text:p text:style-name="Table_20_Contents">Dear friends,</text:p>
                          <text:p text:style-name="Table_20_Contents"/>
                          <text:p text:style-name="P5">Nina: I have  question: how to help  those who never heard the Dhamma? Someone has sorrow because her husband will leave her. </text:p>
                          <text:p text:style-name="P5"/>
                          <text:p text:style-name="P5">Acharn: It is time to experience the truth, not to imagine what would happen. There must be conditions for each moment. There cannot be permanent clinging to the dear one as usual. There can be a change. Can there be happiness to understand the truth, no regret…</text:p>
                          <text:p text:style-name="P5"/>
                          <text:p text:style-name="P5">Nina: She cannot change her husband to be different.</text:p>
                          <text:p text:style-name="P5"/>
                          <text:p text:style-name="P5">Acharn: A very good way not to have someone to serve or to care for, like a slave, it depends on condions. Just be happy, this is better than sorrow, what is the use? </text:p>
                          <text:p text:style-name="P5">It has happened already, take the best from it, whatever is there. Understanding the truth is the best… Why regret the truth, nothing is permanent. So, one lives alone, with attachment that has been accumulated. There can be accumulation of understanding instead of attachment and ignorance. Understand the truth, nothing is permanent…</text:p>
                          <text:p text:style-name="P5"/>
                          <text:p text:style-name="P5">Nina: One can cling to an idea of impermanence, to the story (of it) and not yet to the moment (of impermanence.) That is more difficult for a peron who has not heard the Dhamma.</text:p>
                          <text:p text:style-name="P5"/>
                          <text:p text:style-name="P5">Acharn: There must be conditions for each moment which is not permanent. Nothing is permanent, even the thought of that person is not permanent either. </text:p>
                          <text:p text:style-name="P5"/>
                          <text:p text:style-name="Table_20_Contents">——————<text:span text:style-name="T4">-  </text:span></text:p>
                          <text:p text:style-name="Table_20_Contents">Nina</text:p>
                        </text:section>
                      </table:table-cell>
                    </table:table-row>
                  </table:table>
                  <text:h text:style-name="P22" text:outline-level="4"><text:soft-page-break/>Saturday discussion XXXXVI, 15 </text:h>
                  <table:table table:name="Table118" table:style-name="Table118">
                    <table:table-column table:style-name="Table118.A"/>
                    <table:table-row table:style-name="TableLine3204697247120">
                      <table:table-cell table:style-name="Table118.A1" office:value-type="string">
                        <text:p text:style-name="Horizontal_20_Line"/>
                        <text:p text:style-name="Table_20_Contents"><text:bookmark text:name="msg169790"/>nina </text:p>
                        <text:p text:style-name="P1"><text:span text:style-name="T1">12/03/21 </text:span>  <text:a xlink:type="simple" xlink:href="https://groups.io/g/dsg/message/169790" text:style-name="Internet_20_link" text:visited-style-name="Visited_20_Internet_20_Link">#169790   </text:a></text:p>
                        <text:p text:style-name="Table_20_Contents"/>
                        <text:section text:style-name="Sect1" text:name="msgbody196783711">
                          <text:p text:style-name="Table_20_Contents">Dear friends,</text:p>
                          <text:p text:style-name="Table_20_Contents"/>
                          <text:p text:style-name="P5">Continuation of the discussion about someone who has sorrow because her husband left her.</text:p>
                          <text:p text:style-name="P5"/>
                          <text:p text:style-name="P5">Acharn: the best is no expectation from anyone at all. Live by oneself, develop understanding. The truth is: there is actually no one. There is only her dream about her husband who should be as he used to be. That is her thought, not the truth. </text:p>
                          <text:p text:style-name="P5"/>
                          <text:p text:style-name="P5">Nina: That is a good point: no expectation.</text:p>
                          <text:p text:style-name="P5"/>
                          <text:p text:style-name="P5">Sarah: All the thinking about “me”, how has it happened. Whatever happens is just because of cause and conditions. It cannot be any other way. There is still seeing, hearing, thinking. One may be so upset about this or that person. Life comes back to this moment. What happened is all in the past. What about now? Understanding makes life easier.</text:p>
                          <text:p text:style-name="P5"/>
                          <text:p text:style-name="P5">Eve:When thinking in this way the quality of life improves.</text:p>
                          <text:p text:style-name="P5"/>
                          <text:p text:style-name="P18">Sundara: (about the loss of dear people). The Buddha asked: How many people die in Savatthi every day? There are always people dying. Our accumulations can be our teacher too. We can be reminded that attachment is not helpful. But it takes time, we have to be very patient</text:p>
                          <text:p text:style-name="Table_20_Contents">—————</text:p>
                          <text:p text:style-name="Table_20_Contents">Nina</text:p>
                        </text:section>
                      </table:table-cell>
                    </table:table-row>
                  </table:table>
                  <text:h text:style-name="P22" text:outline-level="4"><text:soft-page-break/>Saturday discussion, XXXXVI, 16. </text:h>
                  <table:table table:name="Table119" table:style-name="Table119">
                    <table:table-column table:style-name="Table119.A"/>
                    <table:table-row table:style-name="TableLine3204697260720">
                      <table:table-cell table:style-name="Table119.A1" office:value-type="string">
                        <text:p text:style-name="Horizontal_20_Line"/>
                        <text:p text:style-name="Table_20_Contents"><text:bookmark text:name="msg169810"/>nina </text:p>
                        <text:p text:style-name="P1"><text:span text:style-name="T1">12/05/21 </text:span>  <text:a xlink:type="simple" xlink:href="https://groups.io/g/dsg/message/169810" text:style-name="Internet_20_link" text:visited-style-name="Visited_20_Internet_20_Link">#169810   </text:a></text:p>
                        <text:p text:style-name="Table_20_Contents"/>
                        <text:section text:style-name="Sect1" text:name="msgbody196875890">
                          <text:p text:style-name="Table_20_Contents">Dear friends,</text:p>
                          <text:p text:style-name="Table_20_Contents"/>
                          <text:p text:style-name="P5">Acharn:The best is not to torture oneself, then a big burden is lost. </text:p>
                          <text:p text:style-name="P5"/>
                          <text:p text:style-name="P5">Sundara: People do not realize that they are torturing themselves because their accumulated attachment is so strong.</text:p>
                          <text:p text:style-name="P5"/>
                          <text:p text:style-name="P5">Acharn: You lose a dear one but gain understanding. No one can do anything, no matter losing a dear one. Understanding is not from any situation but from considering the truth. No matter what is there: plesant or unpleasant happenings, by conditions. No difference. Best is to understand the truth. It (the sorrowful event) cannot be permanent. </text:p>
                          <text:p text:style-name="P5"/>
                          <text:p text:style-name="P5">Sarah: Everything will be lost anyway. </text:p>
                          <text:p text:style-name="P5"/>
                          <text:p text:style-name="P5">Nina: Acharn, can you say something about the loss of dear people?</text:p>
                          <text:p text:style-name="P5"/>
                          <text:p text:style-name="P5">Sarah: We think of this or that person but there are just different dhammas…The true meditation is the understanding of this moment. </text:p>
                          <text:p text:style-name="P5"/>
                          <text:p text:style-name="P5">Acharn: Usually there is grief when there is no understanding, but when there is a beginning of understanding one knows what is meant by a dear one. So, there can be understanding with metta: being friendly rather than just love and clinging so much as before, as to nothing. </text:p>
                          <text:p text:style-name="P5">Right understanding begins to understand what is that, one’s own clinging to what is there. It can be a doll, a dog, my husband or my wife. But acually it is only that which appears. When there is more understanding the clinging can be changed into compassion. Understand with metta instead of clinging with attachment.</text:p>
                          <text:p text:style-name="P5">This is only this life, not past life or future life. What about next life, just like this life, not as last life. Exactly the same, different dear ones, all the time. Attachment and clinging will condition the unpleasant feeling (about having) lost such ad such dear one. Understanding and metta do not hurt at all. So one can see the difference between kusala and akusala. </text:p>
                          <text:p text:style-name="P5"/>
                          <text:p text:style-name="Table_20_Contents">—————</text:p>
                          <text:p text:style-name="Table_20_Contents">Nina</text:p>
                        </text:section>
                      </table:table-cell>
                    </table:table-row>
                  </table:table>
                  <text:h text:style-name="P22" text:outline-level="4"><text:soft-page-break/>Saturday discussion, XXXXVI, 17 </text:h>
                  <table:table table:name="Table120" table:style-name="Table120">
                    <table:table-column table:style-name="Table120.A"/>
                    <table:table-row table:style-name="TableLine3204697260448">
                      <table:table-cell table:style-name="Table120.A1" office:value-type="string">
                        <text:p text:style-name="Horizontal_20_Line"/>
                        <text:p text:style-name="Table_20_Contents"><text:bookmark text:name="msg169818"/>nina </text:p>
                        <text:p text:style-name="P1"><text:span text:style-name="T1">12/06/21 </text:span>  <text:a xlink:type="simple" xlink:href="https://groups.io/g/dsg/message/169818" text:style-name="Internet_20_link" text:visited-style-name="Visited_20_Internet_20_Link">#169818   </text:a></text:p>
                        <text:p text:style-name="Table_20_Contents"/>
                        <text:section text:style-name="Sect1" text:name="msgbody196925712">
                          <text:p text:style-name="Table_20_Contents">Dear friends,</text:p>
                          <text:p text:style-name="Table_20_Contents"/>
                          <text:p text:style-name="P5">Nina: Achan, you said that seeing is not hearing. People may wonder: we all know that. But it is an important reminder that they are completely different cittas. They cannot arise at the same time. It reminds us of the impermanence of each moment. You often say that understanding develops little by little and that reminds us that the development is a long process. </text:p>
                          <text:p text:style-name="P5"/>
                          <text:p text:style-name="P5">Acharn: only what appears can be known. No matter there is a pleasant object or unpleasant object, they are all the same, by conditions. They appear and disappear… When a reality arises there must be conditions for that reality to just arise and appear as it is… It (reality) cannot be anything at all because it arises and falls away so rapidly. How come there is shape and form, as “some thing”? The characteristic of a particular reality appears clearly at the moment of right understanding, not at will but by conditions, from moment to moment. </text:p>
                          <text:p text:style-name="P5"/>
                          <text:p text:style-name="P5">Nina: It cannot be changed, we cannot alter painful feeling or worry about what the doctor said, it is all by conditions. I cannot be changed.</text:p>
                          <text:p text:style-name="P5"/>
                          <text:p text:style-name="P5">Acharn: And it does not hurt at all, it is by conditions, it never lasts. It depends on conditions what will be there. Who knows the next moment, the next object. Impossible. It shows the truth that no one can make it arise or can do anything. No one can intend to have such or such (reality). Even hospitals and doctors are by conditions, unexpected, each moment. </text:p>
                          <text:p text:style-name="P5">So wht is there now? Thinking about this or that by conditions. Not for long, very shortly. Changing all the time from sitting, to standinng or walking. </text:p>
                          <text:p text:style-name="P5"/>
                          <text:p text:style-name="P5">Nina: I told my sister what Acharn said (about her husband who will leave her). But my sister said that she (her daughter)will still miss him. It is natural.</text:p>
                          <text:p text:style-name="P5"/>
                          <text:p text:style-name="P5">Acharn: Yes, but is it beneficial? It is time to understand the absolute truth. Everything has to change, sooner or later. </text:p>
                          <text:p text:style-name="P5"/>
                          <text:p text:style-name="P5">Nina: I told her that you said that she should not torture herself by this unpleasant feeling about her husband. </text:p>
                          <text:p text:style-name="P5"/>
                          <text:p text:style-name="P5">Acharn: It is time to understand the truth. She can be friendly to him, even not as husband, friendly to anyone. It is a moment of no regret, no sorrow… Life has to be like this, hoping for this or that. A good time to understand the truth, otherwise the truth is covered up.</text:p>
                          <text:p text:style-name="P5"/>
                          <text:p text:style-name="Table_20_Contents">————</text:p>
                          <text:p text:style-name="Table_20_Contents">Nina.</text:p>
                        </text:section>
                      </table:table-cell>
                    </table:table-row>
                  </table:table>
                  <text:h text:style-name="P22" text:outline-level="4"><text:soft-page-break/>Saturday discussion, XXXXVI, 18 </text:h>
                  <table:table table:name="Table121" table:style-name="Table121">
                    <table:table-column table:style-name="Table121.A"/>
                    <table:table-row table:style-name="TableLine3204697259632">
                      <table:table-cell table:style-name="Table121.A1" office:value-type="string">
                        <text:p text:style-name="Horizontal_20_Line"/>
                        <text:p text:style-name="Table_20_Contents"><text:bookmark text:name="msg169827"/>nina </text:p>
                        <text:p text:style-name="P1"><text:span text:style-name="T1">12/08/21 </text:span>  <text:a xlink:type="simple" xlink:href="https://groups.io/g/dsg/message/169827" text:style-name="Internet_20_link" text:visited-style-name="Visited_20_Internet_20_Link">#169827   </text:a></text:p>
                        <text:p text:style-name="Table_20_Contents"/>
                        <text:section text:style-name="Sect1" text:name="msgbody197041842">
                          <text:p text:style-name="Table_20_Contents">Dear friends,</text:p>
                          <text:p text:style-name="Table_20_Contents"/>
                          <text:p text:style-name="P5">Acharn: When there is paññå, there is no regret, one takes th best from whatever happens. Nothing is better than understanding the truth… Such unpleasant manners are very pitifull… It all depends on ignorance or understanding (how one behaves). One should see the danger of such acts… When we are friendly it does not hurt at all. The moment of understanding the truth is very beneficial. Such is the way to live happily with understanding. When understanding the truth one can see its benefit, not being enslaved to ignorance and attachment which will bring more unpleasant moments.</text:p>
                          <text:p text:style-name="P5"/>
                          <text:p text:style-name="P5">Sarah: (addressing Nina): It is very true, when you mentioned earlier about your accident, usually there is concern or worry, akusala thinking, but then moments of compassion and kindness can arise. They do not hurt. The problem is not the accident but the akusala thinking. </text:p>
                          <text:p text:style-name="P5">We think about this or that situation, but we have to come back to citta now, citta with kindness and compassion. It has to be this moment: seeing now, hearing now, no matter what happens. </text:p>
                          <text:p text:style-name="P5"/>
                          <text:p text:style-name="P5">Acharn: One hurts oneself, no one can hurt you. What has been accumulated can arise again and again, there may be thinking about this or that, that a person has hurt you, but no one can hurt another person at all, it all depends on one’s accumulations.</text:p>
                          <text:p text:style-name="Table_20_Contents"/>
                          <text:p text:style-name="Table_20_Contents">——————</text:p>
                          <text:p text:style-name="Table_20_Contents">Nina.</text:p>
                        </text:section>
                      </table:table-cell>
                    </table:table-row>
                  </table:table>
                  <text:h text:style-name="P22" text:outline-level="4"><text:soft-page-break/>Saturday discussion XXXXVI, 20 </text:h>
                  <table:table table:name="Table122" table:style-name="Table122">
                    <table:table-column table:style-name="Table122.A"/>
                    <table:table-row table:style-name="TableLine3204697254192">
                      <table:table-cell table:style-name="Table122.A1" office:value-type="string">
                        <text:p text:style-name="Horizontal_20_Line"/>
                        <text:p text:style-name="Table_20_Contents"><text:bookmark text:name="msg169846"/>nina </text:p>
                        <text:p text:style-name="P1"><text:span text:style-name="T1">12/13/21 </text:span>  <text:a xlink:type="simple" xlink:href="https://groups.io/g/dsg/message/169846" text:style-name="Internet_20_link" text:visited-style-name="Visited_20_Internet_20_Link">#169846   </text:a></text:p>
                        <text:p text:style-name="Table_20_Contents"/>
                        <text:section text:style-name="Sect1" text:name="msgbody197288735">
                          <text:p text:style-name="Table_20_Contents">Dear friends,</text:p>
                          <text:p text:style-name="Table_20_Contents"/>
                          <text:p text:style-name="P5">Acharn:Begin to understand that nothing can last at all. What is not known is the arising and falling away of realities. So it seems that everything is there. Hearing is different from a moment of seeing, like is different from dislike. But they are not known as different objects and as no one. That is why the Buddha said to listen to the word of truth of what is there. The beginning is listening to the word of truth and understanding the truth by hearing again and again. This is only the intellectual understanding of the truth. The absolute truth can be known, it can appear and be known as object. No doubt about it.</text:p>
                          <text:p text:style-name="P5"/>
                          <text:p text:style-name="P5">We hear about phassa cetasika, contact. (N: a mental factor, cetasika, accompanying every citta which has the function of contacting the object so that citta can know it) Does anyone want to know that particular mental factor?… When it does no appear and we try to think about what does not appear, it is not known, even if it is there. Because of thinking of other things. …There is only thinking, no clear understanding of it, because it does no appear as object. Just learn to let go trying to know what does not appear. Develop understanding of what is really there so that there can be very firm confidence of the truth.</text:p>
                          <text:p text:style-name="P5">What is seen is very different from what is heard, touched or tasted. This is what we take for life, people and things, but nothing can be taken for anything because it is not there anymore. As soon as it has arisen it falls away instantly, because there are no conditions for not fallen away. </text:p>
                          <text:p text:style-name="P5">This moment can be known little by little. No one can change a moment of experiencing it, no matter we use words or not. But it depends on experience with understanding. Without understanding there is no attention to the truth.</text:p>
                          <text:p text:style-name="P5"/>
                          <text:p text:style-name="Table_20_Contents">——————</text:p>
                          <text:p text:style-name="P5">Nina</text:p>
                        </text:section>
                      </table:table-cell>
                    </table:table-row>
                  </table:table>
                  <text:h text:style-name="P22" text:outline-level="4">Saturday discussion XXXXVI,21 </text:h>
                  <table:table table:name="Table123" table:style-name="Table123">
                    <table:table-column table:style-name="Table123.A"/>
                    <table:table-row table:style-name="TableLine3204697256640">
                      <table:table-cell table:style-name="Table123.A1" office:value-type="string">
                        <text:p text:style-name="Horizontal_20_Line"/>
                        <text:p text:style-name="Table_20_Contents"><text:bookmark text:name="msg169863"/>nina </text:p>
                        <text:p text:style-name="P1"><text:span text:style-name="T1">12/14/21 </text:span>  <text:a xlink:type="simple" xlink:href="https://groups.io/g/dsg/message/169863" text:style-name="Internet_20_link" text:visited-style-name="Visited_20_Internet_20_Link">#169863   </text:a></text:p>
                        <text:p text:style-name="Table_20_Contents"/>
                        <text:section text:style-name="Sect1" text:name="msgbody197344578">
                          <text:p text:style-name="Table_20_Contents">Dear friends,</text:p>
                          <text:p text:style-name="P5"/>
                          <text:p text:style-name="P5">Acharn: How can hardness be anything? No matter we take it for microphone, T.V. , shoes or hat. Actually, it is only hardness which arises and falls in succession and forms up shape and form to be taken as something. Who can change the way it is. Because there are different conditions from the moment of birth, on and on, up until now, and continue on and on, as long as the conditions are there, to condition what would be next. </text:p>
                          <text:p text:style-name="P5">It is the moment of understanding, when there can be enough conditions, to directly understand what is “no one” and “no thing”. If they do not appear as they are, one by one, how can there be the letting go of the idea of “some thing”? Just hardness, and when there is no understanding of the moment it is there or not there, arising and falling away. Can it be “some thing”, impossible. </text:p>
                          <text:p text:style-name="P5">Even the shape and form is there taken as some thing, the understanding experiences directly the truth of it, unknown. How does the idea come of things? Because of the rapidity of change from moment to moment, arising and falling away, condition such shape and form, the idea of what is there as “some thing”? No one can change (anything), but understanding can  understand the truth of what is there.</text:p>
                          <text:p text:style-name="P5"/>
                          <text:p text:style-name="Table_20_Contents">——————</text:p>
                          <text:p text:style-name="P5">Nina</text:p>
                          <text:p text:style-name="Table_20_Contents"/>
                        </text:section>
                      </table:table-cell>
                    </table:table-row>
                  </table:table>
                  <text:h text:style-name="P22" text:outline-level="4"><text:soft-page-break/>Saturday discussion XXXXVI, 22 </text:h>
                  <table:table table:name="Table124" table:style-name="Table124">
                    <table:table-column table:style-name="Table124.A"/>
                    <text:soft-page-break/>
                    <table:table-row table:style-name="TableLine3204697263168">
                      <table:table-cell table:style-name="Table124.A1" office:value-type="string">
                        <text:p text:style-name="Horizontal_20_Line"/>
                        <text:p text:style-name="Table_20_Contents"><text:bookmark text:name="msg169873"/>nina </text:p>
                        <text:p text:style-name="P1"><text:span text:style-name="T1">12/17/21 </text:span>  <text:a xlink:type="simple" xlink:href="https://groups.io/g/dsg/message/169873" text:style-name="Internet_20_link" text:visited-style-name="Visited_20_Internet_20_Link">#169873   </text:a></text:p>
                        <text:p text:style-name="Table_20_Contents"/>
                        <text:section text:style-name="Sect1" text:name="msgbody197499170">
                          <text:p text:style-name="Table_20_Contents">Dear friends,</text:p>
                          <text:p text:style-name="Table_20_Contents"/>
                          <text:p text:style-name="P5">Nina: We attend to different objects but we always forget about the experience.</text:p>
                          <text:p text:style-name="P5"/>
                          <text:p text:style-name="P5">Acharn:If there is no experience, no life. How are they (N: the objects and the experience) so different, from moment to moment, by conditions. That is why we have confidence in no one and no thing. We begin to understand the meaning of the subtlety of studying realities right now. After his enlightenment the Buddha said that all dhammas are very subtle, so very deep, but they can be understood.</text:p>
                          <text:p text:style-name="P5">We begin to understand how subtle this moment is. What is there has to arise and fall away, unknown. But that is the absolute truth of even one reality. What appears now is not the same one: it appears and is then gone instantly. That is why the truth is covered up…</text:p>
                          <text:p text:style-name="P5">There  are so many things in a moment, right now. We use the word “one moment”, but actually, there are many, many moments in just one moment of the truth.  That is why we begin to understand what is there, as it is, one by one, to understand that actually, it cannot be the same moment, the same reality. Like hearing cannot be seeing at all. It seems they are together right now. While we are talking there are hearing and seeing and it seems that they are together right now…</text:p>
                          <text:p text:style-name="P5">The truth comes to appear little by little to the moment of beginning to understand what is there now, as so natural. It is there already, it has arisen and in truth it falls away instanly. So what appears is only the nimitta (sign), the shape and form of what is there, the colours, to form up different things and actually, no thing is there at all. (Nothing else) as the truth which arises and falls away in succession, all the time. Just like now. That is why we begin to understand the value of understanding the truth, because it is covered up since aeons and aeons ago. There can be the moment of beginning to understand each one (reality) as it is. </text:p>
                          <text:p text:style-name="P5">At the moment of hearing, if one closes one’s eyes, nothing appears (through the eyesense) and if one opens one’s eyes, the reality which appears is different from what is heard. Understanding develops by hearing, by considering little by little.</text:p>
                          <text:p text:style-name="P5"/>
                          <text:p text:style-name="Table_20_Contents">———————</text:p>
                          <text:p text:style-name="Table_20_Contents">Nina</text:p>
                        </text:section>
                        <text:h text:style-name="P31" text:outline-level="4">Saturday discussion XXXXVI, 23 </text:h>
                        <text:p text:style-name="Horizontal_20_Line"/>
                        <text:p text:style-name="P23"><text:bookmark text:name="msg169893"/>nina </text:p>
                        <text:p text:style-name="P24"><text:span text:style-name="T1">12/21/21 </text:span>  <text:a xlink:type="simple" xlink:href="https://groups.io/g/dsg/message/169893" text:style-name="Internet_20_link" text:visited-style-name="Visited_20_Internet_20_Link">#169893   </text:a></text:p>
                        <text:p text:style-name="P23"/>
                        <text:section text:style-name="Sect1" text:name="msgbody197695471">
                          <text:p text:style-name="P23">Dear friends,</text:p>
                          <text:p text:style-name="P23"/>
                          <text:p text:style-name="P25">Acharn: Right understanding develops little by little and performs the function of understanding clearer and clearer until it is the moment of appearing as it is: as nimitta, because just one reality cannot be directly experienced. (N: seeing arises and is immediately gone, but there are counless more moments of seeing arising again in the different processes of citas that succeed each other very fast, so, the nimitta or sign of seeing can be known.)</text:p>
                          <text:p text:style-name="P25">Only one citta arises and falls away, how can it be the object of right understanding? Because the process (of cittas)has to arise in succession by contiguity-condition, anantara paccaya. (N: Each citta that arises and falls away is succeeded by a following citta). No one can change the way it is. Even now the citta (that arises) before seeing is there, but it does not appear. What appears is only the nimitta (sign) of what arises and falls away. </text:p>
                          <text:p text:style-name="P26">Learn to understand what is there from the moment of birth up to now and on and on until death. And next life on and on again until the end of conditions for anything to arise. Otherwise there cannot be enough understanding to let go the idea of self. This only intellectual understanding which will lead to the moment of direct understanding of what is now appearing. Hardness is there now, sound is there now, thinking is there now. If there is no understanding of these realities how can there be direct understanding? To be sure that these realities cannot be taken for self, and that they are not anyone at all. The understanding of the truth can lead to knowing that nothing can be under anyone’s control at all.</text:p>
                          <text:p text:style-name="Standard">————</text:p>
                          <text:p text:style-name="P14">Nina</text:p>
                          <text:p text:style-name="P26"><text:s/>which will lead to the moment of direct understanding of what is now appearing. Hardness is there now, sound is there now, thinking is there now. If there is no understanding of these realities how can there be direct understanding? To be sure that these realities cannot be taken for self, and that they are not anyone at all. The understanding of the truth can lead to knowing that nothing can be under anyone’s control at all.</text:p>
                          <text:p text:style-name="P23">————</text:p>
                          <text:p text:style-name="P25">Nina</text:p>
                        </text:section>
                        <text:p text:style-name="P30"/>
                      </table:table-cell>
                    </table:table-row>
                  </table:table>
                  <text:p text:style-name="P28"><text:soft-page-break/>which will lead to the moment of direct understanding of what is now appearing. Hardness is there now, sound is there now, thinking is there now. If there is no understanding of these realities how can there be direct understanding? To be sure that these realities cannot be taken for self, and that they are not anyone at all. The understanding of the truth can lead to knowing that nothing can be under anyone’s control at all.</text:p>
                  <text:p text:style-name="Standard">————</text:p>
                  <text:p text:style-name="P14">Nina</text:p>
                  <text:p text:style-name="P27"/>
                </text:section>
              </text:section>
            </text:section>
            <text:h text:style-name="P32" text:outline-level="4">Saturday discussion XXXXVI, 25 </text:h>
            <table:table table:name="Table125" table:style-name="Table125">
              <table:table-column table:style-name="Table125.A"/>
              <table:table-row table:style-name="TableLine3204697268608">
                <table:table-cell table:style-name="Table125.A1" office:value-type="string">
                  <text:p text:style-name="Horizontal_20_Line"/>
                  <text:p text:style-name="Table_20_Contents"><text:bookmark text:name="msg169971"/>nina </text:p>
                  <text:p text:style-name="P1"><text:span text:style-name="T1">12/31/21 </text:span>  <text:a xlink:type="simple" xlink:href="https://groups.io/g/dsg/message/169971" text:style-name="Internet_20_link" text:visited-style-name="Visited_20_Internet_20_Link">#169971   </text:a></text:p>
                  <text:p text:style-name="Table_20_Contents"/>
                  <text:section text:style-name="Sect1" text:name="msgbody198119197">
                    <text:p text:style-name="Table_20_Contents">Dear friends,</text:p>
                    <text:p text:style-name="Table_20_Contents"/>
                    <text:p text:style-name="P5"/>
                    <text:p text:style-name="P5">Jonothan: Having another person’s welfare at heart is one kind of kusala But mostly our thoughts of others are not accompanied by that wholesome mental factor. The most common mental state is ttachment. Because that is what has been accumulated, more than wholesome menal states…</text:p>
                    <text:p text:style-name="P5"/>
                    <text:p text:style-name="P5">Sarah: The more understanding there is, the more ignorance and attachment become apparent… Life exists just in a moment. So when one is saying: I am driving, I am making someone happy because I am doing some errand, it is a moment of thinking. Consideration for another is just for a moment, but what about the next moment? </text:p>
                    <text:p text:style-name="P5"/>
                    <text:p text:style-name="P5">Alan: Seeing experiences a reality but the tendency (to akusala) must be there otherwise it would not be able to show up later on.</text:p>
                    <text:p text:style-name="P5"/>
                    <text:p text:style-name="P5">Sundara (to Jotika): We think we are kind and helpful. The development of understanding is a slow and difficult Path in the beginning.</text:p>
                    <text:p text:style-name="P5"/>
                    <text:p text:style-name="P5">Acharn: No matter what we would like to talk about, like kindness, without knowing the truth of what it is, there cannot be any understanding at all. One just takes it for “some thing” to be kind to such or such person in such situation, but there is no understanding of the truth… There is forgetfulness of the truth all the time. One is thinking of other things, not understanding that what is there is what appears, with a different characteristic and a different function. </text:p>
                    <text:p text:style-name="P5">When we talk about citta, it hast the characteristc of experiencing an object more clearly than the other (accompanying) realities which experience that object. They do not experience it as clearly as citta.</text:p>
                    <text:p text:style-name="P5"/>
                    <text:p text:style-name="P5">Is there citta now? Ony one kind? Impossible. They are different, they arise to be akusala, kusala, vipåka, or kiriya.</text:p>
                    <text:p text:style-name="P5"/>
                    <text:p text:style-name="Table_20_Contents">—————<text:span text:style-name="T4">-</text:span></text:p>
                    <text:p text:style-name="P5">Nina</text:p>
                  </text:section>
                </table:table-cell>
              </table:table-row>
            </table:table>
            <text:h text:style-name="P32" text:outline-level="4"><text:soft-page-break/>Saturday discussion XXXXVI, 26 </text:h>
            <table:table table:name="Table126" table:style-name="Table126">
              <table:table-column table:style-name="Table126.A"/>
              <table:table-row table:style-name="TableLine3204697263712">
                <table:table-cell table:style-name="Table126.A1" office:value-type="string">
                  <text:p text:style-name="Horizontal_20_Line"/>
                  <text:p text:style-name="Table_20_Contents"><text:bookmark text:name="msg170003"/>nina </text:p>
                  <text:p text:style-name="P1"><text:span text:style-name="T1">01/03/22 </text:span>  <text:a xlink:type="simple" xlink:href="https://groups.io/g/dsg/message/170003" text:style-name="Internet_20_link" text:visited-style-name="Visited_20_Internet_20_Link">#170003   </text:a></text:p>
                  <text:p text:style-name="Table_20_Contents"/>
                  <text:section text:style-name="Sect1" text:name="msgbody198260978">
                    <text:p text:style-name="Table_20_Contents">Dear friends,</text:p>
                    <text:p text:style-name="Table_20_Contents"/>
                    <text:p text:style-name="P5">XXXXVI,  26</text:p>
                    <text:p text:style-name="P5">Acharn explained that cetasikas are not seeing, that seeing is a function of citta. Cetasikas are not citta.</text:p>
                    <text:p text:style-name="P5"/>
                    <text:p text:style-name="P5">Acharn: Seeing is only seeing, the moment of experiencing visible object. It cannot hear or think, it just arises to see, by conditions. It is conditioned by kamma in the past. Who knows which kamma, kammas are uncountable, and which one is ready to condition seeing right now or at any time? When the object is unpleasant the experience is the result of akusala kamma and when the object is pleasant, the experience is the result of kusala kamma. But evenso, who can tell whether it is pleasant or unpleasant. It cannot depend on our own idea, it has to depend on its (own) nature. </text:p>
                    <text:p text:style-name="P5">That is why people like different things, different kinds of flowers, different smells. By accumulations there can be different likes and dislikes, at different moments too, by conditions…</text:p>
                    <text:p text:style-name="P5">When there is more understanding of the truth of reality it can let go the idea of self. Intellectual understanding is not strong enough to eradicate the clinging to that until it develops on and on to understand what is not known before.</text:p>
                    <text:p text:style-name="Table_20_Contents"/>
                    <text:p text:style-name="Table_20_Contents">————</text:p>
                    <text:p text:style-name="Table_20_Contents">Nina.</text:p>
                  </text:section>
                </table:table-cell>
              </table:table-row>
            </table:table>
            <text:h text:style-name="P32" text:outline-level="4">Saturday discussion XXXXVI, 27 </text:h>
            <table:table table:name="Table127" table:style-name="Table127">
              <table:table-column table:style-name="Table127.A"/>
              <table:table-row table:style-name="TableLine3204697256912">
                <table:table-cell table:style-name="Table127.A1" office:value-type="string">
                  <text:p text:style-name="Horizontal_20_Line"/>
                  <text:p text:style-name="Table_20_Contents"><text:bookmark text:name="msg170008"/>nina </text:p>
                  <text:p text:style-name="P1"><text:span text:style-name="T1">01/04/22 </text:span>  <text:a xlink:type="simple" xlink:href="https://groups.io/g/dsg/message/170008" text:style-name="Internet_20_link" text:visited-style-name="Visited_20_Internet_20_Link">#170008   </text:a></text:p>
                  <text:p text:style-name="Table_20_Contents"/>
                  <text:section text:style-name="Sect1" text:name="msgbody198441300">
                    <text:p text:style-name="Table_20_Contents">Dear friends,</text:p>
                    <text:p text:style-name="Table_20_Contents"/>
                    <text:p text:style-name="P5">Acharn: When touching, there is something hard. At that moment there can be the understanding of that which is touched and what is hard, depending on conditions. Otherwise, how can there be the elimination of the idea of self? Even if is it very little, it is there…At the moment of seeing there can be the understanding of the truth, at the moment of touching there can be the understanding of the truth; at the moments of thinking, liking or disliking there can be the understanding of no one, no thing at all. They are different and cannot last at all. They are no more and can never arise again. The truth is the truth, seeing cannot be akusala. When feeling is there, pleasant or unpleasant, it is not seeing, it is not attachment. It is only that reality which has is own characteristic, its own function and is gone. It does not matter, because there are conditions for whatever arises. There can be understanding of that characteristic, little by little, by conditions. Without the intellectual understanding and firm saññå there is no one, no thought about it at all, until w are talking about it. But it is not yet the moment of direct experience of it as it is: as only that which arises and experiences. If it does not arise it cannot experience anything. It has arisen to be a reality which experiences. It cannot change.</text:p>
                    <text:p text:style-name="Table_20_Contents">—————</text:p>
                    <text:p text:style-name="Table_20_Contents"> Nina            </text:p>
                  </text:section>
                </table:table-cell>
              </table:table-row>
            </table:table>
            <text:p text:style-name="P15"><text:bookmark text:name="maincontent"/></text:p>
            <text:section text:style-name="Sect1" text:name="Section4">
              <text:section text:style-name="Sect1" text:name="Section5">
                <text:p text:style-name="Standard"><text:bookmark text:name="maincontent-refresh"/></text:p>
                <text:section text:style-name="Sect1" text:name="Section6">
                  <text:h text:style-name="Heading_20_4" text:outline-level="4"><text:bookmark text:name="maincontent-column"/><text:soft-page-break/>Saturday discussion, XXXXVI, 29 </text:h>
                  <table:table table:name="Table128" table:style-name="Table128">
                    <table:table-column table:style-name="Table128.A"/>
                    <text:soft-page-break/>
                    <table:table-row table:style-name="TableLine3204697253648">
                      <table:table-cell table:style-name="Table128.A1" office:value-type="string">
                        <text:p text:style-name="Horizontal_20_Line"/>
                        <text:p text:style-name="Table_20_Contents"><text:bookmark text:name="msg170015"/>nina </text:p>
                        <text:p text:style-name="P1"><text:span text:style-name="T1">01/07/22 </text:span>  <text:a xlink:type="simple" xlink:href="https://groups.io/g/dsg/message/170015" text:style-name="Internet_20_link" text:visited-style-name="Visited_20_Internet_20_Link">#170015   </text:a></text:p>
                        <text:p text:style-name="Table_20_Contents"/>
                        <text:section text:style-name="Sect1" text:name="msgbody198621404">
                          <text:p text:style-name="Table_20_Contents">Dear friends,</text:p>
                          <text:p text:style-name="Table_20_Contents"/>
                          <text:p text:style-name="P5">Sarah: There are just different dhammas and in truth it is only at this moment that there can be understanding of a dhamma that arises and falls away; it is not worth clinging to. We cling to nothing all the time. Kindness a moment ago is gone, what is the use of clinging to it. It will never belong to me. Seeing a moment ago is completely gone. It is useless to dwell on it or think about it. The whole world we experience we think belongs to me. </text:p>
                          <text:p text:style-name="P5"/>
                          <text:p text:style-name="P5">Nina: Acharn often said that considering the truth is so important. Most people believe this is thinking, but it is not ordinary thinking. Acharn says many things we could not think of ourselves. The effect is a little more letting go the idea of self. </text:p>
                          <text:p text:style-name="P5"/>
                          <text:p text:style-name="P18">Robert: It is not just thinking. </text:p>
                          <text:p text:style-name="P17"> </text:p>
                          <text:p text:style-name="P5">Sarah: Wise thinking is just understanding. Thinking and considering Dhamma without wise reflection or careful consideration is useless. </text:p>
                          <text:p text:style-name="P5"/>
                          <text:p text:style-name="P5">Nina: Letting go a little and then more understanding of no self.</text:p>
                          <text:p text:style-name="P5"/>
                          <text:p text:style-name="P5">Sundara: Nina, how would you distinguish between thinking and considering?</text:p>
                          <text:p text:style-name="P5"/>
                          <text:p text:style-name="P5">Nina: I find that by listening to Acharn we discover many things not known before. A little step, a little more understdanding, a little more lettng go, that is the function of paññå.</text:p>
                          <text:p text:style-name="P5"/>
                          <text:p text:style-name="P5">Sundara: How would you know there is letting go?</text:p>
                          <text:p text:style-name="P5"/>
                          <text:p text:style-name="P5">Nina: The self that tries to find out, that is not the right consideration.</text:p>
                          <text:p text:style-name="P5"/>
                          <text:p text:style-name="P5">Jonothan: It may not be apparent at that time. We should forget about trying to identify. There may be some moments of wise consideration, different from normal thinking. Just let our interest in the Dhamma take its course. It is that interest that conditions reflection on what has been heard. We should not try to indentify the moment of wise considering. </text:p>
                          <text:p text:style-name="P5"/>
                          <text:p text:style-name="P5">Sarah: Clinging is always around the corner. The self is there, wanting to know whether there is wise considering.</text:p>
                          <text:p text:style-name="P5"/>
                          <text:p text:style-name="Table_20_Contents">————<text:span text:style-name="T4">-</text:span></text:p>
                          <text:p text:style-name="P18">Nin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p text:style-name="P29"><text:a xlink:type="simple" xlink:href="https://groups.io/g/dsg/message/170015?p=%2C%2C%2C20%2C0%2C0%2C0%3A%3Arecentpostdate%2Fsticky%2C%2CSaturday+discussion%2C20%2C2%2C160%2C88269557#window-198621404" text:style-name="Internet_20_link" text:visited-style-name="Visited_20_Internet_20_Link"><text:span text:style-name="T10">Reply </text:span></text:a></text:p>
                        <text:p text:style-name="P20"><text:bookmark text:name="likebutton198621404"/><text:a xlink:type="simple" xlink:href="https://groups.io/g/dsg/message/170015?p=%2C%2C%2C20%2C0%2C0%2C0%3A%3Arecentpostdate%2Fsticky%2C%2CSaturday+discussion%2C20%2C2%2C160%2C88269557#" text:style-name="Internet_20_link" text:visited-style-name="Visited_20_Internet_20_Link"><text:span text:style-name="T10">Like</text:span></text:a><text:span text:style-name="T10"> </text:span></text:p>
                        <text:p text:style-name="P20"><text:bookmark text:name="moredrop-198621404"/><text:a xlink:type="simple" xlink:href="https://groups.io/g/dsg/message/170015?p=%2C%2C%2C20%2C0%2C0%2C0%3A%3Arecentpostdate%2Fsticky%2C%2CSaturday+discussion%2C20%2C2%2C160%2C88269557#" text:style-name="Internet_20_link" text:visited-style-name="Visited_20_Internet_20_Link"><text:span text:style-name="T10">More </text:span></text:a></text:p>
                        <text:section text:style-name="Sect1" text:name="likestats198621404">
                          <text:p text:style-name="P21"><text:bookmark text:name="likestats198621404"/></text:p>
                        </text:section>
                      </table:table-cell>
                    </table:table-row>
                  </table:table>
                  <text:list xml:id="list2041584128" text:style-name="L2">
                    <text:list-header>
                      <text:p text:style-name="P46"><text:soft-page-break/></text:p>
                    </text:list-header>
                  </text:list>
                </text:section>
              </text:section>
            </text:section>
            <text:h text:style-name="P32" text:outline-level="4">Saturday discussion XXXXVI, 30 </text:h>
            <table:table table:name="Table129" table:style-name="Table129">
              <table:table-column table:style-name="Table129.A"/>
              <table:table-row table:style-name="TableLine3204697266976">
                <table:table-cell table:style-name="Table129.A1" office:value-type="string">
                  <text:p text:style-name="Horizontal_20_Line"/>
                  <text:p text:style-name="Table_20_Contents"><text:bookmark text:name="msg170030"/>nina </text:p>
                  <text:p text:style-name="P1"><text:span text:style-name="T1">01/09/22 </text:span>  <text:a xlink:type="simple" xlink:href="https://groups.io/g/dsg/message/170030" text:style-name="Internet_20_link" text:visited-style-name="Visited_20_Internet_20_Link">#170030   </text:a></text:p>
                  <text:p text:style-name="Table_20_Contents"/>
                  <text:section text:style-name="Sect1" text:name="msgbody198716985">
                    <text:p text:style-name="Table_20_Contents">Dear friends,</text:p>
                    <text:p text:style-name="Table_20_Contents"/>
                    <text:p text:style-name="P5">Sarah: It does not matter what the dhamma is at this moment, it is just dhamma and it falls away instantly. No matter someone treats you badly or speaks harshly, one can be friendly, like a friend, it is so useless to have sorrow or regret. </text:p>
                    <text:p text:style-name="P5"/>
                    <text:p text:style-name="P5">Nina: my sister said that her daughter still misses her husband (who had left her). She finds it so difficult to live alone. What is the meaning of living alone?</text:p>
                    <text:p text:style-name="P5"/>
                    <text:p text:style-name="P5">Sarah: Is seeing now with other people? No matter in the car or in the forest. It is just thinking about oneself. What is gone completely is lost, but it is just the thinking that hurts, not what the husband has done. There is always an opportunity to learn a little more, no matter the circumstances, no matter how difficult it is…</text:p>
                    <text:p text:style-name="Table_20_Contents"> <text:span text:style-name="T4">Nina: Thinking of a son, when one does not think, he is no there. </text:span></text:p>
                    <text:p text:style-name="P5"/>
                    <text:p text:style-name="P5">Sarah: When one thinks about the car there is no thought of missing a son or husband, or being lonely. Everything that arises is gone instantly. Just different dhammas, different moments of vipåka, result. There are seeing and hearing and then the accumulated tendencies: thinking about missing someone, about loneliness, about being kind or understanding. </text:p>
                    <text:p text:style-name="P5"/>
                    <text:p text:style-name="P5">Nina: The Abhidhamma can help to know about different moments, about different cittas with different functions. Otherwise we just see things in a general way.</text:p>
                    <text:p text:style-name="P5"/>
                    <text:p text:style-name="P5">Sarah: there is still the idea of my loneliness, my missing someone. When we study more the different cittas it helps to see that each one is gone instantly.  Seeing is gone instantly, hearing is gone instantly. It is intellectual understanding, not direct understanding of their arising and falling away, but it helps so much that each reality is gone instantly. </text:p>
                    <text:p text:style-name="P5"/>
                    <text:p text:style-name="P5">Nina: Otherwise there are just words. </text:p>
                    <text:p text:style-name="P5"/>
                    <text:p text:style-name="Table_20_Contents">————</text:p>
                  </text:section>
                </table:table-cell>
              </table:table-row>
            </table:table>
            <text:h text:style-name="P32" text:outline-level="4"><text:soft-page-break/>Saturday discussion XXXXVI, 31 </text:h>
            <table:table table:name="Table130" table:style-name="Table130">
              <table:table-column table:style-name="Table130.A"/>
              <table:table-row table:style-name="TableLine3204840653312">
                <table:table-cell table:style-name="Table130.A1" office:value-type="string">
                  <text:p text:style-name="Horizontal_20_Line"/>
                  <text:p text:style-name="Table_20_Contents"><text:bookmark text:name="msg170036"/>nina </text:p>
                  <text:p text:style-name="P1"><text:span text:style-name="T1">01/10/22 </text:span>  <text:a xlink:type="simple" xlink:href="https://groups.io/g/dsg/message/170036" text:style-name="Internet_20_link" text:visited-style-name="Visited_20_Internet_20_Link">#170036   </text:a></text:p>
                  <text:p text:style-name="Table_20_Contents"/>
                  <text:section text:style-name="Sect1" text:name="msgbody198773795">
                    <text:p text:style-name="Table_20_Contents">Dear friends,</text:p>
                    <text:p text:style-name="Table_20_Contents"/>
                    <text:p text:style-name="P5">Acharn: The beginning of understanding the subtlety of realities is right now. After his enlightenment the Buddha said that all dhammas are very subtle, so very deep, but that they can be understood. We begin to understand how subtle this moment is. </text:p>
                    <text:p text:style-name="P5">What appears now is not the same one (as the realities that appeared before). It appears and is then gone instantly. That is why the truth is covered up. Nobody can penetrate the truth until the Buddha’s enlightenment…</text:p>
                    <text:p text:style-name="P5">Many dhammas condition one another. They arise and fall away. It is not known what conditions this moment because it is there already… One can begin to understand the subtlety of the teachings. There are so many things right now. We use the words one moment, but actually, there are many, many moments in one moment of the truth.</text:p>
                    <text:p text:style-name="Table_20_Contents"/>
                    <text:p text:style-name="Table_20_Contents">——————</text:p>
                    <text:p text:style-name="Table_20_Contents">Nina.</text:p>
                  </text:section>
                </table:table-cell>
              </table:table-row>
            </table:table>
            <text:h text:style-name="P32" text:outline-level="4">Saturday discussion, XXXXVI, 32 </text:h>
            <table:table table:name="Table131" table:style-name="Table131">
              <table:table-column table:style-name="Table131.A"/>
              <table:table-row table:style-name="TableLine3204840641888">
                <table:table-cell table:style-name="Table131.A1" office:value-type="string">
                  <text:p text:style-name="Horizontal_20_Line"/>
                  <text:p text:style-name="Table_20_Contents"><text:bookmark text:name="msg170061"/>nina </text:p>
                  <text:p text:style-name="P1"><text:span text:style-name="T1">01/15/22 </text:span>  <text:a xlink:type="simple" xlink:href="https://groups.io/g/dsg/message/170061" text:style-name="Internet_20_link" text:visited-style-name="Visited_20_Internet_20_Link">#170061   </text:a></text:p>
                  <text:p text:style-name="Table_20_Contents"/>
                  <text:section text:style-name="Sect1" text:name="msgbody199055118">
                    <text:p text:style-name="Table_20_Contents">Dear friends,</text:p>
                    <text:p text:style-name="Table_20_Contents"/>
                    <text:p text:style-name="P5">XXXXVI, 32</text:p>
                    <text:p text:style-name="P5"/>
                    <text:p text:style-name="P5">Acharn: Citta cannot arise by itself, it cannot arise alone. It needs several conditions to condition its arising. One of these is the reality (the cetasika contact, phassa) that contacts the object. But it does not experience the object as citta does, which is the chief of experience. Phassa can contact nibbåna when nibbåna is the object. But it is conditioned by paññå of that degree. </text:p>
                    <text:p text:style-name="P5"/>
                    <text:p text:style-name="P5">Nina: The object can be a reality like sound, but also somehing that is not real in the absolute sense, like a concept. </text:p>
                    <text:p text:style-name="P5"/>
                    <text:p text:style-name="P5">Acharn: Can citta experience it without contact? At the moment of hearing, at the moment of thinking, phassa contacts hat particular thought that has been remembered. When there is strong attachment arising again and again, more than other moments, phassa and lobha condition to experience tht object which is not there anymore. But memory, saññå, is there and it conditions such moments of thinking of the past. If there is no phassa citta cannot contact that object, even there is saññå…Citta has no such condition by itself to experience such or such object. No one can change the way it is, it is by conditions. </text:p>
                    <text:p text:style-name="P5">One moment and then gone. This is the way to have more confidence to understand the truth as it is…                                                        </text:p>
                    <text:p text:style-name="P5">All are dhammas that is all. They are to be known, otherwise nothing can eradicate ignorance and attachment to the idea of self. Even right now, at the moment of seeing, what is seen? Some thing. That is why the truth can be studied carefully.</text:p>
                    <text:p text:style-name="Table_20_Contents">—————</text:p>
                    <text:p text:style-name="Table_20_Contents">Nina.</text:p>
                  </text:section>
                </table:table-cell>
              </table:table-row>
            </table:table>
            <text:h text:style-name="P32" text:outline-level="4"><text:soft-page-break/>Saturday discussion 33 </text:h>
            <table:table table:name="Table132" table:style-name="Table132">
              <table:table-column table:style-name="Table132.A"/>
              <table:table-row table:style-name="TableLine3204329979888">
                <table:table-cell table:style-name="Table132.A1" office:value-type="string">
                  <text:p text:style-name="Horizontal_20_Line"/>
                  <text:p text:style-name="Table_20_Contents"><text:bookmark text:name="msg170069"/>nina </text:p>
                  <text:p text:style-name="P1"><text:span text:style-name="T1">01/17/22 </text:span>  <text:a xlink:type="simple" xlink:href="https://groups.io/g/dsg/message/170069" text:style-name="Internet_20_link" text:visited-style-name="Visited_20_Internet_20_Link">#170069   </text:a></text:p>
                  <text:p text:style-name="Table_20_Contents"/>
                  <text:section text:style-name="Sect1" text:name="msgbody199159568">
                    <text:p text:style-name="Table_20_Contents">Dear friends,</text:p>
                    <text:p text:style-name="Table_20_Contents"/>
                    <text:p text:style-name="Table_20_Contents"> <text:span text:style-name="T4">Acharn:It is not easy to let go the idea of self if there is not enough understanding and no perfections (paramis)… What is the object of seeing? Only what impinges on the eyebase… and then gone. And this is life. No one can change the way it is. What is there cannot be known as it is until paññå is there, learning to understand directly what is there now. This is different from listening and beginning to know what is there and cannot be taken for anything. Otherwise one studies the teachings by way of “I know, I understand”. When there is the understanding of the absolute truth, there is no one at all.</text:span> </text:p>
                    <text:p text:style-name="P5">It is impossible that when one understands the truth all ignorance and attachment is gone. It takes a long time to understand the meaning of each word of the Buddha. What is meant by it that it appears clearly? There is no other thing at all, what does it mean? No understanding, (the idea of)I experience that. It (the reality)is actually gone, unknown. What is left is only the idea of “I experience that”.</text:p>
                    <text:p text:style-name="Table_20_Contents">—————</text:p>
                    <text:p text:style-name="Table_20_Contents">Nina </text:p>
                  </text:section>
                </table:table-cell>
              </table:table-row>
            </table:table>
            <text:h text:style-name="P32" text:outline-level="4">Saturday discussion XXXXVI, 34 </text:h>
            <table:table table:name="Table133" table:style-name="Table133">
              <table:table-column table:style-name="Table133.A"/>
              <table:table-row table:style-name="TableLine3204329957584">
                <table:table-cell table:style-name="Table133.A1" office:value-type="string">
                  <text:p text:style-name="Horizontal_20_Line"/>
                  <text:p text:style-name="Table_20_Contents"><text:bookmark text:name="msg170075"/>nina </text:p>
                  <text:p text:style-name="P1"><text:span text:style-name="T1">01/18/22 </text:span>  <text:a xlink:type="simple" xlink:href="https://groups.io/g/dsg/message/170075" text:style-name="Internet_20_link" text:visited-style-name="Visited_20_Internet_20_Link">#170075   </text:a></text:p>
                  <text:p text:style-name="Table_20_Contents"/>
                  <text:section text:style-name="Sect1" text:name="msgbody199214484">
                    <text:p text:style-name="Table_20_Contents">Dear friends,</text:p>
                    <text:p text:style-name="Table_20_Contents"/>
                    <text:p text:style-name="P5">Acharn: In truth there is no “I”, only the reality which arises to experience and as soon as it has experienced it is gone, never to return at all. This can be known in daily life. Reality does not appear clearly. If it appears clearly, it appears to right understanding. That is the meaning of appearing clearly… The object right now does not appear as it is, as not permanent from moment to moment and this is the absolute truth. </text:p>
                    <text:p text:style-name="P5">What appears is only the nimitta, of shape and form, of what is known as “some thing”. What is there does not stay the same because the arising and falling away does not show up as it is. We just live in the world of nimitta. Of thinking. </text:p>
                    <text:p text:style-name="P5"/>
                    <text:p text:style-name="Table_20_Contents">—————— </text:p>
                    <text:p text:style-name="Table_20_Contents">Nina.</text:p>
                    <text:p text:style-name="Table_20_Contents"/>
                  </text:section>
                </table:table-cell>
              </table:table-row>
            </table:table>
            <text:h text:style-name="P32" text:outline-level="4"><text:soft-page-break/>Satrday discussion XXXXVI, 36 </text:h>
            <table:table table:name="Table134" table:style-name="Table134">
              <table:table-column table:style-name="Table134.A"/>
              <table:table-row table:style-name="TableLine3204329970368">
                <table:table-cell table:style-name="Table134.A1" office:value-type="string">
                  <text:p text:style-name="Horizontal_20_Line"/>
                  <text:p text:style-name="Table_20_Contents"><text:bookmark text:name="msg170153"/>nina </text:p>
                  <text:p text:style-name="P1"><text:span text:style-name="T1">01/24/22 </text:span>  <text:a xlink:type="simple" xlink:href="https://groups.io/g/dsg/message/170153" text:style-name="Internet_20_link" text:visited-style-name="Visited_20_Internet_20_Link">#170153   </text:a></text:p>
                  <text:p text:style-name="Table_20_Contents"/>
                  <text:section text:style-name="Sect1" text:name="msgbody199541392">
                    <text:p text:style-name="Table_20_Contents">Dear friends,</text:p>
                    <text:p text:style-name="Table_20_Contents"/>
                    <text:p text:style-name="P5">XXXXVI, 36 from a Saturday discussion. Acharn explained that only intellectual understanding is not enough, because “ <text:span text:style-name="T16">the I understands, it is not the moment when there is no I at all.” </text:span></text:p>
                    <text:p text:style-name="P5">This clarifies the great difference betweeen the level of intellectual understanding and direct understanding. The growth of paññå from intellecual understanding o direct understanding depends entirely on conditions, there is no self who can make paññå grow. </text:p>
                    <text:p text:style-name="P5">There was a discussion with Marc about talking about Dhamma to family members which he finds difficult. If we do not speak about the Dhamma they never have any opportunity to hear about the truth. We can speak about the problems in life we all have, we do not need to use Pali terms. Is the clinging to ourselves not the cause of all problems? It is not another person who says disagreeble things, not a difficult situation we are in, not bodily ailments we suffer from.</text:p>
                    <text:p text:style-name="P5">There was a discussion about dukkha with Chanti who said that dukkha is what is uncontrollable, ending. Acharn asked her: “<text:span text:style-name="T16">What about visible object that is seen now, is it dukkha?”</text:span> She will always remind us of this moment now. We talk about the truth, we think about it, but what about the direct understanding? Dukkha in its deepest sense is the arising and falling away of realities.</text:p>
                    <text:p text:style-name="P5">When the arising and falling away of a reality at this moment is directly known there is no room for an idea of self who thinks about the “story” of dukkha. Wishing for direct understanding is a form of clinging, but it is important not to take for direct understanding what is still intellectual understanding. </text:p>
                    <text:p text:style-name="Table_20_Contents">————</text:p>
                    <text:p text:style-name="Table_20_Contents">Nina</text:p>
                  </text:section>
                </table:table-cell>
              </table:table-row>
            </table:table>
            <text:h text:style-name="P32" text:outline-level="4"><text:soft-page-break/>Saturday discussion XXXXVI, 38 </text:h>
            <table:table table:name="Table135" table:style-name="Table135">
              <table:table-column table:style-name="Table135.A"/>
              <table:table-row table:style-name="TableLine3204821716000">
                <table:table-cell table:style-name="Table135.A1" office:value-type="string">
                  <text:p text:style-name="Horizontal_20_Line"/>
                  <text:p text:style-name="Table_20_Contents"><text:bookmark text:name="msg170257"/>nina </text:p>
                  <text:p text:style-name="P1"><text:span text:style-name="T1">02/06/22 </text:span>  <text:a xlink:type="simple" xlink:href="https://groups.io/g/dsg/message/170257" text:style-name="Internet_20_link" text:visited-style-name="Visited_20_Internet_20_Link">#170257   </text:a></text:p>
                  <text:p text:style-name="Table_20_Contents"/>
                  <text:section text:style-name="Sect1" text:name="msgbody200253403">
                    <text:p text:style-name="Table_20_Contents">Dear friends,</text:p>
                    <text:p text:style-name="Table_20_Contents"/>
                    <text:p text:style-name="P5">XXXXVI,38</text:p>
                    <text:p text:style-name="P5"/>
                    <text:p text:style-name="P5">Nina: When there is only intellectual understanding there is still a sense of “me”. When there is direct understanding it will lead to more letting go of the sense of self. </text:p>
                    <text:p text:style-name="P5"/>
                    <text:p text:style-name="P5">Acharn: in order to understand the truth of life it has to be now. Otherwise how can it be not self. When there is the understanding of seeing, seeing cannot be taken for anything, because it is only that which has arisen by conditions to see… There is no one there. What is there in life are different realities. </text:p>
                    <text:p text:style-name="P5"/>
                    <text:p text:style-name="P5">Chanti: It is important to distinguish nåma and rúpa?</text:p>
                    <text:p text:style-name="P5"/>
                    <text:p text:style-name="P5">Achrn: Are they different?</text:p>
                    <text:p text:style-name="P5"/>
                    <text:p text:style-name="P5">Chanti: Yes. I am confused about kåya pasada (bodysense). It is a rúpa?</text:p>
                    <text:p text:style-name="P5"/>
                    <text:p text:style-name="P5">Acharn: Can it be seen, heard or smelt?</text:p>
                    <text:p text:style-name="P5"/>
                    <text:p text:style-name="P5">Chanti: No. </text:p>
                    <text:p text:style-name="P5">Acharn: Can it be known through the mind-door? </text:p>
                    <text:p text:style-name="P5"/>
                    <text:p text:style-name="P5">Chanti: I guess it can…</text:p>
                    <text:p text:style-name="P5"/>
                    <text:p text:style-name="P5">Acharn: There must be direct experience of the characteristic which is not self, no matter seeing, hearing or thinking. Otherwise we can (only) remember the words but (not understand) the characteristics which are different.  There is the reality which can experience and the reality which cannot experience…</text:p>
                    <text:p text:style-name="P5"/>
                    <text:p text:style-name="P5">Nina:It sounds so theoretical, experiencing the difference between nåma and rúpa. We just hear the words. </text:p>
                    <text:p text:style-name="P5"/>
                    <text:p text:style-name="P5">Acharn:When we experience sound there must also be the citta which experiences it… What is there can be known little by little until there is no one there. Right understanding is so keen, so strong. (At that moment there is) no idea of my finger or my hand Just understand what is there now… What we take for life, past, present or future, must be the reality which arises and experiences an object and is then gone, never to return.</text:p>
                    <text:p text:style-name="P5"/>
                    <text:p text:style-name="Table_20_Contents">—————<text:span text:style-name="T4">-</text:span></text:p>
                    <text:p text:style-name="P5"/>
                    <text:p text:style-name="P5">Nina</text:p>
                  </text:section>
                </table:table-cell>
              </table:table-row>
            </table:table>
            <text:h text:style-name="P32" text:outline-level="4"><text:soft-page-break/>today's discussion (Saturday 26 febr) </text:h>
            <table:table table:name="Table136" table:style-name="Table136">
              <table:table-column table:style-name="Table136.A"/>
              <table:table-row table:style-name="TableLine3204821710288">
                <table:table-cell table:style-name="Table136.A1" office:value-type="string">
                  <text:p text:style-name="Horizontal_20_Line"/>
                  <text:p text:style-name="Table_20_Contents"><text:bookmark text:name="msg170509"/>nina </text:p>
                  <text:p text:style-name="P1"><text:span text:style-name="T1">02/26/22 </text:span>  <text:a xlink:type="simple" xlink:href="https://groups.io/g/dsg/message/170509" text:style-name="Internet_20_link" text:visited-style-name="Visited_20_Internet_20_Link">#170509   </text:a></text:p>
                  <text:p text:style-name="Table_20_Contents"/>
                  <text:section text:style-name="Sect1" text:name="msgbody201300898">
                    <text:p text:style-name="Table_20_Contents">Dear friends,</text:p>
                    <text:p text:style-name="Table_20_Contents"/>
                    <text:p text:style-name="P5">I mentioned that next Monday the Dutch group will discuss feeling, vedanå khandha. </text:p>
                    <text:p text:style-name="P5">Acharn: understand anattå of everything, seeing, feeling, no selecion. It depends on conditions, it can be object of awareness. Trying to think of one thing hinders understanding of anattness of all conditioned realities. </text:p>
                    <text:p text:style-name="P5">Seeing is seeing, feeling is feeling. At the moment of seeing feeling does not appear, (although accompanying every citta). When there are conditions there can be awareness, different from seeing or liking. </text:p>
                    <text:p text:style-name="P5">What is the subtlety of realities: they are there for such a short moment and then gone. No selection. There is more confidence of the truth when letting go the idea of self. </text:p>
                    <text:p text:style-name="P5">We were discussing how to explain Dhamma to those who have no background or no interest.  </text:p>
                    <text:p text:style-name="P5">It all depends on conditions. What are conditions? What depends on conditions is uncontrollable. Pain is uncontrollabe, death is uncontrollable. Everyone has to die, it is so natural. Life is uncontrollable, different events all the time. Who can change whatever is there. </text:p>
                    <text:p text:style-name="P5">Sati is a sobhana cetasika that is not forgetful of what is wholesome. It is not right to think, “I am being good”. It is sati that motivates dåna or helping. When there is sati of the level of satipatthana there is the beginning of understanding the nature of the reality which is there. When there is awareness of a characteristic of a reality there is nothing else with that reality, no other reality. When hardness appears there is only hardness, nothing else. </text:p>
                    <text:p text:style-name="P5">If I think what can I do to help others, it is thinking of the future, not understanding now. </text:p>
                    <text:p text:style-name="P5">Jonothan warned that this is a hindrance. He spoke about the eight worldly conditions by which we are disturbed: gain and loss, honour and dishonour, wellbeing and misery, praise and blame. </text:p>
                    <text:p text:style-name="Table_20_Contents">————— </text:p>
                    <text:p text:style-name="Table_20_Contents">Nina.</text:p>
                  </text:section>
                </table:table-cell>
              </table:table-row>
            </table:table>
            <text:h text:style-name="P32" text:outline-level="4"><text:soft-page-break/>Saturday discussion, jottings Jan. 29. </text:h>
            <table:table table:name="Table137" table:style-name="Table137">
              <table:table-column table:style-name="Table137.A"/>
              <table:table-row table:style-name="TableLine3204821710016">
                <table:table-cell table:style-name="Table137.A1" office:value-type="string">
                  <text:p text:style-name="Horizontal_20_Line"/>
                  <text:p text:style-name="Table_20_Contents"><text:bookmark text:name="msg170609"/>nina </text:p>
                  <text:p text:style-name="P1"><text:span text:style-name="T1">03/03/22 </text:span>  <text:a xlink:type="simple" xlink:href="https://groups.io/g/dsg/message/170609" text:style-name="Internet_20_link" text:visited-style-name="Visited_20_Internet_20_Link">#170609   </text:a></text:p>
                  <text:p text:style-name="Table_20_Contents"/>
                  <text:section text:style-name="Sect1" text:name="msgbody201559377">
                    <text:p text:style-name="Table_20_Contents">Dear Friends,</text:p>
                    <text:p text:style-name="Table_20_Contents"/>
                    <text:p text:style-name="P5">Saturday discussion</text:p>
                    <text:p text:style-name="P5">Jottings from Jan. 29. </text:p>
                    <text:p text:style-name="P5">Acharn: There can be confidence in the truth that there is just the moment of experiencing an object. Have confidence that seeing cannot be “I”, hearing cannot be “I”, thinking cannot be “I”, they are just that which is conditioned. Different moments that arise and experience…Understand the truth of that which eperiences and as soon as it has fallen away it conditions the next reality instantly, by contiguity- condition, anantara-paccaya. No one can stop that. Even after death, when that moment( the dying-consciousness) has gone, it conditions the next moment, the rebirth-consciousness, instantly. Only the last moment of the arahat cannot condition a next moment. Who can stop the conditions for citta, the reality which arises and experiences. There is no one there, no one who can change (anything). </text:p>
                    <text:p text:style-name="P5">We can learn to have more confidence in no self, little by little. That is the moment of letting go.</text:p>
                    <text:p text:style-name="P5">Consider the truth in order to know what is the characteristic which experiences. Right now, is there seeing, hearing or thinking? </text:p>
                    <text:p text:style-name="P5"/>
                    <text:p text:style-name="P5">We were discussing about people who doubt about past lives and future lives. Acharn explained that this dilemma can be solved by understanding this moment which arises by conditions. </text:p>
                    <text:p text:style-name="P5"/>
                    <text:p text:style-name="P5">Acharn: what is the difference between this life and the next life. Next life must be seeing, hearing, all by conditions. </text:p>
                    <text:p text:style-name="Table_20_Contents">——————</text:p>
                    <text:p text:style-name="P5">Nina.</text:p>
                    <text:p text:style-name="P5"/>
                  </text:section>
                </table:table-cell>
              </table:table-row>
            </table:table>
            <text:h text:style-name="P32" text:outline-level="4">Saturday discussion, Jan. 29, II. </text:h>
            <table:table table:name="Table138" table:style-name="Table138">
              <table:table-column table:style-name="Table138.A"/>
              <table:table-row table:style-name="TableLine3204821711648">
                <table:table-cell table:style-name="Table138.A1" office:value-type="string">
                  <text:p text:style-name="Horizontal_20_Line"/>
                  <text:p text:style-name="Table_20_Contents"><text:bookmark text:name="msg170622"/>nina </text:p>
                  <text:p text:style-name="P1"><text:span text:style-name="T1">03/04/22 </text:span>  <text:a xlink:type="simple" xlink:href="https://groups.io/g/dsg/message/170622" text:style-name="Internet_20_link" text:visited-style-name="Visited_20_Internet_20_Link">#170622   </text:a></text:p>
                  <text:p text:style-name="Table_20_Contents"/>
                  <text:section text:style-name="Sect1" text:name="msgbody201613631">
                    <text:p text:style-name="Table_20_Contents">Dear friends,</text:p>
                    <text:p text:style-name="Table_20_Contents"/>
                    <text:p text:style-name="P5">Saturday discussion, Jottings II from Jan.29</text:p>
                    <text:p text:style-name="P5"/>
                    <text:p text:style-name="P5">Acharn: Let us talk about seeing. When there is no eyebase, can there be seeing? Who can make that moment arise? Who can have the eyebase at will? There can be blindness any moment, by conditions. How can anyone make anything arise at will? Where is the reality which can impinge on the eyebase and appear as different colours, different shape and form? Can it be just by itself without other rúpas? We take it for something permanent. What is seen can be broken up into very tiny particles. </text:p>
                    <text:p text:style-name="P5">The truth can be understood. We talk about seeing. Realities arise and fall away so rapidly. It cannot be just one unit (that is experienced). Since it arises and falls away in splitseconds what is seen is only the nimitta, the sign of that which is seen. Where are the other cittas before and after seeing? They do not appear. </text:p>
                    <text:p text:style-name="P5">In a lifetime there are moments of seeing, hearing, smelling, tasting, touching and thinking, the experience of objects through six doorways. Again, again and again, by conditions. </text:p>
                    <text:p text:style-name="P5"/>
                    <text:p text:style-name="Table_20_Contents">——————</text:p>
                    <text:p text:style-name="P5">Nina</text:p>
                  </text:section>
                </table:table-cell>
              </table:table-row>
            </table:table>
            <text:h text:style-name="P32" text:outline-level="4"><text:soft-page-break/>Saturday discussion, jottings III </text:h>
            <table:table table:name="Table139" table:style-name="Table139">
              <table:table-column table:style-name="Table139.A"/>
              <table:table-row table:style-name="TableLine3204821707840">
                <table:table-cell table:style-name="Table139.A1" office:value-type="string">
                  <text:p text:style-name="Horizontal_20_Line"/>
                  <text:p text:style-name="Table_20_Contents"><text:bookmark text:name="msg170634"/>nina </text:p>
                  <text:p text:style-name="P1"><text:span text:style-name="T1">03/05/22 </text:span>  <text:a xlink:type="simple" xlink:href="https://groups.io/g/dsg/message/170634" text:style-name="Internet_20_link" text:visited-style-name="Visited_20_Internet_20_Link">#170634   </text:a></text:p>
                  <text:p text:style-name="Table_20_Contents"/>
                  <text:section text:style-name="Sect1" text:name="msgbody201658949">
                    <text:p text:style-name="Table_20_Contents">Dear friends, </text:p>
                    <text:p text:style-name="P5">Saturday discussion, Jottings III from Jan.29</text:p>
                    <text:p text:style-name="P5"/>
                    <text:p text:style-name="P5">Acharn: Only one reality can be object of understanding. We talk about one reality, but not one single reality (can be known). It is so very tiny, very subtle. There are many moments of seeing, we experience the nimitta of seeing. One lives in the world of nimitta. Whatever reality appears, it is only the nimitta of that reality. Realities arise and fall away so rapidly, a reality can only appear as nimitta of one single reality. Saññå marks and remembers shape and form and then a concept, paññatti, is experienced, such as a chair, plate or fork. Understand whether this is real or not, from the very beginning. </text:p>
                    <text:p text:style-name="P5"/>
                    <text:p text:style-name="Table_20_Contents">——————<text:span text:style-name="T4">-</text:span></text:p>
                    <text:p text:style-name="Table_20_Contents">Nina.</text:p>
                  </text:section>
                </table:table-cell>
              </table:table-row>
            </table:table>
            <text:h text:style-name="P32" text:outline-level="4"><text:soft-page-break/>Saturday discussion, Jottings iv, jan. 29 </text:h>
            <table:table table:name="Table140" table:style-name="Table140">
              <table:table-column table:style-name="Table140.A"/>
              <table:table-row table:style-name="TableLine3204821708112">
                <table:table-cell table:style-name="Table140.A1" office:value-type="string">
                  <text:p text:style-name="Horizontal_20_Line"/>
                  <text:p text:style-name="Table_20_Contents"><text:bookmark text:name="msg170680"/>nina </text:p>
                  <text:p text:style-name="P1"><text:span text:style-name="T1">03/07/22 </text:span>  <text:a xlink:type="simple" xlink:href="https://groups.io/g/dsg/message/170680" text:style-name="Internet_20_link" text:visited-style-name="Visited_20_Internet_20_Link">#170680   </text:a></text:p>
                  <text:p text:style-name="Table_20_Contents"/>
                  <text:section text:style-name="Sect1" text:name="msgbody201754342">
                    <text:p text:style-name="Table_20_Contents">Dear friends,</text:p>
                    <text:p text:style-name="Table_20_Contents"/>
                    <text:p text:style-name="P5">There was a discussion about the difference between conventional truth and absolute truth. </text:p>
                    <text:p text:style-name="P5"/>
                    <text:p text:style-name="P5">Sarah: We can say, this is Nina, this is Betty, and we know that we are talking conventionally. But by way of ultimate truth (paramattha sacca) there is no one there. Visible object is seen and thought about, again and again. Also wise people, including the Buddha, use conventional truth but there is no misunderstanding about which rúpas can be known. It depends on what rúpas appear. Is visible object apparent?Hardness? But what about subtle rúpas such as the water element or femininity? </text:p>
                    <text:p text:style-name="P5"/>
                    <text:p text:style-name="P5">Chanti: These are realities that can be known but of some I do know whether it is by thinking, it is so fast. </text:p>
                    <text:p text:style-name="P18">Sarah: seven rúpas appear through the sense-doors, they are more apparentt like tangble object, visible object, sound. The other rúpas can only appear tthrough the mind-door. </text:p>
                    <text:p text:style-name="P17"> </text:p>
                    <text:p text:style-name="P5">Chanti: we cannot distinguish sense-door and mind-door, because they are so fast.</text:p>
                    <text:p text:style-name="P5"/>
                    <text:p text:style-name="P5">Sarah: What do you mean by distinguishing?</text:p>
                    <text:p text:style-name="P5"/>
                    <text:p text:style-name="P5">Chanti: When I experience hardness I cannot know whether it is through the sense-door impinging or through the mind-door. </text:p>
                    <text:p text:style-name="P5">Sarah: We do not need to think about that. At the moment of touching, hardness is experienced. It is a rúpa that is more obvious. </text:p>
                    <text:p text:style-name="P5">Acharn: Rúpa is a reality that cannot experience anything. It is not just the word rúpa but it is a reality that cannot experience anything. Just to understand the word, not the truth of it, is not helpful. Sound is now heard and then gone, is that not true? The other realities(which are nåma) experience and they have no shape and form, they cannot be touched, or smelled. </text:p>
                    <text:p text:style-name="P5"/>
                    <text:p text:style-name="Table_20_Contents">—————<text:span text:style-name="T4">- </text:span></text:p>
                    <text:p text:style-name="Table_20_Contents">Nina</text:p>
                  </text:section>
                </table:table-cell>
              </table:table-row>
            </table:table>
            <text:h text:style-name="P32" text:outline-level="4"><text:soft-page-break/>Saturday discussion, jottings V. </text:h>
            <table:table table:name="Table141" table:style-name="Table141">
              <table:table-column table:style-name="Table141.A"/>
              <table:table-row table:style-name="TableLine3204684239232">
                <table:table-cell table:style-name="Table141.A1" office:value-type="string">
                  <text:p text:style-name="Horizontal_20_Line"/>
                  <text:p text:style-name="Table_20_Contents"><text:bookmark text:name="msg170751"/>nina </text:p>
                  <text:p text:style-name="P1"><text:span text:style-name="T1">03/13/22 </text:span>  <text:a xlink:type="simple" xlink:href="https://groups.io/g/dsg/message/170751" text:style-name="Internet_20_link" text:visited-style-name="Visited_20_Internet_20_Link">#170751   </text:a></text:p>
                  <text:p text:style-name="Table_20_Contents"/>
                  <text:section text:style-name="Sect1" text:name="msgbody202062148">
                    <text:p text:style-name="Table_20_Contents">Dear friends,</text:p>
                    <text:p text:style-name="Table_20_Contents"/>
                    <text:p text:style-name="P5">Saturday discussion, Jottings v, jan. 29</text:p>
                    <text:p text:style-name="P5"/>
                    <text:p text:style-name="P5">Acharn: So now there is a reality which experiences and there must be another reality which is experienced, at the moment of seeing, hearing, smelling, tasting, touching and thinking. Six doorways in a day. When there is just seeing, there must be the object which is seen, that appears only to seeing. We use the words rúpa and nåma. They have conditions to arise and fall away instantly. But there are so many moments with many different realities which are there and do not appear. </text:p>
                    <text:p text:style-name="P5">There can be understanding by conditions, no expectation. No one there at all. </text:p>
                    <text:p text:style-name="P5">In a day all absolute realities are hidden because of the rapidity in their succession. There are seeing, hearing and thinking. There must be citta, the chief of experiencing an object. We just attend to the characteristic of the object which is seen, all day, but no attention to that which experiences. What about the truth, what about hearing the words nåma and rúpa, citta and cetasika? Where are they now? There is not enough confidence of the truth that there is no one there. When there is more understanding of the truth(one will know) whatever is there cannot be taken for a self. But only when it is there (this can be realized). When it is not there there is memory so that one keeps on thinking that it is still there. Realities arise and fall away so rapidly.</text:p>
                    <text:p text:style-name="P5"/>
                    <text:p text:style-name="P5">Sarah: There was a question about considering carefully. (How can we, if we cannot do anything). </text:p>
                    <text:p text:style-name="P5"/>
                    <text:p text:style-name="P5">Acharn: If we just hear the word chanda, interest, is it careful? It seems we understand when talking about chanda, but there is the idea of “I”. There is no understanding if we have not heard the Buddha’s teaching. It is just a reality, different from other realities. Lobha and chanda are different. There is chanda when there is the interest in something. Lobha is wanting to do, it cannot be wholesome. Chanda can be interest in what is wholesome and what is unwholesome.</text:p>
                    <text:p text:style-name="P5"/>
                    <text:p text:style-name="Table_20_Contents">—————<text:span text:style-name="T4">-</text:span></text:p>
                    <text:p text:style-name="Table_20_Contents"> <text:span text:style-name="T4">Nina </text:span></text:p>
                  </text:section>
                </table:table-cell>
              </table:table-row>
            </table:table>
            <text:p text:style-name="P15">Dear friends,</text:p>
            <text:p text:style-name="Standard"/>
            <text:p text:style-name="P14">Saturday discussion, Jottings VI, Jan. 29</text:p>
            <text:p text:style-name="P14"/>
            <text:p text:style-name="P14">Acharn: There is attachment to this object and then to another object. So long as we do not understand the danger of it as a fire we think we live happily. What about death that can come any moment. What about loss, it can be any moment. There is loss at any moment that has arisen and then gone instantly.</text:p>
            <text:p text:style-name="P14">When nothing arises can there be the idea of I see, I hear I think, I like or I remember? Impossible. </text:p>
            <text:p text:style-name="P14">Understanding develops little by little. No one can hurry to penetrate the truth at once. </text:p>
            <text:p text:style-name="P14">Each word is to be considered carefully. At the moment of seeing right understanding can understand the truth of what is seeing. The absolute truth of seeing and what is seen can be understood. Seeing is not that which is seen. </text:p>
            <text:p text:style-name="P14"/>
            <text:p text:style-name="P14">All dhammas are not self. This is the way to go on the Path leading to understand the truth of what is there. When there is more development of right understanding that is the moment of letting go little by little, living naturally with right understanding, when there are conditions. </text:p>
            <text:p text:style-name="P14"/>
            <text:p text:style-name="Standard">————<text:span text:style-name="T4">- </text:span></text:p>
            <text:p text:style-name="Standard">Nina.</text:p>
            <text:h text:style-name="P32" text:outline-level="4"><text:soft-page-break/>Saturday discussion, Jottings VII. </text:h>
            <table:table table:name="Table142" table:style-name="Table142">
              <table:table-column table:style-name="Table142.A"/>
              <table:table-row table:style-name="TableLine3204821704576">
                <table:table-cell table:style-name="Table142.A1" office:value-type="string">
                  <text:p text:style-name="Horizontal_20_Line"/>
                  <text:p text:style-name="Table_20_Contents"><text:bookmark text:name="msg170806"/>nina </text:p>
                  <text:p text:style-name="P1"><text:span text:style-name="T1">03/17/22 </text:span>  <text:a xlink:type="simple" xlink:href="https://groups.io/g/dsg/message/170806" text:style-name="Internet_20_link" text:visited-style-name="Visited_20_Internet_20_Link">#170806   </text:a></text:p>
                  <text:p text:style-name="Table_20_Contents"/>
                  <text:section text:style-name="Sect1" text:name="msgbody202274423">
                    <text:p text:style-name="Table_20_Contents">Dear friends,</text:p>
                    <text:p text:style-name="Table_20_Contents"/>
                    <text:p text:style-name="P5">Acharn: What about the understanding of the truth of this life. It is the condition for hearing again, considering again, developing understanding little by little, again and again, until the reality pops up as no one. As we have heard, seeing is the moment of experiencing visible object. Visible object cannot be anything because it is that which can be seen only and then it is gone. Seeing is gone, everything is gone. The truth is what is appearing now, but ignorance is there. </text:p>
                    <text:p text:style-name="P5">We forget about the truth because there is not enough hearing. Understanding is not enough, there are not enough conditions to direcly understand what is there. But understanding can be developed from now on, little by little.</text:p>
                    <text:p text:style-name="P5"/>
                    <text:p text:style-name="P5">Nina: It is so helpful that you explain realities not just in conventional sense, but in the absolute sense. </text:p>
                    <text:p text:style-name="P5"/>
                    <text:p text:style-name="P5">Acharn: This is the only way to let go of clinging. The påramis, perfections, can be understood. Without patience, without viriya (energy, courage), without confidence, how can there be moments of listening again, understanding again, little by little. That is the way it is, so true. Be truthful to the truth. It is so very subtle and so common. Otherwise how can there be the subtlety of what appears now. Begin to understand the truth of each reality as “no one there”.</text:p>
                    <text:p text:style-name="P5"/>
                    <text:p text:style-name="Table_20_Contents">——————</text:p>
                    <text:p text:style-name="P5">Nina.</text:p>
                  </text:section>
                </table:table-cell>
              </table:table-row>
            </table:table>
            <text:h text:style-name="P32" text:outline-level="4"><text:soft-page-break/>aturday discussion, jottings VIII </text:h>
            <table:table table:name="Table143" table:style-name="Table143">
              <table:table-column table:style-name="Table143.A"/>
              <table:table-row table:style-name="TableLine3204837002256">
                <table:table-cell table:style-name="Table143.A1" office:value-type="string">
                  <text:p text:style-name="Horizontal_20_Line"/>
                  <text:p text:style-name="Table_20_Contents"><text:bookmark text:name="msg170839"/>nina </text:p>
                  <text:p text:style-name="P1"><text:span text:style-name="T1">03/19/22 </text:span>  <text:a xlink:type="simple" xlink:href="https://groups.io/g/dsg/message/170839" text:style-name="Internet_20_link" text:visited-style-name="Visited_20_Internet_20_Link">#170839   </text:a></text:p>
                  <text:p text:style-name="Table_20_Contents"/>
                  <text:section text:style-name="Sect1" text:name="msgbody202370991">
                    <text:p text:style-name="Table_20_Contents">Dear friends,</text:p>
                    <text:p text:style-name="Table_20_Contents"/>
                    <text:p text:style-name="P5">Saturday discussion, Jottings VIII, March 12</text:p>
                    <text:p text:style-name="P5"/>
                    <text:p text:style-name="P5">Seeing is conditioned to appear right now and hearing is there by conditions, to hear and not to see. Each one is different at different moments. At the moment of letting go, the understanding of the truth begins to develop, to be opened up, little by little. No one, no thing, only the reality which arises and experiences. </text:p>
                    <text:p text:style-name="P5">Seeing is just seeing. What is seen cannot appear as shape and form, it is only there vey short. No one can do anything. No expectation who knows what this moment will be. This can condition letting go clinging to the idea of self. </text:p>
                    <text:p text:style-name="P5"/>
                    <text:p text:style-name="P5">Nina: You explained before about the difference between sense-door and mind-door, but it does not have much meaning to me. </text:p>
                    <text:p text:style-name="P5"/>
                    <text:p text:style-name="P5">Acharn: Is there mind-door? </text:p>
                    <text:p text:style-name="P5"/>
                    <text:p text:style-name="P5">Nina: There must be because we are thinking. </text:p>
                    <text:p text:style-name="P5"/>
                    <text:p text:style-name="P5">Acharn: When understanding is not strong enough, what appears is the object of attachment. Little by little there can be understanding of what is here now. What appears is only the nimitta, realities arise and fall away so very rapidly. There can be a beginning of understanding of different realities through different doorways. </text:p>
                    <text:p text:style-name="P5">Intellectual understanding begins to understand the difference between hardness and that which expereinces hardness. This is the beginning of understanding of just one reality at a time. </text:p>
                    <text:p text:style-name="P5">Hardness does not appear as a finger, a table or anything at all. There can be a beginning of understanding the absolute truth. </text:p>
                    <text:p text:style-name="Table_20_Contents">—————</text:p>
                    <text:p text:style-name="P5">Nina</text:p>
                  </text:section>
                </table:table-cell>
              </table:table-row>
            </table:table>
            <text:h text:style-name="P32" text:outline-level="4"><text:soft-page-break/>Saturday discussion, jottings IX </text:h>
            <table:table table:name="Table144" table:style-name="Table144">
              <table:table-column table:style-name="Table144.A"/>
              <table:table-row table:style-name="TableLine3204821638208">
                <table:table-cell table:style-name="Table144.A1" office:value-type="string">
                  <text:p text:style-name="Horizontal_20_Line"/>
                  <text:p text:style-name="Table_20_Contents"><text:bookmark text:name="msg170925"/>nina </text:p>
                  <text:p text:style-name="P1"><text:span text:style-name="T1">03/25/22 </text:span>  <text:a xlink:type="simple" xlink:href="https://groups.io/g/dsg/message/170925" text:style-name="Internet_20_link" text:visited-style-name="Visited_20_Internet_20_Link">#170925   </text:a></text:p>
                  <text:p text:style-name="Table_20_Contents"/>
                  <text:section text:style-name="Sect1" text:name="msgbody202671143">
                    <text:p text:style-name="Table_20_Contents">Dear friends, </text:p>
                    <text:p text:style-name="Table_20_Contents"/>
                    <text:p text:style-name="P5">Saturday discussion, JottingsIX, March 12.</text:p>
                    <text:p text:style-name="P5"/>
                    <text:p text:style-name="P5">Jonothan: The Buddha used words like zeal, effort, and also mindfulness and understanding. Understanding is not something that can be done by effort in conventional sense, it occurs by conditions only. </text:p>
                    <text:p text:style-name="P5"/>
                    <text:p text:style-name="P5">Sarah: The wholesome interest, canda, has nothing to do with desire or wishing. </text:p>
                    <text:p text:style-name="P5"/>
                    <text:p text:style-name="P5">Acharn: Lobha (attachment) and canda are different. Lobha is unwholesome and canda can be interest in wholesomeness and unwholesomeness. Learn to understand the truth of all dhammas, they are so very different, very subtle. </text:p>
                    <text:p text:style-name="P5">Lobha is different from dosa (aversion), we do not have to say: this is lobha, this is dosa. Even when we do not speak out anything, the characteristic of a reality is to be known, little by little. It is just a reality, conditioned. Who cannot have it arise, impossible. It is already there by conditions. Then it falls away instantly, unknown. </text:p>
                    <text:p text:style-name="P5">Learn to let go what is there just for a moment. Life begins to be easier and there is more considering, not forgetting the truth of it, it is there by conditions. Who likes to have dosa, who likes to have ignorance,it is not by anyne’s will at all, just by conditions… No expectation to understand it instantly. Learn to understand the difference between what experiences and what cannot experience. </text:p>
                    <text:p text:style-name="P5">Azita: The head or hair is on fire. What is the world that is enflamed at this moment. All realities arise and fall, they are quite impersonal. Is even the wisdom that arises on fire?</text:p>
                    <text:p text:style-name="P5"/>
                    <text:p text:style-name="P5">Acharn: when a fire is close, on the head, what will one do? Ignorance is just like a fire. When there is no understanding at this moment it does not seem to be a fire. One does not see the truth, is there any danger in not understanding what is there now? Is there any understanding of what is there now?</text:p>
                    <text:p text:style-name="P5"/>
                    <text:p text:style-name="Table_20_Contents">—————</text:p>
                    <text:p text:style-name="Table_20_Contents">Nina.</text:p>
                  </text:section>
                </table:table-cell>
              </table:table-row>
            </table:table>
            <text:h text:style-name="P32" text:outline-level="4"><text:soft-page-break/>Ssturday discussion, Jottings X </text:h>
            <table:table table:name="Table145" table:style-name="Table145">
              <table:table-column table:style-name="Table145.A"/>
              <table:table-row table:style-name="TableLine3204821882928">
                <table:table-cell table:style-name="Table145.A1" office:value-type="string">
                  <text:p text:style-name="Horizontal_20_Line"/>
                  <text:p text:style-name="Table_20_Contents"><text:bookmark text:name="msg170976"/>nina </text:p>
                  <text:p text:style-name="P1"><text:span text:style-name="T1">03/29/22 </text:span>  <text:a xlink:type="simple" xlink:href="https://groups.io/g/dsg/message/170976" text:style-name="Internet_20_link" text:visited-style-name="Visited_20_Internet_20_Link">#170976   </text:a></text:p>
                  <text:p text:style-name="Table_20_Contents"/>
                  <text:section text:style-name="Sect1" text:name="msgbody202861846">
                    <text:p text:style-name="Table_20_Contents">Daer friends,</text:p>
                    <text:p text:style-name="Table_20_Contents"/>
                    <text:p text:style-name="P5">Saturday discussion, Jottings X, March 12.</text:p>
                    <text:p text:style-name="P5"/>
                    <text:p text:style-name="P5">Acharn:This is the absolute truth: nothing can last after it has fallen away. Never to return: suññattå (emptiness) and anattå. It is gone, the next one will not be the same. There is only what arises and experiences and what arises and does not experience. </text:p>
                    <text:p text:style-name="P5"/>
                    <text:p text:style-name="P5">Jonothan: When seeing the world of people and things there can be just attachment or, at the same time tere can be taking people and things as being a “self”.</text:p>
                    <text:p text:style-name="P5"/>
                    <text:p text:style-name="P5">Sarah: Attå, self, does not necessarily mean me or you. When looking at the computer there is immediately an idea of “some thing” there. It is just visible object that is seen and when it seems that it lasts there is an idea of “some thing” there, long before any name is given. </text:p>
                    <text:p text:style-name="P5">. </text:p>
                    <text:p text:style-name="P5">There is “some thing” there, not the hardness that is touched. It is not the visible object that is seen.There is something that lasts. We usually take it for “I” and me, but attå has another meaning. Sakkåya </text:p>
                    <text:p text:style-name="P5">diììhi (personality belief) refers to the reality taken for me, whereas attånudiììhi refers to any object that is taken for “some thing”. No matter it is Nina or the computer it is taken for “some thing”. </text:p>
                    <text:p text:style-name="P5"/>
                    <text:p text:style-name="P5">Jonothan: when not seeing nåma as nåma and rúpa as rúpa does not necessarily mean that there is wrong view of self. Having the mere idea of a concept such as a table does not necessarily mean wrong view. Could Acharn say more about the characteristic of wrong view when it arises in connection of an object such as a table?</text:p>
                    <text:p text:style-name="P5"/>
                    <text:p text:style-name="P5">Acharn: At this moment what is there? So, there is seeing and what is seen. What is meant by that which sees? A reality which arises to see, not liking it, it is just experiencing an object. When there is seeing any moment what is the object that is known? A different colour, a different shape and form. We just talk about a moment of seeing. Just a moment, no one there at all. Can anyone make it arise or change the characteristic which sees? It is not like or dislike, we just talk about the nature that arises and sees. </text:p>
                    <text:p text:style-name="P5">Because there is seeing right now we can understand the reality, the nature, the truth of what is there which sees. It has to be the reality which can experience an object. It knows what the object is, even when it is not said to be something. As soon as it has arisen it experiences, its function is being the chief of experiencing a particular object which impinges on the relevant sensebase, such as the eyebase. </text:p>
                    <text:p text:style-name="P5">The truth was not known until the enlightenment of the Buddha. Seeing is just a moment and how short is a moment. </text:p>
                    <text:p text:style-name="P5">What are there? The succession of the arising and falling away of realities. Just learn to understand the truth, gradually, little by little. To have more confidence in the truth that seeing cannot be anyone at all. Is taking the realiy that sees as “I”, right or wrong? One can begon to understand the truth little by little, so that there will be the firm understanding of no one and no self. The absolute truth has been  hidden for a long time.</text:p>
                    <text:p text:style-name="P5"/>
                    <text:p text:style-name="Table_20_Contents">—————</text:p>
                    <text:p text:style-name="P5">Nina</text:p>
                  </text:section>
                </table:table-cell>
              </table:table-row>
            </table:table>
            <text:h text:style-name="P32" text:outline-level="4"><text:soft-page-break/>Jottings XI, March 12 </text:h>
            <table:table table:name="Table146" table:style-name="Table146">
              <table:table-column table:style-name="Table146.A"/>
              <table:table-row table:style-name="TableLine3204836069440">
                <table:table-cell table:style-name="Table146.A1" office:value-type="string">
                  <text:p text:style-name="Horizontal_20_Line"/>
                  <text:p text:style-name="Table_20_Contents"><text:bookmark text:name="msg171188"/>nina </text:p>
                  <text:p text:style-name="P1"><text:span text:style-name="T1">04/10/22 </text:span>  <text:a xlink:type="simple" xlink:href="https://groups.io/g/dsg/message/171188" text:style-name="Internet_20_link" text:visited-style-name="Visited_20_Internet_20_Link">#171188   </text:a></text:p>
                  <text:p text:style-name="Table_20_Contents"/>
                  <text:section text:style-name="Sect1" text:name="msgbody203448795">
                    <text:p text:style-name="Table_20_Contents"/>
                    <text:p text:style-name="Table_20_Contents">Dear friends,</text:p>
                    <text:p text:style-name="Table_20_Contents"/>
                    <text:p text:style-name="P5">Saturday discussion, Jottings XI, March 12.</text:p>
                    <text:p text:style-name="P5"/>
                    <text:p text:style-name="P5">Acharn: The absolute truth is that there is no one, nothing. The understanding of the truth is the only way to let go the idea of self. The first level is intellectual understanding. It has to be so keen, so sharp, until there is more confidence, little by little… Right understanding performs its function of listening, considering, and beginning to see the benefit of understanding the truth. There cannot be anyone trying so hard to experience this or that. Any time there are conditions to see the benefit of understanding it is a condition for a moment of understanding a little more and this is the way dhamma is. </text:p>
                    <text:p text:style-name="P5"/>
                    <text:p text:style-name="P5">Nina:I am very grateful for all the explanations that no one is there. Usually when we read about non-self and the difference between nåma and rúpa we see these things in a general way, a conventional way and not by way of absolute realities. The way you explain about a moment of absolute reality, that is a big difference. </text:p>
                    <text:p text:style-name="P5"/>
                    <text:p text:style-name="P5">Acharn: This is the developed paññå and it will be more than this. This is the only way to let go the very deep clinging to what is there, when there is no understanding of the truth of that reality.</text:p>
                    <text:p text:style-name="P5"/>
                    <text:p text:style-name="P5">Suki: Do you mean deep clinging to what is there as some thing or just clinging in general? </text:p>
                    <text:p text:style-name="P5"/>
                    <text:p text:style-name="P5">Acharn: Is there some thing? </text:p>
                    <text:p text:style-name="P5"/>
                    <text:p text:style-name="P5">Sukin: We know it is a long Path, very difficult to understand, the only way to gradually develop understanding. The more there is understanding the more it lets go the idea of self, little by little.</text:p>
                    <text:p text:style-name="P5"/>
                    <text:p text:style-name="P5">Acharn: What about hearing again and again to have such understanding when time comes. This is the only way to let go the wish to think of the result, of how the truth can be known. We should just carefully think and consider just one word: dhamma. What does it mean? No one. It has to be no one. Actually, there are different realities at different moments. What happened in the morning, what about now, all forgotten. At the moment of understanding the truth, it lets go, litle by little. No one there at all, it is just that reality. The Buddha pointed out each different reality, so that there is more confidence in what is appearing now. </text:p>
                    <text:p text:style-name="P5"/>
                    <text:p text:style-name="P17">———————</text:p>
                    <text:p text:style-name="P18">Nina                       </text:p>
                  </text:section>
                </table:table-cell>
              </table:table-row>
            </table:table>
            <text:p text:style-name="P44"/>
          </text:section>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Verdana" svg:font-family="Verdana"/>
    <style:font-face style:name="pCharter" svg:font-family="pCharter"/>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26T09:24:16.767000000</meta:creation-date>
    <dc:date>2024-08-15T12:06:57.073000000</dc:date>
    <meta:editing-duration>PT5H45M11S</meta:editing-duration>
    <meta:editing-cycles>131</meta:editing-cycles>
    <meta:generator>LibreOffice/7.1.0.3$Windows_X86_64 LibreOffice_project/f6099ecf3d29644b5008cc8f48f42f4a40986e4c</meta:generator>
    <meta:document-statistic meta:table-count="146" meta:image-count="0" meta:object-count="0" meta:page-count="110" meta:paragraph-count="1587" meta:word-count="39040" meta:character-count="224946" meta:non-whitespace-character-count="185361"/>
  </office:meta>
</office:document-meta>
</file>